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3" style:data-style-name="N0">
      <style:table-cell-properties style:vertical-align="top" fo:background-color="transparent"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 style:family="table-cell" style:parent-style-name="Normal_32_3" style:data-style-name="N22">
      <style:table-cell-properties style:vertical-align="to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4" style:family="table-cell" style:parent-style-name="Normal_32_3"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5" style:family="table-cell" style:parent-style-name="Normal_32_3" style:data-style-name="N0">
      <style:table-cell-properties style:vertical-align="to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6" style:family="table-cell" style:parent-style-name="Normal_32_3" style:data-style-name="N20">
      <style:table-cell-properties style:vertical-align="to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7" style:family="table-cell" style:parent-style-name="Normal_32_3" style:data-style-name="N21">
      <style:table-cell-properties style:vertical-align="to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8" style:family="table-cell" style:parent-style-name="Normal_32_3" style:data-style-name="N20">
      <style:table-cell-properties style:vertical-align="middle"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9" style:family="table-cell" style:parent-style-name="Normal_32_3" style:data-style-name="N0">
      <style:table-cell-properties style:vertical-align="middle" fo:background-color="transparent"/>
      <style:text-properties style:font-name="Calibri" style:font-name-asian="Calibri" style:font-name-complex="Calibri" fo:font-size="11pt" style:font-size-asian="11pt" style:font-size-complex="11pt"/>
    </style:style>
    <style:style style:name="ce10" style:family="table-cell" style:parent-style-name="Default" style:data-style-name="N0">
      <style:table-cell-properties style:vertical-align="top"/>
      <style:text-properties fo:font-weight="bold" style:font-weight-asian="bold" style:font-weight-complex="bold"/>
    </style:style>
    <style:style style:name="ce11" style:family="table-cell" style:parent-style-name="Default" style:data-style-name="N0">
      <style:table-cell-properties style:vertical-align="top" fo:wrap-option="wrap"/>
    </style:style>
    <style:style style:name="ce12" style:family="table-cell" style:parent-style-name="Default" style:data-style-name="N0">
      <style:table-cell-properties style:vertical-align="top" fo:wrap-option="wrap"/>
      <style:text-properties fo:font-weight="bold" style:font-weight-asian="bold" style:font-weight-complex="bold"/>
    </style:style>
    <style:style style:name="ce13" style:family="table-cell" style:parent-style-name="Default" style:data-style-name="N0">
      <style:table-cell-properties style:vertical-align="automatic" fo:wrap-option="wrap"/>
    </style:style>
    <style:style style:name="ce14" style:family="table-cell" style:parent-style-name="Normal_32_5"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15" style:family="table-cell" style:parent-style-name="Normal_32_5" style:data-style-name="N0">
      <style:table-cell-properties style:vertical-align="middle" fo:background-color="transparent"/>
      <style:text-properties style:font-name="Arial" style:font-name-asian="Arial" style:font-name-complex="Arial" fo:font-size="10pt" style:font-size-asian="10pt" style:font-size-complex="10pt"/>
    </style:style>
    <style:style style:name="ce16" style:family="table-cell" style:parent-style-name="Normal_32_5" style:data-style-name="N0">
      <style:table-cell-properties style:vertical-align="middle"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17" style:family="table-cell" style:parent-style-name="Normal_32_5" style:data-style-name="N0">
      <style:table-cell-properties fo:border="thin solid #000000" style:vertical-align="middle" fo:background-color="#D9D9D9"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8" style:family="table-cell" style:parent-style-name="Normal_32_5" style:data-style-name="N22">
      <style:table-cell-properties fo:border="thin solid #000000" style:vertical-align="middle" fo:background-color="#D9D9D9"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9" style:family="table-cell" style:parent-style-name="Normal_32_5" style:data-style-name="N22">
      <style:table-cell-properties fo:border="thin solid #000000" style:vertical-align="middle" fo:wrap-option="wrap" fo:background-color="#D9D9D9"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0" style:family="table-cell" style:parent-style-name="Default" style:data-style-name="N22">
      <style:table-cell-properties fo:border="thin solid #000000" style:vertical-align="middle" fo:wrap-option="wrap" fo:background-color="#D9D9D9"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1" style:family="table-cell" style:parent-style-name="Default" style:data-style-name="N22">
      <style:table-cell-properties fo:border-top="thin solid #000000" fo:border-bottom="none" fo:border-left="thin solid #000000" fo:border-right="thin solid #000000" style:vertical-align="middle" fo:background-color="#D9D9D9"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2" style:family="table-cell" style:parent-style-name="Default" style:data-style-name="N22">
      <style:table-cell-properties fo:border-top="thin solid #000000" fo:border-bottom="none" fo:border-left="thin solid #000000" fo:border-right="thin solid #000000" style:vertical-align="middle" fo:wrap-option="wrap" fo:background-color="#D9D9D9"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3" style:family="table-cell" style:parent-style-name="Normal_32_5" style:data-style-name="N0">
      <style:table-cell-properties fo:border="thin solid #000000" style:vertical-align="middle" fo:wrap-option="wrap" fo:background-color="#C6E0B4"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4" style:family="table-cell" style:parent-style-name="Normal_32_5" style:data-style-name="N0">
      <style:table-cell-properties style:vertical-align="middle"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5" style:family="table-cell" style:parent-style-name="Normal_32_5" style:data-style-name="N0">
      <style:table-cell-properties fo:border="thin solid #000000" style:vertical-align="middle" fo:wrap-option="wrap" fo:background-color="#C6E0B4" style:repeat-content="false"/>
      <style:paragraph-properties fo:text-align="start" fo:margin-left="0cm"/>
      <style:text-properties style:font-name="Arial" style:font-name-asian="Arial" style:font-name-complex="Arial" fo:font-size="10pt" style:font-size-asian="10pt" style:font-size-complex="10pt"/>
    </style:style>
    <style:style style:name="ce26" style:family="table-cell" style:parent-style-name="Normal_32_5" style:data-style-name="N3">
      <style:table-cell-properties fo:border="thin solid #000000" style:vertical-align="middle" fo:background-color="#C6E0B4"/>
      <style:text-properties style:font-name="Arial" style:font-name-asian="Arial" style:font-name-complex="Arial" fo:font-size="10pt" style:font-size-asian="10pt" style:font-size-complex="10pt"/>
    </style:style>
    <style:style style:name="ce27" style:family="table-cell" style:parent-style-name="Normal_32_5" style:data-style-name="N3">
      <style:table-cell-properties fo:border="thin solid #000000" style:vertical-align="middle" fo:background-color="#C6E0B4" style:repeat-content="false"/>
      <style:paragraph-properties fo:text-align="end" fo:margin-right="0cm"/>
      <style:text-properties style:font-name="Arial" style:font-name-asian="Arial" style:font-name-complex="Arial" fo:font-size="10pt" style:font-size-asian="10pt" style:font-size-complex="10pt"/>
    </style:style>
    <style:style style:name="ce28" style:family="table-cell" style:parent-style-name="Normal_32_5" style:data-style-name="N3">
      <style:table-cell-properties fo:border="thin solid #000000" style:vertical-align="middle" fo:background-color="#C6E0B4"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9" style:family="table-cell" style:parent-style-name="Normal_32_5" style:data-style-name="N3">
      <style:table-cell-properties fo:border="thin solid #000000" style:vertical-align="middle" fo:wrap-option="wrap" fo:background-color="#C6E0B4"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0" style:family="table-cell" style:parent-style-name="Normal_32_5" style:data-style-name="N3">
      <style:table-cell-properties fo:border-top="none" fo:border-bottom="thin solid #000000" fo:border-left="thin solid #000000" fo:border-right="thin solid #000000" style:vertical-align="middle" fo:background-color="#C6E0B4"/>
      <style:text-properties style:font-name="Arial" style:font-name-asian="Arial" style:font-name-complex="Arial" fo:font-size="10pt" style:font-size-asian="10pt" style:font-size-complex="10pt"/>
    </style:style>
    <style:style style:name="ce31" style:family="table-cell" style:parent-style-name="Default" style:data-style-name="N3">
      <style:table-cell-properties fo:border-top="none" fo:border-bottom="thin solid #000000" fo:border-left="thin solid #000000" fo:border-right="thin solid #000000" style:vertical-align="middle" fo:background-color="#C6E0B4"/>
      <style:text-properties style:font-name="Arial" style:font-name-asian="Arial" style:font-name-complex="Arial" fo:font-size="10pt" style:font-size-asian="10pt" style:font-size-complex="10pt"/>
    </style:style>
    <style:style style:name="ce32" style:family="table-cell" style:parent-style-name="Normal_32_5" style:data-style-name="N0">
      <style:table-cell-properties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3" style:family="table-cell" style:parent-style-name="Default" style:data-style-name="N3">
      <style:table-cell-properties fo:border="thin solid #000000" style:vertical-align="middle" fo:background-color="#C6E0B4"/>
      <style:text-properties style:font-name="Arial" style:font-name-asian="Arial" style:font-name-complex="Arial" fo:font-size="10pt" style:font-size-asian="10pt" style:font-size-complex="10pt"/>
    </style:style>
    <style:style style:name="ce34" style:family="table-cell" style:parent-style-name="Default" style:data-style-name="N3">
      <style:table-cell-properties fo:border="thin solid #000000" style:vertical-align="middle" fo:wrap-option="wrap" fo:background-color="#C6E0B4"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5" style:family="table-cell" style:parent-style-name="Normal_32_5" style:data-style-name="N0">
      <style:table-cell-properties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6" style:family="table-cell" style:parent-style-name="Normal_32_5" style:data-style-name="N0">
      <style:table-cell-properties fo:border="thin solid #000000" style:vertical-align="middle" fo:wrap-option="wrap" fo:background-color="#548235"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7" style:family="table-cell" style:parent-style-name="Normal_32_5" style:data-style-name="N3">
      <style:table-cell-properties fo:border="thin solid #000000" style:vertical-align="middle" fo:wrap-option="wrap" fo:background-color="#548235"/>
      <style:text-properties style:font-name="Arial" style:font-name-asian="Arial" style:font-name-complex="Arial" fo:font-size="10pt" style:font-size-asian="10pt" style:font-size-complex="10pt" fo:font-weight="bold" style:font-weight-asian="bold" style:font-weight-complex="bold"/>
    </style:style>
    <style:style style:name="ce38" style:family="table-cell" style:parent-style-name="Default" style:data-style-name="N3">
      <style:table-cell-properties fo:border="thin solid #000000" style:vertical-align="middle" fo:wrap-option="wrap" fo:background-color="#548235"/>
      <style:text-properties style:font-name="Arial" style:font-name-asian="Arial" style:font-name-complex="Arial" fo:font-size="10pt" style:font-size-asian="10pt" style:font-size-complex="10pt" fo:font-weight="bold" style:font-weight-asian="bold" style:font-weight-complex="bold"/>
    </style:style>
    <style:style style:name="ce39" style:family="table-cell" style:parent-style-name="Normal_32_5"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0" style:family="table-cell" style:parent-style-name="Normal_32_5" style:data-style-name="N3">
      <style:table-cell-properties style:vertical-align="middle" fo:wrap-option="wrap"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41" style:family="table-cell" style:parent-style-name="Default" style:data-style-name="N22">
      <style:table-cell-properties fo:border="thin solid #000000" style:vertical-align="middle" fo:background-color="#D9D9D9"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2" style:family="table-cell" style:parent-style-name="Normal_32_5" style:data-style-name="N0">
      <style:table-cell-properties fo:border="thin solid #000000" style:vertical-align="middle" fo:wrap-option="wrap" fo:background-color="#DBDBDB"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3" style:family="table-cell" style:parent-style-name="Normal_32_5" style:data-style-name="N0">
      <style:table-cell-properties fo:border-top="thin solid #000000" fo:border-bottom="thin solid #000000" fo:border-left="none" fo:border-right="none" style:vertical-align="middle" fo:wrap-option="wrap" fo:background-color="#DBDBDB"/>
      <style:text-properties style:font-name="Arial" style:font-name-asian="Arial" style:font-name-complex="Arial" fo:font-size="10pt" style:font-size-asian="10pt" style:font-size-complex="10pt" fo:font-weight="bold" style:font-weight-asian="bold" style:font-weight-complex="bold"/>
    </style:style>
    <style:style style:name="ce44" style:family="table-cell" style:parent-style-name="Normal_32_5" style:data-style-name="N0">
      <style:table-cell-properties fo:border="thin solid #000000" style:vertical-align="middle" fo:wrap-option="wrap" fo:background-color="#DBDBDB" style:repeat-content="false"/>
      <style:paragraph-properties fo:text-align="start" fo:margin-left="0cm"/>
      <style:text-properties style:font-name="Arial" style:font-name-asian="Arial" style:font-name-complex="Arial" fo:font-size="10pt" style:font-size-asian="10pt" style:font-size-complex="10pt"/>
    </style:style>
    <style:style style:name="ce45" style:family="table-cell" style:parent-style-name="Normal_32_5" style:data-style-name="N0">
      <style:table-cell-properties fo:border="thin solid #000000" style:vertical-align="middle" fo:wrap-option="wrap" fo:background-color="#DBDBDB" style:repeat-content="false"/>
      <style:paragraph-properties fo:text-align="end" fo:margin-right="0cm"/>
      <style:text-properties style:font-name="Arial" style:font-name-asian="Arial" style:font-name-complex="Arial" fo:font-size="10pt" style:font-size-asian="10pt" style:font-size-complex="10pt"/>
    </style:style>
    <style:style style:name="ce46" style:family="table-cell" style:parent-style-name="Normal_32_5" style:data-style-name="N3">
      <style:table-cell-properties fo:border="thin solid #000000" style:vertical-align="middle" fo:background-color="#DBDBDB"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7" style:family="table-cell" style:parent-style-name="Normal_32_5" style:data-style-name="N0">
      <style:table-cell-properties fo:border="thin solid #000000" style:vertical-align="middle" fo:wrap-option="wrap" fo:background-color="#DBDBDB"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8" style:family="table-cell" style:parent-style-name="Normal_32_5" style:data-style-name="N3">
      <style:table-cell-properties fo:border="thin solid #000000" style:vertical-align="middle" fo:background-color="#A6A6A6" style:repeat-content="false"/>
      <style:paragraph-properties fo:text-align="end" fo:margin-right="0cm"/>
      <style:text-properties style:font-name="Arial" style:font-name-asian="Arial" style:font-name-complex="Arial" fo:font-size="10pt" style:font-size-asian="10pt" style:font-size-complex="10pt"/>
    </style:style>
    <style:style style:name="ce49" style:family="table-cell" style:parent-style-name="Normal_32_5" style:data-style-name="N3">
      <style:table-cell-properties fo:border-top="none" fo:border-bottom="thin solid #000000" fo:border-left="thin solid #000000" fo:border-right="thin solid #000000" style:vertical-align="middle" fo:background-color="#A6A6A6" style:repeat-content="false"/>
      <style:paragraph-properties fo:text-align="end" fo:margin-right="0cm"/>
      <style:text-properties style:font-name="Arial" style:font-name-asian="Arial" style:font-name-complex="Arial" fo:font-size="10pt" style:font-size-asian="10pt" style:font-size-complex="10pt"/>
    </style:style>
    <style:style style:name="ce50" style:family="table-cell" style:parent-style-name="Default" style:data-style-name="N3">
      <style:table-cell-properties fo:border-top="none" fo:border-bottom="thin solid #000000" fo:border-left="thin solid #000000" fo:border-right="thin solid #000000" style:vertical-align="middle" fo:background-color="#A6A6A6" style:repeat-content="false"/>
      <style:paragraph-properties fo:text-align="end" fo:margin-right="0cm"/>
      <style:text-properties style:font-name="Arial" style:font-name-asian="Arial" style:font-name-complex="Arial" fo:font-size="10pt" style:font-size-asian="10pt" style:font-size-complex="10pt"/>
    </style:style>
    <style:style style:name="ce51" style:family="table-cell" style:parent-style-name="Default" style:data-style-name="N3">
      <style:table-cell-properties fo:border="thin solid #000000" style:vertical-align="middle" fo:background-color="#A6A6A6" style:repeat-content="false"/>
      <style:paragraph-properties fo:text-align="end" fo:margin-right="0cm"/>
      <style:text-properties style:font-name="Arial" style:font-name-asian="Arial" style:font-name-complex="Arial" fo:font-size="10pt" style:font-size-asian="10pt" style:font-size-complex="10pt"/>
    </style:style>
    <style:style style:name="ce52" style:family="table-cell" style:parent-style-name="Normal_32_5" style:data-style-name="N3">
      <style:table-cell-properties fo:border="thin solid #000000" style:vertical-align="middle" fo:background-color="#DBDBDB" style:repeat-content="false"/>
      <style:paragraph-properties fo:text-align="end" fo:margin-right="0cm"/>
      <style:text-properties style:font-name="Arial" style:font-name-asian="Arial" style:font-name-complex="Arial" fo:font-size="10pt" style:font-size-asian="10pt" style:font-size-complex="10pt"/>
    </style:style>
    <style:style style:name="ce53" style:family="table-cell" style:parent-style-name="Normal_32_5" style:data-style-name="N1">
      <style:table-cell-properties fo:border="thin solid #000000" style:vertical-align="middle" fo:wrap-option="wrap" fo:background-color="#DBDBDB"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4" style:family="table-cell" style:parent-style-name="Default" style:data-style-name="N3">
      <style:table-cell-properties fo:border="thin solid #000000" style:vertical-align="middle" fo:background-color="#DBDBDB" style:repeat-content="false"/>
      <style:paragraph-properties fo:text-align="end" fo:margin-right="0cm"/>
      <style:text-properties style:font-name="Arial" style:font-name-asian="Arial" style:font-name-complex="Arial" fo:font-size="10pt" style:font-size-asian="10pt" style:font-size-complex="10pt"/>
    </style:style>
    <style:style style:name="ce55" style:family="table-cell" style:parent-style-name="Normal_32_5" style:data-style-name="N37">
      <style:table-cell-properties fo:border="thin solid #000000" style:vertical-align="middle" fo:background-color="#DBDBDB" style:repeat-content="false"/>
      <style:paragraph-properties fo:text-align="end" fo:margin-right="0cm"/>
      <style:text-properties style:font-name="Arial" style:font-name-asian="Arial" style:font-name-complex="Arial" fo:font-size="10pt" style:font-size-asian="10pt" style:font-size-complex="10pt"/>
    </style:style>
    <style:style style:name="ce56" style:family="table-cell" style:parent-style-name="Normal_32_5" style:data-style-name="N1">
      <style:table-cell-properties fo:border="thin solid #000000" style:vertical-align="middle" fo:wrap-option="wrap" fo:background-color="#DBDBDB" style:repeat-content="false"/>
      <style:paragraph-properties fo:text-align="end" fo:margin-right="0cm"/>
      <style:text-properties style:font-name="Arial" style:font-name-asian="Arial" style:font-name-complex="Arial" fo:font-size="10pt" style:font-size-asian="10pt" style:font-size-complex="10pt"/>
    </style:style>
    <style:style style:name="ce57" style:family="table-cell" style:parent-style-name="Normal_32_5" style:data-style-name="N37">
      <style:table-cell-properties fo:border="thin solid #000000" style:vertical-align="middle" fo:background-color="#A6A6A6" style:repeat-content="false"/>
      <style:paragraph-properties fo:text-align="end" fo:margin-right="0cm"/>
      <style:text-properties style:font-name="Arial" style:font-name-asian="Arial" style:font-name-complex="Arial" fo:font-size="10pt" style:font-size-asian="10pt" style:font-size-complex="10pt"/>
    </style:style>
    <style:style style:name="ce58" style:family="table-cell" style:parent-style-name="Normal_32_6" style:data-style-name="N3">
      <style:table-cell-properties fo:border="thin solid #000000" style:vertical-align="middle" fo:background-color="#DBDBDB" style:repeat-content="false"/>
      <style:paragraph-properties fo:text-align="end" fo:margin-right="0cm"/>
      <style:text-properties style:font-name="Arial" style:font-name-asian="Arial" style:font-name-complex="Arial" fo:font-size="10pt" style:font-size-asian="10pt" style:font-size-complex="10pt"/>
    </style:style>
    <style:style style:name="ce59" style:family="table-cell" style:parent-style-name="Normal_32_5" style:data-style-name="N0">
      <style:table-cell-properties fo:border="thin solid #000000" style:vertical-align="middle" fo:wrap-option="wrap" fo:background-color="#7B7B7B"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60" style:family="table-cell" style:parent-style-name="Normal_32_5" style:data-style-name="N3">
      <style:table-cell-properties fo:border="thin solid #000000" style:vertical-align="middle" fo:background-color="#7B7B7B"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1" style:family="table-cell" style:parent-style-name="Normal_32_5" style:data-style-name="N37">
      <style:table-cell-properties fo:border="thin solid #000000" style:vertical-align="middle" fo:background-color="#7B7B7B"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2" style:family="table-cell" style:parent-style-name="Default" style:data-style-name="N3">
      <style:table-cell-properties fo:border="thin solid #000000" style:vertical-align="middle" fo:background-color="#7B7B7B"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3" style:family="table-cell" style:parent-style-name="Normal_32_5" style:data-style-name="N0">
      <style:table-cell-properties fo:border="thin solid #000000" style:vertical-align="middle" fo:background-color="#8EA9DB"/>
      <style:text-properties style:font-name="Arial" style:font-name-asian="Arial" style:font-name-complex="Arial" fo:font-size="10pt" style:font-size-asian="10pt" style:font-size-complex="10pt" fo:font-weight="bold" style:font-weight-asian="bold" style:font-weight-complex="bold"/>
    </style:style>
    <style:style style:name="ce64" style:family="table-cell" style:parent-style-name="Normal_32_5" style:data-style-name="N3">
      <style:table-cell-properties fo:border="thin solid #000000" style:vertical-align="middle" fo:wrap-option="wrap" fo:background-color="#8EA9DB"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5" style:family="table-cell" style:parent-style-name="Default" style:data-style-name="N3">
      <style:table-cell-properties fo:border="thin solid #000000" style:vertical-align="middle" fo:wrap-option="wrap" fo:background-color="#8EA9DB"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6" style:family="table-cell" style:parent-style-name="Normal_32_5" style:data-style-name="N3">
      <style:table-cell-properties style:vertical-align="middle" fo:background-color="transparent"/>
      <style:text-properties style:font-name="Arial" style:font-name-asian="Arial" style:font-name-complex="Arial" fo:font-size="10pt" style:font-size-asian="10pt" style:font-size-complex="10pt"/>
    </style:style>
    <style:style style:name="ce67" style:family="table-cell" style:parent-style-name="Normal_32_5" style:data-style-name="N1">
      <style:table-cell-properties style:vertical-align="middle" fo:background-color="transparent"/>
      <style:text-properties style:font-name="Arial" style:font-name-asian="Arial" style:font-name-complex="Arial" fo:font-size="10pt" style:font-size-asian="10pt" style:font-size-complex="10pt"/>
    </style:style>
    <style:style style:name="ce68" style:family="table-cell" style:parent-style-name="Normal_32_5" style:data-style-name="N0">
      <style:table-cell-properties style:vertical-align="middle" fo:wrap-option="wrap" fo:background-color="transparent"/>
      <style:text-properties style:font-name="Arial" style:font-name-asian="Arial" style:font-name-complex="Arial" fo:font-size="10pt" style:font-size-asian="10pt" style:font-size-complex="10pt"/>
    </style:style>
    <style:style style:name="ce69" style:family="table-cell" style:parent-style-name="Comma_32_2" style:data-style-name="N38">
      <style:table-cell-properties style:vertical-align="middle"/>
    </style:style>
    <style:style style:name="ce70" style:family="table-cell" style:parent-style-name="Normal_32_5" style:data-style-name="N38">
      <style:table-cell-properties style:vertical-align="middle" fo:background-color="transparent"/>
      <style:text-properties style:font-name="Arial" style:font-name-asian="Arial" style:font-name-complex="Arial" fo:font-size="10pt" style:font-size-asian="10pt" style:font-size-complex="10pt"/>
    </style:style>
    <style:style style:name="ce71" style:family="table-cell" style:parent-style-name="Normal_32_5" style:data-style-name="N39">
      <style:table-cell-properties style:vertical-align="middle" fo:background-color="transparent"/>
      <style:text-properties style:font-name="Arial" style:font-name-asian="Arial" style:font-name-complex="Arial" fo:font-size="10pt" style:font-size-asian="10pt" style:font-size-complex="10pt"/>
    </style:style>
    <style:style style:name="ce72" style:family="table-cell" style:parent-style-name="Percent_32_2" style:data-style-name="N13">
      <style:table-cell-properties style:vertical-align="middle"/>
    </style:style>
    <style:style style:name="ce73" style:family="table-cell" style:parent-style-name="Normal_32_5" style:data-style-name="N14">
      <style:table-cell-properties style:vertical-align="middle" fo:background-color="transparent"/>
      <style:text-properties style:font-name="Arial" style:font-name-asian="Arial" style:font-name-complex="Arial" fo:font-size="10pt" style:font-size-asian="10pt" style:font-size-complex="10pt"/>
    </style:style>
    <style:style style:name="ce74" style:family="table-cell" style:parent-style-name="Normal_32_5" style:data-style-name="N40">
      <style:table-cell-properties style:vertical-align="middle" fo:background-color="transparent"/>
      <style:text-properties style:font-name="Arial" style:font-name-asian="Arial" style:font-name-complex="Arial" fo:font-size="10pt" style:font-size-asian="10pt" style:font-size-complex="10pt"/>
    </style:style>
    <style:style style:name="ce75" style:family="table-cell" style:parent-style-name="Normal_32_5"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style:style>
    <style:style style:name="ce76" style:family="table-cell" style:parent-style-name="Percent_32_2" style:data-style-name="N14">
      <style:table-cell-properties style:vertical-align="middle"/>
    </style:style>
    <style:style style:name="ce77" style:family="table-cell" style:parent-style-name="Normal_32_5"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78" style:family="table-cell" style:parent-style-name="Comma_32_2" style:data-style-name="N39">
      <style:table-cell-properties style:vertical-align="middle"/>
    </style:style>
    <style:style style:name="ce79" style:family="table-cell" style:parent-style-name="Percent_32_2" style:data-style-name="N41">
      <style:table-cell-properties style:vertical-align="middle"/>
    </style:style>
    <style:style style:name="ce80" style:family="table-cell" style:parent-style-name="Normal_32_5" style:data-style-name="N41">
      <style:table-cell-properties style:vertical-align="middle" fo:background-color="transparent"/>
      <style:text-properties style:font-name="Arial" style:font-name-asian="Arial" style:font-name-complex="Arial" fo:font-size="10pt" style:font-size-asian="10pt" style:font-size-complex="10pt"/>
    </style:style>
    <style:style style:name="ce81" style:family="table-cell" style:parent-style-name="Normal_32_5" style:data-style-name="N13">
      <style:table-cell-properties style:vertical-align="middle" fo:background-color="transparent"/>
      <style:text-properties style:font-name="Arial" style:font-name-asian="Arial" style:font-name-complex="Arial" fo:font-size="10pt" style:font-size-asian="10pt" style:font-size-complex="10pt"/>
    </style:style>
    <style:style style:name="ce82" style:family="table-cell" style:parent-style-name="Normal_32_5" style:data-style-name="N22">
      <style:table-cell-properties fo:border="thin solid #000000" style:vertical-align="middle" fo:background-color="#C6E0B4"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83" style:family="table-cell" style:parent-style-name="Default" style:data-style-name="N22">
      <style:table-cell-properties fo:border="thin solid #000000" style:vertical-align="middle" fo:wrap-option="wrap" fo:background-color="#C6E0B4"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84" style:family="table-cell" style:parent-style-name="Default" style:data-style-name="N22">
      <style:table-cell-properties fo:border="thin solid #000000" style:vertical-align="middle" fo:background-color="#C6E0B4"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85" style:family="table-cell" style:parent-style-name="Normal_32_5" style:data-style-name="N0">
      <style:table-cell-properties fo:border="thin solid #000000" style:vertical-align="middle" fo:wrap-option="wrap" fo:background-color="#DBDBDB"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86" style:family="table-cell" style:parent-style-name="Default" style:data-style-name="N22">
      <style:table-cell-properties fo:border="thin solid #000000" style:vertical-align="middle" fo:wrap-option="wrap" fo:background-color="#DBDBDB"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87" style:family="table-cell" style:parent-style-name="Default" style:data-style-name="N22">
      <style:table-cell-properties fo:border-top="none" fo:border-bottom="none" fo:border-left="thin solid #000000" fo:border-right="thin solid #000000" style:vertical-align="middle" fo:wrap-option="wrap" fo:background-color="#DBDBDB"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88" style:family="table-cell" style:parent-style-name="Normal_32_3" style:data-style-name="N36">
      <style:table-cell-properties style:vertical-align="automatic" fo:background-color="transparent"/>
      <style:text-properties style:font-name="Arial" style:font-name-asian="Arial" style:font-name-complex="Arial" fo:font-size="10pt" style:font-size-asian="10pt" style:font-size-complex="10pt"/>
    </style:style>
    <style:style style:name="ce89" style:family="table-cell" style:parent-style-name="Normal_32_3" style:data-style-name="N36">
      <style:table-cell-properties fo:border="thin solid #000000" style:vertical-align="middle"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90" style:family="table-cell" style:parent-style-name="Normal_32_3" style:data-style-name="N36">
      <style:table-cell-properties fo:border="thin solid #000000" style:vertical-align="middle" fo:wrap-option="wrap" fo:background-color="#BFBFBF" style:repeat-content="false"/>
      <style:paragraph-properties fo:text-align="start" fo:margin-left="0cm"/>
      <style:text-properties style:font-name="Arial" style:font-name-asian="Arial" style:font-name-complex="Arial" fo:font-size="8pt" style:font-size-asian="8pt" style:font-size-complex="8pt" fo:font-weight="bold" style:font-weight-asian="bold" style:font-weight-complex="bold"/>
    </style:style>
    <style:style style:name="ce91" style:family="table-cell" style:parent-style-name="Normal_32_3" style:data-style-name="N36">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92" style:family="table-cell" style:parent-style-name="Normal_32_3" style:data-style-name="N36">
      <style:table-cell-properties style:vertical-align="automatic" fo:background-color="transparent"/>
      <style:text-properties style:font-name="Arial" style:font-name-asian="Arial" style:font-name-complex="Arial" fo:font-size="8pt" style:font-size-asian="8pt" style:font-size-complex="8pt"/>
    </style:style>
    <style:style style:name="ce93" style:family="table-cell" style:parent-style-name="Normal_32_3" style:data-style-name="N36">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style>
    <style:style style:name="ce94" style:family="table-cell" style:parent-style-name="Normal_32_5" style:data-style-name="N0">
      <style:table-cell-properties style:vertical-align="middle" fo:background-color="transparent"/>
      <style:text-properties fo:color="#000000" style:font-name="Arial" style:font-name-asian="Arial" style:font-name-complex="Arial" fo:font-size="10pt" style:font-size-asian="10pt" style:font-size-complex="10pt"/>
    </style:style>
    <style:style style:name="ce95" style:family="table-cell" style:parent-style-name="Default" style:data-style-name="N22">
      <style:table-cell-properties fo:border="thin solid #000000" style:vertical-align="middle" fo:wrap-option="wrap" fo:background-color="#D9D9D9"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96" style:family="table-cell" style:parent-style-name="Default" style:data-style-name="N3">
      <style:table-cell-properties fo:border-top="none" fo:border-bottom="thin solid #000000" fo:border-left="thin solid #000000" fo:border-right="thin solid #000000" style:vertical-align="middle" fo:background-color="#C6E0B4"/>
      <style:text-properties fo:color="#000000" style:font-name="Arial" style:font-name-asian="Arial" style:font-name-complex="Arial" fo:font-size="10pt" style:font-size-asian="10pt" style:font-size-complex="10pt"/>
    </style:style>
    <style:style style:name="ce97" style:family="table-cell" style:parent-style-name="Default" style:data-style-name="N3">
      <style:table-cell-properties fo:border="thin solid #000000" style:vertical-align="middle" fo:background-color="#C6E0B4"/>
      <style:text-properties fo:color="#000000" style:font-name="Arial" style:font-name-asian="Arial" style:font-name-complex="Arial" fo:font-size="10pt" style:font-size-asian="10pt" style:font-size-complex="10pt"/>
    </style:style>
    <style:style style:name="ce98" style:family="table-cell" style:parent-style-name="Default" style:data-style-name="N3">
      <style:table-cell-properties fo:border="thin solid #000000" style:vertical-align="middle" fo:wrap-option="wrap" fo:background-color="#C6E0B4"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99" style:family="table-cell" style:parent-style-name="Normal_32_5" style:data-style-name="N3">
      <style:table-cell-properties fo:border="thin solid #000000" style:vertical-align="middle" fo:wrap-option="wrap" fo:background-color="#C6E0B4"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100" style:family="table-cell" style:parent-style-name="Default" style:data-style-name="N3">
      <style:table-cell-properties fo:border="thin solid #000000" style:vertical-align="middle" fo:wrap-option="wrap" fo:background-color="#548235"/>
      <style:text-properties fo:color="#000000" style:font-name="Arial" style:font-name-asian="Arial" style:font-name-complex="Arial" fo:font-size="10pt" style:font-size-asian="10pt" style:font-size-complex="10pt" fo:font-weight="bold" style:font-weight-asian="bold" style:font-weight-complex="bold"/>
    </style:style>
    <style:style style:name="ce101" style:family="table-cell" style:parent-style-name="Normal_32_5" style:data-style-name="N0">
      <style:table-cell-properties style:vertical-align="middle" fo:background-color="transparent"/>
      <style:text-properties fo:color="#000000" style:font-name="Arial" style:font-name-asian="Arial" style:font-name-complex="Arial" fo:font-size="10pt" style:font-size-asian="10pt" style:font-size-complex="10pt" fo:font-weight="bold" style:font-weight-asian="bold" style:font-weight-complex="bold"/>
    </style:style>
    <style:style style:name="ce102" style:family="table-cell" style:parent-style-name="Default" style:data-style-name="N3">
      <style:table-cell-properties fo:border="thin solid #000000" style:vertical-align="middle" fo:background-color="#A6A6A6"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103" style:family="table-cell" style:parent-style-name="Default" style:data-style-name="N3">
      <style:table-cell-properties fo:border="thin solid #000000" style:vertical-align="middle" fo:background-color="#DBDBDB"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104" style:family="table-cell" style:parent-style-name="Default" style:data-style-name="N3">
      <style:table-cell-properties fo:border="thin solid #000000" style:vertical-align="middle" fo:background-color="#7B7B7B"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105" style:family="table-cell" style:parent-style-name="Default" style:data-style-name="N3">
      <style:table-cell-properties fo:border="thin solid #000000" style:vertical-align="middle" fo:wrap-option="wrap" fo:background-color="#8EA9DB"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106" style:family="table-cell" style:parent-style-name="Normal_32_5" style:data-style-name="N0">
      <style:table-cell-properties style:vertical-align="middle" fo:background-color="transparent"/>
      <style:text-properties fo:color="#000000" style:font-name="Arial" style:font-name-asian="Arial" style:font-name-complex="Arial" fo:font-size="10pt" style:font-size-asian="10pt" style:font-size-complex="10pt"/>
    </style:style>
    <style:style style:name="ce107" style:family="table-cell" style:parent-style-name="Default" style:data-style-name="N22">
      <style:table-cell-properties fo:border-top="none" fo:border-bottom="none" fo:border-left="thin solid #000000" fo:border-right="none" style:vertical-align="middle" fo:wrap-option="wrap" fo:background-color="#DBDBDB"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08" style:family="table-cell" style:parent-style-name="Default" style:data-style-name="N22">
      <style:table-cell-properties style:vertical-align="middle" fo:wrap-option="wrap" fo:background-color="#DBDBDB"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09" style:family="table-cell" style:parent-style-name="Default" style:data-style-name="N22">
      <style:table-cell-properties fo:border-top="none" fo:border-bottom="none" fo:border-left="none" fo:border-right="thin solid #000000" style:vertical-align="middle" fo:wrap-option="wrap" fo:background-color="#DBDBDB"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0" style:family="table-cell" style:parent-style-name="Default" style:data-style-name="N22">
      <style:table-cell-properties fo:border-top="none" fo:border-bottom="none" fo:border-left="thin solid #000000" fo:border-right="none" style:vertical-align="middle" fo:background-color="#C6E0B4"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1" style:family="table-cell" style:parent-style-name="Default" style:data-style-name="N22">
      <style:table-cell-properties style:vertical-align="middle" fo:background-color="#C6E0B4"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2" style:family="table-cell" style:parent-style-name="Default" style:data-style-name="N30">
      <style:table-cell-properties fo:border-top="thin solid #000000" fo:border-bottom="thin solid #000000" fo:border-left="thin solid #000000" fo:border-right="none" style:vertical-align="middle" fo:wrap-option="wrap" fo:background-color="#BFBFBF" style:repeat-content="false"/>
      <style:paragraph-properties fo:text-align="center"/>
      <style:text-properties fo:color="#000000" style:font-name="Arial" style:font-name-asian="Arial" style:font-name-complex="Arial" fo:font-size="8pt" style:font-size-asian="8pt" style:font-size-complex="8pt" fo:font-weight="bold" style:font-weight-asian="bold" style:font-weight-complex="bold"/>
    </style:style>
    <style:style style:name="ce113" style:family="table-cell" style:parent-style-name="Default" style:data-style-name="N30">
      <style:table-cell-properties fo:border-top="thin solid #000000" fo:border-bottom="thin solid #000000" fo:border-left="none" fo:border-right="none" style:vertical-align="middle" fo:wrap-option="wrap" style:repeat-content="false"/>
      <style:paragraph-properties fo:text-align="center"/>
      <style:text-properties fo:color="#000000" style:font-name="Arial" style:font-name-asian="Arial" style:font-name-complex="Arial" fo:font-size="8pt" style:font-size-asian="8pt" style:font-size-complex="8pt"/>
    </style:style>
    <style:style style:name="ce114" style:family="table-cell" style:parent-style-name="Default" style:data-style-name="N30">
      <style:table-cell-properties fo:border-top="thin solid #000000" fo:border-bottom="thin solid #000000" fo:border-left="none" fo:border-right="thin solid #000000" style:vertical-align="middle" fo:wrap-option="wrap" style:repeat-content="false"/>
      <style:paragraph-properties fo:text-align="center"/>
      <style:text-properties fo:color="#000000" style:font-name="Arial" style:font-name-asian="Arial" style:font-name-complex="Arial" fo:font-size="8pt" style:font-size-asian="8pt" style:font-size-complex="8pt"/>
    </style:style>
    <style:style style:name="ce115" style:family="table-cell" style:parent-style-name="Default" style:data-style-name="N36">
      <style:table-cell-properties fo:border="thin solid #000000" style:vertical-align="automatic" fo:wrap-option="wrap" fo:background-color="#FFFFFF" style:repeat-content="false"/>
      <style:paragraph-properties fo:text-align="center"/>
      <style:text-properties fo:color="#000000" style:font-name="Arial" style:font-name-asian="Arial" style:font-name-complex="Arial" fo:font-size="8pt" style:font-size-asian="8pt" style:font-size-complex="8pt" fo:font-weight="bold" style:font-weight-asian="bold" style:font-weight-complex="bold"/>
    </style:style>
    <style:style style:name="ce116" style:family="table-cell" style:parent-style-name="Default" style:data-style-name="N36">
      <style:table-cell-properties fo:border="thin solid #000000" style:vertical-align="middle" fo:wrap-option="wrap" fo:background-color="#7B7B7B" style:repeat-content="false"/>
      <style:paragraph-properties fo:text-align="center"/>
      <style:text-properties fo:color="#000000" style:font-name="Arial" style:font-name-asian="Arial" style:font-name-complex="Arial" fo:font-size="8pt" style:font-size-asian="8pt" style:font-size-complex="8pt" fo:font-weight="bold" style:font-weight-asian="bold" style:font-weight-complex="bold"/>
    </style:style>
    <style:style style:name="ce117" style:family="table-cell" style:parent-style-name="Default" style:data-style-name="N37">
      <style:table-cell-properties fo:border="thin solid #000000" style:vertical-align="middle" fo:wrap-option="wrap" fo:background-color="transparent" style:repeat-content="false"/>
      <style:paragraph-properties fo:text-align="end" fo:margin-right="0cm"/>
      <style:text-properties fo:color="#000000" style:font-name="Arial" style:font-name-asian="Arial" style:font-name-complex="Arial" fo:font-size="8pt" style:font-size-asian="8pt" style:font-size-complex="8pt"/>
    </style:style>
    <style:style style:name="ce118" style:family="table-cell" style:parent-style-name="Default" style:data-style-name="N37">
      <style:table-cell-properties fo:border="thin solid #000000" style:vertical-align="middle" fo:wrap-option="wrap" fo:background-color="#7B7B7B" style:repeat-content="false"/>
      <style:paragraph-properties fo:text-align="end" fo:margin-right="0cm"/>
      <style:text-properties fo:color="#000000" style:font-name="Arial" style:font-name-asian="Arial" style:font-name-complex="Arial" fo:font-size="8pt" style:font-size-asian="8pt" style:font-size-complex="8pt" fo:font-weight="bold" style:font-weight-asian="bold" style:font-weight-complex="bold"/>
    </style:style>
    <style:style style:name="ce119" style:family="table-cell" style:parent-style-name="Default" style:data-style-name="N37">
      <style:table-cell-properties fo:border="thin solid #000000" style:vertical-align="middle" fo:wrap-option="wrap" fo:background-color="#BFBFBF" style:repeat-content="false"/>
      <style:paragraph-properties fo:text-align="end" fo:margin-right="0cm"/>
      <style:text-properties fo:color="#000000" style:font-name="Arial" style:font-name-asian="Arial" style:font-name-complex="Arial" fo:font-size="8pt" style:font-size-asian="8pt" style:font-size-complex="8pt" fo:font-weight="bold" style:font-weight-asian="bold" style:font-weight-complex="bold"/>
    </style:style>
    <style:style style:name="ce120" style:family="table-cell" style:parent-style-name="Normal_32_3" style:data-style-name="N36">
      <style:table-cell-properties fo:border-top="thin solid #000000" fo:border-bottom="thin solid #000000" fo:border-left="thin solid #000000" fo:border-right="thin solid #000000" style:vertical-align="middle" fo:wrap-option="wrap" fo:background-color="transparent"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style>
    <style:style style:name="ce121" style:family="table-cell" style:parent-style-name="Default" style:data-style-name="N30">
      <style:table-cell-properties fo:border-top="thin solid #000000" fo:border-bottom="thin solid #000000" fo:border-left="thin solid #000000" fo:border-right="thin solid #000000" style:vertical-align="middle" fo:wrap-option="wrap" fo:background-color="#BFBFBF" style:repeat-content="false"/>
      <style:paragraph-properties fo:text-align="center"/>
      <style:text-properties fo:color="#000000" style:font-name="Arial" style:font-name-asian="Arial" style:font-name-complex="Arial" fo:font-size="8pt" style:font-size-asian="8pt" style:font-size-complex="8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FF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style>
    <style:style style:name="co1" style:family="table-column">
      <style:table-column-properties fo:break-before="auto" style:column-width="2.46944444444444cm"/>
    </style:style>
    <style:style style:name="co2" style:family="table-column">
      <style:table-column-properties fo:break-before="auto" style:column-width="28.6984722222222cm"/>
    </style:style>
    <style:style style:name="co3" style:family="table-column">
      <style:table-column-properties fo:break-before="auto" style:column-width="3.68652777777778cm"/>
    </style:style>
    <style:style style:name="co4" style:family="table-column">
      <style:table-column-properties fo:break-before="auto" style:column-width="1.72861111111111cm"/>
    </style:style>
    <style:style style:name="co5" style:family="table-column">
      <style:table-column-properties fo:break-before="auto" style:column-width="4.25097222222222cm" style:use-optimal-column-width="true"/>
    </style:style>
    <style:style style:name="co6" style:family="table-column">
      <style:table-column-properties fo:break-before="auto" style:column-width="22.9834722222222cm"/>
    </style:style>
    <style:style style:name="co7" style:family="table-column">
      <style:table-column-properties fo:break-before="auto" style:column-width="1.69333333333333cm"/>
    </style:style>
    <style:style style:name="co8" style:family="table-column">
      <style:table-column-properties fo:break-before="auto" style:column-width="10.6715277777778cm"/>
    </style:style>
    <style:style style:name="co9" style:family="table-column">
      <style:table-column-properties fo:break-before="auto" style:column-width="1.97555555555556cm"/>
    </style:style>
    <style:style style:name="co10" style:family="table-column">
      <style:table-column-properties fo:break-before="auto" style:column-width="2.11666666666667cm"/>
    </style:style>
    <style:style style:name="co11" style:family="table-column">
      <style:table-column-properties fo:break-before="auto" style:column-width="1.5875cm" style:use-optimal-column-width="true"/>
    </style:style>
    <style:style style:name="co12" style:family="table-column">
      <style:table-column-properties fo:break-before="auto" style:column-width="1.92263888888889cm"/>
    </style:style>
    <style:style style:name="co13" style:family="table-column">
      <style:table-column-properties fo:break-before="auto" style:column-width="2.08138888888889cm"/>
    </style:style>
    <style:style style:name="co14" style:family="table-column">
      <style:table-column-properties fo:break-before="auto" style:column-width="2.18722222222222cm"/>
    </style:style>
    <style:style style:name="co15" style:family="table-column">
      <style:table-column-properties fo:break-before="auto" style:column-width="1.55222222222222cm"/>
    </style:style>
    <style:style style:name="co16" style:family="table-column">
      <style:table-column-properties fo:break-before="auto" style:column-width="1.88736111111111cm"/>
    </style:style>
    <style:style style:name="co17" style:family="table-column">
      <style:table-column-properties fo:break-before="auto" style:column-width="2.2225cm"/>
    </style:style>
    <style:style style:name="co18" style:family="table-column">
      <style:table-column-properties fo:break-before="auto" style:column-width="2.45180555555556cm"/>
    </style:style>
    <style:style style:name="co19" style:family="table-column">
      <style:table-column-properties fo:break-before="auto" style:column-width="1.92263888888889cm" style:use-optimal-column-width="true"/>
    </style:style>
    <style:style style:name="co20" style:family="table-column">
      <style:table-column-properties fo:break-before="auto" style:column-width="1.88736111111111cm" style:use-optimal-column-width="true"/>
    </style:style>
    <style:style style:name="co21" style:family="table-column">
      <style:table-column-properties fo:break-before="auto" style:column-width="1.83444444444444cm" style:use-optimal-column-width="true"/>
    </style:style>
    <style:style style:name="co22" style:family="table-column">
      <style:table-column-properties fo:break-before="auto" style:column-width="1.76388888888889cm"/>
    </style:style>
    <style:style style:name="co23" style:family="table-column">
      <style:table-column-properties fo:break-before="auto" style:column-width="2.16958333333333cm"/>
    </style:style>
    <style:style style:name="co24" style:family="table-column">
      <style:table-column-properties fo:break-before="auto" style:column-width="1.78152777777778cm"/>
    </style:style>
    <style:style style:name="co25" style:family="table-column">
      <style:table-column-properties fo:break-before="auto" style:column-width="12.1355555555556cm"/>
    </style:style>
    <style:style style:name="ro1" style:family="table-row">
      <style:table-row-properties style:row-height="13pt" style:use-optimal-row-height="true" fo:break-before="auto"/>
    </style:style>
    <style:style style:name="ro2" style:family="table-row">
      <style:table-row-properties style:row-height="25pt" style:use-optimal-row-height="true" fo:break-before="auto"/>
    </style:style>
    <style:style style:name="ro3" style:family="table-row">
      <style:table-row-properties style:row-height="37.5pt" style:use-optimal-row-height="true" fo:break-before="auto"/>
    </style:style>
    <style:style style:name="ro4" style:family="table-row">
      <style:table-row-properties style:row-height="12.5pt" style:use-optimal-row-height="true" fo:break-before="auto"/>
    </style:style>
    <style:style style:name="ro5" style:family="table-row">
      <style:table-row-properties style:row-height="50pt" style:use-optimal-row-height="true" fo:break-before="auto"/>
    </style:style>
    <style:style style:name="ro6" style:family="table-row">
      <style:table-row-properties style:row-height="137.5pt" style:use-optimal-row-height="true" fo:break-before="auto"/>
    </style:style>
    <style:style style:name="ro7" style:family="table-row">
      <style:table-row-properties style:row-height="141pt" style:use-optimal-row-height="true" fo:break-before="auto"/>
    </style:style>
    <style:style style:name="ro8" style:family="table-row">
      <style:table-row-properties style:row-height="14.5pt" style:use-optimal-row-height="true" fo:break-before="auto"/>
    </style:style>
    <style:style style:name="ro9" style:family="table-row">
      <style:table-row-properties style:row-height="88pt" style:use-optimal-row-height="true" fo:break-before="auto"/>
    </style:style>
    <style:style style:name="ro10" style:family="table-row">
      <style:table-row-properties style:row-height="13.25pt" style:use-optimal-row-height="true" fo:break-before="auto"/>
    </style:style>
    <style:style style:name="ro11" style:family="table-row">
      <style:table-row-properties style:row-height="217.5pt" style:use-optimal-row-height="true" fo:break-before="auto"/>
    </style:style>
    <style:style style:name="ro12" style:family="table-row">
      <style:table-row-properties style:row-height="87pt" style:use-optimal-row-height="true" fo:break-before="auto"/>
    </style:style>
    <style:style style:name="ro13" style:family="table-row">
      <style:table-row-properties style:row-height="58pt" style:use-optimal-row-height="true" fo:break-before="auto"/>
    </style:style>
    <style:style style:name="ro14" style:family="table-row">
      <style:table-row-properties style:row-height="43.5pt" style:use-optimal-row-height="true" fo:break-before="auto"/>
    </style:style>
    <style:style style:name="ro15" style:family="table-row">
      <style:table-row-properties style:row-height="14.4pt" style:use-optimal-row-height="true" fo:break-before="auto"/>
    </style:style>
    <style:style style:name="ro16" style:family="table-row">
      <style:table-row-properties style:row-height="26pt" style:use-optimal-row-height="true" fo:break-before="auto"/>
    </style:style>
    <style:style style:name="ro17" style:family="table-row">
      <style:table-row-properties style:row-height="30.75pt" style:use-optimal-row-height="false" fo:break-before="auto"/>
    </style:style>
    <style:style style:name="ro18" style:family="table-row">
      <style:table-row-properties style:row-height="24.9pt" style:use-optimal-row-height="false" fo:break-before="auto"/>
    </style:style>
    <style:style style:name="ro19" style:family="table-row">
      <style:table-row-properties style:row-height="45.75pt" style:use-optimal-row-height="false" fo:break-before="auto"/>
    </style:style>
    <style:style style:name="ro20" style:family="table-row">
      <style:table-row-properties style:row-height="36pt" style:use-optimal-row-height="false" fo:break-before="auto"/>
    </style:style>
    <style:style style:name="ro21" style:family="table-row">
      <style:table-row-properties style:row-height="14.25pt" style:use-optimal-row-height="false" fo:break-before="auto"/>
    </style:style>
    <style:style style:name="ro22" style:family="table-row">
      <style:table-row-properties style:row-height="31.5pt" style:use-optimal-row-height="false" fo:break-before="auto"/>
    </style:style>
    <style:style style:name="ro23" style:family="table-row">
      <style:table-row-properties style:row-height="27.75pt" style:use-optimal-row-height="false" fo:break-before="auto"/>
    </style:style>
    <style:style style:name="ro24" style:family="table-row">
      <style:table-row-properties style:row-height="13.25pt" style:use-optimal-row-height="false" fo:break-before="auto"/>
    </style:style>
    <style:style style:name="ro25" style:family="table-row">
      <style:table-row-properties style:row-height="21pt" style:use-optimal-row-height="true" fo:break-before="auto"/>
    </style:style>
    <style:style style:name="ta1" style:family="table" style:master-page-name="mp1">
      <style:table-properties table:display="false" style:writing-mode="lr-tb"/>
    </style:style>
    <style:style style:name="ta2" style:family="table" style:master-page-name="mp1">
      <style:table-properties table:display="true" style:writing-mode="lr-tb"/>
    </style:style>
    <style:style style:name="ta3"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Data_Events" table:style-name="ta1">
        <table:table-column table:style-name="co1" table:default-cell-style-name="ce5"/>
        <table:table-column table:style-name="co2" table:default-cell-style-name="ce5"/>
        <table:table-column table:style-name="co3" table:default-cell-style-name="ce5"/>
        <table:table-column table:style-name="co4" table:number-columns-repeated="16381" table:default-cell-style-name="ce5"/>
        <table:table-row table:style-name="ro1">
          <table:table-cell office:value-type="string" table:style-name="ce2">
            <text:p>Date</text:p>
          </table:table-cell>
          <table:table-cell office:value-type="string" table:style-name="ce2">
            <text:p>Event</text:p>
          </table:table-cell>
          <table:table-cell office:value-type="string" table:style-name="ce2">
            <text:p>Editor</text:p>
          </table:table-cell>
          <table:table-cell table:number-columns-repeated="16381" table:style-name="ce2"/>
        </table:table-row>
        <table:table-row table:style-name="ro2">
          <table:table-cell office:value-type="date" office:date-value="2016-08-01T00:00:00" table:style-name="ce3">
            <text:p>Aug-16</text:p>
          </table:table-cell>
          <table:table-cell office:value-type="string" table:style-name="ce4">
            <text:p>Garden greens from landfill sites were based on size of vehicles (cub.m) and not on mass for period up to 30 JUNE 2014. Peter adjusted the mass/volume ratio prior to this date, which was an estimate and could affect the reporting Actual outgoing WB readings wetre taken as from 01 JULY 2014</text:p>
          </table:table-cell>
          <table:table-cell table:number-columns-repeated="16382" table:style-name="ce5"/>
        </table:table-row>
        <table:table-row table:style-name="ro3">
          <table:table-cell office:value-type="date" office:date-value="2016-08-01T00:00:00" table:style-name="ce3">
            <text:p>Aug-16</text:p>
          </table:table-cell>
          <table:table-cell office:value-type="string" table:style-name="ce4">
            <text:p>Smaller vehicles with recyclables, garden greens and BR were allowed to enter the site, NOT crossing the WB. The number of vehicles was counted/estimatecd and Deon used 1 tonne as thye average for calculating "actual mass" This resulted in an overestimation for GG and an underestoimation for BR. No count for recyclables were recorded. Prior to 2014 July</text:p>
          </table:table-cell>
          <table:table-cell table:number-columns-repeated="16382" table:style-name="ce5"/>
        </table:table-row>
        <table:table-row table:style-name="ro2">
          <table:table-cell office:value-type="date" office:date-value="2016-08-01T00:00:00" table:style-name="ce3">
            <text:p>Aug-16</text:p>
          </table:table-cell>
          <table:table-cell office:value-type="string" table:style-name="ce4">
            <text:p>From 01 July 2014 estimationms were excluded and Disposal introduced over a period of 12 mths the following changes: All vehicles &gt; 2 tonnes had to cross the WB, although loads &lt; 2 toons were recorded it was not estimated ito mass and neither reported.<text:s/></text:p>
          </table:table-cell>
          <table:table-cell table:number-columns-repeated="16382" table:style-name="ce5"/>
        </table:table-row>
        <table:table-row table:style-name="ro2">
          <table:table-cell office:value-type="date" office:date-value="2016-08-01T00:00:00" table:style-name="ce3">
            <text:p>Aug-16</text:p>
          </table:table-cell>
          <table:table-cell office:value-type="string" table:style-name="ce4">
            <text:p>From 01 July 2015 accurate figures for BR (stockpiling, incoming, and reuse) are recorded and reported. We have yet no accurate reporting for incoming GG only outgoing . No reporting OF br REUSED, ALL WAS TAKEN INTO STOCPILE</text:p>
          </table:table-cell>
          <table:table-cell table:number-columns-repeated="16382" table:style-name="ce5"/>
        </table:table-row>
        <table:table-row table:style-name="ro2">
          <table:table-cell office:value-type="date" office:date-value="2016-08-01T00:00:00" table:style-name="ce3">
            <text:p>Aug-16</text:p>
          </table:table-cell>
          <table:table-cell office:value-type="string" table:style-name="ce4">
            <text:p>The WB at Cpark and Vissershok <text:s/>and Bellville were condemned as the service provider failed to obtain calibration certificates, the scales being tooo long, April 2013 to June 2014. This has caused on overestimation in certain waste sttreams and underestimation for others</text:p>
          </table:table-cell>
          <table:table-cell table:number-columns-repeated="16382" table:style-name="ce5"/>
        </table:table-row>
        <table:table-row table:style-name="ro4">
          <table:table-cell office:value-type="date" office:date-value="2016-08-01T00:00:00" table:style-name="ce3">
            <text:p>Aug-16</text:p>
          </table:table-cell>
          <table:table-cell office:value-type="string" table:style-name="ce4">
            <text:p>BR was zero rated in as from July 2012</text:p>
          </table:table-cell>
          <table:table-cell table:number-columns-repeated="16382" table:style-name="ce5"/>
        </table:table-row>
        <table:table-row table:style-name="ro4">
          <table:table-cell office:value-type="date" office:date-value="2016-08-01T00:00:00" table:style-name="ce3">
            <text:p>Aug-16</text:p>
          </table:table-cell>
          <table:table-cell office:value-type="string" table:style-name="ce4">
            <text:p>BR was billewd for the period 01 July 2011 to June 2012</text:p>
          </table:table-cell>
          <table:table-cell table:number-columns-repeated="16382" table:style-name="ce5"/>
        </table:table-row>
        <table:table-row table:style-name="ro4">
          <table:table-cell office:value-type="date" office:date-value="2016-08-16T00:00:00" table:style-name="ce6">
            <text:p>16-Aug-16</text:p>
          </table:table-cell>
          <table:table-cell office:value-type="string" table:style-name="ce4">
            <text:p>Change in waste generation formula. BR reuse and GG chipped subtracted from total.</text:p>
          </table:table-cell>
          <table:table-cell office:value-type="string" table:style-name="ce5">
            <text:p>Othelie</text:p>
          </table:table-cell>
          <table:table-cell table:number-columns-repeated="16381"/>
        </table:table-row>
        <table:table-row table:style-name="ro4">
          <table:table-cell office:value-type="date" office:date-value="2016-08-17T00:00:00" table:style-name="ce6">
            <text:p>17-Aug-16</text:p>
          </table:table-cell>
          <table:table-cell office:value-type="string" table:style-name="ce5">
            <text:p>Error corrected for June 2016 Drop-offs and Deep South. Formulas were pointing to the incorrect cells.</text:p>
          </table:table-cell>
          <table:table-cell office:value-type="string" table:style-name="ce5">
            <text:p>Othelie</text:p>
          </table:table-cell>
          <table:table-cell table:number-columns-repeated="16381"/>
        </table:table-row>
        <table:table-row table:style-name="ro4">
          <table:table-cell office:value-type="date" office:date-value="2016-08-18T00:00:00" table:style-name="ce7">
            <text:p>18-Aug</text:p>
          </table:table-cell>
          <table:table-cell office:value-type="string" table:style-name="ce5">
            <text:p>Jan 2010 to June 2010 stats for Greens chipped at Drop-offs corrected. Formula was pointing to cbm cells. Corrected from ALISON WASTE MINIMISATION STATS <text:s/>June 10 final.xls</text:p>
          </table:table-cell>
          <table:table-cell office:value-type="string" table:style-name="ce5">
            <text:p>Othelie</text:p>
          </table:table-cell>
          <table:table-cell table:number-columns-repeated="16381"/>
        </table:table-row>
        <table:table-row table:style-name="ro4">
          <table:table-cell office:value-type="date" office:date-value="2016-08-18T00:00:00" table:style-name="ce7">
            <text:p>18-Aug</text:p>
          </table:table-cell>
          <table:table-cell office:value-type="string" table:style-name="ce5">
            <text:p>Maarina Da Gama Yellow bag ended July 2008</text:p>
          </table:table-cell>
          <table:table-cell office:value-type="string" table:style-name="ce5">
            <text:p>Othelie</text:p>
          </table:table-cell>
          <table:table-cell table:number-columns-repeated="16381"/>
        </table:table-row>
        <table:table-row table:style-name="ro4">
          <table:table-cell office:value-type="date" office:date-value="2016-08-18T00:00:00" table:style-name="ce7">
            <text:p>18-Aug</text:p>
          </table:table-cell>
          <table:table-cell office:value-type="string" table:style-name="ce5">
            <text:p>Radnor compost ended June 2007</text:p>
          </table:table-cell>
          <table:table-cell table:number-columns-repeated="16382" table:style-name="ce5"/>
        </table:table-row>
        <table:table-row table:style-name="ro4">
          <table:table-cell office:value-type="date" office:date-value="2016-08-24T00:00:00" table:style-name="ce7">
            <text:p>24-Aug</text:p>
          </table:table-cell>
          <table:table-cell office:value-type="string" table:style-name="ce5">
            <text:p>Updated a figure for City Paper <text:s/>May 2014</text:p>
          </table:table-cell>
          <table:table-cell office:value-type="string" table:style-name="ce5">
            <text:p>Nosihle</text:p>
          </table:table-cell>
          <table:table-cell table:number-columns-repeated="16381"/>
        </table:table-row>
        <table:table-row table:style-name="ro4">
          <table:table-cell office:value-type="date" office:date-value="2016-08-24T00:00:00" table:style-name="ce7">
            <text:p>24-Aug</text:p>
          </table:table-cell>
          <table:table-cell office:value-type="string" table:style-name="ce5">
            <text:p>Updated a figure for Kraaifontein September 2014</text:p>
          </table:table-cell>
          <table:table-cell office:value-type="string" table:style-name="ce5">
            <text:p>Nosihle</text:p>
          </table:table-cell>
          <table:table-cell table:number-columns-repeated="16381"/>
        </table:table-row>
        <table:table-row table:style-name="ro2">
          <table:table-cell office:value-type="date" office:date-value="2017-02-20T00:00:00" table:style-name="ce6">
            <text:p>20-Feb-17</text:p>
          </table:table-cell>
          <table:table-cell office:value-type="string" table:style-name="ce4">
            <text:p>We reported on 19.30% for waste minimazation and then later on realised that the % changed to 22.50% due to data clean up and late submission.</text:p>
            <text:p>The percentage on SDBIP and TC Report will be changed from 19.30 to 22.50%.</text:p>
          </table:table-cell>
          <table:table-cell office:value-type="string" table:style-name="ce5">
            <text:p>Zanele</text:p>
          </table:table-cell>
          <table:table-cell table:number-columns-repeated="16381"/>
        </table:table-row>
        <table:table-row table:style-name="ro4">
          <table:table-cell office:value-type="date" office:date-value="2017-03-15T00:00:00" table:style-name="ce6">
            <text:p>15-Mar-17</text:p>
          </table:table-cell>
          <table:table-cell office:value-type="string" table:style-name="ce5">
            <text:p>Updated the sheet with March data as Dorah could not save her updates on sharepoint for March<text:s/></text:p>
          </table:table-cell>
          <table:table-cell office:value-type="string" table:style-name="ce5">
            <text:p>Zanele</text:p>
          </table:table-cell>
          <table:table-cell table:number-columns-repeated="16381"/>
        </table:table-row>
        <table:table-row table:style-name="ro5">
          <table:table-cell office:value-type="date" office:date-value="2017-06-22T00:00:00" table:style-name="ce6">
            <text:p>22-Jun-17</text:p>
          </table:table-cell>
          <table:table-cell office:value-type="string" table:style-name="ce4">
            <text:p>Updated May sheet with Atlantic and Greenpoint data from Oct'16 to April'17. Tseko gave us this explanationd about the stats( "I did phone Othelie and explained to her that it is not double counting we are doing. It is different stats. The Woodstock stats you receive from me represents SP and GP contract area and the one you receive from Drop Off is only for the Drop Off. Later during the contract period the two stats will be reported as one because the Woodstock DO will be reported under contract 307S/2015/15") We received Atlantic for Oct'16 to Jan'17 in February '17 and will be updated on this May sheet as well.<text:s/></text:p>
          </table:table-cell>
          <table:table-cell office:value-type="string" table:style-name="ce5">
            <text:p>Zanele</text:p>
          </table:table-cell>
          <table:table-cell table:number-columns-repeated="16381"/>
        </table:table-row>
        <table:table-row table:style-name="ro6">
          <table:table-cell office:value-type="date" office:date-value="2017-07-01T00:00:00" table:style-name="ce6">
            <text:p>01-Jul-17</text:p>
          </table:table-cell>
          <table:table-cell office:value-type="string" table:style-name="ce4">
            <text:p>Implementation of the new weighbridge reports for disposal, recovery and transfer data per facilities and programmes:</text:p>
            <text:p>1. Disposal figures:</text:p>
            <text:p>- VH, BL, CP general, hazardous and greens will be used from the WB IN reports.<text:s/></text:p>
            <text:p>- KWMF general waste will be used from the WB OUT report.</text:p>
            <text:p>- SRTS general waste will be used from the WE OUT report.</text:p>
            <text:p>- ARTS general waste will be used from the WE IN report.</text:p>
            <text:p>- BR will be taken from BR beneficiary spreadsheet which is generated by the Disposal branch using WB reports.</text:p>
            <text:p>2. Waste min figures:<text:s/></text:p>
            <text:p>All figures will be used as per normal except <text:s/>for -</text:p>
            <text:p>-- Helderberg, Houtbay, Campsbay which will be included in Kraaifontein TT will be taken from the WB OUT reports.</text:p>
            <text:p>-- ARTS program has stopped.</text:p>
          </table:table-cell>
          <table:table-cell office:value-type="string" table:style-name="ce5">
            <text:p>Othelie</text:p>
          </table:table-cell>
          <table:table-cell table:number-columns-repeated="16381"/>
        </table:table-row>
        <table:table-row table:style-name="ro4">
          <table:table-cell office:value-type="date" office:date-value="2017-11-22T00:00:00" table:style-name="ce6">
            <text:p>22-Nov-17</text:p>
          </table:table-cell>
          <table:table-cell office:value-type="string" table:style-name="ce5">
            <text:p>Corrected cell EQ 8 from Combined V3 sheet as it was pointed to the wrong cell<text:s/></text:p>
          </table:table-cell>
          <table:table-cell office:value-type="string" table:style-name="ce5">
            <text:p>Zanele</text:p>
          </table:table-cell>
          <table:table-cell table:number-columns-repeated="16381"/>
        </table:table-row>
        <table:table-row table:style-name="ro4">
          <table:table-cell office:value-type="date" office:date-value="2018-01-24T00:00:00" table:style-name="ce6">
            <text:p>24-Jan-18</text:p>
          </table:table-cell>
          <table:table-cell office:value-type="string" table:style-name="ce5">
            <text:p>Atlantic and Seapoint captured on the 24th of Jan</text:p>
          </table:table-cell>
          <table:table-cell office:value-type="string" table:style-name="ce5">
            <text:p>Zanele</text:p>
          </table:table-cell>
          <table:table-cell table:number-columns-repeated="16381"/>
        </table:table-row>
        <table:table-row table:style-name="ro4">
          <table:table-cell office:value-type="date" office:date-value="2018-02-22T00:00:00" table:style-name="ce6">
            <text:p>22-Feb-18</text:p>
          </table:table-cell>
          <table:table-cell office:value-type="string" table:style-name="ce5">
            <text:p>Corrected cell AU from Disposal per site (Coastal park GW) <text:s/>sheet as there was a typing error<text:s/></text:p>
          </table:table-cell>
          <table:table-cell office:value-type="string" table:style-name="ce5">
            <text:p>Dorah</text:p>
          </table:table-cell>
          <table:table-cell table:number-columns-repeated="16381"/>
        </table:table-row>
        <table:table-row table:style-name="ro4">
          <table:table-cell office:value-type="date" office:date-value="2018-02-22T00:00:00" table:style-name="ce6">
            <text:p>22-Feb-18</text:p>
          </table:table-cell>
          <table:table-cell office:value-type="string" table:style-name="ce5">
            <text:p>Corrected cell AP104 from Disposal per site (Coastal park GW) <text:s/>sheet as I could not <text:s/>get the page I captured from</text:p>
          </table:table-cell>
          <table:table-cell office:value-type="string" table:style-name="ce5">
            <text:p>Dorah</text:p>
          </table:table-cell>
          <table:table-cell table:number-columns-repeated="16381"/>
        </table:table-row>
        <table:table-row table:style-name="ro4">
          <table:table-cell office:value-type="date" office:date-value="2018-02-22T00:00:00" table:style-name="ce6">
            <text:p>22-Feb-18</text:p>
          </table:table-cell>
          <table:table-cell office:value-type="string" table:style-name="ce5">
            <text:p>Coastal Park Builder's Rubble is now diverted to SRTS as from 1st of February, there will not be any measurements until further notice</text:p>
          </table:table-cell>
          <table:table-cell office:value-type="string" table:style-name="ce5">
            <text:p>Zanele</text:p>
          </table:table-cell>
          <table:table-cell table:number-columns-repeated="16381"/>
        </table:table-row>
        <table:table-row table:style-name="ro4">
          <table:table-cell office:value-type="date" office:date-value="2018-06-12T00:00:00" table:style-name="ce6">
            <text:p>12-Jun-18</text:p>
          </table:table-cell>
          <table:table-cell office:value-type="string" table:style-name="ce5">
            <text:p>Coastal Park for Disposal per site NO data receive due to strike action</text:p>
          </table:table-cell>
          <table:table-cell office:value-type="string" table:style-name="ce5">
            <text:p>Nosihle/Dorah</text:p>
          </table:table-cell>
          <table:table-cell table:number-columns-repeated="16381"/>
        </table:table-row>
        <table:table-row table:style-name="ro4">
          <table:table-cell office:value-type="date" office:date-value="2018-08-06T00:00:00" table:style-name="ce6">
            <text:p>06-Aug-18</text:p>
          </table:table-cell>
          <table:table-cell office:value-type="string" table:style-name="ce5">
            <text:p>All inactive programmes are highlighted in grey</text:p>
          </table:table-cell>
          <table:table-cell office:value-type="string" table:style-name="ce5">
            <text:p>Oth/D/N/Z</text:p>
          </table:table-cell>
          <table:table-cell table:number-columns-repeated="16381"/>
        </table:table-row>
        <table:table-row table:style-name="ro7">
          <table:table-cell office:value-type="date" office:date-value="2018-08-23T00:00:00" table:style-name="ce8">
            <text:p>23-Aug-18</text:p>
          </table:table-cell>
          <table:table-cell office:value-type="string" table:style-name="ce4">
            <text:p>Revised formula implemented on 2018/19 data. <text:s/>Formula:<text:s/></text:p>
            <text:p/>
            <text:p><text:span text:style-name="T3">Total Waste Generated</text:span><text:span text:style-name="T3"/></text:p>
            <text:p><text:span text:style-name="T3">=</text:span><text:span text:style-name="T3"/></text:p>
            <text:p>[Waste Entering Disposal Facilities over Weighbridge]</text:p>
            <text:p><text:span text:style-name="T3">+</text:span><text:span text:style-name="T3"/></text:p>
            <text:p>[Total Waste Diverted from the Waste Stream]</text:p>
            <text:p><text:span text:style-name="T3">- SMALLEST OF</text:span><text:span text:style-name="T3"/></text:p>
            <text:p>[Builders Rubble (BR) entering Landfill sites stockpiled for cover, slope or roads]<text:s/><text:span text:style-name="T3">OR</text:span><text:s/>[Builders Rubble reused]</text:p>
            <text:p><text:span text:style-name="T3">- SMALLEST OF</text:span><text:span text:style-name="T3"/></text:p>
            <text:p>[Garden Greens (GG) entering Landfill sites to be chipped]<text:span text:style-name="T3"><text:s/>OR</text:span><text:s/>[Chipping Of Garden Greens Disposal Facilities]</text:p>
          </table:table-cell>
          <table:table-cell office:value-type="string" table:style-name="ce5">
            <text:p>Oth/D/N/Z/ALF</text:p>
          </table:table-cell>
          <table:table-cell table:number-columns-repeated="16381"/>
        </table:table-row>
        <table:table-row table:style-name="ro4">
          <table:table-cell office:value-type="date" office:date-value="2018-11-23T00:00:00" table:style-name="ce6">
            <text:p>23-Nov-18</text:p>
          </table:table-cell>
          <table:table-cell office:value-type="string" table:style-name="ce5">
            <text:p>Sea Point glass waste excluded due to formula error</text:p>
          </table:table-cell>
          <table:table-cell office:value-type="string" table:style-name="ce5">
            <text:p>Dorah</text:p>
          </table:table-cell>
          <table:table-cell table:number-columns-repeated="16381"/>
        </table:table-row>
        <table:table-row table:style-name="ro4">
          <table:table-cell office:value-type="date" office:date-value="2019-05-17T00:00:00" table:style-name="ce6">
            <text:p>17-May-19</text:p>
          </table:table-cell>
          <table:table-cell office:value-type="string" table:style-name="ce5">
            <text:p>Started capturing BRTS data ( disposal per site)</text:p>
          </table:table-cell>
          <table:table-cell office:value-type="string" table:style-name="ce5">
            <text:p>Dorah</text:p>
          </table:table-cell>
          <table:table-cell table:number-columns-repeated="16381"/>
        </table:table-row>
        <table:table-row table:style-name="ro4">
          <table:table-cell office:value-type="date" office:date-value="2019-10-18T00:00:00" table:style-name="ce6">
            <text:p>18-Oct-19</text:p>
          </table:table-cell>
          <table:table-cell office:value-type="string" table:style-name="ce5">
            <text:p>Athlone RTS - Add GW 01 and GW20.1 (Incoming) to make up total GW01 IN</text:p>
          </table:table-cell>
          <table:table-cell office:value-type="string" table:style-name="ce5">
            <text:p>Zanele/Dorah/Othelie</text:p>
          </table:table-cell>
          <table:table-cell table:number-columns-repeated="16381"/>
        </table:table-row>
        <table:table-row table:style-name="ro4">
          <table:table-cell office:value-type="date" office:date-value="2019-10-18T00:00:00" table:style-name="ce6">
            <text:p>18-Oct-19</text:p>
          </table:table-cell>
          <table:table-cell office:value-type="string" table:style-name="ce5">
            <text:p>Feed Disposal per Site Sheet with BR from Steven Sheet<text:s/></text:p>
          </table:table-cell>
          <table:table-cell office:value-type="string" table:style-name="ce5">
            <text:p>MISGIS</text:p>
          </table:table-cell>
          <table:table-cell table:number-columns-repeated="16381"/>
        </table:table-row>
        <table:table-row table:style-name="ro4">
          <table:table-cell office:value-type="date" office:date-value="2019-11-14T00:00:00" table:style-name="ce6">
            <text:p>14-Nov-19</text:p>
          </table:table-cell>
          <table:table-cell office:value-type="string" table:style-name="ce5">
            <text:p>Added E waste row on Sea point table and recaptured from April 19,<text:s/></text:p>
          </table:table-cell>
          <table:table-cell office:value-type="string" table:style-name="ce5">
            <text:p>Dorah</text:p>
          </table:table-cell>
          <table:table-cell table:number-columns-repeated="16381"/>
        </table:table-row>
        <table:table-row table:style-name="ro4">
          <table:table-cell office:value-type="date" office:date-value="2019-11-14T00:00:00" table:style-name="ce6">
            <text:p>14-Nov-19</text:p>
          </table:table-cell>
          <table:table-cell office:value-type="string" table:style-name="ce5">
            <text:p>Captured Sept 19 data on the 14 of Nov 19 there was not real data at the time of reporting at the end of Sept 19, the figures for Green Point and Sea Point October 19 does <text:s/>not align with the submitted figures.</text:p>
          </table:table-cell>
          <table:table-cell office:value-type="string" table:style-name="ce5">
            <text:p>Dorah</text:p>
          </table:table-cell>
          <table:table-cell table:number-columns-repeated="16381"/>
        </table:table-row>
        <table:table-row table:style-name="ro4">
          <table:table-cell office:value-type="date" office:date-value="2019-12-10T00:00:00" table:style-name="ce6">
            <text:p>10-Dec-19</text:p>
          </table:table-cell>
          <table:table-cell office:value-type="string" table:style-name="ce5">
            <text:p>Woodstock and Retreat drop off are going through renovation or upgrade - we did not receive the statisitcs from them</text:p>
          </table:table-cell>
          <table:table-cell office:value-type="string" table:style-name="ce5">
            <text:p>Dorah</text:p>
          </table:table-cell>
          <table:table-cell table:number-columns-repeated="16381"/>
        </table:table-row>
        <table:table-row table:style-name="ro4">
          <table:table-cell office:value-type="date" office:date-value="2020-02-12T00:00:00" table:style-name="ce6">
            <text:p>12-Feb-20</text:p>
          </table:table-cell>
          <table:table-cell office:value-type="string" table:style-name="ce5">
            <text:p>We have been seeing BR going out at BLV site on adhoc basis. On the Feb20 report it was captured as GW01 on weighbridge report</text:p>
          </table:table-cell>
          <table:table-cell office:value-type="string" table:style-name="ce5">
            <text:p>Dorah</text:p>
          </table:table-cell>
          <table:table-cell table:number-columns-repeated="16381"/>
        </table:table-row>
        <table:table-row table:style-name="ro4">
          <table:table-cell office:value-type="date" office:date-value="2020-03-13T00:00:00" table:style-name="ce6">
            <text:p>13-Mar-20</text:p>
          </table:table-cell>
          <table:table-cell office:value-type="string" table:style-name="ce5">
            <text:p>BLV for incoming corrected from to <text:s/>986,641 tons</text:p>
          </table:table-cell>
          <table:table-cell table:number-columns-repeated="16382" table:style-name="ce5"/>
        </table:table-row>
        <table:table-row table:style-name="ro4">
          <table:table-cell office:value-type="date" office:date-value="2020-05-11T00:00:00" table:style-name="ce6">
            <text:p>11-May-20</text:p>
          </table:table-cell>
          <table:table-cell office:value-type="string" table:style-name="ce5">
            <text:p>Received Greens stats for March on the 30 April - captured in May</text:p>
          </table:table-cell>
          <table:table-cell office:value-type="string" table:style-name="ce5">
            <text:p>Zanele</text:p>
          </table:table-cell>
          <table:table-cell table:number-columns-repeated="16381"/>
        </table:table-row>
        <table:table-row table:style-name="ro4">
          <table:table-cell office:value-type="date" office:date-value="2020-05-12T00:00:00" table:style-name="ce6">
            <text:p>12-May-20</text:p>
          </table:table-cell>
          <table:table-cell office:value-type="string" table:style-name="ce5">
            <text:p>BRTS temprary closed due to Covid lock down - no data for March</text:p>
          </table:table-cell>
          <table:table-cell office:value-type="string" table:style-name="ce5">
            <text:p>Dorah</text:p>
          </table:table-cell>
          <table:table-cell table:number-columns-repeated="16381"/>
        </table:table-row>
        <table:table-row table:style-name="ro8">
          <table:table-cell office:value-type="date" office:date-value="2020-05-12T00:00:00" table:style-name="ce6">
            <text:p>12-May-20</text:p>
          </table:table-cell>
          <table:table-cell office:value-type="string" table:style-name="ce9">
            <text:p><text:s/>Bellville LF, as per to Chris the site is closed - a note from Jillian's email - no data for April.</text:p>
          </table:table-cell>
          <table:table-cell office:value-type="string" table:style-name="ce5">
            <text:p>Dorah</text:p>
          </table:table-cell>
          <table:table-cell table:number-columns-repeated="16381"/>
        </table:table-row>
        <table:table-row table:style-name="ro8">
          <table:table-cell office:value-type="date" office:date-value="2020-05-13T00:00:00" table:style-name="ce6">
            <text:p>13-May-20</text:p>
          </table:table-cell>
          <table:table-cell office:value-type="string" table:style-name="ce9">
            <text:p>No April Data for Drop Offs, Bellville Compost and City Paper - due to Codiv 19 regulations<text:s/></text:p>
          </table:table-cell>
          <table:table-cell office:value-type="string" table:style-name="ce5">
            <text:p>Zanele</text:p>
          </table:table-cell>
          <table:table-cell table:number-columns-repeated="16381"/>
        </table:table-row>
        <table:table-row table:style-name="ro4">
          <table:table-cell office:value-type="date" office:date-value="2020-06-19T00:00:00" table:style-name="ce6">
            <text:p>19-Jun-20</text:p>
          </table:table-cell>
          <table:table-cell office:value-type="string" table:style-name="ce5">
            <text:p>No May data for BLV<text:s text:c="2"/></text:p>
          </table:table-cell>
          <table:table-cell office:value-type="string" table:style-name="ce5">
            <text:p>Dorah</text:p>
          </table:table-cell>
          <table:table-cell table:number-columns-repeated="16381"/>
        </table:table-row>
        <table:table-row table:style-name="ro3">
          <table:table-cell office:value-type="date" office:date-value="2020-07-28T00:00:00" table:style-name="ce6">
            <text:p>28-Jul-20</text:p>
          </table:table-cell>
          <table:table-cell office:value-type="string" table:style-name="ce4">
            <text:p>Waste diversion formula amended to reflect monthly cumulative reporting and eliminate averaging of averages.<text:s/></text:p>
            <text:p>Formula for total waste generated in cell GA31 also corrected.</text:p>
            <text:p>Sheet "Waste Statistics - Combined v3" renamed to City Waste Statistics</text:p>
          </table:table-cell>
          <table:table-cell office:value-type="string" table:style-name="ce5">
            <text:p>Othelie</text:p>
          </table:table-cell>
          <table:table-cell table:number-columns-repeated="16381"/>
        </table:table-row>
        <table:table-row table:style-name="ro9">
          <table:table-cell office:value-type="date" office:date-value="2020-08-20T00:00:00" table:style-name="ce6">
            <text:p>20-Aug-20</text:p>
          </table:table-cell>
          <table:table-cell office:value-type="string" table:style-name="ce4">
            <text:p>refer to email received on the <text:s/>18 Aug 2020 from Othelie,THE FOLLOWING CHANGES WERE MADE FOR COASTAL PARK JUNE 2020 <text:s/>"The following bulk earthwork items were from material sourced from the rubble stockpile:</text:p>
            <text:p>4.007 1a) Levelling layer (thickness varies) m³ 9 949.5</text:p>
            <text:p>4.030 c) G10 material compacted to 95% Mod AASHTO (100% for Sand) m³ 7 433.5<text:s text:c="6"/></text:p>
            <text:p>VO 4.6 G10 materials, 50mm layer not processed <text:s/>m³ 600.0<text:s text:c="3"/><text:span text:style-name="T2">i added all <text:s/>cubic metre figures <text:s/>and multiplied them by 1.4 <text:s/>Thee 3 figures were from JG AFIKA</text:span><text:span text:style-name="T2"/></text:p>
            <text:p>1 cub metre = 1.4 tonnes</text:p>
            <text:p>Use of stockpiled material at Coastal Park details below. This would have occurred between January and June 2020</text:p>
          </table:table-cell>
          <table:table-cell table:number-columns-repeated="16382" table:style-name="ce5"/>
        </table:table-row>
        <table:table-row table:style-name="ro2">
          <table:table-cell table:style-name="ce5"/>
          <table:table-cell office:value-type="string" table:style-name="ce4">
            <text:p>The WB at Cpark and Vissershok <text:s/>and Bellville were condemned as the service provider failed to obtain calibration certificates, the scales being tooo long, April 2013 to June 2014. This has caused on overestimation in certain waste sttreams and underestim</text:p>
          </table:table-cell>
          <table:table-cell table:number-columns-repeated="16382" table:style-name="ce5"/>
        </table:table-row>
        <table:table-row table:number-rows-repeated="1048532" table:style-name="ro10">
          <table:table-cell table:number-columns-repeated="16384"/>
        </table:table-row>
      </table:table>
      <table:table table:name="Metadata" table:style-name="ta2">
        <table:table-column table:style-name="co5" table:default-cell-style-name="ce1"/>
        <table:table-column table:style-name="co6" table:default-cell-style-name="ce1"/>
        <table:table-column table:style-name="co7" table:number-columns-repeated="16382" table:default-cell-style-name="ce1"/>
        <table:table-row table:style-name="ro11">
          <table:table-cell office:value-type="string" table:style-name="ce10">
            <text:p>Metadata Description</text:p>
          </table:table-cell>
          <table:table-cell office:value-type="string" table:style-name="ce11">
            <text:p>The data in this document reflects the different waste activities and waste categories or waste types managed by the City of Cape Town's Solid Waste Management department. Various waste activities and programs managed by the department is statistically recorded and reported through this document.<text:s/></text:p>
            <text:p/>
            <text:p>The purpose of the document is to make waste data available to all stakeholders interested in the waste management environment, but also to ensure the data is interpreted correctly. The data only reflects City managed programs and facilities and does not include any data from the private sector.</text:p>
            <text:p/>
            <text:p>The department has a number of waste management facilities ranging from landfill sites, transfer stations, material recovery facilities, compost plants and public drop-off facilities. Data from all these facilities are processed and captured in the document to indicate how much waste the City and it's residents generates, how much of it is diverted from landfill sites and how much is actually landfilled.</text:p>
            <text:p/>
            <text:p>It is recommended when stakeholders do analysis and interpretation of the data, to contact the Solid Waste Information Department to ensure correctness.</text:p>
            <text:p/>
          </table:table-cell>
          <table:table-cell table:number-columns-repeated="16382"/>
        </table:table-row>
        <table:table-row table:style-name="ro12">
          <table:table-cell office:value-type="string" table:style-name="ce12">
            <text:p>City Waste Statistics</text:p>
          </table:table-cell>
          <table:table-cell office:value-type="string" table:style-name="ce11">
            <text:p>The City Waste Statistics Sheet consist of the following:<text:s/></text:p>
            <text:p>1. General and Hazardourse waste entering Disposal Facilities over Weighbridge to be landfilled.</text:p>
            <text:p>2. Incoming Builders Rubble <text:s/>and Garden Greens Stockpiled for further processing - either crushing or chipping.</text:p>
            <text:p>3. Waste Min Programmes contains the different programmes focussed on the recovery/recycling of waste data from waste minimasation programs initiated by the City.</text:p>
            <text:p/>
          </table:table-cell>
          <table:table-cell table:number-columns-repeated="16382"/>
        </table:table-row>
        <table:table-row table:style-name="ro13">
          <table:table-cell office:value-type="string" table:style-name="ce12">
            <text:p>Calculation of Total Waste Generated</text:p>
          </table:table-cell>
          <table:table-cell office:value-type="string" table:style-name="ce11">
            <text:p>Total Waste Generated = [Waste Entering Disposal Facilities over Weighbridge] + [Total Waste Diverted from the Waste Stream]</text:p>
            <text:p>- SMALLEST OF [Builders Rubble (BR) entering Landfill sites stockpiled for cover, slope or roads] OR [Builders Rubble reused] - SMALLEST OF [Garden Greens (GG) entering Landfill sites to be chipped] OR [Chipping Of Garden Greens Disposal Facilities]<text:s/></text:p>
            <text:p/>
          </table:table-cell>
          <table:table-cell table:number-columns-repeated="16382"/>
        </table:table-row>
        <table:table-row table:style-name="ro14">
          <table:table-cell office:value-type="string" table:style-name="ce10">
            <text:p>Disposal per Site</text:p>
          </table:table-cell>
          <table:table-cell office:value-type="string" table:style-name="ce13">
            <text:p>Incoming and Outgoing <text:s/>Data from the weighbridge report for disposed and transferred <text:s/>waste per facility per program.</text:p>
            <text:p>Data on this sheet is captured per calender year.</text:p>
            <text:p/>
          </table:table-cell>
          <table:table-cell table:number-columns-repeated="16382"/>
        </table:table-row>
        <table:table-row table:number-rows-repeated="1048572" table:style-name="ro15">
          <table:table-cell table:number-columns-repeated="16384"/>
        </table:table-row>
      </table:table>
      <table:table table:name="City_Waste_Statistics_" table:style-name="ta2">
        <table:table-column table:style-name="co8" table:default-cell-style-name="ce14"/>
        <table:table-column table:style-name="co9" table:number-columns-repeated="12" table:default-cell-style-name="ce15"/>
        <table:table-column table:style-name="co10" table:default-cell-style-name="ce16"/>
        <table:table-column table:style-name="co9" table:number-columns-repeated="4" table:default-cell-style-name="ce15"/>
        <table:table-column table:style-name="co11" table:default-cell-style-name="ce15"/>
        <table:table-column table:style-name="co9" table:default-cell-style-name="ce15"/>
        <table:table-column table:style-name="co12" table:default-cell-style-name="ce15"/>
        <table:table-column table:style-name="co13" table:default-cell-style-name="ce15"/>
        <table:table-column table:style-name="co9" table:number-columns-repeated="3" table:default-cell-style-name="ce15"/>
        <table:table-column table:style-name="co13" table:default-cell-style-name="ce15"/>
        <table:table-column table:style-name="co14" table:default-cell-style-name="ce15"/>
        <table:table-column table:style-name="co15" table:number-columns-repeated="2" table:default-cell-style-name="ce15"/>
        <table:table-column table:style-name="co16" table:default-cell-style-name="ce15"/>
        <table:table-column table:style-name="co15" table:number-columns-repeated="9" table:default-cell-style-name="ce15"/>
        <table:table-column table:style-name="co16" table:default-cell-style-name="ce15"/>
        <table:table-column table:style-name="co4" table:number-columns-repeated="3" table:default-cell-style-name="ce15"/>
        <table:table-column table:style-name="co17" table:default-cell-style-name="ce15"/>
        <table:table-column table:style-name="co9" table:default-cell-style-name="ce15"/>
        <table:table-column table:style-name="co4" table:number-columns-repeated="5" table:default-cell-style-name="ce15"/>
        <table:table-column table:style-name="co18" table:default-cell-style-name="ce15"/>
        <table:table-column table:style-name="co4" table:default-cell-style-name="ce15"/>
        <table:table-column table:style-name="co16" table:default-cell-style-name="ce15"/>
        <table:table-column table:style-name="co4" table:number-columns-repeated="6" table:default-cell-style-name="ce15"/>
        <table:table-column table:style-name="co19" table:default-cell-style-name="ce15"/>
        <table:table-column table:style-name="co4" table:number-columns-repeated="5" table:default-cell-style-name="ce15"/>
        <table:table-column table:style-name="co20" table:default-cell-style-name="ce15"/>
        <table:table-column table:style-name="co4" table:number-columns-repeated="12" table:default-cell-style-name="ce15"/>
        <table:table-column table:style-name="co21" table:default-cell-style-name="ce15"/>
        <table:table-column table:style-name="co4" table:number-columns-repeated="10" table:default-cell-style-name="ce15"/>
        <table:table-column table:style-name="co22" table:number-columns-repeated="2" table:default-cell-style-name="ce15"/>
        <table:table-column table:style-name="co23" table:default-cell-style-name="ce15"/>
        <table:table-column table:style-name="co22" table:number-columns-repeated="2" table:default-cell-style-name="ce15"/>
        <table:table-column table:style-name="co4" table:number-columns-repeated="5" table:default-cell-style-name="ce15"/>
        <table:table-column table:style-name="co24" table:default-cell-style-name="ce15"/>
        <table:table-column table:style-name="co22" table:number-columns-repeated="4" table:default-cell-style-name="ce15"/>
        <table:table-column table:style-name="co4" table:default-cell-style-name="ce15"/>
        <table:table-column table:style-name="co22" table:default-cell-style-name="ce15"/>
        <table:table-column table:style-name="co4" table:default-cell-style-name="ce15"/>
        <table:table-column table:style-name="co4" table:default-cell-style-name="ce106"/>
        <table:table-column table:style-name="co4" table:number-columns-repeated="16276" table:default-cell-style-name="ce15"/>
        <table:table-row table:style-name="ro1">
          <table:table-cell table:style-name="ce14"/>
          <table:table-cell table:number-columns-repeated="12" table:style-name="ce15"/>
          <table:table-cell table:style-name="ce16"/>
          <table:table-cell table:number-columns-repeated="93" table:style-name="ce15"/>
          <table:table-cell table:style-name="ce94"/>
          <table:table-cell table:number-columns-repeated="16276"/>
        </table:table-row>
        <table:table-row table:style-name="ro16">
          <table:table-cell office:value-type="string" table:style-name="ce17">
            <text:p>CITY OF CAPE TOWN WASTE STATISTICS</text:p>
          </table:table-cell>
          <table:table-cell office:value-type="date" office:date-value="2015-07-01T00:00:00" table:style-name="ce18">
            <text:p>Jul-15</text:p>
          </table:table-cell>
          <table:table-cell office:value-type="date" office:date-value="2015-08-01T00:00:00" table:style-name="ce18">
            <text:p>Aug-15</text:p>
          </table:table-cell>
          <table:table-cell office:value-type="date" office:date-value="2015-09-01T00:00:00" table:style-name="ce18">
            <text:p>Sep-15</text:p>
          </table:table-cell>
          <table:table-cell office:value-type="date" office:date-value="2015-10-01T00:00:00" table:style-name="ce18">
            <text:p>Oct-15</text:p>
          </table:table-cell>
          <table:table-cell office:value-type="date" office:date-value="2015-11-01T00:00:00" table:style-name="ce18">
            <text:p>Nov-15</text:p>
          </table:table-cell>
          <table:table-cell office:value-type="date" office:date-value="2015-12-01T00:00:00" table:style-name="ce18">
            <text:p>Dec-15</text:p>
          </table:table-cell>
          <table:table-cell office:value-type="date" office:date-value="2016-01-01T00:00:00" table:style-name="ce18">
            <text:p>Jan-16</text:p>
          </table:table-cell>
          <table:table-cell office:value-type="date" office:date-value="2016-02-01T00:00:00" table:style-name="ce18">
            <text:p>Feb-16</text:p>
          </table:table-cell>
          <table:table-cell office:value-type="date" office:date-value="2016-03-01T00:00:00" table:style-name="ce18">
            <text:p>Mar-16</text:p>
          </table:table-cell>
          <table:table-cell office:value-type="date" office:date-value="2016-04-01T00:00:00" table:style-name="ce18">
            <text:p>Apr-16</text:p>
          </table:table-cell>
          <table:table-cell office:value-type="date" office:date-value="2016-05-01T00:00:00" table:style-name="ce18">
            <text:p>May-16</text:p>
          </table:table-cell>
          <table:table-cell office:value-type="date" office:date-value="2016-06-01T00:00:00" table:style-name="ce18">
            <text:p>Jun-16</text:p>
          </table:table-cell>
          <table:table-cell office:value-type="string" table:style-name="ce19">
            <text:p>Total</text:p>
            <text:p>15/16</text:p>
          </table:table-cell>
          <table:table-cell office:value-type="date" office:date-value="2016-07-01T00:00:00" table:style-name="ce18">
            <text:p>Jul-16</text:p>
          </table:table-cell>
          <table:table-cell office:value-type="date" office:date-value="2016-08-01T00:00:00" table:style-name="ce18">
            <text:p>Aug-16</text:p>
          </table:table-cell>
          <table:table-cell office:value-type="date" office:date-value="2016-09-01T00:00:00" table:style-name="ce18">
            <text:p>Sep-16</text:p>
          </table:table-cell>
          <table:table-cell office:value-type="date" office:date-value="2016-10-01T00:00:00" table:style-name="ce18">
            <text:p>Oct-16</text:p>
          </table:table-cell>
          <table:table-cell office:value-type="date" office:date-value="2016-11-01T00:00:00" table:style-name="ce18">
            <text:p>Nov-16</text:p>
          </table:table-cell>
          <table:table-cell office:value-type="date" office:date-value="2016-12-01T00:00:00" table:style-name="ce18">
            <text:p>Dec-16</text:p>
          </table:table-cell>
          <table:table-cell office:value-type="date" office:date-value="2017-01-01T00:00:00" table:style-name="ce18">
            <text:p>Jan-17</text:p>
          </table:table-cell>
          <table:table-cell office:value-type="date" office:date-value="2017-02-01T00:00:00" table:style-name="ce18">
            <text:p>Feb-17</text:p>
          </table:table-cell>
          <table:table-cell office:value-type="date" office:date-value="2017-03-01T00:00:00" table:style-name="ce18">
            <text:p>Mar-17</text:p>
          </table:table-cell>
          <table:table-cell office:value-type="date" office:date-value="2017-04-01T00:00:00" table:style-name="ce18">
            <text:p>Apr-17</text:p>
          </table:table-cell>
          <table:table-cell office:value-type="date" office:date-value="2017-05-01T00:00:00" table:style-name="ce18">
            <text:p>May-17</text:p>
          </table:table-cell>
          <table:table-cell office:value-type="date" office:date-value="2017-06-01T00:00:00" table:style-name="ce18">
            <text:p>Jun-17</text:p>
          </table:table-cell>
          <table:table-cell office:value-type="string" table:style-name="ce19">
            <text:p>Total</text:p>
            <text:p>16/17</text:p>
          </table:table-cell>
          <table:table-cell office:value-type="date" office:date-value="2017-07-01T00:00:00" table:style-name="ce18">
            <text:p>Jul-17</text:p>
          </table:table-cell>
          <table:table-cell office:value-type="date" office:date-value="2017-08-01T00:00:00" table:style-name="ce18">
            <text:p>Aug-17</text:p>
          </table:table-cell>
          <table:table-cell office:value-type="date" office:date-value="2017-09-01T00:00:00" table:style-name="ce18">
            <text:p>Sep-17</text:p>
          </table:table-cell>
          <table:table-cell office:value-type="date" office:date-value="2017-10-01T00:00:00" table:style-name="ce18">
            <text:p>Oct-17</text:p>
          </table:table-cell>
          <table:table-cell office:value-type="date" office:date-value="2017-11-01T00:00:00" table:style-name="ce18">
            <text:p>Nov-17</text:p>
          </table:table-cell>
          <table:table-cell office:value-type="date" office:date-value="2017-12-01T00:00:00" table:style-name="ce18">
            <text:p>Dec-17</text:p>
          </table:table-cell>
          <table:table-cell office:value-type="date" office:date-value="2018-01-01T00:00:00" table:style-name="ce18">
            <text:p>Jan-18</text:p>
          </table:table-cell>
          <table:table-cell office:value-type="date" office:date-value="2018-02-01T00:00:00" table:style-name="ce18">
            <text:p>Feb-18</text:p>
          </table:table-cell>
          <table:table-cell office:value-type="date" office:date-value="2018-03-01T00:00:00" table:style-name="ce18">
            <text:p>Mar-18</text:p>
          </table:table-cell>
          <table:table-cell office:value-type="date" office:date-value="2018-04-01T00:00:00" table:style-name="ce18">
            <text:p>Apr-18</text:p>
          </table:table-cell>
          <table:table-cell office:value-type="date" office:date-value="2018-05-01T00:00:00" table:style-name="ce18">
            <text:p>May-18</text:p>
          </table:table-cell>
          <table:table-cell office:value-type="date" office:date-value="2018-06-01T00:00:00" table:style-name="ce18">
            <text:p>Jun-18</text:p>
          </table:table-cell>
          <table:table-cell office:value-type="string" table:style-name="ce19">
            <text:p>Total</text:p>
            <text:p>17/18</text:p>
          </table:table-cell>
          <table:table-cell office:value-type="date" office:date-value="2018-07-01T00:00:00" table:style-name="ce18">
            <text:p>Jul-18</text:p>
          </table:table-cell>
          <table:table-cell office:value-type="date" office:date-value="2018-08-01T00:00:00" table:style-name="ce18">
            <text:p>Aug-18</text:p>
          </table:table-cell>
          <table:table-cell office:value-type="date" office:date-value="2018-09-01T00:00:00" table:style-name="ce18">
            <text:p>Sep-18</text:p>
          </table:table-cell>
          <table:table-cell office:value-type="date" office:date-value="2018-10-01T00:00:00" table:style-name="ce18">
            <text:p>Oct-18</text:p>
          </table:table-cell>
          <table:table-cell office:value-type="date" office:date-value="2018-11-01T00:00:00" table:style-name="ce18">
            <text:p>Nov-18</text:p>
          </table:table-cell>
          <table:table-cell office:value-type="date" office:date-value="2018-12-01T00:00:00" table:style-name="ce18">
            <text:p>Dec-18</text:p>
          </table:table-cell>
          <table:table-cell office:value-type="date" office:date-value="2019-01-01T00:00:00" table:style-name="ce18">
            <text:p>Jan-19</text:p>
          </table:table-cell>
          <table:table-cell office:value-type="date" office:date-value="2019-02-01T00:00:00" table:style-name="ce18">
            <text:p>Feb-19</text:p>
          </table:table-cell>
          <table:table-cell office:value-type="date" office:date-value="2019-03-01T00:00:00" table:style-name="ce18">
            <text:p>Mar-19</text:p>
          </table:table-cell>
          <table:table-cell office:value-type="date" office:date-value="2019-04-01T00:00:00" table:style-name="ce18">
            <text:p>Apr-19</text:p>
          </table:table-cell>
          <table:table-cell office:value-type="date" office:date-value="2019-05-01T00:00:00" table:style-name="ce18">
            <text:p>May-19</text:p>
          </table:table-cell>
          <table:table-cell office:value-type="date" office:date-value="2019-06-01T00:00:00" table:style-name="ce18">
            <text:p>Jun-19</text:p>
          </table:table-cell>
          <table:table-cell office:value-type="string" table:style-name="ce19">
            <text:p>Total</text:p>
            <text:p>18/19</text:p>
          </table:table-cell>
          <table:table-cell office:value-type="date" office:date-value="2019-07-01T00:00:00" table:style-name="ce18">
            <text:p>Jul-19</text:p>
          </table:table-cell>
          <table:table-cell office:value-type="date" office:date-value="2019-08-01T00:00:00" table:style-name="ce18">
            <text:p>Aug-19</text:p>
          </table:table-cell>
          <table:table-cell office:value-type="date" office:date-value="2019-09-01T00:00:00" table:style-name="ce18">
            <text:p>Sep-19</text:p>
          </table:table-cell>
          <table:table-cell office:value-type="date" office:date-value="2019-10-01T00:00:00" table:style-name="ce18">
            <text:p>Oct-19</text:p>
          </table:table-cell>
          <table:table-cell office:value-type="date" office:date-value="2019-11-01T00:00:00" table:style-name="ce18">
            <text:p>Nov-19</text:p>
          </table:table-cell>
          <table:table-cell office:value-type="date" office:date-value="2019-12-01T00:00:00" table:style-name="ce18">
            <text:p>Dec-19</text:p>
          </table:table-cell>
          <table:table-cell office:value-type="date" office:date-value="2020-01-01T00:00:00" table:style-name="ce18">
            <text:p>Jan-20</text:p>
          </table:table-cell>
          <table:table-cell office:value-type="date" office:date-value="2020-02-01T00:00:00" table:style-name="ce18">
            <text:p>Feb-20</text:p>
          </table:table-cell>
          <table:table-cell office:value-type="date" office:date-value="2020-03-01T00:00:00" table:style-name="ce18">
            <text:p>Mar-20</text:p>
          </table:table-cell>
          <table:table-cell office:value-type="date" office:date-value="2020-04-01T00:00:00" table:style-name="ce18">
            <text:p>Apr-20</text:p>
          </table:table-cell>
          <table:table-cell office:value-type="date" office:date-value="2020-05-01T00:00:00" table:style-name="ce18">
            <text:p>May-20</text:p>
          </table:table-cell>
          <table:table-cell office:value-type="date" office:date-value="2020-06-01T00:00:00" table:style-name="ce18">
            <text:p>Jun-20</text:p>
          </table:table-cell>
          <table:table-cell office:value-type="string" table:style-name="ce19">
            <text:p>Total</text:p>
            <text:p>19/20</text:p>
          </table:table-cell>
          <table:table-cell office:value-type="date" office:date-value="2020-07-01T00:00:00" table:style-name="ce18">
            <text:p>Jul-20</text:p>
          </table:table-cell>
          <table:table-cell office:value-type="date" office:date-value="2020-08-01T00:00:00" table:style-name="ce18">
            <text:p>Aug-20</text:p>
          </table:table-cell>
          <table:table-cell office:value-type="date" office:date-value="2020-09-01T00:00:00" table:style-name="ce18">
            <text:p>Sep-20</text:p>
          </table:table-cell>
          <table:table-cell office:value-type="date" office:date-value="2020-10-01T00:00:00" table:style-name="ce18">
            <text:p>Oct-20</text:p>
          </table:table-cell>
          <table:table-cell office:value-type="date" office:date-value="2020-11-01T00:00:00" table:style-name="ce18">
            <text:p>Nov-20</text:p>
          </table:table-cell>
          <table:table-cell office:value-type="date" office:date-value="2020-12-01T00:00:00" table:style-name="ce18">
            <text:p>Dec-20</text:p>
          </table:table-cell>
          <table:table-cell office:value-type="date" office:date-value="2021-01-01T00:00:00" table:style-name="ce18">
            <text:p>Jan-21</text:p>
          </table:table-cell>
          <table:table-cell office:value-type="date" office:date-value="2021-02-01T00:00:00" table:style-name="ce18">
            <text:p>Feb-21</text:p>
          </table:table-cell>
          <table:table-cell office:value-type="date" office:date-value="2021-03-01T00:00:00" table:style-name="ce18">
            <text:p>Mar-21</text:p>
          </table:table-cell>
          <table:table-cell office:value-type="date" office:date-value="2021-04-01T00:00:00" table:style-name="ce18">
            <text:p>Apr-21</text:p>
          </table:table-cell>
          <table:table-cell office:value-type="date" office:date-value="2021-05-01T00:00:00" table:style-name="ce18">
            <text:p>May-21</text:p>
          </table:table-cell>
          <table:table-cell office:value-type="date" office:date-value="2021-06-01T00:00:00" table:style-name="ce18">
            <text:p>Jun-21</text:p>
          </table:table-cell>
          <table:table-cell office:value-type="string" table:style-name="ce20">
            <text:p>Total</text:p>
            <text:p>20/21</text:p>
          </table:table-cell>
          <table:table-cell office:value-type="date" office:date-value="2021-07-01T00:00:00" table:style-name="ce21">
            <text:p>Jul-21</text:p>
          </table:table-cell>
          <table:table-cell office:value-type="date" office:date-value="2021-08-01T00:00:00" table:style-name="ce21">
            <text:p>Aug-21</text:p>
          </table:table-cell>
          <table:table-cell office:value-type="date" office:date-value="2021-09-01T00:00:00" table:style-name="ce21">
            <text:p>Sep-21</text:p>
          </table:table-cell>
          <table:table-cell office:value-type="date" office:date-value="2021-10-01T00:00:00" table:style-name="ce21">
            <text:p>Oct-21</text:p>
          </table:table-cell>
          <table:table-cell office:value-type="date" office:date-value="2021-11-01T00:00:00" table:style-name="ce21">
            <text:p>Nov-21</text:p>
          </table:table-cell>
          <table:table-cell office:value-type="date" office:date-value="2021-12-01T00:00:00" table:style-name="ce21">
            <text:p>Dec-21</text:p>
          </table:table-cell>
          <table:table-cell office:value-type="date" office:date-value="2022-01-01T00:00:00" table:style-name="ce21">
            <text:p>Jan-22</text:p>
          </table:table-cell>
          <table:table-cell office:value-type="date" office:date-value="2022-02-01T00:00:00" table:style-name="ce21">
            <text:p>Feb-22</text:p>
          </table:table-cell>
          <table:table-cell office:value-type="date" office:date-value="2022-03-01T00:00:00" table:style-name="ce21">
            <text:p>Mar-22</text:p>
          </table:table-cell>
          <table:table-cell office:value-type="date" office:date-value="2022-04-01T00:00:00" table:style-name="ce21">
            <text:p>Apr-22</text:p>
          </table:table-cell>
          <table:table-cell office:value-type="date" office:date-value="2022-05-01T00:00:00" table:style-name="ce21">
            <text:p>May-22</text:p>
          </table:table-cell>
          <table:table-cell office:value-type="date" office:date-value="2022-06-01T00:00:00" table:style-name="ce21">
            <text:p>Jun-22</text:p>
          </table:table-cell>
          <table:table-cell office:value-type="string" table:style-name="ce20">
            <text:p>Total</text:p>
            <text:p>21/22</text:p>
          </table:table-cell>
          <table:table-cell office:value-type="date" office:date-value="2022-07-01T00:00:00" table:style-name="ce21">
            <text:p>Jul-22</text:p>
          </table:table-cell>
          <table:table-cell office:value-type="date" office:date-value="2022-08-01T00:00:00" table:style-name="ce21">
            <text:p>Aug-22</text:p>
          </table:table-cell>
          <table:table-cell office:value-type="date" office:date-value="2022-09-01T00:00:00" table:style-name="ce21">
            <text:p>Sep-22</text:p>
          </table:table-cell>
          <table:table-cell office:value-type="date" office:date-value="2022-10-01T00:00:00" table:style-name="ce21">
            <text:p>Oct-22</text:p>
          </table:table-cell>
          <table:table-cell office:value-type="date" office:date-value="2022-11-01T00:00:00" table:style-name="ce21">
            <text:p>Nov-22</text:p>
          </table:table-cell>
          <table:table-cell office:value-type="date" office:date-value="2022-12-01T00:00:00" table:style-name="ce21">
            <text:p>Dec-22</text:p>
          </table:table-cell>
          <table:table-cell office:value-type="date" office:date-value="2023-01-01T00:00:00" table:style-name="ce21">
            <text:p>Jan-23</text:p>
          </table:table-cell>
          <table:table-cell office:value-type="date" office:date-value="2023-02-01T00:00:00" table:style-name="ce21">
            <text:p>Feb-23</text:p>
          </table:table-cell>
          <table:table-cell office:value-type="date" office:date-value="2023-03-01T00:00:00" table:style-name="ce21">
            <text:p>Mar-23</text:p>
          </table:table-cell>
          <table:table-cell office:value-type="date" office:date-value="2023-04-01T00:00:00" table:style-name="ce21">
            <text:p>Apr-23</text:p>
          </table:table-cell>
          <table:table-cell office:value-type="date" office:date-value="2023-05-01T00:00:00" table:style-name="ce21">
            <text:p>May-23</text:p>
          </table:table-cell>
          <table:table-cell office:value-type="date" office:date-value="2023-06-01T00:00:00" table:style-name="ce21">
            <text:p>Jun-23</text:p>
          </table:table-cell>
          <table:table-cell office:value-type="string" table:style-name="ce22">
            <text:p>Total</text:p>
            <text:p>22/23</text:p>
          </table:table-cell>
          <table:table-cell office:value-type="date" office:date-value="2023-07-01T00:00:00" table:style-name="ce20">
            <text:p>Jul-23</text:p>
          </table:table-cell>
          <table:table-cell office:value-type="date" office:date-value="2023-08-01T00:00:00" table:style-name="ce20">
            <text:p>Aug-23</text:p>
          </table:table-cell>
          <table:table-cell office:value-type="date" office:date-value="2023-09-01T00:00:00" table:style-name="ce95">
            <text:p>Sep-23</text:p>
          </table:table-cell>
          <table:table-cell table:number-columns-repeated="16276"/>
        </table:table-row>
        <table:table-row table:style-name="ro17">
          <table:table-cell office:value-type="string" table:style-name="ce23">
            <text:p>Waste Entering Disposal Facilities over Weighbridge</text:p>
          </table:table-cell>
          <table:table-cell office:value-type="string" table:number-columns-spanned="13" table:number-rows-spanned="1" table:style-name="ce82">
            <text:p>Tons</text:p>
          </table:table-cell>
          <table:covered-table-cell table:number-columns-repeated="12"/>
          <table:table-cell office:value-type="string" table:number-columns-spanned="13" table:number-rows-spanned="1" table:style-name="ce82">
            <text:p>Tons</text:p>
          </table:table-cell>
          <table:covered-table-cell table:number-columns-repeated="12"/>
          <table:table-cell office:value-type="string" table:number-columns-spanned="13" table:number-rows-spanned="1" table:style-name="ce82">
            <text:p>Tons</text:p>
          </table:table-cell>
          <table:covered-table-cell table:number-columns-repeated="12"/>
          <table:table-cell office:value-type="string" table:number-columns-spanned="13" table:number-rows-spanned="1" table:style-name="ce82">
            <text:p>Tons</text:p>
          </table:table-cell>
          <table:covered-table-cell table:number-columns-repeated="12"/>
          <table:table-cell office:value-type="string" table:number-columns-spanned="13" table:number-rows-spanned="1" table:style-name="ce82">
            <text:p>Tons</text:p>
          </table:table-cell>
          <table:covered-table-cell table:number-columns-repeated="12"/>
          <table:table-cell office:value-type="string" table:number-columns-spanned="13" table:number-rows-spanned="1" table:style-name="ce82">
            <text:p>Tons</text:p>
          </table:table-cell>
          <table:covered-table-cell table:number-columns-repeated="12"/>
          <table:table-cell office:value-type="string" table:number-columns-spanned="13" table:number-rows-spanned="1" table:style-name="ce83">
            <text:p>Tons</text:p>
          </table:table-cell>
          <table:covered-table-cell table:number-columns-repeated="12"/>
          <table:table-cell office:value-type="string" table:number-columns-spanned="13" table:number-rows-spanned="1" table:style-name="ce84">
            <text:p>Tons</text:p>
          </table:table-cell>
          <table:covered-table-cell table:number-columns-repeated="12"/>
          <table:table-cell office:value-type="string" table:number-columns-spanned="3" table:number-rows-spanned="1" table:style-name="ce110">
            <text:p>Tons</text:p>
          </table:table-cell>
          <table:covered-table-cell table:number-columns-repeated="2"/>
          <table:table-cell table:number-columns-repeated="16276" table:style-name="ce24"/>
        </table:table-row>
        <table:table-row table:style-name="ro18">
          <table:table-cell office:value-type="string" table:style-name="ce25">
            <text:p>General Waste</text:p>
          </table:table-cell>
          <table:table-cell office:value-type="float" office:value="100183.344" table:style-name="ce26">
            <text:p>100 183</text:p>
          </table:table-cell>
          <table:table-cell office:value-type="float" office:value="93292.492000000013" table:style-name="ce26">
            <text:p>93 292</text:p>
          </table:table-cell>
          <table:table-cell office:value-type="float" office:value="98981.484000000011" table:style-name="ce26">
            <text:p>98 981</text:p>
          </table:table-cell>
          <table:table-cell office:value-type="float" office:value="104708" table:style-name="ce26">
            <text:p>104 708</text:p>
          </table:table-cell>
          <table:table-cell office:value-type="float" office:value="96373" table:style-name="ce26">
            <text:p>96 373</text:p>
          </table:table-cell>
          <table:table-cell office:value-type="float" office:value="103617" table:style-name="ce26">
            <text:p>103 617</text:p>
          </table:table-cell>
          <table:table-cell office:value-type="float" office:value="89219" table:style-name="ce26">
            <text:p>89 219</text:p>
          </table:table-cell>
          <table:table-cell office:value-type="float" office:value="85578" table:style-name="ce26">
            <text:p>85 578</text:p>
          </table:table-cell>
          <table:table-cell office:value-type="float" office:value="91852" table:style-name="ce26">
            <text:p>91 852</text:p>
          </table:table-cell>
          <table:table-cell office:value-type="float" office:value="91253" table:style-name="ce26">
            <text:p>91 253</text:p>
          </table:table-cell>
          <table:table-cell office:value-type="float" office:value="100847.478" table:style-name="ce27">
            <text:p>100 847</text:p>
          </table:table-cell>
          <table:table-cell office:value-type="float" office:value="101726.18" table:style-name="ce27">
            <text:p>101 726</text:p>
          </table:table-cell>
          <table:table-cell office:value-type="float" office:value="1157630.9779999999" table:formula="of:=SUM([.B4:.M4])" table:style-name="ce28">
            <text:p>1 157 631</text:p>
          </table:table-cell>
          <table:table-cell office:value-type="float" office:value="96209.535000000018" table:style-name="ce26">
            <text:p>96 210</text:p>
          </table:table-cell>
          <table:table-cell office:value-type="float" office:value="103947.19500000001" table:style-name="ce27">
            <text:p>103 947</text:p>
          </table:table-cell>
          <table:table-cell office:value-type="float" office:value="101285.936" table:style-name="ce27">
            <text:p>101 286</text:p>
          </table:table-cell>
          <table:table-cell office:value-type="float" office:value="88298.005999999994" table:style-name="ce27">
            <text:p>88 298</text:p>
          </table:table-cell>
          <table:table-cell office:value-type="float" office:value="93561.171000000017" table:style-name="ce27">
            <text:p>93 561</text:p>
          </table:table-cell>
          <table:table-cell office:value-type="float" office:value="92707.445000000007" table:style-name="ce27">
            <text:p>92 707</text:p>
          </table:table-cell>
          <table:table-cell office:value-type="float" office:value="94778.482999999993" table:style-name="ce27">
            <text:p>94 778</text:p>
          </table:table-cell>
          <table:table-cell office:value-type="float" office:value="87129.703000000009" table:style-name="ce27">
            <text:p>87 130</text:p>
          </table:table-cell>
          <table:table-cell office:value-type="float" office:value="87505.83" table:style-name="ce27">
            <text:p>87 506</text:p>
          </table:table-cell>
          <table:table-cell office:value-type="float" office:value="80982.106999999989" table:style-name="ce27">
            <text:p>80 982</text:p>
          </table:table-cell>
          <table:table-cell office:value-type="float" office:value="97445.912999999986" table:style-name="ce27">
            <text:p>97 446</text:p>
          </table:table-cell>
          <table:table-cell office:value-type="float" office:value="92309.571000000011" table:style-name="ce27">
            <text:p>92 310</text:p>
          </table:table-cell>
          <table:table-cell office:value-type="float" office:value="1116160.895" table:formula="of:=SUM([.O4:.Z4])" table:style-name="ce29">
            <text:p>1 116 161</text:p>
          </table:table-cell>
          <table:table-cell office:value-type="float" office:value="106829.499" table:style-name="ce30">
            <text:p>106 829</text:p>
          </table:table-cell>
          <table:table-cell office:value-type="float" office:value="135640.003" table:style-name="ce30">
            <text:p>135 640</text:p>
          </table:table-cell>
          <table:table-cell office:value-type="float" office:value="112644.20700000001" table:style-name="ce30">
            <text:p>112 644</text:p>
          </table:table-cell>
          <table:table-cell office:value-type="float" office:value="96351.846999999994" table:style-name="ce30">
            <text:p>96 352</text:p>
          </table:table-cell>
          <table:table-cell office:value-type="float" office:value="104541.15299999999" table:style-name="ce30">
            <text:p>104 541</text:p>
          </table:table-cell>
          <table:table-cell office:value-type="float" office:value="87493.889999999985" table:style-name="ce30">
            <text:p>87 494</text:p>
          </table:table-cell>
          <table:table-cell office:value-type="float" office:value="92880.589000000007" table:style-name="ce30">
            <text:p>92 881</text:p>
          </table:table-cell>
          <table:table-cell office:value-type="float" office:value="86871.925000000003" table:style-name="ce30">
            <text:p>86 872</text:p>
          </table:table-cell>
          <table:table-cell office:value-type="float" office:value="96326.038" table:style-name="ce30">
            <text:p>96 326</text:p>
          </table:table-cell>
          <table:table-cell office:value-type="float" office:value="92913.459999999992" table:style-name="ce30">
            <text:p>92 913</text:p>
          </table:table-cell>
          <table:table-cell office:value-type="float" office:value="74966.987000000008" table:style-name="ce30">
            <text:p>74 967</text:p>
          </table:table-cell>
          <table:table-cell office:value-type="float" office:value="105006.181" table:style-name="ce30">
            <text:p>105 006</text:p>
          </table:table-cell>
          <table:table-cell office:value-type="float" office:value="1192465.7790000001" table:formula="of:=SUM([.AB4:.AM4])" table:style-name="ce29">
            <text:p>1 192 466</text:p>
          </table:table-cell>
          <table:table-cell office:value-type="float" office:value="97037.887000000002" table:style-name="ce30">
            <text:p>97 038</text:p>
          </table:table-cell>
          <table:table-cell office:value-type="float" office:value="96606.937000000005" table:style-name="ce30">
            <text:p>96 607</text:p>
          </table:table-cell>
          <table:table-cell office:value-type="float" office:value="82567.071000000011" table:style-name="ce30">
            <text:p>82 567</text:p>
          </table:table-cell>
          <table:table-cell office:value-type="float" office:value="92313.749999999985" table:style-name="ce30">
            <text:p>92 314</text:p>
          </table:table-cell>
          <table:table-cell office:value-type="float" office:value="84957.63" table:style-name="ce30">
            <text:p>84 958</text:p>
          </table:table-cell>
          <table:table-cell office:value-type="float" office:value="86784.027000000002" table:style-name="ce30">
            <text:p>86 784</text:p>
          </table:table-cell>
          <table:table-cell office:value-type="float" office:value="94212.511999999988" table:style-name="ce30">
            <text:p>94 213</text:p>
          </table:table-cell>
          <table:table-cell office:value-type="float" office:value="84901.311000000002" table:style-name="ce30">
            <text:p>84 901</text:p>
          </table:table-cell>
          <table:table-cell office:value-type="float" office:value="89991.278999999995" table:style-name="ce30">
            <text:p>89 991</text:p>
          </table:table-cell>
          <table:table-cell office:value-type="float" office:value="98678.582999999984" table:style-name="ce30">
            <text:p>98 679</text:p>
          </table:table-cell>
          <table:table-cell office:value-type="float" office:value="103596.51100000001" table:style-name="ce30">
            <text:p>103 597</text:p>
          </table:table-cell>
          <table:table-cell office:value-type="float" office:value="104313.92" table:style-name="ce30">
            <text:p>104 314</text:p>
          </table:table-cell>
          <table:table-cell office:value-type="float" office:value="1115961.4180000001" table:formula="of:=SUM([.AO4:.AZ4])" table:style-name="ce29">
            <text:p>1 115 961</text:p>
          </table:table-cell>
          <table:table-cell office:value-type="float" office:value="102596.47499999999" table:style-name="ce30">
            <text:p>102 596</text:p>
          </table:table-cell>
          <table:table-cell office:value-type="float" office:value="96870.78" table:style-name="ce30">
            <text:p>96 871</text:p>
          </table:table-cell>
          <table:table-cell office:value-type="float" office:value="91365.415999999997" table:style-name="ce30">
            <text:p>91 365</text:p>
          </table:table-cell>
          <table:table-cell office:value-type="float" office:value="103691.78499999999" table:style-name="ce30">
            <text:p>103 692</text:p>
          </table:table-cell>
          <table:table-cell office:value-type="float" office:value="160640.86800000002" table:style-name="ce30">
            <text:p>160 641</text:p>
          </table:table-cell>
          <table:table-cell office:value-type="float" office:value="90301.792000000001" table:style-name="ce30">
            <text:p>90 302</text:p>
          </table:table-cell>
          <table:table-cell office:value-type="float" office:value="104695.37699999999" table:style-name="ce30">
            <text:p>104 695</text:p>
          </table:table-cell>
          <table:table-cell office:value-type="float" office:value="89870.281000000003" table:style-name="ce30">
            <text:p>89 870</text:p>
          </table:table-cell>
          <table:table-cell office:value-type="float" office:value="87951.175999999992" table:style-name="ce30">
            <text:p>87 951</text:p>
          </table:table-cell>
          <table:table-cell office:value-type="float" office:value="78908.451000000001" table:style-name="ce30">
            <text:p>78 908</text:p>
          </table:table-cell>
          <table:table-cell office:value-type="float" office:value="87228.414000000004" table:style-name="ce30">
            <text:p>87 228</text:p>
          </table:table-cell>
          <table:table-cell office:value-type="float" office:value="95839.751000000018" table:style-name="ce30">
            <text:p>95 840</text:p>
          </table:table-cell>
          <table:table-cell office:value-type="float" office:value="1189960.5659999999" table:formula="of:=SUM([.BB4:.BM4])" table:style-name="ce29">
            <text:p>1 189 961</text:p>
          </table:table-cell>
          <table:table-cell office:value-type="float" office:value="87045.801999999996" table:style-name="ce30">
            <text:p>87 046</text:p>
          </table:table-cell>
          <table:table-cell office:value-type="float" office:value="91584.557000000001" table:style-name="ce30">
            <text:p>91 585</text:p>
          </table:table-cell>
          <table:table-cell office:value-type="float" office:value="92115.053999999989" table:style-name="ce30">
            <text:p>92 115</text:p>
          </table:table-cell>
          <table:table-cell office:value-type="float" office:value="93305.05" table:style-name="ce30">
            <text:p>93 305</text:p>
          </table:table-cell>
          <table:table-cell office:value-type="float" office:value="85827.922000000006" table:style-name="ce30">
            <text:p>85 828</text:p>
          </table:table-cell>
          <table:table-cell office:value-type="float" office:value="86600.877999999997" table:style-name="ce30">
            <text:p>86 601</text:p>
          </table:table-cell>
          <table:table-cell office:value-type="float" office:value="86636.544999999984" table:style-name="ce30">
            <text:p>86 637</text:p>
          </table:table-cell>
          <table:table-cell office:value-type="float" office:value="82777.936999999991" table:style-name="ce30">
            <text:p>82 778</text:p>
          </table:table-cell>
          <table:table-cell office:value-type="float" office:value="97385.993000000002" table:style-name="ce30">
            <text:p>97 386</text:p>
          </table:table-cell>
          <table:table-cell office:value-type="float" office:value="87424.301999999996" table:style-name="ce30">
            <text:p>87 424</text:p>
          </table:table-cell>
          <table:table-cell office:value-type="float" office:value="86378.38400000002" table:style-name="ce31">
            <text:p>86 378</text:p>
          </table:table-cell>
          <table:table-cell office:value-type="float" office:value="84405.905000000013" table:style-name="ce31">
            <text:p>84 406</text:p>
          </table:table-cell>
          <table:table-cell office:value-type="float" office:value="1061488.3290000001" table:formula="of:=SUM([.BO4:.BZ4])" table:style-name="ce31">
            <text:p>1 061 488</text:p>
          </table:table-cell>
          <table:table-cell office:value-type="float" office:value="90140.069999999992" table:style-name="ce31">
            <text:p>90 140</text:p>
          </table:table-cell>
          <table:table-cell office:value-type="float" office:value="100164.601" table:style-name="ce31">
            <text:p>100 165</text:p>
          </table:table-cell>
          <table:table-cell office:value-type="float" office:value="96978.370999999999" table:style-name="ce31">
            <text:p>96 978</text:p>
          </table:table-cell>
          <table:table-cell office:value-type="float" office:value="84114.771000000008" table:style-name="ce31">
            <text:p>84 115</text:p>
          </table:table-cell>
          <table:table-cell office:value-type="float" office:value="81902.535000000003" table:style-name="ce31">
            <text:p>81 903</text:p>
          </table:table-cell>
          <table:table-cell office:value-type="float" office:value="98522.240000000005" table:style-name="ce31">
            <text:p>98 522</text:p>
          </table:table-cell>
          <table:table-cell office:value-type="float" office:value="91136.627000000008" table:style-name="ce31">
            <text:p>91 137</text:p>
          </table:table-cell>
          <table:table-cell office:value-type="float" office:value="81700.724999999991" table:style-name="ce31">
            <text:p>81 701</text:p>
          </table:table-cell>
          <table:table-cell office:value-type="float" office:value="96922.439999999988" table:style-name="ce31">
            <text:p>96 922</text:p>
          </table:table-cell>
          <table:table-cell office:value-type="float" office:value="94165.817999999999" table:style-name="ce31">
            <text:p>94 166</text:p>
          </table:table-cell>
          <table:table-cell office:value-type="float" office:value="100796.541" table:style-name="ce31">
            <text:p>100 797</text:p>
          </table:table-cell>
          <table:table-cell office:value-type="float" office:value="100519.45800000001" table:style-name="ce31">
            <text:p>100 519</text:p>
          </table:table-cell>
          <table:table-cell office:value-type="float" office:value="1117064.1969999999" table:formula="of:=SUM([.CB4:.CM4])" table:style-name="ce31">
            <text:p>1 117 064</text:p>
          </table:table-cell>
          <table:table-cell office:value-type="float" office:value="81425.667000000016" table:style-name="ce31">
            <text:p>81 426</text:p>
          </table:table-cell>
          <table:table-cell office:value-type="float" office:value="90256.411000000007" table:style-name="ce31">
            <text:p>90 256</text:p>
          </table:table-cell>
          <table:table-cell office:value-type="float" office:value="95581.937000000005" table:style-name="ce31">
            <text:p>95 582</text:p>
          </table:table-cell>
          <table:table-cell office:value-type="float" office:value="94069.194000000003" table:style-name="ce31">
            <text:p>94 069</text:p>
          </table:table-cell>
          <table:table-cell office:value-type="float" office:value="86183.12999999999" table:style-name="ce31">
            <text:p>86 183</text:p>
          </table:table-cell>
          <table:table-cell office:value-type="float" office:value="89283.297000000006" table:style-name="ce31">
            <text:p>89 283</text:p>
          </table:table-cell>
          <table:table-cell office:value-type="float" office:value="89708.273000000001" table:style-name="ce31">
            <text:p>89 708</text:p>
          </table:table-cell>
          <table:table-cell office:value-type="float" office:value="82378.376000000004" table:style-name="ce31">
            <text:p>82 378</text:p>
          </table:table-cell>
          <table:table-cell office:value-type="float" office:value="99528.078000000009" table:style-name="ce31">
            <text:p>99 528</text:p>
          </table:table-cell>
          <table:table-cell office:value-type="float" office:value="97036.301000000007" table:style-name="ce31">
            <text:p>97 036</text:p>
          </table:table-cell>
          <table:table-cell office:value-type="float" office:value="113349.35400000001" table:style-name="ce31">
            <text:p>113 349</text:p>
          </table:table-cell>
          <table:table-cell office:value-type="float" office:value="101230.49100000001" table:style-name="ce31">
            <text:p>101 230</text:p>
          </table:table-cell>
          <table:table-cell office:value-type="float" office:value="1120030.5090000001" table:formula="of:=SUM([.CO4:.CZ4])" table:style-name="ce31">
            <text:p>1 120 031</text:p>
          </table:table-cell>
          <table:table-cell office:value-type="float" office:value="102263.829" table:style-name="ce31">
            <text:p>102 264</text:p>
          </table:table-cell>
          <table:table-cell office:value-type="float" office:value="103207.83500000002" table:style-name="ce31">
            <text:p>103 208</text:p>
          </table:table-cell>
          <table:table-cell office:value-type="float" office:value="101274.95699999999" table:style-name="ce96">
            <text:p>101 275</text:p>
          </table:table-cell>
          <table:table-cell table:number-columns-repeated="16276" table:style-name="ce32"/>
        </table:table-row>
        <table:table-row table:style-name="ro18">
          <table:table-cell office:value-type="string" table:style-name="ce25">
            <text:p>Hazardous Waste</text:p>
          </table:table-cell>
          <table:table-cell office:value-type="float" office:value="1512" table:style-name="ce26">
            <text:p>1 512</text:p>
          </table:table-cell>
          <table:table-cell office:value-type="float" office:value="2027.78" table:style-name="ce26">
            <text:p>2 028</text:p>
          </table:table-cell>
          <table:table-cell office:value-type="float" office:value="1862.441" table:style-name="ce26">
            <text:p>1 862</text:p>
          </table:table-cell>
          <table:table-cell office:value-type="float" office:value="1961" table:style-name="ce26">
            <text:p>1 961</text:p>
          </table:table-cell>
          <table:table-cell office:value-type="float" office:value="1409" table:style-name="ce26">
            <text:p>1 409</text:p>
          </table:table-cell>
          <table:table-cell office:value-type="float" office:value="1132" table:style-name="ce26">
            <text:p>1 132</text:p>
          </table:table-cell>
          <table:table-cell office:value-type="float" office:value="1631" table:style-name="ce26">
            <text:p>1 631</text:p>
          </table:table-cell>
          <table:table-cell office:value-type="float" office:value="1420" table:style-name="ce26">
            <text:p>1 420</text:p>
          </table:table-cell>
          <table:table-cell office:value-type="float" office:value="2419" table:style-name="ce26">
            <text:p>2 419</text:p>
          </table:table-cell>
          <table:table-cell office:value-type="float" office:value="2298" table:style-name="ce26">
            <text:p>2 298</text:p>
          </table:table-cell>
          <table:table-cell office:value-type="float" office:value="2341.44" table:style-name="ce27">
            <text:p>2 341</text:p>
          </table:table-cell>
          <table:table-cell office:value-type="float" office:value="2759.79" table:style-name="ce27">
            <text:p>2 760</text:p>
          </table:table-cell>
          <table:table-cell office:value-type="float" office:value="22773.450999999997" table:formula="of:=SUM([.B5:.M5])" table:style-name="ce28">
            <text:p>22 773</text:p>
          </table:table-cell>
          <table:table-cell office:value-type="float" office:value="3083.21" table:style-name="ce26">
            <text:p>3 083</text:p>
          </table:table-cell>
          <table:table-cell office:value-type="float" office:value="2569.5920000000001" table:style-name="ce27">
            <text:p>2 570</text:p>
          </table:table-cell>
          <table:table-cell office:value-type="float" office:value="2197.8000000000002" table:style-name="ce27">
            <text:p>2 198</text:p>
          </table:table-cell>
          <table:table-cell office:value-type="float" office:value="1728.17" table:style-name="ce27">
            <text:p>1 728</text:p>
          </table:table-cell>
          <table:table-cell office:value-type="float" office:value="2102.5920000000001" table:style-name="ce27">
            <text:p>2 103</text:p>
          </table:table-cell>
          <table:table-cell office:value-type="float" office:value="2203.848" table:style-name="ce27">
            <text:p>2 204</text:p>
          </table:table-cell>
          <table:table-cell office:value-type="float" office:value="2588.5390000000002" table:style-name="ce27">
            <text:p>2 589</text:p>
          </table:table-cell>
          <table:table-cell office:value-type="float" office:value="1833" table:style-name="ce27">
            <text:p>1 833</text:p>
          </table:table-cell>
          <table:table-cell office:value-type="float" office:value="2713.9" table:style-name="ce27">
            <text:p>2 714</text:p>
          </table:table-cell>
          <table:table-cell office:value-type="float" office:value="2725.4" table:style-name="ce27">
            <text:p>2 725</text:p>
          </table:table-cell>
          <table:table-cell office:value-type="float" office:value="1869.7" table:style-name="ce27">
            <text:p>1 870</text:p>
          </table:table-cell>
          <table:table-cell office:value-type="float" office:value="1705.5150000000001" table:style-name="ce27">
            <text:p>1 706</text:p>
          </table:table-cell>
          <table:table-cell office:value-type="float" office:value="27321.266000000003" table:formula="of:=SUM([.O5:.Z5])" table:style-name="ce29">
            <text:p>27 321</text:p>
          </table:table-cell>
          <table:table-cell office:value-type="float" office:value="596.57000000000005" table:style-name="ce26">
            <text:p>597</text:p>
          </table:table-cell>
          <table:table-cell office:value-type="float" office:value="644.678" table:style-name="ce26">
            <text:p>645</text:p>
          </table:table-cell>
          <table:table-cell office:value-type="float" office:value="520.87" table:style-name="ce26">
            <text:p>521</text:p>
          </table:table-cell>
          <table:table-cell office:value-type="float" office:value="1052.54" table:style-name="ce26">
            <text:p>1 053</text:p>
          </table:table-cell>
          <table:table-cell office:value-type="float" office:value="1294.798" table:style-name="ce26">
            <text:p>1 295</text:p>
          </table:table-cell>
          <table:table-cell office:value-type="float" office:value="850.69" table:style-name="ce26">
            <text:p>851</text:p>
          </table:table-cell>
          <table:table-cell office:value-type="float" office:value="886.36" table:style-name="ce26">
            <text:p>886</text:p>
          </table:table-cell>
          <table:table-cell office:value-type="float" office:value="851.77" table:style-name="ce26">
            <text:p>852</text:p>
          </table:table-cell>
          <table:table-cell office:value-type="float" office:value="898.33" table:style-name="ce26">
            <text:p>898</text:p>
          </table:table-cell>
          <table:table-cell office:value-type="float" office:value="960.32" table:style-name="ce26">
            <text:p>960</text:p>
          </table:table-cell>
          <table:table-cell office:value-type="float" office:value="683.84" table:style-name="ce26">
            <text:p>684</text:p>
          </table:table-cell>
          <table:table-cell office:value-type="float" office:value="1005.11" table:style-name="ce26">
            <text:p>1 005</text:p>
          </table:table-cell>
          <table:table-cell office:value-type="float" office:value="10245.876" table:formula="of:=SUM([.AB5:.AM5])" table:style-name="ce29">
            <text:p>10 246</text:p>
          </table:table-cell>
          <table:table-cell office:value-type="float" office:value="1026.47" table:style-name="ce26">
            <text:p>1 026</text:p>
          </table:table-cell>
          <table:table-cell office:value-type="float" office:value="716.33" table:style-name="ce26">
            <text:p>716</text:p>
          </table:table-cell>
          <table:table-cell office:value-type="float" office:value="781.89" table:style-name="ce26">
            <text:p>782</text:p>
          </table:table-cell>
          <table:table-cell office:value-type="float" office:value="354.95" table:style-name="ce26">
            <text:p>355</text:p>
          </table:table-cell>
          <table:table-cell office:value-type="float" office:value="717.3" table:style-name="ce26">
            <text:p>717</text:p>
          </table:table-cell>
          <table:table-cell office:value-type="float" office:value="464.2" table:style-name="ce26">
            <text:p>464</text:p>
          </table:table-cell>
          <table:table-cell office:value-type="float" office:value="649.02300000000002" table:style-name="ce26">
            <text:p>649</text:p>
          </table:table-cell>
          <table:table-cell office:value-type="float" office:value="295.10000000000002" table:style-name="ce26">
            <text:p>295</text:p>
          </table:table-cell>
          <table:table-cell office:value-type="float" office:value="393.28" table:style-name="ce26">
            <text:p>393</text:p>
          </table:table-cell>
          <table:table-cell office:value-type="float" office:value="623.33000000000004" table:style-name="ce26">
            <text:p>623</text:p>
          </table:table-cell>
          <table:table-cell office:value-type="float" office:value="686.78" table:style-name="ce26">
            <text:p>687</text:p>
          </table:table-cell>
          <table:table-cell office:value-type="float" office:value="879.83" table:style-name="ce26">
            <text:p>880</text:p>
          </table:table-cell>
          <table:table-cell office:value-type="float" office:value="7588.4829999999993" table:formula="of:=SUM([.AO5:.AZ5])" table:style-name="ce29">
            <text:p>7 588</text:p>
          </table:table-cell>
          <table:table-cell office:value-type="float" office:value="589.08000000000004" table:style-name="ce26">
            <text:p>589</text:p>
          </table:table-cell>
          <table:table-cell office:value-type="float" office:value="701.08" table:style-name="ce26">
            <text:p>701</text:p>
          </table:table-cell>
          <table:table-cell office:value-type="float" office:value="217.46" table:style-name="ce26">
            <text:p>217</text:p>
          </table:table-cell>
          <table:table-cell office:value-type="float" office:value="386.65" table:style-name="ce26">
            <text:p>387</text:p>
          </table:table-cell>
          <table:table-cell office:value-type="float" office:value="293.98" table:style-name="ce26">
            <text:p>294</text:p>
          </table:table-cell>
          <table:table-cell office:value-type="float" office:value="260.66000000000003" table:style-name="ce26">
            <text:p>261</text:p>
          </table:table-cell>
          <table:table-cell office:value-type="float" office:value="216.58" table:style-name="ce26">
            <text:p>217</text:p>
          </table:table-cell>
          <table:table-cell office:value-type="float" office:value="297.95999999999998" table:style-name="ce26">
            <text:p>298</text:p>
          </table:table-cell>
          <table:table-cell office:value-type="float" office:value="304.45999999999998" table:style-name="ce26">
            <text:p>304</text:p>
          </table:table-cell>
          <table:table-cell office:value-type="float" office:value="108.48" table:style-name="ce26">
            <text:p>108</text:p>
          </table:table-cell>
          <table:table-cell office:value-type="float" office:value="93.76" table:style-name="ce26">
            <text:p>94</text:p>
          </table:table-cell>
          <table:table-cell office:value-type="float" office:value="375.36" table:style-name="ce26">
            <text:p>375</text:p>
          </table:table-cell>
          <table:table-cell office:value-type="float" office:value="3845.51" table:formula="of:=SUM([.BB5:.BM5])" table:style-name="ce29">
            <text:p>3 846</text:p>
          </table:table-cell>
          <table:table-cell office:value-type="float" office:value="291.73" table:style-name="ce30">
            <text:p>292</text:p>
          </table:table-cell>
          <table:table-cell office:value-type="float" office:value="245.95" table:style-name="ce30">
            <text:p>246</text:p>
          </table:table-cell>
          <table:table-cell office:value-type="float" office:value="394.79" table:style-name="ce30">
            <text:p>395</text:p>
          </table:table-cell>
          <table:table-cell office:value-type="float" office:value="432.34" table:style-name="ce30">
            <text:p>432</text:p>
          </table:table-cell>
          <table:table-cell office:value-type="float" office:value="266.95999999999998" table:style-name="ce30">
            <text:p>267</text:p>
          </table:table-cell>
          <table:table-cell office:value-type="float" office:value="370.99" table:style-name="ce30">
            <text:p>371</text:p>
          </table:table-cell>
          <table:table-cell office:value-type="float" office:value="433.76" table:style-name="ce30">
            <text:p>434</text:p>
          </table:table-cell>
          <table:table-cell office:value-type="float" office:value="489.6" table:style-name="ce30">
            <text:p>490</text:p>
          </table:table-cell>
          <table:table-cell office:value-type="float" office:value="572.51499999999999" table:style-name="ce30">
            <text:p>573</text:p>
          </table:table-cell>
          <table:table-cell office:value-type="float" office:value="348.12" table:style-name="ce30">
            <text:p>348</text:p>
          </table:table-cell>
          <table:table-cell office:value-type="float" office:value="547.84" table:style-name="ce33">
            <text:p>548</text:p>
          </table:table-cell>
          <table:table-cell office:value-type="float" office:value="6427.5169999999998" table:style-name="ce31">
            <text:p>6 428</text:p>
          </table:table-cell>
          <table:table-cell office:value-type="float" office:value="10822.111999999999" table:formula="of:=SUM([.BO5:.BZ5])" table:style-name="ce31">
            <text:p>10 822</text:p>
          </table:table-cell>
          <table:table-cell office:value-type="float" office:value="502.892" table:style-name="ce33">
            <text:p>503</text:p>
          </table:table-cell>
          <table:table-cell office:value-type="float" office:value="502.88200000000001" table:style-name="ce33">
            <text:p>503</text:p>
          </table:table-cell>
          <table:table-cell office:value-type="float" office:value="325.20100000000002" table:style-name="ce33">
            <text:p>325</text:p>
          </table:table-cell>
          <table:table-cell office:value-type="float" office:value="153.56" table:style-name="ce33">
            <text:p>154</text:p>
          </table:table-cell>
          <table:table-cell office:value-type="float" office:value="321.18" table:style-name="ce33">
            <text:p>321</text:p>
          </table:table-cell>
          <table:table-cell office:value-type="float" office:value="213.358" table:style-name="ce33">
            <text:p>213</text:p>
          </table:table-cell>
          <table:table-cell office:value-type="float" office:value="243.14" table:style-name="ce33">
            <text:p>243</text:p>
          </table:table-cell>
          <table:table-cell office:value-type="float" office:value="263.63799999999998" table:style-name="ce33">
            <text:p>264</text:p>
          </table:table-cell>
          <table:table-cell office:value-type="float" office:value="328.32" table:style-name="ce33">
            <text:p>328</text:p>
          </table:table-cell>
          <table:table-cell office:value-type="float" office:value="291.21600000000001" table:style-name="ce33">
            <text:p>291</text:p>
          </table:table-cell>
          <table:table-cell office:value-type="float" office:value="329.56" table:style-name="ce33">
            <text:p>330</text:p>
          </table:table-cell>
          <table:table-cell office:value-type="float" office:value="549.14300000000003" table:style-name="ce33">
            <text:p>549</text:p>
          </table:table-cell>
          <table:table-cell office:value-type="float" office:value="4024.0899999999997" table:formula="of:=SUM([.CB5:.CM5])" table:style-name="ce31">
            <text:p>4 024</text:p>
          </table:table-cell>
          <table:table-cell office:value-type="float" office:value="535.6" table:style-name="ce33">
            <text:p>536</text:p>
          </table:table-cell>
          <table:table-cell office:value-type="float" office:value="453.64" table:style-name="ce33">
            <text:p>454</text:p>
          </table:table-cell>
          <table:table-cell office:value-type="float" office:value="335.8" table:style-name="ce33">
            <text:p>336</text:p>
          </table:table-cell>
          <table:table-cell office:value-type="float" office:value="498.74" table:style-name="ce33">
            <text:p>499</text:p>
          </table:table-cell>
          <table:table-cell office:value-type="float" office:value="635.86" table:style-name="ce33">
            <text:p>636</text:p>
          </table:table-cell>
          <table:table-cell office:value-type="float" office:value="357.66" table:style-name="ce33">
            <text:p>358</text:p>
          </table:table-cell>
          <table:table-cell office:value-type="float" office:value="325.02" table:style-name="ce33">
            <text:p>325</text:p>
          </table:table-cell>
          <table:table-cell office:value-type="float" office:value="433.08" table:style-name="ce33">
            <text:p>433</text:p>
          </table:table-cell>
          <table:table-cell office:value-type="float" office:value="406.94" table:style-name="ce33">
            <text:p>407</text:p>
          </table:table-cell>
          <table:table-cell office:value-type="float" office:value="688.54" table:style-name="ce33">
            <text:p>689</text:p>
          </table:table-cell>
          <table:table-cell office:value-type="float" office:value="687.36" table:style-name="ce33">
            <text:p>687</text:p>
          </table:table-cell>
          <table:table-cell office:value-type="float" office:value="1187.42" table:style-name="ce33">
            <text:p>1 187</text:p>
          </table:table-cell>
          <table:table-cell office:value-type="float" office:value="6545.6599999999989" table:formula="of:=SUM([.CO5:.CZ5])" table:style-name="ce31">
            <text:p>6 546</text:p>
          </table:table-cell>
          <table:table-cell office:value-type="float" office:value="759.84799999999996" table:style-name="ce33">
            <text:p>760</text:p>
          </table:table-cell>
          <table:table-cell office:value-type="float" office:value="515.28099999999995" table:style-name="ce33">
            <text:p>515</text:p>
          </table:table-cell>
          <table:table-cell office:value-type="float" office:value="591.1" table:style-name="ce97">
            <text:p>591</text:p>
          </table:table-cell>
          <table:table-cell table:number-columns-repeated="16276" table:style-name="ce32"/>
        </table:table-row>
        <table:table-row table:style-name="ro18">
          <table:table-cell office:value-type="string" table:style-name="ce23">
            <text:p>Total Incoming General + Haz Waste<text:s/><text:span text:style-name="T4">Landfilled</text:span></text:p>
          </table:table-cell>
          <table:table-cell office:value-type="float" office:value="101695.344" table:formula="of:=SUM([.B4:.B5])" table:style-name="ce29">
            <text:p>101 695</text:p>
          </table:table-cell>
          <table:table-cell office:value-type="float" office:value="95320.272000000012" table:formula="of:=SUM([.C4:.C5])" table:style-name="ce29">
            <text:p>95 320</text:p>
          </table:table-cell>
          <table:table-cell office:value-type="float" office:value="100843.92500000002" table:formula="of:=SUM([.D4:.D5])" table:style-name="ce29">
            <text:p>100 844</text:p>
          </table:table-cell>
          <table:table-cell office:value-type="float" office:value="106669" table:formula="of:=SUM([.E4:.E5])" table:style-name="ce29">
            <text:p>106 669</text:p>
          </table:table-cell>
          <table:table-cell office:value-type="float" office:value="97782" table:formula="of:=SUM([.F4:.F5])" table:style-name="ce29">
            <text:p>97 782</text:p>
          </table:table-cell>
          <table:table-cell office:value-type="float" office:value="104749" table:formula="of:=SUM([.G4:.G5])" table:style-name="ce29">
            <text:p>104 749</text:p>
          </table:table-cell>
          <table:table-cell office:value-type="float" office:value="90850" table:formula="of:=SUM([.H4:.H5])" table:style-name="ce29">
            <text:p>90 850</text:p>
          </table:table-cell>
          <table:table-cell office:value-type="float" office:value="86998" table:formula="of:=SUM([.I4:.I5])" table:style-name="ce29">
            <text:p>86 998</text:p>
          </table:table-cell>
          <table:table-cell office:value-type="float" office:value="94271" table:formula="of:=SUM([.J4:.J5])" table:style-name="ce29">
            <text:p>94 271</text:p>
          </table:table-cell>
          <table:table-cell office:value-type="float" office:value="93551" table:formula="of:=SUM([.K4:.K5])" table:style-name="ce29">
            <text:p>93 551</text:p>
          </table:table-cell>
          <table:table-cell office:value-type="float" office:value="103188.91800000001" table:formula="of:=SUM([.L4:.L5])" table:style-name="ce29">
            <text:p>103 189</text:p>
          </table:table-cell>
          <table:table-cell office:value-type="float" office:value="104485.96999999999" table:formula="of:=SUM([.M4:.M5])" table:style-name="ce29">
            <text:p>104 486</text:p>
          </table:table-cell>
          <table:table-cell office:value-type="float" office:value="1180404.429" table:formula="of:=SUM([.B6:.M6])" table:style-name="ce29">
            <text:p>1 180 404</text:p>
          </table:table-cell>
          <table:table-cell office:value-type="float" office:value="99292.745000000024" table:formula="of:=SUM([.O4:.O5])" table:style-name="ce29">
            <text:p>99 293</text:p>
          </table:table-cell>
          <table:table-cell office:value-type="float" office:value="106516.78700000001" table:formula="of:=SUM([.P4:.P5])" table:style-name="ce29">
            <text:p>106 517</text:p>
          </table:table-cell>
          <table:table-cell office:value-type="float" office:value="103483.736" table:formula="of:=SUM([.Q4:.Q5])" table:style-name="ce29">
            <text:p>103 484</text:p>
          </table:table-cell>
          <table:table-cell office:value-type="float" office:value="90026.175999999992" table:formula="of:=SUM([.R4:.R5])" table:style-name="ce29">
            <text:p>90 026</text:p>
          </table:table-cell>
          <table:table-cell office:value-type="float" office:value="95663.763000000021" table:formula="of:=SUM([.S4:.S5])" table:style-name="ce29">
            <text:p>95 664</text:p>
          </table:table-cell>
          <table:table-cell office:value-type="float" office:value="94911.293000000005" table:formula="of:=SUM([.T4:.T5])" table:style-name="ce29">
            <text:p>94 911</text:p>
          </table:table-cell>
          <table:table-cell office:value-type="float" office:value="97367.021999999997" table:formula="of:=SUM([.U4:.U5])" table:style-name="ce29">
            <text:p>97 367</text:p>
          </table:table-cell>
          <table:table-cell office:value-type="float" office:value="88962.703000000009" table:formula="of:=SUM([.V4:.V5])" table:style-name="ce29">
            <text:p>88 963</text:p>
          </table:table-cell>
          <table:table-cell office:value-type="float" office:value="90219.73" table:formula="of:=SUM([.W4:.W5])" table:style-name="ce29">
            <text:p>90 220</text:p>
          </table:table-cell>
          <table:table-cell office:value-type="float" office:value="83707.506999999983" table:formula="of:=SUM([.X4:.X5])" table:style-name="ce29">
            <text:p>83 708</text:p>
          </table:table-cell>
          <table:table-cell office:value-type="float" office:value="99315.612999999983" table:formula="of:=SUM([.Y4:.Y5])" table:style-name="ce29">
            <text:p>99 316</text:p>
          </table:table-cell>
          <table:table-cell office:value-type="float" office:value="94015.08600000001" table:formula="of:=SUM([.Z4:.Z5])" table:style-name="ce29">
            <text:p>94 015</text:p>
          </table:table-cell>
          <table:table-cell office:value-type="float" office:value="1143482.1609999998" table:formula="of:=SUM([.O6:.Z6])" table:style-name="ce29">
            <text:p>1 143 482</text:p>
          </table:table-cell>
          <table:table-cell office:value-type="float" office:value="107426.069" table:formula="of:=SUM([.AB4:.AB5])" table:style-name="ce29">
            <text:p>107 426</text:p>
          </table:table-cell>
          <table:table-cell office:value-type="float" office:value="136284.68100000001" table:formula="of:=SUM([.AC4:.AC5])" table:style-name="ce29">
            <text:p>136 285</text:p>
          </table:table-cell>
          <table:table-cell office:value-type="float" office:value="113165.077" table:formula="of:=SUM([.AD4:.AD5])" table:style-name="ce29">
            <text:p>113 165</text:p>
          </table:table-cell>
          <table:table-cell office:value-type="float" office:value="97404.386999999988" table:formula="of:=SUM([.AE4:.AE5])" table:style-name="ce29">
            <text:p>97 404</text:p>
          </table:table-cell>
          <table:table-cell office:value-type="float" office:value="105835.95099999999" table:formula="of:=SUM([.AF4:.AF5])" table:style-name="ce29">
            <text:p>105 836</text:p>
          </table:table-cell>
          <table:table-cell office:value-type="float" office:value="88344.579999999987" table:formula="of:=SUM([.AG4:.AG5])" table:style-name="ce29">
            <text:p>88 345</text:p>
          </table:table-cell>
          <table:table-cell office:value-type="float" office:value="93766.949000000008" table:formula="of:=SUM([.AH4:.AH5])" table:style-name="ce29">
            <text:p>93 767</text:p>
          </table:table-cell>
          <table:table-cell office:value-type="float" office:value="87723.695000000007" table:formula="of:=SUM([.AI4:.AI5])" table:style-name="ce29">
            <text:p>87 724</text:p>
          </table:table-cell>
          <table:table-cell office:value-type="float" office:value="97224.368000000002" table:formula="of:=SUM([.AJ4:.AJ5])" table:style-name="ce29">
            <text:p>97 224</text:p>
          </table:table-cell>
          <table:table-cell office:value-type="float" office:value="93873.78" table:formula="of:=SUM([.AK4:.AK5])" table:style-name="ce29">
            <text:p>93 874</text:p>
          </table:table-cell>
          <table:table-cell office:value-type="float" office:value="75650.827000000005" table:formula="of:=SUM([.AL4:.AL5])" table:style-name="ce29">
            <text:p>75 651</text:p>
          </table:table-cell>
          <table:table-cell office:value-type="float" office:value="106011.291" table:formula="of:=SUM([.AM4:.AM5])" table:style-name="ce29">
            <text:p>106 011</text:p>
          </table:table-cell>
          <table:table-cell office:value-type="float" office:value="1202711.655" table:formula="of:=SUM([.AB6:.AM6])" table:style-name="ce29">
            <text:p>1 202 712</text:p>
          </table:table-cell>
          <table:table-cell office:value-type="float" office:value="98064.357000000004" table:formula="of:=SUM([.AO4:.AO5])" table:style-name="ce29">
            <text:p>98 064</text:p>
          </table:table-cell>
          <table:table-cell office:value-type="float" office:value="97323.267000000007" table:formula="of:=SUM([.AP4:.AP5])" table:style-name="ce29">
            <text:p>97 323</text:p>
          </table:table-cell>
          <table:table-cell office:value-type="float" office:value="83348.96100000001" table:formula="of:=SUM([.AQ4:.AQ5])" table:style-name="ce29">
            <text:p>83 349</text:p>
          </table:table-cell>
          <table:table-cell office:value-type="float" office:value="92668.699999999983" table:formula="of:=SUM([.AR4:.AR5])" table:style-name="ce29">
            <text:p>92 669</text:p>
          </table:table-cell>
          <table:table-cell office:value-type="float" office:value="85674.930000000008" table:formula="of:=SUM([.AS4:.AS5])" table:style-name="ce29">
            <text:p>85 675</text:p>
          </table:table-cell>
          <table:table-cell office:value-type="float" office:value="87248.226999999999" table:formula="of:=SUM([.AT4:.AT5])" table:style-name="ce29">
            <text:p>87 248</text:p>
          </table:table-cell>
          <table:table-cell office:value-type="float" office:value="94861.534999999989" table:formula="of:=SUM([.AU4:.AU5])" table:style-name="ce29">
            <text:p>94 862</text:p>
          </table:table-cell>
          <table:table-cell office:value-type="float" office:value="85196.411000000007" table:formula="of:=SUM([.AV4:.AV5])" table:style-name="ce29">
            <text:p>85 196</text:p>
          </table:table-cell>
          <table:table-cell office:value-type="float" office:value="90384.558999999994" table:formula="of:=SUM([.AW4:.AW5])" table:style-name="ce29">
            <text:p>90 385</text:p>
          </table:table-cell>
          <table:table-cell office:value-type="float" office:value="99301.912999999986" table:formula="of:=SUM([.AX4:.AX5])" table:style-name="ce29">
            <text:p>99 302</text:p>
          </table:table-cell>
          <table:table-cell office:value-type="float" office:value="104283.29100000001" table:formula="of:=SUM([.AY4:.AY5])" table:style-name="ce29">
            <text:p>104 283</text:p>
          </table:table-cell>
          <table:table-cell office:value-type="float" office:value="105193.75" table:formula="of:=SUM([.AZ4:.AZ5])" table:style-name="ce29">
            <text:p>105 194</text:p>
          </table:table-cell>
          <table:table-cell office:value-type="float" office:value="1123549.9010000001" table:formula="of:=SUM([.AO6:.AZ6])" table:style-name="ce29">
            <text:p>1 123 550</text:p>
          </table:table-cell>
          <table:table-cell office:value-type="float" office:value="103185.55499999999" table:formula="of:=SUM([.BB4:.BB5])" table:style-name="ce29">
            <text:p>103 186</text:p>
          </table:table-cell>
          <table:table-cell office:value-type="float" office:value="97571.86" table:formula="of:=SUM([.BC4:.BC5])" table:style-name="ce29">
            <text:p>97 572</text:p>
          </table:table-cell>
          <table:table-cell office:value-type="float" office:value="91582.876000000004" table:formula="of:=SUM([.BD4:.BD5])" table:style-name="ce29">
            <text:p>91 583</text:p>
          </table:table-cell>
          <table:table-cell office:value-type="float" office:value="104078.43499999998" table:formula="of:=SUM([.BE4:.BE5])" table:style-name="ce29">
            <text:p>104 078</text:p>
          </table:table-cell>
          <table:table-cell office:value-type="float" office:value="160934.84800000003" table:formula="of:=SUM([.BF4:.BF5])" table:style-name="ce29">
            <text:p>160 935</text:p>
          </table:table-cell>
          <table:table-cell office:value-type="float" office:value="90562.452000000005" table:formula="of:=SUM([.BG4:.BG5])" table:style-name="ce29">
            <text:p>90 562</text:p>
          </table:table-cell>
          <table:table-cell office:value-type="float" office:value="104911.95699999999" table:formula="of:=SUM([.BH4:.BH5])" table:style-name="ce29">
            <text:p>104 912</text:p>
          </table:table-cell>
          <table:table-cell office:value-type="float" office:value="90168.241000000009" table:formula="of:=SUM([.BI4:.BI5])" table:style-name="ce29">
            <text:p>90 168</text:p>
          </table:table-cell>
          <table:table-cell office:value-type="float" office:value="88255.635999999999" table:formula="of:=SUM([.BJ4:.BJ5])" table:style-name="ce29">
            <text:p>88 256</text:p>
          </table:table-cell>
          <table:table-cell office:value-type="float" office:value="79016.930999999997" table:formula="of:=SUM([.BK4:.BK5])" table:style-name="ce29">
            <text:p>79 017</text:p>
          </table:table-cell>
          <table:table-cell office:value-type="float" office:value="87322.173999999999" table:formula="of:=SUM([.BL4:.BL5])" table:style-name="ce29">
            <text:p>87 322</text:p>
          </table:table-cell>
          <table:table-cell office:value-type="float" office:value="96215.111000000019" table:formula="of:=SUM([.BM4:.BM5])" table:style-name="ce29">
            <text:p>96 215</text:p>
          </table:table-cell>
          <table:table-cell office:value-type="float" office:value="1193806.0760000001" table:formula="of:=SUM([.BB6:.BM6])" table:style-name="ce29">
            <text:p>1 193 806</text:p>
          </table:table-cell>
          <table:table-cell office:value-type="float" office:value="87337.531999999992" table:style-name="ce29">
            <text:p>87 338</text:p>
          </table:table-cell>
          <table:table-cell office:value-type="float" office:value="91830.506999999998" table:style-name="ce29">
            <text:p>91 831</text:p>
          </table:table-cell>
          <table:table-cell office:value-type="float" office:value="92509.843999999983" table:style-name="ce29">
            <text:p>92 510</text:p>
          </table:table-cell>
          <table:table-cell office:value-type="float" office:value="93737.39" table:style-name="ce29">
            <text:p>93 737</text:p>
          </table:table-cell>
          <table:table-cell office:value-type="float" office:value="86094.882000000012" table:formula="of:=SUM([.BS4:.BS5])" table:style-name="ce29">
            <text:p>86 095</text:p>
          </table:table-cell>
          <table:table-cell office:value-type="float" office:value="86971.868000000002" table:formula="of:=SUM([.BT4:.BT5])" table:style-name="ce29">
            <text:p>86 972</text:p>
          </table:table-cell>
          <table:table-cell office:value-type="float" office:value="87070.304999999978" table:formula="of:=SUM([.BU4:.BU5])" table:style-name="ce29">
            <text:p>87 070</text:p>
          </table:table-cell>
          <table:table-cell office:value-type="float" office:value="83267.536999999997" table:formula="of:=SUM([.BV4:.BV5])" table:style-name="ce29">
            <text:p>83 268</text:p>
          </table:table-cell>
          <table:table-cell office:value-type="float" office:value="97958.508000000002" table:formula="of:=SUM([.BW4:.BW5])" table:style-name="ce29">
            <text:p>97 959</text:p>
          </table:table-cell>
          <table:table-cell office:value-type="float" office:value="87772.421999999991" table:formula="of:=SUM([.BX4:.BX5])" table:style-name="ce29">
            <text:p>87 772</text:p>
          </table:table-cell>
          <table:table-cell office:value-type="float" office:value="86926.224000000017" table:formula="of:=SUM([.BY4:.BY5])" table:style-name="ce29">
            <text:p>86 926</text:p>
          </table:table-cell>
          <table:table-cell office:value-type="float" office:value="90833.42200000002" table:formula="of:=SUM([.BZ4:.BZ5])" table:style-name="ce29">
            <text:p>90 833</text:p>
          </table:table-cell>
          <table:table-cell office:value-type="float" office:value="1072310.4410000001" table:formula="of:=SUM([.BO6:.BZ6])" table:style-name="ce29">
            <text:p>1 072 310</text:p>
          </table:table-cell>
          <table:table-cell office:value-type="float" office:value="90642.962" table:formula="of:=SUM([.CB4:.CB5])" table:style-name="ce34">
            <text:p>90 643</text:p>
          </table:table-cell>
          <table:table-cell office:value-type="float" office:value="100667.48299999999" table:formula="of:=SUM([.CC4:.CC5])" table:style-name="ce34">
            <text:p>100 667</text:p>
          </table:table-cell>
          <table:table-cell office:value-type="float" office:value="97303.572" table:style-name="ce34">
            <text:p>97 304</text:p>
          </table:table-cell>
          <table:table-cell office:value-type="float" office:value="84268.331000000006" table:formula="of:=SUM([.CE4:.CE5])" table:style-name="ce34">
            <text:p>84 268</text:p>
          </table:table-cell>
          <table:table-cell office:value-type="float" office:value="82223.714999999997" table:formula="of:=SUM([.CF4:.CF5])" table:style-name="ce34">
            <text:p>82 224</text:p>
          </table:table-cell>
          <table:table-cell office:value-type="float" office:value="98735.597999999998" table:formula="of:=SUM([.CG4:.CG5])" table:style-name="ce34">
            <text:p>98 736</text:p>
          </table:table-cell>
          <table:table-cell office:value-type="float" office:value="91379.767000000007" table:formula="of:=SUM([.CH4:.CH5])" table:style-name="ce34">
            <text:p>91 380</text:p>
          </table:table-cell>
          <table:table-cell office:value-type="float" office:value="81964.362999999998" table:formula="of:=SUM([.CI4:.CI5])" table:style-name="ce34">
            <text:p>81 964</text:p>
          </table:table-cell>
          <table:table-cell office:value-type="float" office:value="97250.76" table:formula="of:=SUM([.CJ4:.CJ5])" table:style-name="ce34">
            <text:p>97 251</text:p>
          </table:table-cell>
          <table:table-cell office:value-type="float" office:value="94457.034" table:formula="of:=SUM([.CK4:.CK5])" table:style-name="ce34">
            <text:p>94 457</text:p>
          </table:table-cell>
          <table:table-cell office:value-type="float" office:value="101126.101" table:formula="of:=SUM([.CL4:.CL5])" table:style-name="ce34">
            <text:p>101 126</text:p>
          </table:table-cell>
          <table:table-cell office:value-type="float" office:value="101068.60100000001" table:formula="of:=SUM([.CM4:.CM5])" table:style-name="ce34">
            <text:p>101 069</text:p>
          </table:table-cell>
          <table:table-cell office:value-type="float" office:value="1121088.287" table:formula="of:=SUM([.CB6:.CM6])" table:style-name="ce29">
            <text:p>1 121 088</text:p>
          </table:table-cell>
          <table:table-cell office:value-type="float" office:value="81961.267000000022" table:formula="of:=SUM([.CO4:.CO5])" table:style-name="ce34">
            <text:p>81 961</text:p>
          </table:table-cell>
          <table:table-cell office:value-type="float" office:value="90710.051000000007" table:formula="of:=SUM([.CP4:.CP5])" table:style-name="ce34">
            <text:p>90 710</text:p>
          </table:table-cell>
          <table:table-cell office:value-type="float" office:value="95917.737000000008" table:formula="of:=SUM([.CQ4:.CQ5])" table:style-name="ce34">
            <text:p>95 918</text:p>
          </table:table-cell>
          <table:table-cell office:value-type="float" office:value="94567.934000000008" table:formula="of:=SUM([.CR4:.CR5])" table:style-name="ce34">
            <text:p>94 568</text:p>
          </table:table-cell>
          <table:table-cell office:value-type="float" office:value="86818.989999999991" table:formula="of:=SUM([.CS4:.CS5])" table:style-name="ce34">
            <text:p>86 819</text:p>
          </table:table-cell>
          <table:table-cell office:value-type="float" office:value="89640.957000000009" table:formula="of:=SUM([.CT4:.CT5])" table:style-name="ce34">
            <text:p>89 641</text:p>
          </table:table-cell>
          <table:table-cell office:value-type="float" office:value="90033.293000000005" table:formula="of:=SUM([.CU4:.CU5])" table:style-name="ce34">
            <text:p>90 033</text:p>
          </table:table-cell>
          <table:table-cell office:value-type="float" office:value="82811.456000000006" table:formula="of:=SUM([.CV4:.CV5])" table:style-name="ce34">
            <text:p>82 811</text:p>
          </table:table-cell>
          <table:table-cell office:value-type="float" office:value="99935.018000000011" table:formula="of:=SUM([.CW4:.CW5])" table:style-name="ce34">
            <text:p>99 935</text:p>
          </table:table-cell>
          <table:table-cell office:value-type="float" office:value="97724.841" table:formula="of:=SUM([.CX4:.CX5])" table:style-name="ce34">
            <text:p>97 725</text:p>
          </table:table-cell>
          <table:table-cell office:value-type="float" office:value="114036.71400000001" table:formula="of:=SUM([.CY4:.CY5])" table:style-name="ce34">
            <text:p>114 037</text:p>
          </table:table-cell>
          <table:table-cell office:value-type="float" office:value="102417.91100000001" table:formula="of:=SUM([.CZ4:.CZ5])" table:style-name="ce34">
            <text:p>102 418</text:p>
          </table:table-cell>
          <table:table-cell office:value-type="float" office:value="1126576.1690000002" table:formula="of:=SUM([.CO6:.CZ6])" table:style-name="ce29">
            <text:p>1 126 576</text:p>
          </table:table-cell>
          <table:table-cell office:value-type="float" office:value="103023.677" table:formula="of:=SUM([.DB4:.DB5])" table:style-name="ce34">
            <text:p>103 024</text:p>
          </table:table-cell>
          <table:table-cell office:value-type="float" office:value="103723.11600000002" table:formula="of:=SUM([.DC4:.DC5])" table:style-name="ce34">
            <text:p>103 723</text:p>
          </table:table-cell>
          <table:table-cell office:value-type="float" office:value="101866.057" table:formula="of:=SUM([.DD4:.DD5])" table:style-name="ce98">
            <text:p>101 866</text:p>
          </table:table-cell>
          <table:table-cell table:number-columns-repeated="16276" table:style-name="ce35"/>
        </table:table-row>
        <table:table-row table:style-name="ro19">
          <table:table-cell office:value-type="string" table:style-name="ce25">
            <text:p>Builders Rubble (BR) entering Landfill sites<text:s/><text:span text:style-name="T2">stockpiled<text:s/></text:span>for cover, slope or roads<text:s/></text:p>
          </table:table-cell>
          <table:table-cell office:value-type="float" office:value="103779.4" table:style-name="ce26">
            <text:p>103 779</text:p>
          </table:table-cell>
          <table:table-cell office:value-type="float" office:value="81367.66" table:style-name="ce26">
            <text:p>81 368</text:p>
          </table:table-cell>
          <table:table-cell office:value-type="float" office:value="87739.53" table:style-name="ce26">
            <text:p>87 740</text:p>
          </table:table-cell>
          <table:table-cell office:value-type="float" office:value="86022.2" table:style-name="ce26">
            <text:p>86 022</text:p>
          </table:table-cell>
          <table:table-cell office:value-type="float" office:value="79311.22" table:style-name="ce26">
            <text:p>79 311</text:p>
          </table:table-cell>
          <table:table-cell office:value-type="float" office:value="59625.01" table:style-name="ce26">
            <text:p>59 625</text:p>
          </table:table-cell>
          <table:table-cell office:value-type="float" office:value="60696.03" table:style-name="ce26">
            <text:p>60 696</text:p>
          </table:table-cell>
          <table:table-cell office:value-type="float" office:value="96863.049999999988" table:style-name="ce26">
            <text:p>96 863</text:p>
          </table:table-cell>
          <table:table-cell office:value-type="float" office:value="100331.42" table:style-name="ce26">
            <text:p>100 331</text:p>
          </table:table-cell>
          <table:table-cell office:value-type="float" office:value="98644.790000000008" table:style-name="ce26">
            <text:p>98 645</text:p>
          </table:table-cell>
          <table:table-cell office:value-type="float" office:value="122437.05" table:style-name="ce27">
            <text:p>122 437</text:p>
          </table:table-cell>
          <table:table-cell office:value-type="float" office:value="114173.01" table:style-name="ce27">
            <text:p>114 173</text:p>
          </table:table-cell>
          <table:table-cell office:value-type="float" office:value="1090990.3700000001" table:formula="of:=SUM([.B7:.M7])" table:style-name="ce29">
            <text:p>1 090 990</text:p>
          </table:table-cell>
          <table:table-cell office:value-type="float" office:value="94024.17" table:style-name="ce26">
            <text:p>94 024</text:p>
          </table:table-cell>
          <table:table-cell office:value-type="float" office:value="137303.24" table:style-name="ce27">
            <text:p>137 303</text:p>
          </table:table-cell>
          <table:table-cell office:value-type="float" office:value="155468.07999999999" table:style-name="ce27">
            <text:p>155 468</text:p>
          </table:table-cell>
          <table:table-cell office:value-type="float" office:value="151497.37" table:style-name="ce27">
            <text:p>151 497</text:p>
          </table:table-cell>
          <table:table-cell office:value-type="float" office:value="138474.94" table:style-name="ce27">
            <text:p>138 475</text:p>
          </table:table-cell>
          <table:table-cell office:value-type="float" office:value="78333.62" table:style-name="ce27">
            <text:p>78 334</text:p>
          </table:table-cell>
          <table:table-cell office:value-type="float" office:value="66623.45" table:style-name="ce27">
            <text:p>66 623</text:p>
          </table:table-cell>
          <table:table-cell office:value-type="float" office:value="72411.92" table:style-name="ce27">
            <text:p>72 412</text:p>
          </table:table-cell>
          <table:table-cell office:value-type="float" office:value="106615.36" table:style-name="ce27">
            <text:p>106 615</text:p>
          </table:table-cell>
          <table:table-cell office:value-type="float" office:value="94765.53" table:style-name="ce27">
            <text:p>94 766</text:p>
          </table:table-cell>
          <table:table-cell office:value-type="float" office:value="98936.580000000016" table:style-name="ce27">
            <text:p>98 937</text:p>
          </table:table-cell>
          <table:table-cell office:value-type="float" office:value="99787.679999999978" table:style-name="ce27">
            <text:p>99 788</text:p>
          </table:table-cell>
          <table:table-cell office:value-type="float" office:value="1294241.94" table:formula="of:=SUM([.O7:.Z7])" table:style-name="ce29">
            <text:p>1 294 242</text:p>
          </table:table-cell>
          <table:table-cell office:value-type="float" office:value="96380.040000000008" table:style-name="ce26">
            <text:p>96 380</text:p>
          </table:table-cell>
          <table:table-cell office:value-type="float" office:value="96261.14" table:style-name="ce26">
            <text:p>96 261</text:p>
          </table:table-cell>
          <table:table-cell office:value-type="float" office:value="86559.930000000008" table:style-name="ce26">
            <text:p>86 560</text:p>
          </table:table-cell>
          <table:table-cell office:value-type="float" office:value="122284.81" table:style-name="ce26">
            <text:p>122 285</text:p>
          </table:table-cell>
          <table:table-cell office:value-type="float" office:value="114536.45" table:style-name="ce26">
            <text:p>114 536</text:p>
          </table:table-cell>
          <table:table-cell office:value-type="float" office:value="83031.840000000011" table:style-name="ce26">
            <text:p>83 032</text:p>
          </table:table-cell>
          <table:table-cell office:value-type="float" office:value="19723.440000000002" table:style-name="ce26">
            <text:p>19 723</text:p>
          </table:table-cell>
          <table:table-cell office:value-type="float" office:value="96330.579999999987" table:style-name="ce26">
            <text:p>96 331</text:p>
          </table:table-cell>
          <table:table-cell office:value-type="float" office:value="138578.45000000001" table:style-name="ce26">
            <text:p>138 578</text:p>
          </table:table-cell>
          <table:table-cell office:value-type="float" office:value="134110.13" table:style-name="ce26">
            <text:p>134 110</text:p>
          </table:table-cell>
          <table:table-cell office:value-type="float" office:value="129853.06" table:style-name="ce26">
            <text:p>129 853</text:p>
          </table:table-cell>
          <table:table-cell office:value-type="float" office:value="125376.01000000001" table:style-name="ce26">
            <text:p>125 376</text:p>
          </table:table-cell>
          <table:table-cell office:value-type="float" office:value="1243025.8799999999" table:formula="of:=SUM([.AB7:.AM7])" table:style-name="ce29">
            <text:p>1 243 026</text:p>
          </table:table-cell>
          <table:table-cell office:value-type="float" office:value="55388.18" table:style-name="ce26">
            <text:p>55 388</text:p>
          </table:table-cell>
          <table:table-cell office:value-type="float" office:value="39769.83" table:style-name="ce26">
            <text:p>39 770</text:p>
          </table:table-cell>
          <table:table-cell office:value-type="float" office:value="40799.26" table:style-name="ce26">
            <text:p>40 799</text:p>
          </table:table-cell>
          <table:table-cell office:value-type="float" office:value="43409.91" table:style-name="ce26">
            <text:p>43 410</text:p>
          </table:table-cell>
          <table:table-cell office:value-type="float" office:value="40008.590000000004" table:style-name="ce26">
            <text:p>40 009</text:p>
          </table:table-cell>
          <table:table-cell office:value-type="float" office:value="24226.75" table:style-name="ce26">
            <text:p>24 227</text:p>
          </table:table-cell>
          <table:table-cell office:value-type="float" office:value="25155.7" table:style-name="ce26">
            <text:p>25 156</text:p>
          </table:table-cell>
          <table:table-cell office:value-type="float" office:value="33277.97" table:style-name="ce26">
            <text:p>33 278</text:p>
          </table:table-cell>
          <table:table-cell office:value-type="float" office:value="32317.23" table:style-name="ce26">
            <text:p>32 317</text:p>
          </table:table-cell>
          <table:table-cell office:value-type="float" office:value="28621.54" table:style-name="ce26">
            <text:p>28 622</text:p>
          </table:table-cell>
          <table:table-cell office:value-type="float" office:value="26379.200000000001" table:style-name="ce26">
            <text:p>26 379</text:p>
          </table:table-cell>
          <table:table-cell office:value-type="float" office:value="25051.510000000002" table:style-name="ce26">
            <text:p>25 052</text:p>
          </table:table-cell>
          <table:table-cell office:value-type="float" office:value="414405.67000000004" table:formula="of:=SUM([.AO7:.AZ7])" table:style-name="ce29">
            <text:p>414 406</text:p>
          </table:table-cell>
          <table:table-cell office:value-type="float" office:value="31630.93" table:style-name="ce26">
            <text:p>31 631</text:p>
          </table:table-cell>
          <table:table-cell office:value-type="float" office:value="26583.51" table:style-name="ce26">
            <text:p>26 584</text:p>
          </table:table-cell>
          <table:table-cell office:value-type="float" office:value="26290.129999999997" table:style-name="ce26">
            <text:p>26 290</text:p>
          </table:table-cell>
          <table:table-cell office:value-type="float" office:value="32981.17" table:style-name="ce26">
            <text:p>32 981</text:p>
          </table:table-cell>
          <table:table-cell office:value-type="float" office:value="28502.269999999997" table:style-name="ce26">
            <text:p>28 502</text:p>
          </table:table-cell>
          <table:table-cell office:value-type="float" office:value="17451.86" table:style-name="ce26">
            <text:p>17 452</text:p>
          </table:table-cell>
          <table:table-cell office:value-type="float" office:value="19884.46" table:style-name="ce26">
            <text:p>19 884</text:p>
          </table:table-cell>
          <table:table-cell office:value-type="float" office:value="28154.480000000003" table:style-name="ce26">
            <text:p>28 154</text:p>
          </table:table-cell>
          <table:table-cell office:value-type="float" office:value="23497.369999999995" table:style-name="ce26">
            <text:p>23 497</text:p>
          </table:table-cell>
          <table:table-cell office:value-type="float" office:value="2670.59" table:style-name="ce26">
            <text:p>2 671</text:p>
          </table:table-cell>
          <table:table-cell office:value-type="float" office:value="5247.3899999999994" table:style-name="ce26">
            <text:p>5 247</text:p>
          </table:table-cell>
          <table:table-cell office:value-type="float" office:value="17473.3" table:style-name="ce26">
            <text:p>17 473</text:p>
          </table:table-cell>
          <table:table-cell office:value-type="float" office:value="260367.45999999996" table:formula="of:=SUM([.BB7:.BM7])" table:style-name="ce29">
            <text:p>260 367</text:p>
          </table:table-cell>
          <table:table-cell office:value-type="float" office:value="14878.869999999999" table:style-name="ce30">
            <text:p>14 879</text:p>
          </table:table-cell>
          <table:table-cell office:value-type="float" office:value="18424.52" table:style-name="ce30">
            <text:p>18 425</text:p>
          </table:table-cell>
          <table:table-cell office:value-type="float" office:value="17714.5" table:style-name="ce30">
            <text:p>17 715</text:p>
          </table:table-cell>
          <table:table-cell office:value-type="float" office:value="16472.32" table:style-name="ce30">
            <text:p>16 472</text:p>
          </table:table-cell>
          <table:table-cell office:value-type="float" office:value="38440.14" table:style-name="ce30">
            <text:p>38 440</text:p>
          </table:table-cell>
          <table:table-cell office:value-type="float" office:value="32230.73" table:style-name="ce30">
            <text:p>32 231</text:p>
          </table:table-cell>
          <table:table-cell office:value-type="float" office:value="36427.54" table:style-name="ce30">
            <text:p>36 428</text:p>
          </table:table-cell>
          <table:table-cell office:value-type="float" office:value="45640.31" table:style-name="ce30">
            <text:p>45 640</text:p>
          </table:table-cell>
          <table:table-cell office:value-type="float" office:value="37134.92" table:style-name="ce30">
            <text:p>37 135</text:p>
          </table:table-cell>
          <table:table-cell office:value-type="float" office:value="41622.259999999995" table:style-name="ce30">
            <text:p>41 622</text:p>
          </table:table-cell>
          <table:table-cell office:value-type="float" office:value="36615.1" table:style-name="ce33">
            <text:p>36 615</text:p>
          </table:table-cell>
          <table:table-cell office:value-type="float" office:value="34422.589999999997" table:style-name="ce33">
            <text:p>34 423</text:p>
          </table:table-cell>
          <table:table-cell office:value-type="float" office:value="370023.79999999993" table:formula="of:=SUM([.BO7:.BZ7])" table:style-name="ce33">
            <text:p>370 024</text:p>
          </table:table-cell>
          <table:table-cell office:value-type="float" office:value="43876.639999999999" table:style-name="ce33">
            <text:p>43 877</text:p>
          </table:table-cell>
          <table:table-cell office:value-type="float" office:value="48120.69" table:style-name="ce33">
            <text:p>48 121</text:p>
          </table:table-cell>
          <table:table-cell office:value-type="float" office:value="4641.45" table:style-name="ce33">
            <text:p>4 641</text:p>
          </table:table-cell>
          <table:table-cell office:value-type="float" office:value="31552.15" table:style-name="ce33">
            <text:p>31 552</text:p>
          </table:table-cell>
          <table:table-cell office:value-type="float" office:value="35257.440000000002" table:style-name="ce33">
            <text:p>35 257</text:p>
          </table:table-cell>
          <table:table-cell office:value-type="float" office:value="36739.24" table:style-name="ce33">
            <text:p>36 739</text:p>
          </table:table-cell>
          <table:table-cell office:value-type="float" office:value="20276.580000000002" table:style-name="ce33">
            <text:p>20 277</text:p>
          </table:table-cell>
          <table:table-cell office:value-type="float" office:value="41663.120000000003" table:style-name="ce33">
            <text:p>41 663</text:p>
          </table:table-cell>
          <table:table-cell office:value-type="float" office:value="45402.17" table:style-name="ce33">
            <text:p>45 402</text:p>
          </table:table-cell>
          <table:table-cell office:value-type="float" office:value="36729.360000000001" table:style-name="ce33">
            <text:p>36 729</text:p>
          </table:table-cell>
          <table:table-cell office:value-type="float" office:value="52299.119999999995" table:style-name="ce33">
            <text:p>52 299</text:p>
          </table:table-cell>
          <table:table-cell office:value-type="float" office:value="37852.959999999999" table:style-name="ce33">
            <text:p>37 853</text:p>
          </table:table-cell>
          <table:table-cell office:value-type="float" office:value="434410.92" table:formula="of:=SUM([.CB7:.CM7])" table:style-name="ce33">
            <text:p>434 411</text:p>
          </table:table-cell>
          <table:table-cell office:value-type="float" office:value="43936.36" table:style-name="ce33">
            <text:p>43 936</text:p>
          </table:table-cell>
          <table:table-cell office:value-type="float" office:value="46655.45" table:style-name="ce33">
            <text:p>46 655</text:p>
          </table:table-cell>
          <table:table-cell office:value-type="float" office:value="59988.95" table:style-name="ce33">
            <text:p>59 989</text:p>
          </table:table-cell>
          <table:table-cell office:value-type="float" office:value="49371.09" table:style-name="ce33">
            <text:p>49 371</text:p>
          </table:table-cell>
          <table:table-cell office:value-type="float" office:value="46054.1" table:style-name="ce33">
            <text:p>46 054</text:p>
          </table:table-cell>
          <table:table-cell office:value-type="float" office:value="36148.589999999997" table:style-name="ce33">
            <text:p>36 149</text:p>
          </table:table-cell>
          <table:table-cell office:value-type="float" office:value="31433.1" table:style-name="ce33">
            <text:p>31 433</text:p>
          </table:table-cell>
          <table:table-cell office:value-type="float" office:value="38304.199999999997" table:style-name="ce33">
            <text:p>38 304</text:p>
          </table:table-cell>
          <table:table-cell office:value-type="float" office:value="41383.630000000005" table:style-name="ce33">
            <text:p>41 384</text:p>
          </table:table-cell>
          <table:table-cell office:value-type="float" office:value="23154.62" table:style-name="ce33">
            <text:p>23 155</text:p>
          </table:table-cell>
          <table:table-cell office:value-type="float" office:value="0" table:style-name="ce33">
            <text:p>0</text:p>
          </table:table-cell>
          <table:table-cell office:value-type="float" office:value="0" table:style-name="ce33">
            <text:p>0</text:p>
          </table:table-cell>
          <table:table-cell office:value-type="float" office:value="416430.09" table:formula="of:=SUM([.CO7:.CZ7])" table:style-name="ce33">
            <text:p>416 430</text:p>
          </table:table-cell>
          <table:table-cell office:value-type="float" office:value="68324.59" table:style-name="ce33">
            <text:p>68 325</text:p>
          </table:table-cell>
          <table:table-cell office:value-type="float" office:value="57216.43" table:style-name="ce33">
            <text:p>57 216</text:p>
          </table:table-cell>
          <table:table-cell office:value-type="float" office:value="59933.619999999995" table:style-name="ce97">
            <text:p>59 934</text:p>
          </table:table-cell>
          <table:table-cell table:number-columns-repeated="16276" table:style-name="ce32"/>
        </table:table-row>
        <table:table-row table:style-name="ro20">
          <table:table-cell office:value-type="string" table:style-name="ce25">
            <text:p>Garden Greens (GG) entering Landfill sites to be c<text:span text:style-name="T2">hipped</text:span></text:p>
          </table:table-cell>
          <table:table-cell office:value-type="float" office:value="630.61399999999992" table:style-name="ce26">
            <text:p>631</text:p>
          </table:table-cell>
          <table:table-cell office:value-type="float" office:value="1102.126" table:style-name="ce26">
            <text:p>1 102</text:p>
          </table:table-cell>
          <table:table-cell office:value-type="float" office:value="843.12299999999993" table:style-name="ce26">
            <text:p>843</text:p>
          </table:table-cell>
          <table:table-cell office:value-type="float" office:value="1023.019" table:style-name="ce26">
            <text:p>1 023</text:p>
          </table:table-cell>
          <table:table-cell office:value-type="float" office:value="1040.415" table:style-name="ce26">
            <text:p>1 040</text:p>
          </table:table-cell>
          <table:table-cell office:value-type="float" office:value="1028.164" table:style-name="ce26">
            <text:p>1 028</text:p>
          </table:table-cell>
          <table:table-cell office:value-type="float" office:value="615.16499999999996" table:style-name="ce26">
            <text:p>615</text:p>
          </table:table-cell>
          <table:table-cell office:value-type="float" office:value="987.41099999999994" table:style-name="ce26">
            <text:p>987</text:p>
          </table:table-cell>
          <table:table-cell office:value-type="float" office:value="824.7" table:style-name="ce26">
            <text:p>825</text:p>
          </table:table-cell>
          <table:table-cell office:value-type="float" office:value="933.21199999999999" table:style-name="ce26">
            <text:p>933</text:p>
          </table:table-cell>
          <table:table-cell office:value-type="float" office:value="810.48099999999999" table:style-name="ce27">
            <text:p>810</text:p>
          </table:table-cell>
          <table:table-cell office:value-type="float" office:value="871.63199999999995" table:style-name="ce27">
            <text:p>872</text:p>
          </table:table-cell>
          <table:table-cell office:value-type="float" office:value="10710.061999999998" table:formula="of:=SUM([.B8:.M8])" table:style-name="ce28">
            <text:p>10 710</text:p>
          </table:table-cell>
          <table:table-cell office:value-type="float" office:value="639.05899999999986" table:style-name="ce26">
            <text:p>639</text:p>
          </table:table-cell>
          <table:table-cell office:value-type="float" office:value="666.75" table:style-name="ce27">
            <text:p>667</text:p>
          </table:table-cell>
          <table:table-cell office:value-type="float" office:value="759.31" table:style-name="ce27">
            <text:p>759</text:p>
          </table:table-cell>
          <table:table-cell office:value-type="float" office:value="1314.7840000000001" table:style-name="ce27">
            <text:p>1 315</text:p>
          </table:table-cell>
          <table:table-cell office:value-type="float" office:value="1102.8049999999998" table:style-name="ce27">
            <text:p>1 103</text:p>
          </table:table-cell>
          <table:table-cell office:value-type="float" office:value="1875.3730000000003" table:style-name="ce27">
            <text:p>1 875</text:p>
          </table:table-cell>
          <table:table-cell office:value-type="float" office:value="808.12300000000005" table:style-name="ce27">
            <text:p>808</text:p>
          </table:table-cell>
          <table:table-cell office:value-type="float" office:value="735.29" table:style-name="ce27">
            <text:p>735</text:p>
          </table:table-cell>
          <table:table-cell office:value-type="float" office:value="954.53499999999997" table:style-name="ce27">
            <text:p>955</text:p>
          </table:table-cell>
          <table:table-cell office:value-type="float" office:value="582.7829999999999" table:style-name="ce27">
            <text:p>583</text:p>
          </table:table-cell>
          <table:table-cell office:value-type="float" office:value="731.30399999999986" table:style-name="ce27">
            <text:p>731</text:p>
          </table:table-cell>
          <table:table-cell office:value-type="float" office:value="969.2650000000001" table:style-name="ce27">
            <text:p>969</text:p>
          </table:table-cell>
          <table:table-cell office:value-type="float" office:value="11139.380999999999" table:formula="of:=SUM([.O8:.Z8])" table:style-name="ce29">
            <text:p>11 139</text:p>
          </table:table-cell>
          <table:table-cell office:value-type="float" office:value="753.40000000000009" table:style-name="ce26">
            <text:p>753</text:p>
          </table:table-cell>
          <table:table-cell office:value-type="float" office:value="515.47900000000004" table:style-name="ce26">
            <text:p>515</text:p>
          </table:table-cell>
          <table:table-cell office:value-type="float" office:value="703.76199999999994" table:style-name="ce26">
            <text:p>704</text:p>
          </table:table-cell>
          <table:table-cell office:value-type="float" office:value="769.61" table:style-name="ce26">
            <text:p>770</text:p>
          </table:table-cell>
          <table:table-cell office:value-type="float" office:value="736.64" table:style-name="ce26">
            <text:p>737</text:p>
          </table:table-cell>
          <table:table-cell office:value-type="float" office:value="711.25400000000002" table:style-name="ce26">
            <text:p>711</text:p>
          </table:table-cell>
          <table:table-cell office:value-type="float" office:value="578.77200000000005" table:style-name="ce26">
            <text:p>579</text:p>
          </table:table-cell>
          <table:table-cell office:value-type="float" office:value="751.00699999999995" table:style-name="ce26">
            <text:p>751</text:p>
          </table:table-cell>
          <table:table-cell office:value-type="float" office:value="683.23099999999999" table:style-name="ce26">
            <text:p>683</text:p>
          </table:table-cell>
          <table:table-cell office:value-type="float" office:value="615.46800000000007" table:style-name="ce26">
            <text:p>615</text:p>
          </table:table-cell>
          <table:table-cell office:value-type="float" office:value="576.2109999999999" table:style-name="ce26">
            <text:p>576</text:p>
          </table:table-cell>
          <table:table-cell office:value-type="float" office:value="768.51300000000003" table:style-name="ce26">
            <text:p>769</text:p>
          </table:table-cell>
          <table:table-cell office:value-type="float" office:value="8163.3469999999998" table:formula="of:=SUM([.AB8:.AM8])" table:style-name="ce29">
            <text:p>8 163</text:p>
          </table:table-cell>
          <table:table-cell office:value-type="float" office:value="403.69899999999996" table:style-name="ce26">
            <text:p>404</text:p>
          </table:table-cell>
          <table:table-cell office:value-type="float" office:value="449.13" table:style-name="ce26">
            <text:p>449</text:p>
          </table:table-cell>
          <table:table-cell office:value-type="float" office:value="287.52999999999997" table:style-name="ce26">
            <text:p>288</text:p>
          </table:table-cell>
          <table:table-cell office:value-type="float" office:value="208.79999999999998" table:style-name="ce26">
            <text:p>209</text:p>
          </table:table-cell>
          <table:table-cell office:value-type="float" office:value="207.86" table:style-name="ce26">
            <text:p>208</text:p>
          </table:table-cell>
          <table:table-cell office:value-type="float" office:value="88.468000000000004" table:style-name="ce26">
            <text:p>88</text:p>
          </table:table-cell>
          <table:table-cell office:value-type="float" office:value="172.89" table:style-name="ce26">
            <text:p>173</text:p>
          </table:table-cell>
          <table:table-cell office:value-type="float" office:value="351.74099999999999" table:style-name="ce26">
            <text:p>352</text:p>
          </table:table-cell>
          <table:table-cell office:value-type="float" office:value="983.5920000000001" table:style-name="ce26">
            <text:p>984</text:p>
          </table:table-cell>
          <table:table-cell office:value-type="float" office:value="1045.8029999999999" table:style-name="ce26">
            <text:p>1 046</text:p>
          </table:table-cell>
          <table:table-cell office:value-type="float" office:value="1196.8970000000002" table:style-name="ce26">
            <text:p>1 197</text:p>
          </table:table-cell>
          <table:table-cell office:value-type="float" office:value="395.541" table:style-name="ce26">
            <text:p>396</text:p>
          </table:table-cell>
          <table:table-cell office:value-type="float" office:value="5791.951" table:formula="of:=SUM([.AO8:.AZ8])" table:style-name="ce29">
            <text:p>5 792</text:p>
          </table:table-cell>
          <table:table-cell office:value-type="float" office:value="1989.4589999999998" table:style-name="ce26">
            <text:p>1 989</text:p>
          </table:table-cell>
          <table:table-cell office:value-type="float" office:value="2113.424" table:style-name="ce26">
            <text:p>2 113</text:p>
          </table:table-cell>
          <table:table-cell office:value-type="float" office:value="2361.0210000000002" table:style-name="ce26">
            <text:p>2 361</text:p>
          </table:table-cell>
          <table:table-cell office:value-type="float" office:value="765.21" table:style-name="ce26">
            <text:p>765</text:p>
          </table:table-cell>
          <table:table-cell office:value-type="float" office:value="1526.5370000000003" table:style-name="ce26">
            <text:p>1 527</text:p>
          </table:table-cell>
          <table:table-cell office:value-type="float" office:value="243.80099999999999" table:style-name="ce26">
            <text:p>244</text:p>
          </table:table-cell>
          <table:table-cell office:value-type="float" office:value="1153.6410000000001" table:style-name="ce26">
            <text:p>1 154</text:p>
          </table:table-cell>
          <table:table-cell office:value-type="float" office:value="1490.3709999999999" table:style-name="ce26">
            <text:p>1 490</text:p>
          </table:table-cell>
          <table:table-cell office:value-type="float" office:value="834.02100000000007" table:style-name="ce26">
            <text:p>834</text:p>
          </table:table-cell>
          <table:table-cell office:value-type="float" office:value="33.56" table:style-name="ce26">
            <text:p>34</text:p>
          </table:table-cell>
          <table:table-cell office:value-type="float" office:value="53.458000000000006" table:style-name="ce26">
            <text:p>53</text:p>
          </table:table-cell>
          <table:table-cell office:value-type="float" office:value="75.239999999999995" table:style-name="ce26">
            <text:p>75</text:p>
          </table:table-cell>
          <table:table-cell office:value-type="float" office:value="12639.743" table:formula="of:=SUM([.BB8:.BM8])" table:style-name="ce29">
            <text:p>12 640</text:p>
          </table:table-cell>
          <table:table-cell office:value-type="float" office:value="406.64000000000004" table:style-name="ce30">
            <text:p>407</text:p>
          </table:table-cell>
          <table:table-cell office:value-type="float" office:value="623.66000000000008" table:style-name="ce30">
            <text:p>624</text:p>
          </table:table-cell>
          <table:table-cell office:value-type="float" office:value="2131.2909999999997" table:style-name="ce30">
            <text:p>2 131</text:p>
          </table:table-cell>
          <table:table-cell office:value-type="float" office:value="994.55700000000013" table:style-name="ce30">
            <text:p>995</text:p>
          </table:table-cell>
          <table:table-cell office:value-type="float" office:value="843.53399999999988" table:style-name="ce30">
            <text:p>844</text:p>
          </table:table-cell>
          <table:table-cell office:value-type="float" office:value="827.86500000000001" table:style-name="ce30">
            <text:p>828</text:p>
          </table:table-cell>
          <table:table-cell office:value-type="float" office:value="745.60899999999992" table:style-name="ce30">
            <text:p>746</text:p>
          </table:table-cell>
          <table:table-cell office:value-type="float" office:value="941.43299999999999" table:style-name="ce30">
            <text:p>941</text:p>
          </table:table-cell>
          <table:table-cell office:value-type="float" office:value="5127.5919999999996" table:style-name="ce30">
            <text:p>5 128</text:p>
          </table:table-cell>
          <table:table-cell office:value-type="float" office:value="5876.2129999999997" table:style-name="ce30">
            <text:p>5 876</text:p>
          </table:table-cell>
          <table:table-cell office:value-type="float" office:value="6039.9530000000004" table:style-name="ce33">
            <text:p>6 040</text:p>
          </table:table-cell>
          <table:table-cell office:value-type="float" office:value="6427.5169999999998" table:style-name="ce33">
            <text:p>6 428</text:p>
          </table:table-cell>
          <table:table-cell office:value-type="float" office:value="30985.864000000001" table:formula="of:=SUM([.BO8:.BZ8])" table:style-name="ce33">
            <text:p>30 986</text:p>
          </table:table-cell>
          <table:table-cell office:value-type="float" office:value="988.99599999999998" table:style-name="ce33">
            <text:p>989</text:p>
          </table:table-cell>
          <table:table-cell office:value-type="float" office:value="866.73599999999999" table:style-name="ce33">
            <text:p>867</text:p>
          </table:table-cell>
          <table:table-cell office:value-type="float" office:value="773.79200000000003" table:style-name="ce33">
            <text:p>774</text:p>
          </table:table-cell>
          <table:table-cell office:value-type="float" office:value="856.22399999999993" table:style-name="ce33">
            <text:p>856</text:p>
          </table:table-cell>
          <table:table-cell office:value-type="float" office:value="2619.2179999999994" table:style-name="ce33">
            <text:p>2 619</text:p>
          </table:table-cell>
          <table:table-cell office:value-type="float" office:value="1619.3269999999998" table:style-name="ce33">
            <text:p>1 619</text:p>
          </table:table-cell>
          <table:table-cell office:value-type="float" office:value="5252.3639999999996" table:style-name="ce33">
            <text:p>5 252</text:p>
          </table:table-cell>
          <table:table-cell office:value-type="float" office:value="1089.9780000000001" table:style-name="ce33">
            <text:p>1 090</text:p>
          </table:table-cell>
          <table:table-cell office:value-type="float" office:value="1128.165" table:style-name="ce33">
            <text:p>1 128</text:p>
          </table:table-cell>
          <table:table-cell office:value-type="float" office:value="863.06700000000001" table:style-name="ce33">
            <text:p>863</text:p>
          </table:table-cell>
          <table:table-cell office:value-type="float" office:value="859.9849999999999" table:style-name="ce33">
            <text:p>860</text:p>
          </table:table-cell>
          <table:table-cell office:value-type="float" office:value="860.06700000000001" table:style-name="ce33">
            <text:p>860</text:p>
          </table:table-cell>
          <table:table-cell office:value-type="float" office:value="17777.918999999998" table:formula="of:=SUM([.CB8:.CM8])" table:style-name="ce33">
            <text:p>17 778</text:p>
          </table:table-cell>
          <table:table-cell office:value-type="float" office:value="653.89" table:style-name="ce33">
            <text:p>654</text:p>
          </table:table-cell>
          <table:table-cell office:value-type="float" office:value="473.35500000000002" table:style-name="ce33">
            <text:p>473</text:p>
          </table:table-cell>
          <table:table-cell office:value-type="float" office:value="611.51400000000001" table:style-name="ce33">
            <text:p>612</text:p>
          </table:table-cell>
          <table:table-cell office:value-type="float" office:value="538.16000000000008" table:style-name="ce33">
            <text:p>538</text:p>
          </table:table-cell>
          <table:table-cell office:value-type="float" office:value="603.23500000000013" table:style-name="ce33">
            <text:p>603</text:p>
          </table:table-cell>
          <table:table-cell office:value-type="float" office:value="565.12400000000002" table:style-name="ce33">
            <text:p>565</text:p>
          </table:table-cell>
          <table:table-cell office:value-type="float" office:value="590.34999999999991" table:style-name="ce33">
            <text:p>590</text:p>
          </table:table-cell>
          <table:table-cell office:value-type="float" office:value="681.76" table:style-name="ce33">
            <text:p>682</text:p>
          </table:table-cell>
          <table:table-cell office:value-type="float" office:value="858.14800000000002" table:style-name="ce33">
            <text:p>858</text:p>
          </table:table-cell>
          <table:table-cell office:value-type="float" office:value="804.47" table:style-name="ce33">
            <text:p>804</text:p>
          </table:table-cell>
          <table:table-cell office:value-type="float" office:value="1032.23" table:style-name="ce33">
            <text:p>1 032</text:p>
          </table:table-cell>
          <table:table-cell office:value-type="float" office:value="1325.0549999999998" table:style-name="ce33">
            <text:p>1 325</text:p>
          </table:table-cell>
          <table:table-cell office:value-type="float" office:value="8737.2910000000011" table:formula="of:=SUM([.CO8:.CZ8])" table:style-name="ce33">
            <text:p>8 737</text:p>
          </table:table-cell>
          <table:table-cell office:value-type="float" office:value="1036.049" table:style-name="ce33">
            <text:p>1 036</text:p>
          </table:table-cell>
          <table:table-cell office:value-type="float" office:value="486.15000000000003" table:style-name="ce33">
            <text:p>486</text:p>
          </table:table-cell>
          <table:table-cell office:value-type="float" office:value="575.72" table:style-name="ce97">
            <text:p>576</text:p>
          </table:table-cell>
          <table:table-cell table:number-columns-repeated="16276" table:style-name="ce32"/>
        </table:table-row>
        <table:table-row table:style-name="ro18">
          <table:table-cell office:value-type="string" table:style-name="ce23">
            <text:p>Total Incoming Waste sent for BR Stockpile or GG Chipping</text:p>
          </table:table-cell>
          <table:table-cell office:value-type="float" office:value="104410.014" table:formula="of:=SUM([.B7:.B8])" table:style-name="ce29">
            <text:p>104 410</text:p>
          </table:table-cell>
          <table:table-cell office:value-type="float" office:value="82469.786000000007" table:formula="of:=SUM([.C7:.C8])" table:style-name="ce29">
            <text:p>82 470</text:p>
          </table:table-cell>
          <table:table-cell office:value-type="float" office:value="88582.653000000006" table:formula="of:=SUM([.D7:.D8])" table:style-name="ce29">
            <text:p>88 583</text:p>
          </table:table-cell>
          <table:table-cell office:value-type="float" office:value="87045.218999999997" table:formula="of:=SUM([.E7:.E8])" table:style-name="ce29">
            <text:p>87 045</text:p>
          </table:table-cell>
          <table:table-cell office:value-type="float" office:value="80351.634999999995" table:formula="of:=SUM([.F7:.F8])" table:style-name="ce29">
            <text:p>80 352</text:p>
          </table:table-cell>
          <table:table-cell office:value-type="float" office:value="60653.173999999999" table:formula="of:=SUM([.G7:.G8])" table:style-name="ce29">
            <text:p>60 653</text:p>
          </table:table-cell>
          <table:table-cell office:value-type="float" office:value="61311.195" table:formula="of:=SUM([.H7:.H8])" table:style-name="ce29">
            <text:p>61 311</text:p>
          </table:table-cell>
          <table:table-cell office:value-type="float" office:value="97850.460999999981" table:formula="of:=SUM([.I7:.I8])" table:style-name="ce29">
            <text:p>97 850</text:p>
          </table:table-cell>
          <table:table-cell office:value-type="float" office:value="101156.12" table:formula="of:=SUM([.J7:.J8])" table:style-name="ce29">
            <text:p>101 156</text:p>
          </table:table-cell>
          <table:table-cell office:value-type="float" office:value="99578.002000000008" table:formula="of:=SUM([.K7:.K8])" table:style-name="ce29">
            <text:p>99 578</text:p>
          </table:table-cell>
          <table:table-cell office:value-type="float" office:value="123247.531" table:formula="of:=SUM([.L7:.L8])" table:style-name="ce29">
            <text:p>123 248</text:p>
          </table:table-cell>
          <table:table-cell office:value-type="float" office:value="115044.64199999999" table:formula="of:=SUM([.M7:.M8])" table:style-name="ce29">
            <text:p>115 045</text:p>
          </table:table-cell>
          <table:table-cell office:value-type="float" office:value="1101700.432" table:formula="of:=SUM([.B9:.M9])" table:style-name="ce29">
            <text:p>1 101 700</text:p>
          </table:table-cell>
          <table:table-cell office:value-type="float" office:value="94663.228999999992" table:formula="of:=SUM([.O7:.O8])" table:style-name="ce29">
            <text:p>94 663</text:p>
          </table:table-cell>
          <table:table-cell office:value-type="float" office:value="137969.99" table:formula="of:=SUM([.P7:.P8])" table:style-name="ce29">
            <text:p>137 970</text:p>
          </table:table-cell>
          <table:table-cell office:value-type="float" office:value="156227.38999999998" table:formula="of:=SUM([.Q7:.Q8])" table:style-name="ce29">
            <text:p>156 227</text:p>
          </table:table-cell>
          <table:table-cell office:value-type="float" office:value="152812.15400000001" table:formula="of:=SUM([.R7:.R8])" table:style-name="ce29">
            <text:p>152 812</text:p>
          </table:table-cell>
          <table:table-cell office:value-type="float" office:value="139577.745" table:formula="of:=SUM([.S7:.S8])" table:style-name="ce29">
            <text:p>139 578</text:p>
          </table:table-cell>
          <table:table-cell office:value-type="float" office:value="80208.993000000002" table:formula="of:=SUM([.T7:.T8])" table:style-name="ce29">
            <text:p>80 209</text:p>
          </table:table-cell>
          <table:table-cell office:value-type="float" office:value="67431.573000000004" table:formula="of:=SUM([.U7:.U8])" table:style-name="ce29">
            <text:p>67 432</text:p>
          </table:table-cell>
          <table:table-cell office:value-type="float" office:value="73147.209999999992" table:formula="of:=SUM([.V7:.V8])" table:style-name="ce29">
            <text:p>73 147</text:p>
          </table:table-cell>
          <table:table-cell office:value-type="float" office:value="107569.895" table:formula="of:=SUM([.W7:.W8])" table:style-name="ce29">
            <text:p>107 570</text:p>
          </table:table-cell>
          <table:table-cell office:value-type="float" office:value="95348.312999999995" table:formula="of:=SUM([.X7:.X8])" table:style-name="ce29">
            <text:p>95 348</text:p>
          </table:table-cell>
          <table:table-cell office:value-type="float" office:value="99667.88400000002" table:formula="of:=SUM([.Y7:.Y8])" table:style-name="ce29">
            <text:p>99 668</text:p>
          </table:table-cell>
          <table:table-cell office:value-type="float" office:value="100756.94499999998" table:formula="of:=SUM([.Z7:.Z8])" table:style-name="ce29">
            <text:p>100 757</text:p>
          </table:table-cell>
          <table:table-cell office:value-type="float" office:value="1305381.321" table:formula="of:=SUM([.O9:.Z9])" table:style-name="ce29">
            <text:p>1 305 381</text:p>
          </table:table-cell>
          <table:table-cell office:value-type="float" office:value="97133.440000000002" table:formula="of:=SUM([.AB7:.AB8])" table:style-name="ce29">
            <text:p>97 133</text:p>
          </table:table-cell>
          <table:table-cell office:value-type="float" office:value="96776.619000000006" table:formula="of:=SUM([.AC7:.AC8])" table:style-name="ce29">
            <text:p>96 777</text:p>
          </table:table-cell>
          <table:table-cell office:value-type="float" office:value="87263.69200000001" table:formula="of:=SUM([.AD7:.AD8])" table:style-name="ce29">
            <text:p>87 264</text:p>
          </table:table-cell>
          <table:table-cell office:value-type="float" office:value="123054.42" table:formula="of:=SUM([.AE7:.AE8])" table:style-name="ce29">
            <text:p>123 054</text:p>
          </table:table-cell>
          <table:table-cell office:value-type="float" office:value="115273.09" table:formula="of:=SUM([.AF7:.AF8])" table:style-name="ce29">
            <text:p>115 273</text:p>
          </table:table-cell>
          <table:table-cell office:value-type="float" office:value="83743.094000000012" table:formula="of:=SUM([.AG7:.AG8])" table:style-name="ce29">
            <text:p>83 743</text:p>
          </table:table-cell>
          <table:table-cell office:value-type="float" office:value="20302.212000000003" table:formula="of:=SUM([.AH7:.AH8])" table:style-name="ce29">
            <text:p>20 302</text:p>
          </table:table-cell>
          <table:table-cell office:value-type="float" office:value="97081.586999999985" table:formula="of:=SUM([.AI7:.AI8])" table:style-name="ce29">
            <text:p>97 082</text:p>
          </table:table-cell>
          <table:table-cell office:value-type="float" office:value="139261.68100000001" table:formula="of:=SUM([.AJ7:.AJ8])" table:style-name="ce29">
            <text:p>139 262</text:p>
          </table:table-cell>
          <table:table-cell office:value-type="float" office:value="134725.598" table:formula="of:=SUM([.AK7:.AK8])" table:style-name="ce29">
            <text:p>134 726</text:p>
          </table:table-cell>
          <table:table-cell office:value-type="float" office:value="130429.27099999999" table:formula="of:=SUM([.AL7:.AL8])" table:style-name="ce29">
            <text:p>130 429</text:p>
          </table:table-cell>
          <table:table-cell office:value-type="float" office:value="126144.52300000002" table:formula="of:=SUM([.AM7:.AM8])" table:style-name="ce29">
            <text:p>126 145</text:p>
          </table:table-cell>
          <table:table-cell office:value-type="float" office:value="1251189.2270000002" table:formula="of:=SUM([.AB9:.AM9])" table:style-name="ce29">
            <text:p>1 251 189</text:p>
          </table:table-cell>
          <table:table-cell office:value-type="float" office:value="55791.879000000001" table:formula="of:=SUM([.AO7:.AO8])" table:style-name="ce29">
            <text:p>55 792</text:p>
          </table:table-cell>
          <table:table-cell office:value-type="float" office:value="40218.959999999999" table:formula="of:=SUM([.AP7:.AP8])" table:style-name="ce29">
            <text:p>40 219</text:p>
          </table:table-cell>
          <table:table-cell office:value-type="float" office:value="41086.79" table:formula="of:=SUM([.AQ7:.AQ8])" table:style-name="ce29">
            <text:p>41 087</text:p>
          </table:table-cell>
          <table:table-cell office:value-type="float" office:value="43618.710000000006" table:formula="of:=SUM([.AR7:.AR8])" table:style-name="ce29">
            <text:p>43 619</text:p>
          </table:table-cell>
          <table:table-cell office:value-type="float" office:value="40216.450000000004" table:formula="of:=SUM([.AS7:.AS8])" table:style-name="ce29">
            <text:p>40 216</text:p>
          </table:table-cell>
          <table:table-cell office:value-type="float" office:value="24315.218000000001" table:formula="of:=SUM([.AT7:.AT8])" table:style-name="ce29">
            <text:p>24 315</text:p>
          </table:table-cell>
          <table:table-cell office:value-type="float" office:value="25328.59" table:formula="of:=SUM([.AU7:.AU8])" table:style-name="ce29">
            <text:p>25 329</text:p>
          </table:table-cell>
          <table:table-cell office:value-type="float" office:value="33629.711000000003" table:formula="of:=SUM([.AV7:.AV8])" table:style-name="ce29">
            <text:p>33 630</text:p>
          </table:table-cell>
          <table:table-cell office:value-type="float" office:value="33300.822" table:formula="of:=SUM([.AW7:.AW8])" table:style-name="ce29">
            <text:p>33 301</text:p>
          </table:table-cell>
          <table:table-cell office:value-type="float" office:value="29667.343000000001" table:formula="of:=SUM([.AX7:.AX8])" table:style-name="ce29">
            <text:p>29 667</text:p>
          </table:table-cell>
          <table:table-cell office:value-type="float" office:value="27576.097000000002" table:formula="of:=SUM([.AY7:.AY8])" table:style-name="ce29">
            <text:p>27 576</text:p>
          </table:table-cell>
          <table:table-cell office:value-type="float" office:value="25447.051000000003" table:formula="of:=SUM([.AZ7:.AZ8])" table:style-name="ce29">
            <text:p>25 447</text:p>
          </table:table-cell>
          <table:table-cell office:value-type="float" office:value="420197.62100000004" table:formula="of:=SUM([.AO9:.AZ9])" table:style-name="ce29">
            <text:p>420 198</text:p>
          </table:table-cell>
          <table:table-cell office:value-type="float" office:value="33620.389000000003" table:formula="of:=SUM([.BB7:.BB8])" table:style-name="ce29">
            <text:p>33 620</text:p>
          </table:table-cell>
          <table:table-cell office:value-type="float" office:value="28696.933999999997" table:formula="of:=SUM([.BC7:.BC8])" table:style-name="ce29">
            <text:p>28 697</text:p>
          </table:table-cell>
          <table:table-cell office:value-type="float" office:value="28651.150999999998" table:formula="of:=SUM([.BD7:.BD8])" table:style-name="ce29">
            <text:p>28 651</text:p>
          </table:table-cell>
          <table:table-cell office:value-type="float" office:value="33746.379999999997" table:formula="of:=SUM([.BE7:.BE8])" table:style-name="ce29">
            <text:p>33 746</text:p>
          </table:table-cell>
          <table:table-cell office:value-type="float" office:value="30028.806999999997" table:formula="of:=SUM([.BF7:.BF8])" table:style-name="ce29">
            <text:p>30 029</text:p>
          </table:table-cell>
          <table:table-cell office:value-type="float" office:value="17695.661" table:formula="of:=SUM([.BG7:.BG8])" table:style-name="ce29">
            <text:p>17 696</text:p>
          </table:table-cell>
          <table:table-cell office:value-type="float" office:value="21038.100999999999" table:formula="of:=SUM([.BH7:.BH8])" table:style-name="ce29">
            <text:p>21 038</text:p>
          </table:table-cell>
          <table:table-cell office:value-type="float" office:value="29644.851000000002" table:formula="of:=SUM([.BI7:.BI8])" table:style-name="ce29">
            <text:p>29 645</text:p>
          </table:table-cell>
          <table:table-cell office:value-type="float" office:value="24331.390999999996" table:formula="of:=SUM([.BJ7:.BJ8])" table:style-name="ce29">
            <text:p>24 331</text:p>
          </table:table-cell>
          <table:table-cell office:value-type="float" office:value="2704.15" table:formula="of:=SUM([.BK7:.BK8])" table:style-name="ce29">
            <text:p>2 704</text:p>
          </table:table-cell>
          <table:table-cell office:value-type="float" office:value="5300.847999999999" table:formula="of:=SUM([.BL7:.BL8])" table:style-name="ce29">
            <text:p>5 301</text:p>
          </table:table-cell>
          <table:table-cell office:value-type="float" office:value="17548.54" table:formula="of:=SUM([.BM7:.BM8])" table:style-name="ce29">
            <text:p>17 549</text:p>
          </table:table-cell>
          <table:table-cell office:value-type="float" office:value="273007.20299999998" table:formula="of:=SUM([.BB9:.BM9])" table:style-name="ce29">
            <text:p>273 007</text:p>
          </table:table-cell>
          <table:table-cell office:value-type="float" office:value="15285.509999999998" table:style-name="ce29">
            <text:p>15 286</text:p>
          </table:table-cell>
          <table:table-cell office:value-type="float" office:value="19048.18" table:style-name="ce29">
            <text:p>19 048</text:p>
          </table:table-cell>
          <table:table-cell office:value-type="float" office:value="19845.791000000001" table:style-name="ce29">
            <text:p>19 846</text:p>
          </table:table-cell>
          <table:table-cell office:value-type="float" office:value="17466.877" table:style-name="ce29">
            <text:p>17 467</text:p>
          </table:table-cell>
          <table:table-cell office:value-type="float" office:value="39283.673999999999" table:formula="of:=SUM([.BS7:.BS8])" table:style-name="ce29">
            <text:p>39 284</text:p>
          </table:table-cell>
          <table:table-cell office:value-type="float" office:value="33058.595000000001" table:formula="of:=SUM([.BT7:.BT8])" table:style-name="ce29">
            <text:p>33 059</text:p>
          </table:table-cell>
          <table:table-cell office:value-type="float" office:value="37173.148999999998" table:formula="of:=SUM([.BU7:.BU8])" table:style-name="ce29">
            <text:p>37 173</text:p>
          </table:table-cell>
          <table:table-cell office:value-type="float" office:value="46581.742999999995" table:formula="of:=SUM([.BV7:.BV8])" table:style-name="ce29">
            <text:p>46 582</text:p>
          </table:table-cell>
          <table:table-cell office:value-type="float" office:value="42262.511999999995" table:formula="of:=SUM([.BW7:.BW8])" table:style-name="ce29">
            <text:p>42 263</text:p>
          </table:table-cell>
          <table:table-cell office:value-type="float" office:value="47498.472999999998" table:formula="of:=SUM([.BX7:.BX8])" table:style-name="ce29">
            <text:p>47 498</text:p>
          </table:table-cell>
          <table:table-cell office:value-type="float" office:value="42655.053" table:formula="of:=SUM([.BY7:.BY8])" table:style-name="ce29">
            <text:p>42 655</text:p>
          </table:table-cell>
          <table:table-cell office:value-type="float" office:value="40850.106999999996" table:formula="of:=SUM([.BZ7:.BZ8])" table:style-name="ce29">
            <text:p>40 850</text:p>
          </table:table-cell>
          <table:table-cell office:value-type="float" office:value="401009.66400000005" table:formula="of:=SUM([.BO9:.BZ9])" table:style-name="ce29">
            <text:p>401 010</text:p>
          </table:table-cell>
          <table:table-cell office:value-type="float" office:value="44865.635999999999" table:formula="of:=SUM([.CB7:.CB8])" table:style-name="ce29">
            <text:p>44 866</text:p>
          </table:table-cell>
          <table:table-cell office:value-type="float" office:value="48987.425999999999" table:formula="of:=SUM([.CC7:.CC8])" table:style-name="ce29">
            <text:p>48 987</text:p>
          </table:table-cell>
          <table:table-cell office:value-type="float" office:value="5415.2420000000002" table:formula="of:=SUM([.CD7:.CD8])" table:style-name="ce29">
            <text:p>5 415</text:p>
          </table:table-cell>
          <table:table-cell office:value-type="float" office:value="32408.374" table:formula="of:=SUM([.CE7:.CE8])" table:style-name="ce29">
            <text:p>32 408</text:p>
          </table:table-cell>
          <table:table-cell office:value-type="float" office:value="37876.658000000003" table:formula="of:=SUM([.CF7:.CF8])" table:style-name="ce29">
            <text:p>37 877</text:p>
          </table:table-cell>
          <table:table-cell office:value-type="float" office:value="38358.566999999995" table:formula="of:=SUM([.CG7:.CG8])" table:style-name="ce29">
            <text:p>38 359</text:p>
          </table:table-cell>
          <table:table-cell office:value-type="float" office:value="25528.944000000003" table:formula="of:=SUM([.CH7:.CH8])" table:style-name="ce29">
            <text:p>25 529</text:p>
          </table:table-cell>
          <table:table-cell office:value-type="float" office:value="42753.098000000005" table:formula="of:=SUM([.CI7:.CI8])" table:style-name="ce29">
            <text:p>42 753</text:p>
          </table:table-cell>
          <table:table-cell office:value-type="float" office:value="46530.334999999999" table:formula="of:=SUM([.CJ7:.CJ8])" table:style-name="ce29">
            <text:p>46 530</text:p>
          </table:table-cell>
          <table:table-cell office:value-type="float" office:value="37592.427000000003" table:formula="of:=SUM([.CK7:.CK8])" table:style-name="ce29">
            <text:p>37 592</text:p>
          </table:table-cell>
          <table:table-cell office:value-type="float" office:value="53159.104999999996" table:formula="of:=SUM([.CL7:.CL8])" table:style-name="ce34">
            <text:p>53 159</text:p>
          </table:table-cell>
          <table:table-cell office:value-type="float" office:value="38713.027000000002" table:formula="of:=SUM([.CM7:.CM8])" table:style-name="ce34">
            <text:p>38 713</text:p>
          </table:table-cell>
          <table:table-cell office:value-type="float" office:value="452188.83900000004" table:formula="of:=SUM([.CB9:.CM9])" table:style-name="ce34">
            <text:p>452 189</text:p>
          </table:table-cell>
          <table:table-cell office:value-type="float" office:value="44590.25" table:formula="of:=SUM([.CO7:.CO8])" table:style-name="ce29">
            <text:p>44 590</text:p>
          </table:table-cell>
          <table:table-cell office:value-type="float" office:value="47128.805" table:formula="of:=SUM([.CP7:.CP8])" table:style-name="ce29">
            <text:p>47 129</text:p>
          </table:table-cell>
          <table:table-cell office:value-type="float" office:value="60600.464" table:formula="of:=SUM([.CQ7:.CQ8])" table:style-name="ce29">
            <text:p>60 600</text:p>
          </table:table-cell>
          <table:table-cell office:value-type="float" office:value="49909.25" table:formula="of:=SUM([.CR7:.CR8])" table:style-name="ce29">
            <text:p>49 909</text:p>
          </table:table-cell>
          <table:table-cell office:value-type="float" office:value="46657.334999999999" table:formula="of:=SUM([.CS7:.CS8])" table:style-name="ce29">
            <text:p>46 657</text:p>
          </table:table-cell>
          <table:table-cell office:value-type="float" office:value="36713.714" table:formula="of:=SUM([.CT7:.CT8])" table:style-name="ce29">
            <text:p>36 714</text:p>
          </table:table-cell>
          <table:table-cell office:value-type="float" office:value="32023.449999999997" table:formula="of:=SUM([.CU7:.CU8])" table:style-name="ce29">
            <text:p>32 023</text:p>
          </table:table-cell>
          <table:table-cell office:value-type="float" office:value="38985.96" table:formula="of:=SUM([.CV7:.CV8])" table:style-name="ce29">
            <text:p>38 986</text:p>
          </table:table-cell>
          <table:table-cell office:value-type="float" office:value="42241.778000000006" table:formula="of:=SUM([.CW7:.CW8])" table:style-name="ce29">
            <text:p>42 242</text:p>
          </table:table-cell>
          <table:table-cell office:value-type="float" office:value="23959.09" table:formula="of:=SUM([.CX7:.CX8])" table:style-name="ce29">
            <text:p>23 959</text:p>
          </table:table-cell>
          <table:table-cell office:value-type="float" office:value="1032.23" table:formula="of:=SUM([.CY7:.CY8])" table:style-name="ce34">
            <text:p>1 032</text:p>
          </table:table-cell>
          <table:table-cell office:value-type="float" office:value="1325.0549999999998" table:formula="of:=SUM([.CZ7:.CZ8])" table:style-name="ce34">
            <text:p>1 325</text:p>
          </table:table-cell>
          <table:table-cell office:value-type="float" office:value="425167.38099999999" table:formula="of:=SUM([.CO9:.CZ9])" table:style-name="ce34">
            <text:p>425 167</text:p>
          </table:table-cell>
          <table:table-cell office:value-type="float" office:value="69360.638999999996" table:formula="of:=SUM([.DB7:.DB8])" table:style-name="ce29">
            <text:p>69 361</text:p>
          </table:table-cell>
          <table:table-cell office:value-type="float" office:value="57702.58" table:formula="of:=SUM([.DC7:.DC8])" table:style-name="ce29">
            <text:p>57 703</text:p>
          </table:table-cell>
          <table:table-cell office:value-type="float" office:value="60509.34" table:formula="of:=SUM([.DD7:.DD8])" table:style-name="ce99">
            <text:p>60 509</text:p>
          </table:table-cell>
          <table:table-cell table:number-columns-repeated="16276" table:style-name="ce35"/>
        </table:table-row>
        <table:table-row table:style-name="ro18">
          <table:table-cell office:value-type="string" table:style-name="ce36">
            <text:p>Total Incoming Waste (Tons)</text:p>
          </table:table-cell>
          <table:table-cell office:value-type="float" office:value="206105.35800000001" table:formula="of:=+[.B6]+[.B9]" table:style-name="ce37">
            <text:p>206 105</text:p>
          </table:table-cell>
          <table:table-cell office:value-type="float" office:value="177790.05800000002" table:formula="of:=+[.C6]+[.C9]" table:style-name="ce37">
            <text:p>177 790</text:p>
          </table:table-cell>
          <table:table-cell office:value-type="float" office:value="189426.57800000004" table:formula="of:=+[.D6]+[.D9]" table:style-name="ce37">
            <text:p>189 427</text:p>
          </table:table-cell>
          <table:table-cell office:value-type="float" office:value="193714.21899999998" table:formula="of:=+[.E6]+[.E9]" table:style-name="ce37">
            <text:p>193 714</text:p>
          </table:table-cell>
          <table:table-cell office:value-type="float" office:value="178133.63500000001" table:formula="of:=+[.F6]+[.F9]" table:style-name="ce37">
            <text:p>178 134</text:p>
          </table:table-cell>
          <table:table-cell office:value-type="float" office:value="165402.174" table:formula="of:=+[.G6]+[.G9]" table:style-name="ce37">
            <text:p>165 402</text:p>
          </table:table-cell>
          <table:table-cell office:value-type="float" office:value="152161.19500000001" table:formula="of:=+[.H6]+[.H9]" table:style-name="ce37">
            <text:p>152 161</text:p>
          </table:table-cell>
          <table:table-cell office:value-type="float" office:value="184848.46099999998" table:formula="of:=+[.I6]+[.I9]" table:style-name="ce37">
            <text:p>184 848</text:p>
          </table:table-cell>
          <table:table-cell office:value-type="float" office:value="195427.12" table:formula="of:=+[.J6]+[.J9]" table:style-name="ce37">
            <text:p>195 427</text:p>
          </table:table-cell>
          <table:table-cell office:value-type="float" office:value="193129.00200000001" table:formula="of:=+[.K6]+[.K9]" table:style-name="ce37">
            <text:p>193 129</text:p>
          </table:table-cell>
          <table:table-cell office:value-type="float" office:value="226436.44900000002" table:formula="of:=+[.L6]+[.L9]" table:style-name="ce37">
            <text:p>226 436</text:p>
          </table:table-cell>
          <table:table-cell office:value-type="float" office:value="219530.61199999996" table:formula="of:=+[.M6]+[.M9]" table:style-name="ce37">
            <text:p>219 531</text:p>
          </table:table-cell>
          <table:table-cell office:value-type="float" office:value="2282104.861" table:formula="of:=SUM([.B10:.M10])" table:style-name="ce37">
            <text:p>2 282 105</text:p>
          </table:table-cell>
          <table:table-cell office:value-type="float" office:value="193955.97400000002" table:formula="of:=+[.O6]+[.O9]" table:style-name="ce37">
            <text:p>193 956</text:p>
          </table:table-cell>
          <table:table-cell office:value-type="float" office:value="244486.777" table:formula="of:=+[.P6]+[.P9]" table:style-name="ce37">
            <text:p>244 487</text:p>
          </table:table-cell>
          <table:table-cell office:value-type="float" office:value="259711.12599999999" table:formula="of:=+[.Q6]+[.Q9]" table:style-name="ce37">
            <text:p>259 711</text:p>
          </table:table-cell>
          <table:table-cell office:value-type="float" office:value="242838.33000000002" table:formula="of:=+[.R6]+[.R9]" table:style-name="ce37">
            <text:p>242 838</text:p>
          </table:table-cell>
          <table:table-cell office:value-type="float" office:value="235241.50800000003" table:formula="of:=+[.S6]+[.S9]" table:style-name="ce37">
            <text:p>235 242</text:p>
          </table:table-cell>
          <table:table-cell office:value-type="float" office:value="175120.28600000002" table:formula="of:=+[.T6]+[.T9]" table:style-name="ce37">
            <text:p>175 120</text:p>
          </table:table-cell>
          <table:table-cell office:value-type="float" office:value="164798.595" table:formula="of:=+[.U6]+[.U9]" table:style-name="ce37">
            <text:p>164 799</text:p>
          </table:table-cell>
          <table:table-cell office:value-type="float" office:value="162109.913" table:formula="of:=+[.V6]+[.V9]" table:style-name="ce37">
            <text:p>162 110</text:p>
          </table:table-cell>
          <table:table-cell office:value-type="float" office:value="197789.625" table:formula="of:=+[.W6]+[.W9]" table:style-name="ce37">
            <text:p>197 790</text:p>
          </table:table-cell>
          <table:table-cell office:value-type="float" office:value="179055.81999999998" table:formula="of:=+[.X6]+[.X9]" table:style-name="ce37">
            <text:p>179 056</text:p>
          </table:table-cell>
          <table:table-cell office:value-type="float" office:value="198983.497" table:formula="of:=+[.Y6]+[.Y9]" table:style-name="ce37">
            <text:p>198 983</text:p>
          </table:table-cell>
          <table:table-cell office:value-type="float" office:value="194772.03099999999" table:formula="of:=+[.Z6]+[.Z9]" table:style-name="ce37">
            <text:p>194 772</text:p>
          </table:table-cell>
          <table:table-cell office:value-type="float" office:value="2448863.4819999998" table:formula="of:=+[.AA6]+[.AA9]" table:style-name="ce37">
            <text:p>2 448 863</text:p>
          </table:table-cell>
          <table:table-cell office:value-type="float" office:value="204559.50900000002" table:formula="of:=+[.AB6]+[.AB9]" table:style-name="ce37">
            <text:p>204 560</text:p>
          </table:table-cell>
          <table:table-cell office:value-type="float" office:value="233061.30000000002" table:formula="of:=+[.AC6]+[.AC9]" table:style-name="ce37">
            <text:p>233 061</text:p>
          </table:table-cell>
          <table:table-cell office:value-type="float" office:value="200428.76900000003" table:formula="of:=+[.AD6]+[.AD9]" table:style-name="ce37">
            <text:p>200 429</text:p>
          </table:table-cell>
          <table:table-cell office:value-type="float" office:value="220458.80699999997" table:formula="of:=+[.AE6]+[.AE9]" table:style-name="ce37">
            <text:p>220 459</text:p>
          </table:table-cell>
          <table:table-cell office:value-type="float" office:value="221109.04099999997" table:formula="of:=+[.AF6]+[.AF9]" table:style-name="ce37">
            <text:p>221 109</text:p>
          </table:table-cell>
          <table:table-cell office:value-type="float" office:value="172087.674" table:formula="of:=+[.AG6]+[.AG9]" table:style-name="ce37">
            <text:p>172 088</text:p>
          </table:table-cell>
          <table:table-cell office:value-type="float" office:value="114069.16100000001" table:formula="of:=+[.AH6]+[.AH9]" table:style-name="ce37">
            <text:p>114 069</text:p>
          </table:table-cell>
          <table:table-cell office:value-type="float" office:value="184805.28200000001" table:formula="of:=+[.AI6]+[.AI9]" table:style-name="ce37">
            <text:p>184 805</text:p>
          </table:table-cell>
          <table:table-cell office:value-type="float" office:value="236486.049" table:formula="of:=+[.AJ6]+[.AJ9]" table:style-name="ce37">
            <text:p>236 486</text:p>
          </table:table-cell>
          <table:table-cell office:value-type="float" office:value="228599.378" table:formula="of:=+[.AK6]+[.AK9]" table:style-name="ce37">
            <text:p>228 599</text:p>
          </table:table-cell>
          <table:table-cell office:value-type="float" office:value="206080.098" table:formula="of:=+[.AL6]+[.AL9]" table:style-name="ce37">
            <text:p>206 080</text:p>
          </table:table-cell>
          <table:table-cell office:value-type="float" office:value="232155.81400000001" table:formula="of:=+[.AM6]+[.AM9]" table:style-name="ce37">
            <text:p>232 156</text:p>
          </table:table-cell>
          <table:table-cell office:value-type="float" office:value="2453900.8820000002" table:formula="of:=+[.AN6]+[.AN9]" table:style-name="ce37">
            <text:p>2 453 901</text:p>
          </table:table-cell>
          <table:table-cell office:value-type="float" office:value="153856.236" table:formula="of:=+[.AO6]+[.AO9]" table:style-name="ce37">
            <text:p>153 856</text:p>
          </table:table-cell>
          <table:table-cell office:value-type="float" office:value="137542.22700000001" table:formula="of:=+[.AP6]+[.AP9]" table:style-name="ce37">
            <text:p>137 542</text:p>
          </table:table-cell>
          <table:table-cell office:value-type="float" office:value="124435.75100000002" table:formula="of:=+[.AQ6]+[.AQ9]" table:style-name="ce37">
            <text:p>124 436</text:p>
          </table:table-cell>
          <table:table-cell office:value-type="float" office:value="136287.40999999997" table:formula="of:=+[.AR6]+[.AR9]" table:style-name="ce37">
            <text:p>136 287</text:p>
          </table:table-cell>
          <table:table-cell office:value-type="float" office:value="125891.38" table:formula="of:=+[.AS6]+[.AS9]" table:style-name="ce37">
            <text:p>125 891</text:p>
          </table:table-cell>
          <table:table-cell office:value-type="float" office:value="111563.44500000001" table:formula="of:=+[.AT6]+[.AT9]" table:style-name="ce37">
            <text:p>111 563</text:p>
          </table:table-cell>
          <table:table-cell office:value-type="float" office:value="120190.12499999999" table:formula="of:=+[.AU6]+[.AU9]" table:style-name="ce37">
            <text:p>120 190</text:p>
          </table:table-cell>
          <table:table-cell office:value-type="float" office:value="118826.122" table:formula="of:=+[.AV6]+[.AV9]" table:style-name="ce37">
            <text:p>118 826</text:p>
          </table:table-cell>
          <table:table-cell office:value-type="float" office:value="123685.38099999999" table:formula="of:=+[.AW6]+[.AW9]" table:style-name="ce37">
            <text:p>123 685</text:p>
          </table:table-cell>
          <table:table-cell office:value-type="float" office:value="128969.25599999999" table:formula="of:=+[.AX6]+[.AX9]" table:style-name="ce37">
            <text:p>128 969</text:p>
          </table:table-cell>
          <table:table-cell office:value-type="float" office:value="131859.38800000001" table:formula="of:=+[.AY6]+[.AY9]" table:style-name="ce37">
            <text:p>131 859</text:p>
          </table:table-cell>
          <table:table-cell office:value-type="float" office:value="130640.80100000001" table:formula="of:=+[.AZ6]+[.AZ9]" table:style-name="ce37">
            <text:p>130 641</text:p>
          </table:table-cell>
          <table:table-cell office:value-type="float" office:value="1543747.5220000001" table:formula="of:=+[.BA6]+[.BA9]" table:style-name="ce37">
            <text:p>1 543 748</text:p>
          </table:table-cell>
          <table:table-cell office:value-type="float" office:value="136805.94399999999" table:formula="of:=+[.BB6]+[.BB9]" table:style-name="ce37">
            <text:p>136 806</text:p>
          </table:table-cell>
          <table:table-cell office:value-type="float" office:value="126268.79399999999" table:formula="of:=+[.BC6]+[.BC9]" table:style-name="ce37">
            <text:p>126 269</text:p>
          </table:table-cell>
          <table:table-cell office:value-type="float" office:value="120234.027" table:formula="of:=+[.BD6]+[.BD9]" table:style-name="ce37">
            <text:p>120 234</text:p>
          </table:table-cell>
          <table:table-cell office:value-type="float" office:value="137824.81499999997" table:formula="of:=+[.BE6]+[.BE9]" table:style-name="ce37">
            <text:p>137 825</text:p>
          </table:table-cell>
          <table:table-cell office:value-type="float" office:value="190963.65500000003" table:formula="of:=+[.BF6]+[.BF9]" table:style-name="ce37">
            <text:p>190 964</text:p>
          </table:table-cell>
          <table:table-cell office:value-type="float" office:value="108258.11300000001" table:formula="of:=+[.BG6]+[.BG9]" table:style-name="ce37">
            <text:p>108 258</text:p>
          </table:table-cell>
          <table:table-cell office:value-type="float" office:value="125950.05799999999" table:formula="of:=+[.BH6]+[.BH9]" table:style-name="ce37">
            <text:p>125 950</text:p>
          </table:table-cell>
          <table:table-cell office:value-type="float" office:value="119813.092" table:formula="of:=+[.BI6]+[.BI9]" table:style-name="ce37">
            <text:p>119 813</text:p>
          </table:table-cell>
          <table:table-cell office:value-type="float" office:value="112587.027" table:formula="of:=+[.BJ6]+[.BJ9]" table:style-name="ce37">
            <text:p>112 587</text:p>
          </table:table-cell>
          <table:table-cell office:value-type="float" office:value="81721.080999999991" table:formula="of:=+[.BK6]+[.BK9]" table:style-name="ce37">
            <text:p>81 721</text:p>
          </table:table-cell>
          <table:table-cell office:value-type="float" office:value="92623.021999999997" table:formula="of:=+[.BL6]+[.BL9]" table:style-name="ce37">
            <text:p>92 623</text:p>
          </table:table-cell>
          <table:table-cell office:value-type="float" office:value="113763.65100000001" table:formula="of:=+[.BM6]+[.BM9]" table:style-name="ce37">
            <text:p>113 764</text:p>
          </table:table-cell>
          <table:table-cell office:value-type="float" office:value="1466813.2790000001" table:formula="of:=+[.BN6]+[.BN9]" table:style-name="ce37">
            <text:p>1 466 813</text:p>
          </table:table-cell>
          <table:table-cell office:value-type="float" office:value="102623.04199999999" table:formula="of:=+[.BO6]+[.BO9]" table:style-name="ce38">
            <text:p>102 623</text:p>
          </table:table-cell>
          <table:table-cell office:value-type="float" office:value="110878.68700000001" table:formula="of:=+[.BP6]+[.BP9]" table:style-name="ce38">
            <text:p>110 879</text:p>
          </table:table-cell>
          <table:table-cell office:value-type="float" office:value="112355.63499999998" table:formula="of:=+[.BQ6]+[.BQ9]" table:style-name="ce38">
            <text:p>112 356</text:p>
          </table:table-cell>
          <table:table-cell office:value-type="float" office:value="111204.26699999999" table:formula="of:=+[.BR6]+[.BR9]" table:style-name="ce38">
            <text:p>111 204</text:p>
          </table:table-cell>
          <table:table-cell office:value-type="float" office:value="125378.55600000001" table:formula="of:=+[.BS6]+[.BS9]" table:style-name="ce38">
            <text:p>125 379</text:p>
          </table:table-cell>
          <table:table-cell office:value-type="float" office:value="120030.463" table:formula="of:=+[.BT6]+[.BT9]" table:style-name="ce38">
            <text:p>120 030</text:p>
          </table:table-cell>
          <table:table-cell office:value-type="float" office:value="124243.45399999997" table:formula="of:=+[.BU6]+[.BU9]" table:style-name="ce38">
            <text:p>124 243</text:p>
          </table:table-cell>
          <table:table-cell office:value-type="float" office:value="129849.28" table:formula="of:=+[.BV6]+[.BV9]" table:style-name="ce38">
            <text:p>129 849</text:p>
          </table:table-cell>
          <table:table-cell office:value-type="float" office:value="140221.01999999999" table:formula="of:=+[.BW6]+[.BW9]" table:style-name="ce38">
            <text:p>140 221</text:p>
          </table:table-cell>
          <table:table-cell office:value-type="float" office:value="135270.89499999999" table:formula="of:=+[.BX6]+[.BX9]" table:style-name="ce38">
            <text:p>135 271</text:p>
          </table:table-cell>
          <table:table-cell office:value-type="float" office:value="129581.27700000002" table:formula="of:=+[.BY6]+[.BY9]" table:style-name="ce38">
            <text:p>129 581</text:p>
          </table:table-cell>
          <table:table-cell office:value-type="float" office:value="131683.52900000001" table:formula="of:=+[.BZ6]+[.BZ9]" table:style-name="ce38">
            <text:p>131 684</text:p>
          </table:table-cell>
          <table:table-cell office:value-type="float" office:value="1473320.1050000002" table:formula="of:=+[.CA6]+[.CA9]" table:style-name="ce38">
            <text:p>1 473 320</text:p>
          </table:table-cell>
          <table:table-cell office:value-type="float" office:value="135508.598" table:formula="of:=+[.CB6]+[.CB9]" table:style-name="ce38">
            <text:p>135 509</text:p>
          </table:table-cell>
          <table:table-cell office:value-type="float" office:value="149654.90899999999" table:formula="of:=+[.CC6]+[.CC9]" table:style-name="ce38">
            <text:p>149 655</text:p>
          </table:table-cell>
          <table:table-cell office:value-type="float" office:value="102718.814" table:formula="of:=+[.CD6]+[.CD9]" table:style-name="ce38">
            <text:p>102 719</text:p>
          </table:table-cell>
          <table:table-cell office:value-type="float" office:value="116676.705" table:formula="of:=+[.CE6]+[.CE9]" table:style-name="ce38">
            <text:p>116 677</text:p>
          </table:table-cell>
          <table:table-cell office:value-type="float" office:value="120100.37299999999" table:formula="of:=+[.CF6]+[.CF9]" table:style-name="ce38">
            <text:p>120 100</text:p>
          </table:table-cell>
          <table:table-cell office:value-type="float" office:value="137094.16499999998" table:formula="of:=+[.CG6]+[.CG9]" table:style-name="ce38">
            <text:p>137 094</text:p>
          </table:table-cell>
          <table:table-cell office:value-type="float" office:value="116908.71100000001" table:formula="of:=+[.CH6]+[.CH9]" table:style-name="ce38">
            <text:p>116 909</text:p>
          </table:table-cell>
          <table:table-cell office:value-type="float" office:value="124717.46100000001" table:formula="of:=+[.CI6]+[.CI9]" table:style-name="ce38">
            <text:p>124 717</text:p>
          </table:table-cell>
          <table:table-cell office:value-type="float" office:value="143781.095" table:formula="of:=+[.CJ6]+[.CJ9]" table:style-name="ce38">
            <text:p>143 781</text:p>
          </table:table-cell>
          <table:table-cell office:value-type="float" office:value="132049.46100000001" table:formula="of:=+[.CK6]+[.CK9]" table:style-name="ce38">
            <text:p>132 049</text:p>
          </table:table-cell>
          <table:table-cell office:value-type="float" office:value="154285.20600000001" table:formula="of:=+[.CL6]+[.CL9]" table:style-name="ce38">
            <text:p>154 285</text:p>
          </table:table-cell>
          <table:table-cell office:value-type="float" office:value="139781.62800000003" table:formula="of:=+[.CM6]+[.CM9]" table:style-name="ce38">
            <text:p>139 782</text:p>
          </table:table-cell>
          <table:table-cell office:value-type="float" office:value="1573277.1260000002" table:formula="of:=+[.CN6]+[.CN9]" table:style-name="ce38">
            <text:p>1 573 277</text:p>
          </table:table-cell>
          <table:table-cell office:value-type="float" office:value="126551.51700000002" table:formula="of:=+[.CO6]+[.CO9]" table:style-name="ce38">
            <text:p>126 552</text:p>
          </table:table-cell>
          <table:table-cell office:value-type="float" office:value="137838.856" table:formula="of:=+[.CP6]+[.CP9]" table:style-name="ce38">
            <text:p>137 839</text:p>
          </table:table-cell>
          <table:table-cell office:value-type="float" office:value="156518.201" table:formula="of:=+[.CQ6]+[.CQ9]" table:style-name="ce38">
            <text:p>156 518</text:p>
          </table:table-cell>
          <table:table-cell office:value-type="float" office:value="144477.18400000001" table:formula="of:=+[.CR6]+[.CR9]" table:style-name="ce38">
            <text:p>144 477</text:p>
          </table:table-cell>
          <table:table-cell office:value-type="float" office:value="133476.32499999998" table:formula="of:=+[.CS6]+[.CS9]" table:style-name="ce38">
            <text:p>133 476</text:p>
          </table:table-cell>
          <table:table-cell office:value-type="float" office:value="126354.671" table:formula="of:=+[.CT6]+[.CT9]" table:style-name="ce38">
            <text:p>126 355</text:p>
          </table:table-cell>
          <table:table-cell office:value-type="float" office:value="122056.743" table:formula="of:=+[.CU6]+[.CU9]" table:style-name="ce38">
            <text:p>122 057</text:p>
          </table:table-cell>
          <table:table-cell office:value-type="float" office:value="121797.416" table:formula="of:=+[.CV6]+[.CV9]" table:style-name="ce38">
            <text:p>121 797</text:p>
          </table:table-cell>
          <table:table-cell office:value-type="float" office:value="142176.79600000003" table:formula="of:=+[.CW6]+[.CW9]" table:style-name="ce38">
            <text:p>142 177</text:p>
          </table:table-cell>
          <table:table-cell office:value-type="float" office:value="121683.931" table:formula="of:=+[.CX6]+[.CX9]" table:style-name="ce38">
            <text:p>121 684</text:p>
          </table:table-cell>
          <table:table-cell office:value-type="float" office:value="172384.31599999999" table:formula="of:=+[.DB6]+[.DB9]" table:style-name="ce38">
            <text:p>172 384</text:p>
          </table:table-cell>
          <table:table-cell office:value-type="float" office:value="103742.966" table:formula="of:=+[.CZ6]+[.CZ9]" table:style-name="ce38">
            <text:p>103 743</text:p>
          </table:table-cell>
          <table:table-cell office:value-type="float" office:value="1551743.5500000003" table:formula="of:=+[.DA6]+[.DA9]" table:style-name="ce38">
            <text:p>1 551 744</text:p>
          </table:table-cell>
          <table:table-cell office:value-type="float" office:value="172384.31599999999" table:formula="of:=+[.DB6]+[.DB9]" table:style-name="ce38">
            <text:p>172 384</text:p>
          </table:table-cell>
          <table:table-cell office:value-type="float" office:value="161425.69600000003" table:formula="of:=+[.DC6]+[.DC9]" table:style-name="ce38">
            <text:p>161 426</text:p>
          </table:table-cell>
          <table:table-cell office:value-type="float" office:value="162375.397" table:formula="of:=SUM([.DD6]+[.DD9])" table:style-name="ce100">
            <text:p>162 375</text:p>
          </table:table-cell>
          <table:table-cell table:number-columns-repeated="16276" table:style-name="ce16"/>
        </table:table-row>
        <table:table-row table:style-name="ro21">
          <table:table-cell table:style-name="ce39"/>
          <table:table-cell table:number-columns-repeated="32" table:style-name="ce40"/>
          <table:table-cell table:number-columns-repeated="74" table:style-name="ce16"/>
          <table:table-cell table:style-name="ce101"/>
          <table:table-cell table:number-columns-repeated="16276" table:style-name="ce16"/>
        </table:table-row>
        <table:table-row table:style-name="ro16">
          <table:table-cell office:value-type="string" table:style-name="ce17">
            <text:p>CITY OF CAPE TOWN WASTE STATISTICS</text:p>
          </table:table-cell>
          <table:table-cell office:value-type="date" office:date-value="2015-07-01T00:00:00" table:style-name="ce18">
            <text:p>Jul-15</text:p>
          </table:table-cell>
          <table:table-cell office:value-type="date" office:date-value="2015-08-01T00:00:00" table:style-name="ce18">
            <text:p>Aug-15</text:p>
          </table:table-cell>
          <table:table-cell office:value-type="date" office:date-value="2015-09-01T00:00:00" table:style-name="ce18">
            <text:p>Sep-15</text:p>
          </table:table-cell>
          <table:table-cell office:value-type="date" office:date-value="2015-10-01T00:00:00" table:style-name="ce18">
            <text:p>Oct-15</text:p>
          </table:table-cell>
          <table:table-cell office:value-type="date" office:date-value="2015-11-01T00:00:00" table:style-name="ce18">
            <text:p>Nov-15</text:p>
          </table:table-cell>
          <table:table-cell office:value-type="date" office:date-value="2015-12-01T00:00:00" table:style-name="ce18">
            <text:p>Dec-15</text:p>
          </table:table-cell>
          <table:table-cell office:value-type="date" office:date-value="2016-01-01T00:00:00" table:style-name="ce18">
            <text:p>Jan-16</text:p>
          </table:table-cell>
          <table:table-cell office:value-type="date" office:date-value="2016-02-01T00:00:00" table:style-name="ce18">
            <text:p>Feb-16</text:p>
          </table:table-cell>
          <table:table-cell office:value-type="date" office:date-value="2016-03-01T00:00:00" table:style-name="ce18">
            <text:p>Mar-16</text:p>
          </table:table-cell>
          <table:table-cell office:value-type="date" office:date-value="2016-04-01T00:00:00" table:style-name="ce18">
            <text:p>Apr-16</text:p>
          </table:table-cell>
          <table:table-cell office:value-type="date" office:date-value="2016-05-01T00:00:00" table:style-name="ce18">
            <text:p>May-16</text:p>
          </table:table-cell>
          <table:table-cell office:value-type="date" office:date-value="2016-06-01T00:00:00" table:style-name="ce18">
            <text:p>Jun-16</text:p>
          </table:table-cell>
          <table:table-cell office:value-type="string" table:style-name="ce19">
            <text:p>Total</text:p>
            <text:p>15/16</text:p>
          </table:table-cell>
          <table:table-cell office:value-type="date" office:date-value="2016-07-01T00:00:00" table:style-name="ce18">
            <text:p>Jul-16</text:p>
          </table:table-cell>
          <table:table-cell office:value-type="date" office:date-value="2016-08-01T00:00:00" table:style-name="ce18">
            <text:p>Aug-16</text:p>
          </table:table-cell>
          <table:table-cell office:value-type="date" office:date-value="2016-09-01T00:00:00" table:style-name="ce18">
            <text:p>Sep-16</text:p>
          </table:table-cell>
          <table:table-cell office:value-type="date" office:date-value="2016-10-01T00:00:00" table:style-name="ce18">
            <text:p>Oct-16</text:p>
          </table:table-cell>
          <table:table-cell office:value-type="date" office:date-value="2016-11-01T00:00:00" table:style-name="ce18">
            <text:p>Nov-16</text:p>
          </table:table-cell>
          <table:table-cell office:value-type="date" office:date-value="2016-12-01T00:00:00" table:style-name="ce18">
            <text:p>Dec-16</text:p>
          </table:table-cell>
          <table:table-cell office:value-type="date" office:date-value="2017-01-01T00:00:00" table:style-name="ce18">
            <text:p>Jan-17</text:p>
          </table:table-cell>
          <table:table-cell office:value-type="date" office:date-value="2017-02-01T00:00:00" table:style-name="ce18">
            <text:p>Feb-17</text:p>
          </table:table-cell>
          <table:table-cell office:value-type="date" office:date-value="2017-03-01T00:00:00" table:style-name="ce18">
            <text:p>Mar-17</text:p>
          </table:table-cell>
          <table:table-cell office:value-type="date" office:date-value="2017-04-01T00:00:00" table:style-name="ce18">
            <text:p>Apr-17</text:p>
          </table:table-cell>
          <table:table-cell office:value-type="date" office:date-value="2017-05-01T00:00:00" table:style-name="ce18">
            <text:p>May-17</text:p>
          </table:table-cell>
          <table:table-cell office:value-type="date" office:date-value="2017-06-01T00:00:00" table:style-name="ce18">
            <text:p>Jun-17</text:p>
          </table:table-cell>
          <table:table-cell office:value-type="string" table:style-name="ce19">
            <text:p>Total</text:p>
            <text:p>16/17</text:p>
          </table:table-cell>
          <table:table-cell office:value-type="date" office:date-value="2017-07-01T00:00:00" table:style-name="ce18">
            <text:p>Jul-17</text:p>
          </table:table-cell>
          <table:table-cell office:value-type="date" office:date-value="2017-08-01T00:00:00" table:style-name="ce18">
            <text:p>Aug-17</text:p>
          </table:table-cell>
          <table:table-cell office:value-type="date" office:date-value="2017-09-01T00:00:00" table:style-name="ce18">
            <text:p>Sep-17</text:p>
          </table:table-cell>
          <table:table-cell office:value-type="date" office:date-value="2017-10-01T00:00:00" table:style-name="ce18">
            <text:p>Oct-17</text:p>
          </table:table-cell>
          <table:table-cell office:value-type="date" office:date-value="2017-11-01T00:00:00" table:style-name="ce18">
            <text:p>Nov-17</text:p>
          </table:table-cell>
          <table:table-cell office:value-type="date" office:date-value="2017-12-01T00:00:00" table:style-name="ce18">
            <text:p>Dec-17</text:p>
          </table:table-cell>
          <table:table-cell office:value-type="date" office:date-value="2018-01-01T00:00:00" table:style-name="ce18">
            <text:p>Jan-18</text:p>
          </table:table-cell>
          <table:table-cell office:value-type="date" office:date-value="2018-02-01T00:00:00" table:style-name="ce18">
            <text:p>Feb-18</text:p>
          </table:table-cell>
          <table:table-cell office:value-type="date" office:date-value="2018-03-01T00:00:00" table:style-name="ce18">
            <text:p>Mar-18</text:p>
          </table:table-cell>
          <table:table-cell office:value-type="date" office:date-value="2018-04-01T00:00:00" table:style-name="ce18">
            <text:p>Apr-18</text:p>
          </table:table-cell>
          <table:table-cell office:value-type="date" office:date-value="2018-05-01T00:00:00" table:style-name="ce18">
            <text:p>May-18</text:p>
          </table:table-cell>
          <table:table-cell office:value-type="date" office:date-value="2018-06-01T00:00:00" table:style-name="ce18">
            <text:p>Jun-18</text:p>
          </table:table-cell>
          <table:table-cell office:value-type="string" table:style-name="ce19">
            <text:p>Total</text:p>
            <text:p>17/18</text:p>
          </table:table-cell>
          <table:table-cell office:value-type="date" office:date-value="2018-07-01T00:00:00" table:style-name="ce18">
            <text:p>Jul-18</text:p>
          </table:table-cell>
          <table:table-cell office:value-type="date" office:date-value="2018-08-01T00:00:00" table:style-name="ce18">
            <text:p>Aug-18</text:p>
          </table:table-cell>
          <table:table-cell office:value-type="date" office:date-value="2018-09-01T00:00:00" table:style-name="ce18">
            <text:p>Sep-18</text:p>
          </table:table-cell>
          <table:table-cell office:value-type="date" office:date-value="2018-10-01T00:00:00" table:style-name="ce18">
            <text:p>Oct-18</text:p>
          </table:table-cell>
          <table:table-cell office:value-type="date" office:date-value="2018-11-01T00:00:00" table:style-name="ce18">
            <text:p>Nov-18</text:p>
          </table:table-cell>
          <table:table-cell office:value-type="date" office:date-value="2018-12-01T00:00:00" table:style-name="ce18">
            <text:p>Dec-18</text:p>
          </table:table-cell>
          <table:table-cell office:value-type="date" office:date-value="2019-01-01T00:00:00" table:style-name="ce18">
            <text:p>Jan-19</text:p>
          </table:table-cell>
          <table:table-cell office:value-type="date" office:date-value="2019-02-01T00:00:00" table:style-name="ce18">
            <text:p>Feb-19</text:p>
          </table:table-cell>
          <table:table-cell office:value-type="date" office:date-value="2019-03-01T00:00:00" table:style-name="ce18">
            <text:p>Mar-19</text:p>
          </table:table-cell>
          <table:table-cell office:value-type="date" office:date-value="2019-04-01T00:00:00" table:style-name="ce18">
            <text:p>Apr-19</text:p>
          </table:table-cell>
          <table:table-cell office:value-type="date" office:date-value="2019-05-01T00:00:00" table:style-name="ce18">
            <text:p>May-19</text:p>
          </table:table-cell>
          <table:table-cell office:value-type="date" office:date-value="2019-06-01T00:00:00" table:style-name="ce18">
            <text:p>Jun-19</text:p>
          </table:table-cell>
          <table:table-cell office:value-type="string" table:style-name="ce19">
            <text:p>Total</text:p>
            <text:p>18/19</text:p>
          </table:table-cell>
          <table:table-cell office:value-type="date" office:date-value="2019-07-01T00:00:00" table:style-name="ce18">
            <text:p>Jul-19</text:p>
          </table:table-cell>
          <table:table-cell office:value-type="date" office:date-value="2019-08-01T00:00:00" table:style-name="ce18">
            <text:p>Aug-19</text:p>
          </table:table-cell>
          <table:table-cell office:value-type="date" office:date-value="2019-09-01T00:00:00" table:style-name="ce18">
            <text:p>Sep-19</text:p>
          </table:table-cell>
          <table:table-cell office:value-type="date" office:date-value="2019-10-01T00:00:00" table:style-name="ce18">
            <text:p>Oct-19</text:p>
          </table:table-cell>
          <table:table-cell office:value-type="date" office:date-value="2019-11-01T00:00:00" table:style-name="ce18">
            <text:p>Nov-19</text:p>
          </table:table-cell>
          <table:table-cell office:value-type="date" office:date-value="2019-12-01T00:00:00" table:style-name="ce18">
            <text:p>Dec-19</text:p>
          </table:table-cell>
          <table:table-cell office:value-type="date" office:date-value="2020-01-01T00:00:00" table:style-name="ce18">
            <text:p>Jan-20</text:p>
          </table:table-cell>
          <table:table-cell office:value-type="date" office:date-value="2020-02-01T00:00:00" table:style-name="ce18">
            <text:p>Feb-20</text:p>
          </table:table-cell>
          <table:table-cell office:value-type="date" office:date-value="2020-03-01T00:00:00" table:style-name="ce18">
            <text:p>Mar-20</text:p>
          </table:table-cell>
          <table:table-cell office:value-type="date" office:date-value="2020-04-01T00:00:00" table:style-name="ce18">
            <text:p>Apr-20</text:p>
          </table:table-cell>
          <table:table-cell office:value-type="date" office:date-value="2020-05-01T00:00:00" table:style-name="ce18">
            <text:p>May-20</text:p>
          </table:table-cell>
          <table:table-cell office:value-type="date" office:date-value="2020-06-01T00:00:00" table:style-name="ce18">
            <text:p>Jun-20</text:p>
          </table:table-cell>
          <table:table-cell office:value-type="string" table:style-name="ce19">
            <text:p>Total</text:p>
            <text:p>19/20</text:p>
          </table:table-cell>
          <table:table-cell office:value-type="date" office:date-value="2020-07-01T00:00:00" table:style-name="ce21">
            <text:p>Jul-20</text:p>
          </table:table-cell>
          <table:table-cell office:value-type="date" office:date-value="2020-08-01T00:00:00" table:style-name="ce21">
            <text:p>Aug-20</text:p>
          </table:table-cell>
          <table:table-cell office:value-type="date" office:date-value="2020-09-01T00:00:00" table:style-name="ce21">
            <text:p>Sep-20</text:p>
          </table:table-cell>
          <table:table-cell office:value-type="date" office:date-value="2020-10-01T00:00:00" table:style-name="ce21">
            <text:p>Oct-20</text:p>
          </table:table-cell>
          <table:table-cell office:value-type="date" office:date-value="2020-11-01T00:00:00" table:style-name="ce21">
            <text:p>Nov-20</text:p>
          </table:table-cell>
          <table:table-cell office:value-type="date" office:date-value="2020-12-01T00:00:00" table:style-name="ce21">
            <text:p>Dec-20</text:p>
          </table:table-cell>
          <table:table-cell office:value-type="date" office:date-value="2021-01-01T00:00:00" table:style-name="ce21">
            <text:p>Jan-21</text:p>
          </table:table-cell>
          <table:table-cell office:value-type="date" office:date-value="2021-02-01T00:00:00" table:style-name="ce21">
            <text:p>Feb-21</text:p>
          </table:table-cell>
          <table:table-cell office:value-type="date" office:date-value="2021-03-01T00:00:00" table:style-name="ce21">
            <text:p>Mar-21</text:p>
          </table:table-cell>
          <table:table-cell office:value-type="date" office:date-value="2021-04-01T00:00:00" table:style-name="ce21">
            <text:p>Apr-21</text:p>
          </table:table-cell>
          <table:table-cell office:value-type="date" office:date-value="2021-05-01T00:00:00" table:style-name="ce21">
            <text:p>May-21</text:p>
          </table:table-cell>
          <table:table-cell office:value-type="date" office:date-value="2021-06-01T00:00:00" table:style-name="ce21">
            <text:p>Jun-21</text:p>
          </table:table-cell>
          <table:table-cell office:value-type="string" table:style-name="ce20">
            <text:p>Total</text:p>
            <text:p>20/21</text:p>
          </table:table-cell>
          <table:table-cell office:value-type="date" office:date-value="2021-07-01T00:00:00" table:style-name="ce21">
            <text:p>Jul-21</text:p>
          </table:table-cell>
          <table:table-cell office:value-type="date" office:date-value="2021-08-01T00:00:00" table:style-name="ce21">
            <text:p>Aug-21</text:p>
          </table:table-cell>
          <table:table-cell office:value-type="date" office:date-value="2021-09-01T00:00:00" table:style-name="ce21">
            <text:p>Sep-21</text:p>
          </table:table-cell>
          <table:table-cell office:value-type="date" office:date-value="2021-10-01T00:00:00" table:style-name="ce21">
            <text:p>Oct-21</text:p>
          </table:table-cell>
          <table:table-cell office:value-type="date" office:date-value="2021-11-01T00:00:00" table:style-name="ce21">
            <text:p>Nov-21</text:p>
          </table:table-cell>
          <table:table-cell office:value-type="date" office:date-value="2021-12-01T00:00:00" table:style-name="ce21">
            <text:p>Dec-21</text:p>
          </table:table-cell>
          <table:table-cell office:value-type="date" office:date-value="2022-01-01T00:00:00" table:style-name="ce21">
            <text:p>Jan-22</text:p>
          </table:table-cell>
          <table:table-cell office:value-type="date" office:date-value="2022-02-01T00:00:00" table:style-name="ce21">
            <text:p>Feb-22</text:p>
          </table:table-cell>
          <table:table-cell office:value-type="date" office:date-value="2022-03-01T00:00:00" table:style-name="ce21">
            <text:p>Mar-22</text:p>
          </table:table-cell>
          <table:table-cell office:value-type="date" office:date-value="2022-04-01T00:00:00" table:style-name="ce21">
            <text:p>Apr-22</text:p>
          </table:table-cell>
          <table:table-cell office:value-type="date" office:date-value="2022-05-01T00:00:00" table:style-name="ce21">
            <text:p>May-22</text:p>
          </table:table-cell>
          <table:table-cell office:value-type="date" office:date-value="2022-06-01T00:00:00" table:style-name="ce21">
            <text:p>Jun-22</text:p>
          </table:table-cell>
          <table:table-cell office:value-type="string" table:style-name="ce20">
            <text:p>Total</text:p>
            <text:p>21/22</text:p>
          </table:table-cell>
          <table:table-cell office:value-type="date" office:date-value="2022-07-01T00:00:00" table:style-name="ce41">
            <text:p>Jul-22</text:p>
          </table:table-cell>
          <table:table-cell office:value-type="date" office:date-value="2022-08-01T00:00:00" table:style-name="ce41">
            <text:p>Aug-22</text:p>
          </table:table-cell>
          <table:table-cell office:value-type="date" office:date-value="2022-09-01T00:00:00" table:style-name="ce41">
            <text:p>Sep-22</text:p>
          </table:table-cell>
          <table:table-cell office:value-type="date" office:date-value="2022-10-01T00:00:00" table:style-name="ce41">
            <text:p>Oct-22</text:p>
          </table:table-cell>
          <table:table-cell office:value-type="date" office:date-value="2022-11-01T00:00:00" table:style-name="ce41">
            <text:p>Nov-22</text:p>
          </table:table-cell>
          <table:table-cell office:value-type="date" office:date-value="2022-12-01T00:00:00" table:style-name="ce41">
            <text:p>Dec-22</text:p>
          </table:table-cell>
          <table:table-cell office:value-type="date" office:date-value="2023-01-01T00:00:00" table:style-name="ce41">
            <text:p>Jan-23</text:p>
          </table:table-cell>
          <table:table-cell office:value-type="date" office:date-value="2023-02-01T00:00:00" table:style-name="ce41">
            <text:p>Feb-23</text:p>
          </table:table-cell>
          <table:table-cell office:value-type="date" office:date-value="2023-03-01T00:00:00" table:style-name="ce41">
            <text:p>Mar-23</text:p>
          </table:table-cell>
          <table:table-cell office:value-type="date" office:date-value="2023-04-01T00:00:00" table:style-name="ce41">
            <text:p>Apr-23</text:p>
          </table:table-cell>
          <table:table-cell office:value-type="date" office:date-value="2023-05-01T00:00:00" table:style-name="ce41">
            <text:p>May-23</text:p>
          </table:table-cell>
          <table:table-cell office:value-type="date" office:date-value="2023-06-01T00:00:00" table:style-name="ce41">
            <text:p>Jun-23</text:p>
          </table:table-cell>
          <table:table-cell office:value-type="string" table:style-name="ce20">
            <text:p>Total</text:p>
            <text:p>22/23</text:p>
          </table:table-cell>
          <table:table-cell office:value-type="date" office:date-value="2023-07-01T00:00:00" table:style-name="ce20">
            <text:p>Jul-23</text:p>
          </table:table-cell>
          <table:table-cell office:value-type="date" office:date-value="2023-08-01T00:00:00" table:style-name="ce20">
            <text:p>Aug-23</text:p>
          </table:table-cell>
          <table:table-cell office:value-type="date" office:date-value="2023-09-01T00:00:00" table:style-name="ce95">
            <text:p>Sep-23</text:p>
          </table:table-cell>
          <table:table-cell table:number-columns-repeated="16276"/>
        </table:table-row>
        <table:table-row table:style-name="ro18">
          <table:table-cell office:value-type="string" table:style-name="ce42">
            <text:p>Waste Minimisation Programmes</text:p>
          </table:table-cell>
          <table:table-cell office:value-type="string" table:number-columns-spanned="13" table:number-rows-spanned="1" table:style-name="ce85">
            <text:p>Tons</text:p>
          </table:table-cell>
          <table:covered-table-cell table:number-columns-repeated="12"/>
          <table:table-cell office:value-type="string" table:number-columns-spanned="13" table:number-rows-spanned="1" table:style-name="ce85">
            <text:p>Tons</text:p>
          </table:table-cell>
          <table:covered-table-cell table:number-columns-repeated="12"/>
          <table:table-cell office:value-type="string" table:number-columns-spanned="13" table:number-rows-spanned="1" table:style-name="ce85">
            <text:p>Tons</text:p>
          </table:table-cell>
          <table:covered-table-cell table:number-columns-repeated="12"/>
          <table:table-cell office:value-type="string" table:number-columns-spanned="13" table:number-rows-spanned="1" table:style-name="ce85">
            <text:p>Tons</text:p>
          </table:table-cell>
          <table:covered-table-cell table:number-columns-repeated="12"/>
          <table:table-cell office:value-type="string" table:number-columns-spanned="13" table:number-rows-spanned="1" table:style-name="ce85">
            <text:p>Tons</text:p>
          </table:table-cell>
          <table:covered-table-cell table:number-columns-repeated="12"/>
          <table:table-cell office:value-type="string" table:number-columns-spanned="12" table:number-rows-spanned="1" table:style-name="ce85">
            <text:p>Tons</text:p>
          </table:table-cell>
          <table:covered-table-cell table:number-columns-repeated="11"/>
          <table:table-cell table:style-name="ce43"/>
          <table:table-cell office:value-type="string" table:number-columns-spanned="13" table:number-rows-spanned="1" table:style-name="ce85">
            <text:p>Tons</text:p>
          </table:table-cell>
          <table:covered-table-cell table:number-columns-repeated="12"/>
          <table:table-cell office:value-type="string" table:number-columns-spanned="13" table:number-rows-spanned="1" table:style-name="ce86">
            <text:p>Tons</text:p>
          </table:table-cell>
          <table:covered-table-cell table:number-columns-repeated="12"/>
          <table:table-cell office:value-type="string" table:number-columns-spanned="3" table:number-rows-spanned="1" table:style-name="ce87">
            <text:p>Tons</text:p>
          </table:table-cell>
          <table:covered-table-cell table:number-columns-repeated="2"/>
          <table:table-cell table:number-columns-repeated="16276"/>
        </table:table-row>
        <table:table-row table:style-name="ro18">
          <table:table-cell office:value-type="string" table:style-name="ce44">
            <text:p>Radnor<text:s/><text:span text:style-name="T2">Compost</text:span></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formula="of:=SUM([.B14:.M14])" table:style-name="ce46">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formula="of:=SUM([.O14:.Z14])" table:style-name="ce47">
            <text:p>0</text:p>
          </table:table-cell>
          <table:table-cell table:number-columns-repeated="39" table:style-name="ce48"/>
          <table:table-cell table:number-columns-repeated="6" table:style-name="ce49"/>
          <table:table-cell table:number-columns-repeated="6" table:style-name="ce50"/>
          <table:table-cell table:style-name="ce51"/>
          <table:table-cell table:number-columns-repeated="12" table:style-name="ce50"/>
          <table:table-cell table:number-columns-repeated="7" table:style-name="ce51"/>
          <table:table-cell office:value-type="float" office:value="0" table:style-name="ce51">
            <text:p>0</text:p>
          </table:table-cell>
          <table:table-cell table:number-columns-repeated="8" table:style-name="ce51"/>
          <table:table-cell table:style-name="ce102"/>
          <table:table-cell table:number-columns-repeated="16276"/>
        </table:table-row>
        <table:table-row table:style-name="ro18">
          <table:table-cell office:value-type="string" table:style-name="ce44">
            <text:p>Bellville South<text:s/><text:span text:style-name="T2">Compost</text:span></text:p>
          </table:table-cell>
          <table:table-cell office:value-type="float" office:value="984.452" table:style-name="ce52">
            <text:p>984</text:p>
          </table:table-cell>
          <table:table-cell office:value-type="float" office:value="925.18" table:style-name="ce52">
            <text:p>925</text:p>
          </table:table-cell>
          <table:table-cell office:value-type="float" office:value="732.83999999999992" table:style-name="ce52">
            <text:p>733</text:p>
          </table:table-cell>
          <table:table-cell office:value-type="float" office:value="684.28000000000009" table:style-name="ce52">
            <text:p>684</text:p>
          </table:table-cell>
          <table:table-cell office:value-type="float" office:value="843.8" table:style-name="ce52">
            <text:p>844</text:p>
          </table:table-cell>
          <table:table-cell office:value-type="float" office:value="284.65999999999997" table:style-name="ce52">
            <text:p>285</text:p>
          </table:table-cell>
          <table:table-cell office:value-type="float" office:value="646.80000000000007" table:style-name="ce52">
            <text:p>647</text:p>
          </table:table-cell>
          <table:table-cell office:value-type="float" office:value="644.33400000000006" table:style-name="ce52">
            <text:p>644</text:p>
          </table:table-cell>
          <table:table-cell office:value-type="float" office:value="684.94" table:style-name="ce52">
            <text:p>685</text:p>
          </table:table-cell>
          <table:table-cell office:value-type="float" office:value="580.66" table:style-name="ce52">
            <text:p>581</text:p>
          </table:table-cell>
          <table:table-cell office:value-type="float" office:value="888" table:style-name="ce52">
            <text:p>888</text:p>
          </table:table-cell>
          <table:table-cell office:value-type="float" office:value="642" table:style-name="ce52">
            <text:p>642</text:p>
          </table:table-cell>
          <table:table-cell office:value-type="float" office:value="8541.9459999999999" table:formula="of:=SUM([.B15:.M15])" table:style-name="ce46">
            <text:p>8 542</text:p>
          </table:table-cell>
          <table:table-cell office:value-type="float" office:value="704.62" table:style-name="ce52">
            <text:p>705</text:p>
          </table:table-cell>
          <table:table-cell office:value-type="float" office:value="806.26" table:style-name="ce52">
            <text:p>806</text:p>
          </table:table-cell>
          <table:table-cell office:value-type="float" office:value="847.98000000000013" table:style-name="ce52">
            <text:p>848</text:p>
          </table:table-cell>
          <table:table-cell office:value-type="float" office:value="785.37999999999988" table:style-name="ce52">
            <text:p>785</text:p>
          </table:table-cell>
          <table:table-cell office:value-type="float" office:value="732.54" table:style-name="ce52">
            <text:p>733</text:p>
          </table:table-cell>
          <table:table-cell office:value-type="float" office:value="192.44600000000003" table:style-name="ce52">
            <text:p>192</text:p>
          </table:table-cell>
          <table:table-cell office:value-type="float" office:value="510.11999999999995" table:style-name="ce52">
            <text:p>510</text:p>
          </table:table-cell>
          <table:table-cell office:value-type="float" office:value="656.54" table:style-name="ce52">
            <text:p>657</text:p>
          </table:table-cell>
          <table:table-cell office:value-type="float" office:value="479.64000000000004" table:style-name="ce52">
            <text:p>480</text:p>
          </table:table-cell>
          <table:table-cell office:value-type="float" office:value="506.35" table:style-name="ce52">
            <text:p>506</text:p>
          </table:table-cell>
          <table:table-cell office:value-type="float" office:value="694.06999999999994" table:style-name="ce52">
            <text:p>694</text:p>
          </table:table-cell>
          <table:table-cell office:value-type="float" office:value="753.79" table:style-name="ce52">
            <text:p>754</text:p>
          </table:table-cell>
          <table:table-cell office:value-type="float" office:value="7669.7359999999999" table:formula="of:=SUM([.O15:.Z15])" table:style-name="ce47">
            <text:p>7669.736</text:p>
          </table:table-cell>
          <table:table-cell office:value-type="float" office:value="888.30000000000018" table:style-name="ce52">
            <text:p>888</text:p>
          </table:table-cell>
          <table:table-cell office:value-type="float" office:value="1267.22" table:style-name="ce52">
            <text:p>1 267</text:p>
          </table:table-cell>
          <table:table-cell office:value-type="float" office:value="1052.1600000000001" table:style-name="ce52">
            <text:p>1 052</text:p>
          </table:table-cell>
          <table:table-cell office:value-type="float" office:value="730.58999999999992" table:style-name="ce52">
            <text:p>731</text:p>
          </table:table-cell>
          <table:table-cell office:value-type="float" office:value="589.44000000000005" table:style-name="ce52">
            <text:p>589</text:p>
          </table:table-cell>
          <table:table-cell office:value-type="float" office:value="476.61" table:style-name="ce52">
            <text:p>477</text:p>
          </table:table-cell>
          <table:table-cell office:value-type="float" office:value="832.56" table:style-name="ce52">
            <text:p>833</text:p>
          </table:table-cell>
          <table:table-cell office:value-type="float" office:value="900.13" table:style-name="ce52">
            <text:p>900</text:p>
          </table:table-cell>
          <table:table-cell office:value-type="float" office:value="846.11" table:style-name="ce52">
            <text:p>846</text:p>
          </table:table-cell>
          <table:table-cell office:value-type="float" office:value="896.78000000000009" table:style-name="ce52">
            <text:p>897</text:p>
          </table:table-cell>
          <table:table-cell office:value-type="float" office:value="779.68" table:style-name="ce52">
            <text:p>780</text:p>
          </table:table-cell>
          <table:table-cell office:value-type="float" office:value="522.9" table:style-name="ce52">
            <text:p>523</text:p>
          </table:table-cell>
          <table:table-cell office:value-type="float" office:value="9782.4800000000014" table:formula="of:=SUM([.AB15:.AM15])" table:style-name="ce53">
            <text:p>9782</text:p>
          </table:table-cell>
          <table:table-cell office:value-type="float" office:value="863.13" table:style-name="ce52">
            <text:p>863</text:p>
          </table:table-cell>
          <table:table-cell office:value-type="float" office:value="910.08999999999992" table:style-name="ce52">
            <text:p>910</text:p>
          </table:table-cell>
          <table:table-cell office:value-type="float" office:value="197.67999999999998" table:style-name="ce52">
            <text:p>198</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table:number-columns-repeated="4" table:style-name="ce52"/>
          <table:table-cell office:value-type="float" office:value="1970.8999999999999" table:formula="of:=SUM([.AO15:.AZ15])" table:style-name="ce53">
            <text:p>1971</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85.960000000000008" table:style-name="ce52">
            <text:p>86</text:p>
          </table:table-cell>
          <table:table-cell office:value-type="float" office:value="246.81" table:style-name="ce52">
            <text:p>247</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table:style-name="ce52"/>
          <table:table-cell office:value-type="float" office:value="332.77" table:formula="of:=SUM([.BB15:.BM15])" table:style-name="ce53">
            <text:p>333</text:p>
          </table:table-cell>
          <table:table-cell office:value-type="float" office:value="340.14000000000004" table:style-name="ce52">
            <text:p>340</text:p>
          </table:table-cell>
          <table:table-cell office:value-type="float" office:value="255.53999999999996" table:style-name="ce52">
            <text:p>256</text:p>
          </table:table-cell>
          <table:table-cell office:value-type="float" office:value="146.31" table:style-name="ce52">
            <text:p>146</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4">
            <text:p>0</text:p>
          </table:table-cell>
          <table:table-cell office:value-type="float" office:value="0" table:style-name="ce54">
            <text:p>0</text:p>
          </table:table-cell>
          <table:table-cell office:value-type="float" office:value="741.99" table:formula="of:=SUM([.BO15:.BZ15])" table:style-name="ce54">
            <text:p>742</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formula="of:=SUM([.CB15:.CM15])"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formula="of:=SUM([.CO15:.CZ15])"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103">
            <text:p>0</text:p>
          </table:table-cell>
          <table:table-cell table:number-columns-repeated="16276"/>
        </table:table-row>
        <table:table-row table:style-name="ro22">
          <table:table-cell office:value-type="string" table:style-name="ce44">
            <text:p>Drop-off Facilities (<text:span text:style-name="T2">Recyclables</text:span>)</text:p>
          </table:table-cell>
          <table:table-cell office:value-type="float" office:value="548.33680000000004" table:style-name="ce52">
            <text:p>548</text:p>
          </table:table-cell>
          <table:table-cell office:value-type="float" office:value="592.31800000000021" table:style-name="ce52">
            <text:p>592</text:p>
          </table:table-cell>
          <table:table-cell office:value-type="float" office:value="628.16399999999999" table:style-name="ce52">
            <text:p>628</text:p>
          </table:table-cell>
          <table:table-cell office:value-type="float" office:value="512.91399999999987" table:style-name="ce52">
            <text:p>513</text:p>
          </table:table-cell>
          <table:table-cell office:value-type="float" office:value="565.15399999999988" table:style-name="ce52">
            <text:p>565</text:p>
          </table:table-cell>
          <table:table-cell office:value-type="float" office:value="541.202" table:style-name="ce52">
            <text:p>541</text:p>
          </table:table-cell>
          <table:table-cell office:value-type="float" office:value="559.13699999999983" table:style-name="ce52">
            <text:p>559</text:p>
          </table:table-cell>
          <table:table-cell office:value-type="float" office:value="408.75700000000006" table:style-name="ce52">
            <text:p>409</text:p>
          </table:table-cell>
          <table:table-cell office:value-type="float" office:value="568.50899999999979" table:style-name="ce52">
            <text:p>569</text:p>
          </table:table-cell>
          <table:table-cell office:value-type="float" office:value="302.63700000000011" table:style-name="ce52">
            <text:p>303</text:p>
          </table:table-cell>
          <table:table-cell office:value-type="float" office:value="527" table:style-name="ce52">
            <text:p>527</text:p>
          </table:table-cell>
          <table:table-cell office:value-type="float" office:value="357" table:style-name="ce52">
            <text:p>357</text:p>
          </table:table-cell>
          <table:table-cell office:value-type="float" office:value="6111.1287999999995" table:formula="of:=SUM([.B16:.M16])" table:style-name="ce46">
            <text:p>6 111</text:p>
          </table:table-cell>
          <table:table-cell office:value-type="float" office:value="401.71000000000004" table:style-name="ce52">
            <text:p>402</text:p>
          </table:table-cell>
          <table:table-cell office:value-type="float" office:value="260.17099999999999" table:style-name="ce52">
            <text:p>260</text:p>
          </table:table-cell>
          <table:table-cell office:value-type="float" office:value="487.50379999999996" table:style-name="ce52">
            <text:p>488</text:p>
          </table:table-cell>
          <table:table-cell office:value-type="float" office:value="310.024" table:style-name="ce52">
            <text:p>310</text:p>
          </table:table-cell>
          <table:table-cell office:value-type="float" office:value="408.09375" table:style-name="ce52">
            <text:p>408</text:p>
          </table:table-cell>
          <table:table-cell office:value-type="float" office:value="247.74300000000002" table:style-name="ce52">
            <text:p>248</text:p>
          </table:table-cell>
          <table:table-cell office:value-type="float" office:value="395.49200000000008" table:style-name="ce52">
            <text:p>395</text:p>
          </table:table-cell>
          <table:table-cell office:value-type="float" office:value="314.04999999999995" table:style-name="ce52">
            <text:p>314</text:p>
          </table:table-cell>
          <table:table-cell office:value-type="float" office:value="310.70400000000006" table:style-name="ce52">
            <text:p>311</text:p>
          </table:table-cell>
          <table:table-cell office:value-type="float" office:value="373.73099999999988" table:style-name="ce52">
            <text:p>374</text:p>
          </table:table-cell>
          <table:table-cell office:value-type="float" office:value="440.83699999999999" table:style-name="ce52">
            <text:p>441</text:p>
          </table:table-cell>
          <table:table-cell office:value-type="float" office:value="382.8719999999999" table:style-name="ce52">
            <text:p>383</text:p>
          </table:table-cell>
          <table:table-cell office:value-type="float" office:value="4332.9315500000002" table:formula="of:=SUM([.O16:.Z16])" table:style-name="ce47">
            <text:p>4332.93155</text:p>
          </table:table-cell>
          <table:table-cell office:value-type="float" office:value="390.02700000000004" table:style-name="ce52">
            <text:p>390</text:p>
          </table:table-cell>
          <table:table-cell office:value-type="float" office:value="461.04399999999987" table:style-name="ce52">
            <text:p>461</text:p>
          </table:table-cell>
          <table:table-cell office:value-type="float" office:value="542.67000000000007" table:style-name="ce52">
            <text:p>543</text:p>
          </table:table-cell>
          <table:table-cell office:value-type="float" office:value="521.14640000000009" table:style-name="ce52">
            <text:p>521</text:p>
          </table:table-cell>
          <table:table-cell office:value-type="float" office:value="546.38199999999995" table:style-name="ce52">
            <text:p>546</text:p>
          </table:table-cell>
          <table:table-cell office:value-type="float" office:value="633.17899999999997" table:style-name="ce52">
            <text:p>633</text:p>
          </table:table-cell>
          <table:table-cell office:value-type="float" office:value="566.91300000000001" table:style-name="ce52">
            <text:p>567</text:p>
          </table:table-cell>
          <table:table-cell office:value-type="float" office:value="464.49100000000004" table:style-name="ce52">
            <text:p>464</text:p>
          </table:table-cell>
          <table:table-cell office:value-type="float" office:value="494.37640000000005" table:style-name="ce52">
            <text:p>494</text:p>
          </table:table-cell>
          <table:table-cell office:value-type="float" office:value="416.40199999999993" table:style-name="ce52">
            <text:p>416</text:p>
          </table:table-cell>
          <table:table-cell office:value-type="float" office:value="284.50700000000006" table:style-name="ce52">
            <text:p>285</text:p>
          </table:table-cell>
          <table:table-cell office:value-type="float" office:value="490.66000000000008" table:style-name="ce52">
            <text:p>491</text:p>
          </table:table-cell>
          <table:table-cell office:value-type="float" office:value="5811.7978000000003" table:formula="of:=SUM([.AB16:.AM16])" table:style-name="ce53">
            <text:p>5812</text:p>
          </table:table-cell>
          <table:table-cell office:value-type="float" office:value="367" table:style-name="ce52">
            <text:p>367</text:p>
          </table:table-cell>
          <table:table-cell office:value-type="float" office:value="562.46000000000015" table:style-name="ce52">
            <text:p>562</text:p>
          </table:table-cell>
          <table:table-cell office:value-type="float" office:value="466.99500000000006" table:style-name="ce52">
            <text:p>467</text:p>
          </table:table-cell>
          <table:table-cell office:value-type="float" office:value="513.44299999999998" table:style-name="ce52">
            <text:p>513</text:p>
          </table:table-cell>
          <table:table-cell office:value-type="float" office:value="509.32400000000007" table:style-name="ce52">
            <text:p>509</text:p>
          </table:table-cell>
          <table:table-cell office:value-type="float" office:value="500.73700000000002" table:style-name="ce52">
            <text:p>501</text:p>
          </table:table-cell>
          <table:table-cell office:value-type="float" office:value="532.89300000000014" table:style-name="ce52">
            <text:p>533</text:p>
          </table:table-cell>
          <table:table-cell office:value-type="float" office:value="529.02800000000002" table:style-name="ce52">
            <text:p>529</text:p>
          </table:table-cell>
          <table:table-cell office:value-type="float" office:value="446.08299999999997" table:style-name="ce52">
            <text:p>446</text:p>
          </table:table-cell>
          <table:table-cell office:value-type="float" office:value="425.05700000000002" table:style-name="ce52">
            <text:p>425</text:p>
          </table:table-cell>
          <table:table-cell office:value-type="float" office:value="472.18719999999996" table:style-name="ce55">
            <text:p>472.187</text:p>
          </table:table-cell>
          <table:table-cell office:value-type="float" office:value="426.8134" table:style-name="ce52">
            <text:p>427</text:p>
          </table:table-cell>
          <table:table-cell office:value-type="float" office:value="5752.0205999999998" table:formula="of:=SUM([.AO16:.AZ16])" table:style-name="ce53">
            <text:p>5752</text:p>
          </table:table-cell>
          <table:table-cell office:value-type="float" office:value="476.161" table:style-name="ce52">
            <text:p>476</text:p>
          </table:table-cell>
          <table:table-cell office:value-type="float" office:value="466.67200000000003" table:style-name="ce52">
            <text:p>467</text:p>
          </table:table-cell>
          <table:table-cell office:value-type="float" office:value="406.90800000000002" table:style-name="ce52">
            <text:p>407</text:p>
          </table:table-cell>
          <table:table-cell office:value-type="float" office:value="446.30619999999999" table:style-name="ce52">
            <text:p>446</text:p>
          </table:table-cell>
          <table:table-cell office:value-type="float" office:value="552.41091999999981" table:style-name="ce52">
            <text:p>552</text:p>
          </table:table-cell>
          <table:table-cell office:value-type="float" office:value="588.96800000000007" table:style-name="ce52">
            <text:p>589</text:p>
          </table:table-cell>
          <table:table-cell office:value-type="float" office:value="715.57399999999996" table:style-name="ce52">
            <text:p>716</text:p>
          </table:table-cell>
          <table:table-cell office:value-type="float" office:value="694.46500000000003" table:style-name="ce52">
            <text:p>694</text:p>
          </table:table-cell>
          <table:table-cell office:value-type="float" office:value="406.97275999999994" table:style-name="ce52">
            <text:p>407</text:p>
          </table:table-cell>
          <table:table-cell office:value-type="float" office:value="0" table:style-name="ce52">
            <text:p>0</text:p>
          </table:table-cell>
          <table:table-cell office:value-type="float" office:value="14.208" table:style-name="ce52">
            <text:p>14</text:p>
          </table:table-cell>
          <table:table-cell office:value-type="float" office:value="334.80520000000007" table:style-name="ce52">
            <text:p>335</text:p>
          </table:table-cell>
          <table:table-cell office:value-type="float" office:value="5103.4510799999989" table:formula="of:=SUM([.BB16:.BM16])" table:style-name="ce53">
            <text:p>5103</text:p>
          </table:table-cell>
          <table:table-cell office:value-type="float" office:value="560.98899999999992" table:style-name="ce52">
            <text:p>561</text:p>
          </table:table-cell>
          <table:table-cell office:value-type="float" office:value="572.68600000000004" table:style-name="ce52">
            <text:p>573</text:p>
          </table:table-cell>
          <table:table-cell office:value-type="float" office:value="449.99500000000006" table:style-name="ce52">
            <text:p>450</text:p>
          </table:table-cell>
          <table:table-cell office:value-type="float" office:value="582.76499999999987" table:style-name="ce52">
            <text:p>583</text:p>
          </table:table-cell>
          <table:table-cell office:value-type="float" office:value="427.22199999999998" table:style-name="ce52">
            <text:p>427</text:p>
          </table:table-cell>
          <table:table-cell office:value-type="float" office:value="537.048" table:style-name="ce52">
            <text:p>537</text:p>
          </table:table-cell>
          <table:table-cell office:value-type="float" office:value="443.13400000000007" table:style-name="ce52">
            <text:p>443</text:p>
          </table:table-cell>
          <table:table-cell office:value-type="float" office:value="513.25" table:style-name="ce52">
            <text:p>513</text:p>
          </table:table-cell>
          <table:table-cell office:value-type="float" office:value="392.82599999999996" table:style-name="ce52">
            <text:p>393</text:p>
          </table:table-cell>
          <table:table-cell office:value-type="float" office:value="533.29500000000007" table:style-name="ce52">
            <text:p>533</text:p>
          </table:table-cell>
          <table:table-cell office:value-type="float" office:value="431.23300000000006" table:style-name="ce54">
            <text:p>431</text:p>
          </table:table-cell>
          <table:table-cell office:value-type="float" office:value="532.66499999999996" table:style-name="ce54">
            <text:p>533</text:p>
          </table:table-cell>
          <table:table-cell office:value-type="float" office:value="5977.1080000000002" table:formula="of:=SUM([.BO16:.BZ16])" table:style-name="ce54">
            <text:p>5 977</text:p>
          </table:table-cell>
          <table:table-cell office:value-type="float" office:value="485.72700000000003" table:style-name="ce54">
            <text:p>486</text:p>
          </table:table-cell>
          <table:table-cell office:value-type="float" office:value="493.31399999999991" table:style-name="ce54">
            <text:p>493</text:p>
          </table:table-cell>
          <table:table-cell office:value-type="float" office:value="514.83100000000002" table:style-name="ce54">
            <text:p>515</text:p>
          </table:table-cell>
          <table:table-cell office:value-type="float" office:value="333.46900000000005" table:style-name="ce54">
            <text:p>333</text:p>
          </table:table-cell>
          <table:table-cell office:value-type="float" office:value="435.16999999999996" table:style-name="ce54">
            <text:p>435</text:p>
          </table:table-cell>
          <table:table-cell office:value-type="float" office:value="533.03699999999992" table:style-name="ce54">
            <text:p>533</text:p>
          </table:table-cell>
          <table:table-cell office:value-type="float" office:value="510.61799999999994" table:style-name="ce54">
            <text:p>511</text:p>
          </table:table-cell>
          <table:table-cell office:value-type="float" office:value="492.70699999999988" table:style-name="ce54">
            <text:p>493</text:p>
          </table:table-cell>
          <table:table-cell office:value-type="float" office:value="573.09300000000007" table:style-name="ce54">
            <text:p>573</text:p>
          </table:table-cell>
          <table:table-cell office:value-type="float" office:value="293.34899999999999" table:style-name="ce54">
            <text:p>293</text:p>
          </table:table-cell>
          <table:table-cell office:value-type="float" office:value="459.21969999999999" table:style-name="ce54">
            <text:p>459</text:p>
          </table:table-cell>
          <table:table-cell office:value-type="float" office:value="440.7469999999999" table:style-name="ce54">
            <text:p>441</text:p>
          </table:table-cell>
          <table:table-cell office:value-type="float" office:value="5565.2816999999995" table:formula="of:=SUM([.CB16:.CM16])" table:style-name="ce54">
            <text:p>5 565</text:p>
          </table:table-cell>
          <table:table-cell office:value-type="float" office:value="338.40800000000002" table:style-name="ce54">
            <text:p>338</text:p>
          </table:table-cell>
          <table:table-cell office:value-type="float" office:value="493.69199999999989" table:style-name="ce54">
            <text:p>494</text:p>
          </table:table-cell>
          <table:table-cell office:value-type="float" office:value="523.45699999999988" table:style-name="ce54">
            <text:p>523</text:p>
          </table:table-cell>
          <table:table-cell office:value-type="float" office:value="526.12783000000002" table:style-name="ce54">
            <text:p>526</text:p>
          </table:table-cell>
          <table:table-cell office:value-type="float" office:value="567.02608000000009" table:style-name="ce54">
            <text:p>567</text:p>
          </table:table-cell>
          <table:table-cell office:value-type="float" office:value="444.22400000000005" table:style-name="ce54">
            <text:p>444</text:p>
          </table:table-cell>
          <table:table-cell office:value-type="float" office:value="451.86399999999998" table:style-name="ce54">
            <text:p>452</text:p>
          </table:table-cell>
          <table:table-cell office:value-type="float" office:value="442.91800000000006" table:style-name="ce54">
            <text:p>443</text:p>
          </table:table-cell>
          <table:table-cell office:value-type="float" office:value="403.92899999999997" table:style-name="ce54">
            <text:p>404</text:p>
          </table:table-cell>
          <table:table-cell office:value-type="float" office:value="366.52" table:style-name="ce54">
            <text:p>367</text:p>
          </table:table-cell>
          <table:table-cell office:value-type="float" office:value="463.74399999999986" table:style-name="ce54">
            <text:p>464</text:p>
          </table:table-cell>
          <table:table-cell office:value-type="float" office:value="476.84800000000001" table:style-name="ce54">
            <text:p>477</text:p>
          </table:table-cell>
          <table:table-cell office:value-type="float" office:value="5498.7579099999994" table:formula="of:=SUM([.CO16:.CZ16])" table:style-name="ce54">
            <text:p>5 499</text:p>
          </table:table-cell>
          <table:table-cell office:value-type="float" office:value="282.07599999999996" table:style-name="ce54">
            <text:p>282</text:p>
          </table:table-cell>
          <table:table-cell office:value-type="float" office:value="351.46799999999996" table:style-name="ce54">
            <text:p>351</text:p>
          </table:table-cell>
          <table:table-cell office:value-type="float" office:value="446.49600000000009" table:style-name="ce103">
            <text:p>446</text:p>
          </table:table-cell>
          <table:table-cell table:number-columns-repeated="16276"/>
        </table:table-row>
        <table:table-row table:style-name="ro22">
          <table:table-cell office:value-type="string" table:style-name="ce44">
            <text:p>Athlone Refuse Transfer Station (<text:span text:style-name="T2">Recyclables -<text:s/></text:span>Dirty MRF)</text:p>
          </table:table-cell>
          <table:table-cell office:value-type="float" office:value="271.67999999999995" table:style-name="ce52">
            <text:p>272</text:p>
          </table:table-cell>
          <table:table-cell office:value-type="float" office:value="216.79000000000002" table:style-name="ce52">
            <text:p>217</text:p>
          </table:table-cell>
          <table:table-cell office:value-type="float" office:value="153.56" table:style-name="ce52">
            <text:p>154</text:p>
          </table:table-cell>
          <table:table-cell office:value-type="float" office:value="227.24" table:style-name="ce52">
            <text:p>227</text:p>
          </table:table-cell>
          <table:table-cell office:value-type="float" office:value="194.66" table:style-name="ce52">
            <text:p>195</text:p>
          </table:table-cell>
          <table:table-cell office:value-type="float" office:value="109.86" table:style-name="ce52">
            <text:p>110</text:p>
          </table:table-cell>
          <table:table-cell office:value-type="float" office:value="196.51999999999998" table:style-name="ce52">
            <text:p>197</text:p>
          </table:table-cell>
          <table:table-cell office:value-type="float" office:value="188.92" table:style-name="ce56">
            <text:p>189</text:p>
          </table:table-cell>
          <table:table-cell office:value-type="float" office:value="194.53" table:style-name="ce52">
            <text:p>195</text:p>
          </table:table-cell>
          <table:table-cell office:value-type="float" office:value="210.51999999999998" table:style-name="ce52">
            <text:p>211</text:p>
          </table:table-cell>
          <table:table-cell office:value-type="float" office:value="201" table:style-name="ce52">
            <text:p>201</text:p>
          </table:table-cell>
          <table:table-cell office:value-type="float" office:value="224" table:style-name="ce52">
            <text:p>224</text:p>
          </table:table-cell>
          <table:table-cell office:value-type="float" office:value="2389.2799999999997" table:formula="of:=SUM([.B17:.M17])" table:style-name="ce46">
            <text:p>2 389</text:p>
          </table:table-cell>
          <table:table-cell office:value-type="float" office:value="158.62" table:style-name="ce52">
            <text:p>159</text:p>
          </table:table-cell>
          <table:table-cell office:value-type="float" office:value="204.16" table:style-name="ce52">
            <text:p>204</text:p>
          </table:table-cell>
          <table:table-cell office:value-type="float" office:value="133.95000000000002" table:style-name="ce52">
            <text:p>134</text:p>
          </table:table-cell>
          <table:table-cell office:value-type="float" office:value="132.98000000000002" table:style-name="ce52">
            <text:p>133</text:p>
          </table:table-cell>
          <table:table-cell office:value-type="float" office:value="317.81999999999994" table:style-name="ce52">
            <text:p>318</text:p>
          </table:table-cell>
          <table:table-cell office:value-type="float" office:value="141.91999999999999" table:style-name="ce52">
            <text:p>142</text:p>
          </table:table-cell>
          <table:table-cell office:value-type="float" office:value="216.24" table:style-name="ce52">
            <text:p>216</text:p>
          </table:table-cell>
          <table:table-cell office:value-type="float" office:value="195.06" table:style-name="ce52">
            <text:p>195</text:p>
          </table:table-cell>
          <table:table-cell office:value-type="float" office:value="125.26" table:style-name="ce52">
            <text:p>125</text:p>
          </table:table-cell>
          <table:table-cell office:value-type="float" office:value="68.84" table:style-name="ce52">
            <text:p>69</text:p>
          </table:table-cell>
          <table:table-cell office:value-type="float" office:value="18.68" table:style-name="ce52">
            <text:p>19</text:p>
          </table:table-cell>
          <table:table-cell office:value-type="float" office:value="23.259999999999998" table:style-name="ce52">
            <text:p>23</text:p>
          </table:table-cell>
          <table:table-cell office:value-type="float" office:value="1736.79" table:formula="of:=SUM([.O17:.Z17])" table:style-name="ce53">
            <text:p>1737</text:p>
          </table:table-cell>
          <table:table-cell table:number-columns-repeated="23" table:style-name="ce48"/>
          <table:table-cell table:style-name="ce57"/>
          <table:table-cell table:style-name="ce48"/>
          <table:table-cell office:value-type="float" office:value="0" table:formula="of:=SUM([.AO17:.AZ17])" table:style-name="ce53">
            <text:p>0</text:p>
          </table:table-cell>
          <table:table-cell table:number-columns-repeated="12" table:style-name="ce48"/>
          <table:table-cell office:value-type="float" office:value="0" table:formula="of:=SUM([.BB17:.BM17])" table:style-name="ce53">
            <text:p>0</text:p>
          </table:table-cell>
          <table:table-cell table:number-columns-repeated="10" table:style-name="ce48"/>
          <table:table-cell table:number-columns-repeated="6" table:style-name="ce51"/>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formula="of:=SUM([.CB17:.CM17])"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formula="of:=SUM([.CO17:.CZ17])" table:style-name="ce51">
            <text:p>0</text:p>
          </table:table-cell>
          <table:table-cell office:value-type="float" office:value="0" table:style-name="ce51">
            <text:p>0</text:p>
          </table:table-cell>
          <table:table-cell office:value-type="float" office:value="4.42" table:style-name="ce51">
            <text:p>4</text:p>
          </table:table-cell>
          <table:table-cell office:value-type="float" office:value="5.17" table:style-name="ce102">
            <text:p>5</text:p>
          </table:table-cell>
          <table:table-cell table:number-columns-repeated="16276"/>
        </table:table-row>
        <table:table-row table:style-name="ro22">
          <table:table-cell office:value-type="string" table:style-name="ce44">
            <text:p>Marina Da Gama Yellow Bag</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56">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formula="of:=SUM([.B18:.M18])" table:style-name="ce46">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formula="of:=SUM([.O18:.Z18])" table:style-name="ce53">
            <text:p>0</text:p>
          </table:table-cell>
          <table:table-cell table:number-columns-repeated="23" table:style-name="ce48"/>
          <table:table-cell table:style-name="ce57"/>
          <table:table-cell table:style-name="ce48"/>
          <table:table-cell office:value-type="float" office:value="0" table:formula="of:=SUM([.AO18:.AZ18])" table:style-name="ce53">
            <text:p>0</text:p>
          </table:table-cell>
          <table:table-cell table:number-columns-repeated="12" table:style-name="ce48"/>
          <table:table-cell office:value-type="float" office:value="0" table:formula="of:=SUM([.BB18:.BM18])" table:style-name="ce53">
            <text:p>0</text:p>
          </table:table-cell>
          <table:table-cell table:number-columns-repeated="10" table:style-name="ce48"/>
          <table:table-cell table:number-columns-repeated="6" table:style-name="ce51"/>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formula="of:=SUM([.CB18:.CM18])"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formula="of:=SUM([.CO18:.CZ18])"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102">
            <text:p>0</text:p>
          </table:table-cell>
          <table:table-cell table:number-columns-repeated="16276"/>
        </table:table-row>
        <table:table-row table:style-name="ro22">
          <table:table-cell office:value-type="string" table:style-name="ce44">
            <text:p><text:span text:style-name="T2">Builders Rubble</text:span><text:s/>reused</text:p>
          </table:table-cell>
          <table:table-cell office:value-type="float" office:value="21485.42" table:style-name="ce52">
            <text:p>21 485</text:p>
          </table:table-cell>
          <table:table-cell office:value-type="float" office:value="14943.24" table:style-name="ce52">
            <text:p>14 943</text:p>
          </table:table-cell>
          <table:table-cell office:value-type="float" office:value="28737.46" table:style-name="ce52">
            <text:p>28 737</text:p>
          </table:table-cell>
          <table:table-cell office:value-type="float" office:value="30328.879999999997" table:style-name="ce52">
            <text:p>30 329</text:p>
          </table:table-cell>
          <table:table-cell office:value-type="float" office:value="15293.920000000002" table:style-name="ce52">
            <text:p>15 294</text:p>
          </table:table-cell>
          <table:table-cell office:value-type="float" office:value="25856.42" table:style-name="ce52">
            <text:p>25 856</text:p>
          </table:table-cell>
          <table:table-cell office:value-type="float" office:value="30117.760000000002" table:style-name="ce52">
            <text:p>30 118</text:p>
          </table:table-cell>
          <table:table-cell office:value-type="float" office:value="43795.21" table:style-name="ce56">
            <text:p>43795</text:p>
          </table:table-cell>
          <table:table-cell office:value-type="float" office:value="26579.22" table:style-name="ce52">
            <text:p>26 579</text:p>
          </table:table-cell>
          <table:table-cell office:value-type="float" office:value="32743.160000000003" table:style-name="ce52">
            <text:p>32 743</text:p>
          </table:table-cell>
          <table:table-cell office:value-type="float" office:value="33614.720000000001" table:style-name="ce52">
            <text:p>33 615</text:p>
          </table:table-cell>
          <table:table-cell office:value-type="float" office:value="27562.2" table:style-name="ce52">
            <text:p>27 562</text:p>
          </table:table-cell>
          <table:table-cell office:value-type="float" office:value="331057.61000000004" table:formula="of:=SUM([.B19:.M19])" table:style-name="ce46">
            <text:p>331 058</text:p>
          </table:table-cell>
          <table:table-cell office:value-type="float" office:value="31790.2" table:style-name="ce52">
            <text:p>31 790</text:p>
          </table:table-cell>
          <table:table-cell office:value-type="float" office:value="38761.18" table:style-name="ce52">
            <text:p>38 761</text:p>
          </table:table-cell>
          <table:table-cell office:value-type="float" office:value="55104.73" table:style-name="ce52">
            <text:p>55 105</text:p>
          </table:table-cell>
          <table:table-cell office:value-type="float" office:value="48767.319999999992" table:style-name="ce52">
            <text:p>48 767</text:p>
          </table:table-cell>
          <table:table-cell office:value-type="float" office:value="39695.53" table:style-name="ce52">
            <text:p>39 696</text:p>
          </table:table-cell>
          <table:table-cell office:value-type="float" office:value="25563.93" table:style-name="ce52">
            <text:p>25 564</text:p>
          </table:table-cell>
          <table:table-cell office:value-type="float" office:value="18363.89" table:style-name="ce52">
            <text:p>18 364</text:p>
          </table:table-cell>
          <table:table-cell office:value-type="float" office:value="27872.46" table:style-name="ce52">
            <text:p>27 872</text:p>
          </table:table-cell>
          <table:table-cell office:value-type="float" office:value="30804.73" table:style-name="ce52">
            <text:p>30 805</text:p>
          </table:table-cell>
          <table:table-cell office:value-type="float" office:value="23116.54" table:style-name="ce52">
            <text:p>23 117</text:p>
          </table:table-cell>
          <table:table-cell office:value-type="float" office:value="22452.36" table:style-name="ce52">
            <text:p>22 452</text:p>
          </table:table-cell>
          <table:table-cell office:value-type="float" office:value="32571.63" table:style-name="ce52">
            <text:p>32 572</text:p>
          </table:table-cell>
          <table:table-cell office:value-type="float" office:value="394864.49999999994" table:formula="of:=SUM([.O19:.Z19])" table:style-name="ce53">
            <text:p>394865</text:p>
          </table:table-cell>
          <table:table-cell office:value-type="float" office:value="24232.29" table:style-name="ce52">
            <text:p>24 232</text:p>
          </table:table-cell>
          <table:table-cell office:value-type="float" office:value="25011.850000000002" table:style-name="ce52">
            <text:p>25 012</text:p>
          </table:table-cell>
          <table:table-cell office:value-type="float" office:value="11704.25" table:style-name="ce52">
            <text:p>11 704</text:p>
          </table:table-cell>
          <table:table-cell office:value-type="float" office:value="33120.54" table:style-name="ce52">
            <text:p>33 121</text:p>
          </table:table-cell>
          <table:table-cell office:value-type="float" office:value="37344.959999999999" table:style-name="ce52">
            <text:p>37 345</text:p>
          </table:table-cell>
          <table:table-cell office:value-type="float" office:value="16081.73" table:style-name="ce52">
            <text:p>16 082</text:p>
          </table:table-cell>
          <table:table-cell office:value-type="float" office:value="5840.14" table:style-name="ce52">
            <text:p>5 840</text:p>
          </table:table-cell>
          <table:table-cell office:value-type="float" office:value="16628.04" table:style-name="ce52">
            <text:p>16 628</text:p>
          </table:table-cell>
          <table:table-cell office:value-type="float" office:value="12385.25" table:style-name="ce52">
            <text:p>12 385</text:p>
          </table:table-cell>
          <table:table-cell office:value-type="float" office:value="39684.6" table:style-name="ce52">
            <text:p>39 685</text:p>
          </table:table-cell>
          <table:table-cell office:value-type="float" office:value="37801.94" table:style-name="ce52">
            <text:p>37 802</text:p>
          </table:table-cell>
          <table:table-cell office:value-type="float" office:value="56973.13" table:style-name="ce52">
            <text:p>56 973</text:p>
          </table:table-cell>
          <table:table-cell office:value-type="float" office:value="316808.72000000003" table:formula="of:=SUM([.AB19:.AM19])" table:style-name="ce53">
            <text:p>316809</text:p>
          </table:table-cell>
          <table:table-cell office:value-type="float" office:value="34720.58" table:style-name="ce52">
            <text:p>34 721</text:p>
          </table:table-cell>
          <table:table-cell office:value-type="float" office:value="26036.15" table:style-name="ce52">
            <text:p>26 036</text:p>
          </table:table-cell>
          <table:table-cell office:value-type="float" office:value="28849.95" table:style-name="ce52">
            <text:p>28 850</text:p>
          </table:table-cell>
          <table:table-cell office:value-type="float" office:value="22727.270000000004" table:style-name="ce52">
            <text:p>22 727</text:p>
          </table:table-cell>
          <table:table-cell office:value-type="float" office:value="26298.410000000003" table:style-name="ce52">
            <text:p>26 298</text:p>
          </table:table-cell>
          <table:table-cell office:value-type="float" office:value="15208.82" table:style-name="ce52">
            <text:p>15 209</text:p>
          </table:table-cell>
          <table:table-cell office:value-type="float" office:value="14015.63" table:style-name="ce52">
            <text:p>14 016</text:p>
          </table:table-cell>
          <table:table-cell office:value-type="float" office:value="15989.939999999999" table:style-name="ce52">
            <text:p>15 990</text:p>
          </table:table-cell>
          <table:table-cell office:value-type="float" office:value="16864.5" table:style-name="ce52">
            <text:p>16 865</text:p>
          </table:table-cell>
          <table:table-cell office:value-type="float" office:value="16134.52" table:style-name="ce52">
            <text:p>16 135</text:p>
          </table:table-cell>
          <table:table-cell office:value-type="float" office:value="17264.399999999998" table:style-name="ce55">
            <text:p>17 264.400</text:p>
          </table:table-cell>
          <table:table-cell office:value-type="float" office:value="12579.14" table:style-name="ce52">
            <text:p>12 579</text:p>
          </table:table-cell>
          <table:table-cell office:value-type="float" office:value="246689.31" table:formula="of:=SUM([.AO19:.AZ19])" table:style-name="ce53">
            <text:p>246689</text:p>
          </table:table-cell>
          <table:table-cell office:value-type="float" office:value="13342.509999999998" table:style-name="ce52">
            <text:p>13 343</text:p>
          </table:table-cell>
          <table:table-cell office:value-type="float" office:value="12657.7" table:style-name="ce52">
            <text:p>12 658</text:p>
          </table:table-cell>
          <table:table-cell office:value-type="float" office:value="13741.779999999999" table:style-name="ce52">
            <text:p>13 742</text:p>
          </table:table-cell>
          <table:table-cell office:value-type="float" office:value="15949.61" table:style-name="ce52">
            <text:p>15 950</text:p>
          </table:table-cell>
          <table:table-cell office:value-type="float" office:value="15505.060000000001" table:style-name="ce52">
            <text:p>15 505</text:p>
          </table:table-cell>
          <table:table-cell office:value-type="float" office:value="9009.7800000000007" table:style-name="ce52">
            <text:p>9 010</text:p>
          </table:table-cell>
          <table:table-cell office:value-type="float" office:value="12144.280000000002" table:style-name="ce52">
            <text:p>12 144</text:p>
          </table:table-cell>
          <table:table-cell office:value-type="float" office:value="13328.619999999999" table:style-name="ce52">
            <text:p>13 329</text:p>
          </table:table-cell>
          <table:table-cell office:value-type="float" office:value="10924.670000000002" table:style-name="ce52">
            <text:p>10 925</text:p>
          </table:table-cell>
          <table:table-cell office:value-type="float" office:value="394.68" table:style-name="ce52">
            <text:p>395</text:p>
          </table:table-cell>
          <table:table-cell office:value-type="float" office:value="1811.74" table:style-name="ce52">
            <text:p>1 812</text:p>
          </table:table-cell>
          <table:table-cell office:value-type="float" office:value="36660.42" table:style-name="ce52">
            <text:p>36 660</text:p>
          </table:table-cell>
          <table:table-cell office:value-type="float" office:value="155470.84999999998" table:formula="of:=SUM([.BB19:.BM19])" table:style-name="ce53">
            <text:p>155471</text:p>
          </table:table-cell>
          <table:table-cell office:value-type="float" office:value="8673.7799999999988" table:style-name="ce52">
            <text:p>8 674</text:p>
          </table:table-cell>
          <table:table-cell office:value-type="float" office:value="10763.27" table:style-name="ce52">
            <text:p>10 763</text:p>
          </table:table-cell>
          <table:table-cell office:value-type="float" office:value="11933.01" table:style-name="ce52">
            <text:p>11 933</text:p>
          </table:table-cell>
          <table:table-cell office:value-type="float" office:value="13362.210000000001" table:style-name="ce52">
            <text:p>13 362</text:p>
          </table:table-cell>
          <table:table-cell office:value-type="float" office:value="14044.32" table:style-name="ce52">
            <text:p>14 044</text:p>
          </table:table-cell>
          <table:table-cell office:value-type="float" office:value="9503.51" table:style-name="ce52">
            <text:p>9 504</text:p>
          </table:table-cell>
          <table:table-cell office:value-type="float" office:value="8828.65" table:style-name="ce52">
            <text:p>8 829</text:p>
          </table:table-cell>
          <table:table-cell office:value-type="float" office:value="10811.81" table:style-name="ce52">
            <text:p>10 812</text:p>
          </table:table-cell>
          <table:table-cell office:value-type="float" office:value="9333.7999999999993" table:style-name="ce52">
            <text:p>9 334</text:p>
          </table:table-cell>
          <table:table-cell office:value-type="float" office:value="8573.5" table:style-name="ce52">
            <text:p>8 574</text:p>
          </table:table-cell>
          <table:table-cell office:value-type="float" office:value="8602.6" table:style-name="ce54">
            <text:p>8 603</text:p>
          </table:table-cell>
          <table:table-cell office:value-type="float" office:value="9114.5899999999983" table:style-name="ce54">
            <text:p>9 115</text:p>
          </table:table-cell>
          <table:table-cell office:value-type="float" office:value="123545.04999999999" table:formula="of:=SUM([.BO19:.BZ19])" table:style-name="ce54">
            <text:p>123 545</text:p>
          </table:table-cell>
          <table:table-cell office:value-type="float" office:value="8562.42" table:style-name="ce54">
            <text:p>8 562</text:p>
          </table:table-cell>
          <table:table-cell office:value-type="float" office:value="14245.09" table:style-name="ce54">
            <text:p>14 245</text:p>
          </table:table-cell>
          <table:table-cell office:value-type="float" office:value="3240.95" table:style-name="ce54">
            <text:p>3 241</text:p>
          </table:table-cell>
          <table:table-cell office:value-type="float" office:value="28093.510000000002" table:style-name="ce54">
            <text:p>28 094</text:p>
          </table:table-cell>
          <table:table-cell office:value-type="float" office:value="16766.93" table:style-name="ce54">
            <text:p>16 767</text:p>
          </table:table-cell>
          <table:table-cell office:value-type="float" office:value="19373.86" table:style-name="ce54">
            <text:p>19 374</text:p>
          </table:table-cell>
          <table:table-cell office:value-type="float" office:value="12603.4" table:style-name="ce54">
            <text:p>12 603</text:p>
          </table:table-cell>
          <table:table-cell office:value-type="float" office:value="22378.269999999997" table:style-name="ce54">
            <text:p>22 378</text:p>
          </table:table-cell>
          <table:table-cell office:value-type="float" office:value="24563.38" table:style-name="ce54">
            <text:p>24 563</text:p>
          </table:table-cell>
          <table:table-cell office:value-type="float" office:value="18106.579999999998" table:style-name="ce54">
            <text:p>18 107</text:p>
          </table:table-cell>
          <table:table-cell office:value-type="float" office:value="31956.94" table:style-name="ce54">
            <text:p>31 957</text:p>
          </table:table-cell>
          <table:table-cell office:value-type="float" office:value="22202.469999999998" table:style-name="ce54">
            <text:p>22 202</text:p>
          </table:table-cell>
          <table:table-cell office:value-type="float" office:value="222093.8" table:formula="of:=SUM([.CB19:.CM19])" table:style-name="ce54">
            <text:p>222 094</text:p>
          </table:table-cell>
          <table:table-cell office:value-type="float" office:value="20106.77" table:style-name="ce54">
            <text:p>20 107</text:p>
          </table:table-cell>
          <table:table-cell office:value-type="float" office:value="19881.93" table:style-name="ce54">
            <text:p>19 882</text:p>
          </table:table-cell>
          <table:table-cell office:value-type="float" office:value="26288.28" table:style-name="ce54">
            <text:p>26 288</text:p>
          </table:table-cell>
          <table:table-cell office:value-type="float" office:value="27894.36" table:style-name="ce54">
            <text:p>27 894</text:p>
          </table:table-cell>
          <table:table-cell office:value-type="float" office:value="31453.17" table:style-name="ce54">
            <text:p>31 453</text:p>
          </table:table-cell>
          <table:table-cell office:value-type="float" office:value="20001.86" table:style-name="ce54">
            <text:p>20 002</text:p>
          </table:table-cell>
          <table:table-cell office:value-type="float" office:value="16552.190000000002" table:style-name="ce54">
            <text:p>16 552</text:p>
          </table:table-cell>
          <table:table-cell office:value-type="float" office:value="15297.439999999999" table:style-name="ce54">
            <text:p>15 297</text:p>
          </table:table-cell>
          <table:table-cell office:value-type="float" office:value="13938.779999999999" table:style-name="ce54">
            <text:p>13 939</text:p>
          </table:table-cell>
          <table:table-cell office:value-type="float" office:value="12434.16" table:style-name="ce54">
            <text:p>12 434</text:p>
          </table:table-cell>
          <table:table-cell office:value-type="float" office:value="0" table:style-name="ce54">
            <text:p>0</text:p>
          </table:table-cell>
          <table:table-cell office:value-type="float" office:value="0" table:style-name="ce54">
            <text:p>0</text:p>
          </table:table-cell>
          <table:table-cell office:value-type="float" office:value="203848.94" table:formula="of:=SUM([.CO19:.CZ19])" table:style-name="ce54">
            <text:p>203 849</text:p>
          </table:table-cell>
          <table:table-cell office:value-type="float" office:value="49814.09" table:style-name="ce54">
            <text:p>49 814</text:p>
          </table:table-cell>
          <table:table-cell office:value-type="float" office:value="54358.259999999995" table:style-name="ce54">
            <text:p>54 358</text:p>
          </table:table-cell>
          <table:table-cell office:value-type="float" office:value="58605.7" table:style-name="ce103">
            <text:p>58 606</text:p>
          </table:table-cell>
          <table:table-cell table:number-columns-repeated="16276"/>
        </table:table-row>
        <table:table-row table:style-name="ro23">
          <table:table-cell office:value-type="string" table:style-name="ce44">
            <text:p>Chipping Of<text:s/><text:span text:style-name="T2">Garden Greens</text:span><text:s/>at Drop-off Facilities</text:p>
          </table:table-cell>
          <table:table-cell office:value-type="float" office:value="10897.88" table:style-name="ce52">
            <text:p>10 898</text:p>
          </table:table-cell>
          <table:table-cell office:value-type="float" office:value="10002.450000000001" table:style-name="ce52">
            <text:p>10 002</text:p>
          </table:table-cell>
          <table:table-cell office:value-type="float" office:value="11130.949999999999" table:style-name="ce52">
            <text:p>11 131</text:p>
          </table:table-cell>
          <table:table-cell office:value-type="float" office:value="6504.51" table:style-name="ce52">
            <text:p>6 505</text:p>
          </table:table-cell>
          <table:table-cell office:value-type="float" office:value="7709.17" table:style-name="ce52">
            <text:p>7 709</text:p>
          </table:table-cell>
          <table:table-cell office:value-type="float" office:value="6511.22" table:style-name="ce52">
            <text:p>6 511</text:p>
          </table:table-cell>
          <table:table-cell office:value-type="float" office:value="4934.8499999999995" table:style-name="ce52">
            <text:p>4 935</text:p>
          </table:table-cell>
          <table:table-cell office:value-type="float" office:value="5281.1799999999994" table:style-name="ce56">
            <text:p>5281</text:p>
          </table:table-cell>
          <table:table-cell office:value-type="float" office:value="4530.4380000000001" table:style-name="ce52">
            <text:p>4 530</text:p>
          </table:table-cell>
          <table:table-cell office:value-type="float" office:value="5508.2489999999998" table:style-name="ce52">
            <text:p>5 508</text:p>
          </table:table-cell>
          <table:table-cell office:value-type="float" office:value="6106" table:style-name="ce52">
            <text:p>6 106</text:p>
          </table:table-cell>
          <table:table-cell office:value-type="float" office:value="7261" table:style-name="ce52">
            <text:p>7 261</text:p>
          </table:table-cell>
          <table:table-cell office:value-type="float" office:value="86377.896999999997" table:formula="of:=SUM([.B20:.M20])" table:style-name="ce46">
            <text:p>86 378</text:p>
          </table:table-cell>
          <table:table-cell office:value-type="float" office:value="7702.4639999999999" table:style-name="ce52">
            <text:p>7 702</text:p>
          </table:table-cell>
          <table:table-cell office:value-type="float" office:value="8166.3899999999985" table:style-name="ce52">
            <text:p>8 166</text:p>
          </table:table-cell>
          <table:table-cell office:value-type="float" office:value="7598.8600000000006" table:style-name="ce52">
            <text:p>7 599</text:p>
          </table:table-cell>
          <table:table-cell office:value-type="float" office:value="7334.63" table:style-name="ce52">
            <text:p>7 335</text:p>
          </table:table-cell>
          <table:table-cell office:value-type="float" office:value="7314.7519999999995" table:style-name="ce52">
            <text:p>7 315</text:p>
          </table:table-cell>
          <table:table-cell office:value-type="float" office:value="7104.920000000001" table:style-name="ce52">
            <text:p>7 105</text:p>
          </table:table-cell>
          <table:table-cell office:value-type="float" office:value="6578.1239999999998" table:style-name="ce52">
            <text:p>6 578</text:p>
          </table:table-cell>
          <table:table-cell office:value-type="float" office:value="5977.4460000000008" table:style-name="ce52">
            <text:p>5 977</text:p>
          </table:table-cell>
          <table:table-cell office:value-type="float" office:value="2374.6800000000003" table:style-name="ce52">
            <text:p>2 375</text:p>
          </table:table-cell>
          <table:table-cell office:value-type="float" office:value="6753.53" table:style-name="ce52">
            <text:p>6 754</text:p>
          </table:table-cell>
          <table:table-cell office:value-type="float" office:value="8979.81" table:style-name="ce52">
            <text:p>8 980</text:p>
          </table:table-cell>
          <table:table-cell office:value-type="float" office:value="10006.700000000001" table:style-name="ce52">
            <text:p>10 007</text:p>
          </table:table-cell>
          <table:table-cell office:value-type="float" office:value="85892.305999999997" table:formula="of:=SUM([.O20:.Z20])" table:style-name="ce53">
            <text:p>85892</text:p>
          </table:table-cell>
          <table:table-cell office:value-type="float" office:value="8807.5400000000009" table:style-name="ce52">
            <text:p>8 808</text:p>
          </table:table-cell>
          <table:table-cell office:value-type="float" office:value="16905.48" table:style-name="ce52">
            <text:p>16 905</text:p>
          </table:table-cell>
          <table:table-cell office:value-type="float" office:value="7364.95" table:style-name="ce52">
            <text:p>7 365</text:p>
          </table:table-cell>
          <table:table-cell office:value-type="float" office:value="8919.92" table:style-name="ce52">
            <text:p>8 920</text:p>
          </table:table-cell>
          <table:table-cell office:value-type="float" office:value="9318.51" table:style-name="ce52">
            <text:p>9 319</text:p>
          </table:table-cell>
          <table:table-cell office:value-type="float" office:value="7664.7300000000005" table:style-name="ce52">
            <text:p>7 665</text:p>
          </table:table-cell>
          <table:table-cell office:value-type="float" office:value="8371.09" table:style-name="ce52">
            <text:p>8 371</text:p>
          </table:table-cell>
          <table:table-cell office:value-type="float" office:value="3419.3510000000001" table:style-name="ce52">
            <text:p>3 419</text:p>
          </table:table-cell>
          <table:table-cell office:value-type="float" office:value="8541.8340000000007" table:style-name="ce52">
            <text:p>8 542</text:p>
          </table:table-cell>
          <table:table-cell office:value-type="float" office:value="5843.4159999999993" table:style-name="ce52">
            <text:p>5 843</text:p>
          </table:table-cell>
          <table:table-cell office:value-type="float" office:value="6254.77" table:style-name="ce52">
            <text:p>6 255</text:p>
          </table:table-cell>
          <table:table-cell office:value-type="float" office:value="6463.71" table:style-name="ce52">
            <text:p>6 464</text:p>
          </table:table-cell>
          <table:table-cell office:value-type="float" office:value="97875.301000000007" table:formula="of:=SUM([.AB20:.AM20])" table:style-name="ce53">
            <text:p>97875</text:p>
          </table:table-cell>
          <table:table-cell office:value-type="float" office:value="6125.0500000000011" table:style-name="ce52">
            <text:p>6 125</text:p>
          </table:table-cell>
          <table:table-cell office:value-type="float" office:value="6171.83" table:style-name="ce52">
            <text:p>6 172</text:p>
          </table:table-cell>
          <table:table-cell office:value-type="float" office:value="6178.1739999999991" table:style-name="ce52">
            <text:p>6 178</text:p>
          </table:table-cell>
          <table:table-cell office:value-type="float" office:value="6241.78" table:style-name="ce52">
            <text:p>6 242</text:p>
          </table:table-cell>
          <table:table-cell office:value-type="float" office:value="8096.39" table:style-name="ce52">
            <text:p>8 096</text:p>
          </table:table-cell>
          <table:table-cell office:value-type="float" office:value="5440.4299999999994" table:style-name="ce52">
            <text:p>5 440</text:p>
          </table:table-cell>
          <table:table-cell office:value-type="float" office:value="7779.2660000000005" table:style-name="ce52">
            <text:p>7 779</text:p>
          </table:table-cell>
          <table:table-cell office:value-type="float" office:value="3853.8119999999994" table:style-name="ce52">
            <text:p>3 854</text:p>
          </table:table-cell>
          <table:table-cell office:value-type="float" office:value="3346.9800000000005" table:style-name="ce52">
            <text:p>3 347</text:p>
          </table:table-cell>
          <table:table-cell office:value-type="float" office:value="5205.87" table:style-name="ce52">
            <text:p>5 206</text:p>
          </table:table-cell>
          <table:table-cell office:value-type="float" office:value="6526.78" table:style-name="ce55">
            <text:p>6 526.780</text:p>
          </table:table-cell>
          <table:table-cell office:value-type="float" office:value="4882.6100000000006" table:style-name="ce52">
            <text:p>4 883</text:p>
          </table:table-cell>
          <table:table-cell office:value-type="float" office:value="69848.972000000009" table:formula="of:=SUM([.AO20:.AZ20])" table:style-name="ce53">
            <text:p>69849</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5931.72" table:style-name="ce52">
            <text:p>5 932</text:p>
          </table:table-cell>
          <table:table-cell office:value-type="float" office:value="4732.3100000000004" table:style-name="ce52">
            <text:p>4 732</text:p>
          </table:table-cell>
          <table:table-cell office:value-type="float" office:value="2409.54" table:style-name="ce52">
            <text:p>2 410</text:p>
          </table:table-cell>
          <table:table-cell office:value-type="float" office:value="2896.77" table:style-name="ce52">
            <text:p>2 897</text:p>
          </table:table-cell>
          <table:table-cell office:value-type="float" office:value="538.56000000000006" table:style-name="ce52">
            <text:p>539</text:p>
          </table:table-cell>
          <table:table-cell office:value-type="float" office:value="1080.72" table:style-name="ce52">
            <text:p>1 081</text:p>
          </table:table-cell>
          <table:table-cell office:value-type="float" office:value="3517.51" table:style-name="ce52">
            <text:p>3 518</text:p>
          </table:table-cell>
          <table:table-cell office:value-type="float" office:value="21107.130000000005" table:formula="of:=SUM([.BB20:.BM20])" table:style-name="ce53">
            <text:p>21107</text:p>
          </table:table-cell>
          <table:table-cell office:value-type="float" office:value="0" table:style-name="ce52">
            <text:p>0</text:p>
          </table:table-cell>
          <table:table-cell office:value-type="float" office:value="0" table:style-name="ce52">
            <text:p>0</text:p>
          </table:table-cell>
          <table:table-cell office:value-type="float" office:value="2553.08" table:style-name="ce52">
            <text:p>2 553</text:p>
          </table:table-cell>
          <table:table-cell office:value-type="float" office:value="2372.5499999999997" table:style-name="ce52">
            <text:p>2 373</text:p>
          </table:table-cell>
          <table:table-cell office:value-type="float" office:value="1669.92" table:style-name="ce52">
            <text:p>1 670</text:p>
          </table:table-cell>
          <table:table-cell office:value-type="float" office:value="1293.8599999999999" table:style-name="ce52">
            <text:p>1 294</text:p>
          </table:table-cell>
          <table:table-cell office:value-type="float" office:value="1353.74" table:style-name="ce52">
            <text:p>1 354</text:p>
          </table:table-cell>
          <table:table-cell office:value-type="float" office:value="2537" table:style-name="ce52">
            <text:p>2 537</text:p>
          </table:table-cell>
          <table:table-cell office:value-type="float" office:value="0" table:style-name="ce52">
            <text:p>0</text:p>
          </table:table-cell>
          <table:table-cell office:value-type="float" office:value="0" table:style-name="ce52">
            <text:p>0</text:p>
          </table:table-cell>
          <table:table-cell office:value-type="float" office:value="0" table:style-name="ce54">
            <text:p>0</text:p>
          </table:table-cell>
          <table:table-cell office:value-type="float" office:value="0" table:style-name="ce54">
            <text:p>0</text:p>
          </table:table-cell>
          <table:table-cell office:value-type="float" office:value="11780.15" table:formula="of:=SUM([.BO20:.BZ20])" table:style-name="ce54">
            <text:p>11 780</text:p>
          </table:table-cell>
          <table:table-cell office:value-type="float" office:value="4310" table:style-name="ce54">
            <text:p>4 310</text:p>
          </table:table-cell>
          <table:table-cell office:value-type="float" office:value="4218" table:style-name="ce54">
            <text:p>4 218</text:p>
          </table:table-cell>
          <table:table-cell office:value-type="float" office:value="3745" table:style-name="ce54">
            <text:p>3 745</text:p>
          </table:table-cell>
          <table:table-cell office:value-type="float" office:value="4981" table:style-name="ce54">
            <text:p>4 981</text:p>
          </table:table-cell>
          <table:table-cell office:value-type="float" office:value="0" table:style-name="ce54">
            <text:p>0</text:p>
          </table:table-cell>
          <table:table-cell office:value-type="float" office:value="381" table:style-name="ce54">
            <text:p>381</text:p>
          </table:table-cell>
          <table:table-cell office:value-type="float" office:value="567" table:style-name="ce54">
            <text:p>567</text:p>
          </table:table-cell>
          <table:table-cell office:value-type="float" office:value="704" table:style-name="ce54">
            <text:p>704</text:p>
          </table:table-cell>
          <table:table-cell office:value-type="float" office:value="821" table:style-name="ce54">
            <text:p>821</text:p>
          </table:table-cell>
          <table:table-cell office:value-type="float" office:value="652" table:style-name="ce54">
            <text:p>652</text:p>
          </table:table-cell>
          <table:table-cell office:value-type="float" office:value="751" table:style-name="ce54">
            <text:p>751</text:p>
          </table:table-cell>
          <table:table-cell office:value-type="float" office:value="343" table:style-name="ce54">
            <text:p>343</text:p>
          </table:table-cell>
          <table:table-cell office:value-type="float" office:value="21473" table:formula="of:=SUM([.CB20:.CM20])" table:style-name="ce54">
            <text:p>21 473</text:p>
          </table:table-cell>
          <table:table-cell office:value-type="float" office:value="632" table:style-name="ce54">
            <text:p>632</text:p>
          </table:table-cell>
          <table:table-cell office:value-type="float" office:value="3972.4" table:style-name="ce54">
            <text:p>3 972</text:p>
          </table:table-cell>
          <table:table-cell office:value-type="float" office:value="5217.12" table:style-name="ce54">
            <text:p>5 217</text:p>
          </table:table-cell>
          <table:table-cell office:value-type="float" office:value="3720.1" table:style-name="ce54">
            <text:p>3 720</text:p>
          </table:table-cell>
          <table:table-cell office:value-type="float" office:value="4813.83" table:style-name="ce54">
            <text:p>4 814</text:p>
          </table:table-cell>
          <table:table-cell office:value-type="float" office:value="5731.18" table:style-name="ce54">
            <text:p>5 731</text:p>
          </table:table-cell>
          <table:table-cell office:value-type="float" office:value="5374.27" table:style-name="ce54">
            <text:p>5 374</text:p>
          </table:table-cell>
          <table:table-cell office:value-type="float" office:value="884" table:style-name="ce54">
            <text:p>884</text:p>
          </table:table-cell>
          <table:table-cell office:value-type="float" office:value="6778.16" table:style-name="ce54">
            <text:p>6 778</text:p>
          </table:table-cell>
          <table:table-cell office:value-type="float" office:value="5535.73" table:style-name="ce54">
            <text:p>5 536</text:p>
          </table:table-cell>
          <table:table-cell office:value-type="float" office:value="6879.43" table:style-name="ce54">
            <text:p>6 879</text:p>
          </table:table-cell>
          <table:table-cell office:value-type="float" office:value="650" table:style-name="ce54">
            <text:p>650</text:p>
          </table:table-cell>
          <table:table-cell office:value-type="float" office:value="50188.219999999994" table:formula="of:=SUM([.CO20:.CZ20])" table:style-name="ce54">
            <text:p>50 188</text:p>
          </table:table-cell>
          <table:table-cell office:value-type="float" office:value="450" table:style-name="ce54">
            <text:p>450</text:p>
          </table:table-cell>
          <table:table-cell office:value-type="float" office:value="4497.32" table:style-name="ce54">
            <text:p>4 497</text:p>
          </table:table-cell>
          <table:table-cell office:value-type="float" office:value="5868.87" table:style-name="ce103">
            <text:p>5 869</text:p>
          </table:table-cell>
          <table:table-cell table:number-columns-repeated="16276"/>
        </table:table-row>
        <table:table-row table:style-name="ro22">
          <table:table-cell office:value-type="string" table:style-name="ce44">
            <text:p>Chipping Of<text:s/><text:span text:style-name="T2">Garden Greens</text:span><text:s/>Disposal Facilities</text:p>
          </table:table-cell>
          <table:table-cell office:value-type="float" office:value="5118" table:style-name="ce52">
            <text:p>5 118</text:p>
          </table:table-cell>
          <table:table-cell office:value-type="float" office:value="4279" table:style-name="ce52">
            <text:p>4 279</text:p>
          </table:table-cell>
          <table:table-cell office:value-type="float" office:value="4757" table:style-name="ce52">
            <text:p>4 757</text:p>
          </table:table-cell>
          <table:table-cell office:value-type="float" office:value="3791" table:style-name="ce52">
            <text:p>3 791</text:p>
          </table:table-cell>
          <table:table-cell office:value-type="float" office:value="3928" table:style-name="ce52">
            <text:p>3 928</text:p>
          </table:table-cell>
          <table:table-cell office:value-type="float" office:value="3005" table:style-name="ce52">
            <text:p>3 005</text:p>
          </table:table-cell>
          <table:table-cell office:value-type="float" office:value="3439" table:style-name="ce52">
            <text:p>3 439</text:p>
          </table:table-cell>
          <table:table-cell office:value-type="float" office:value="4306" table:style-name="ce56">
            <text:p>4306</text:p>
          </table:table-cell>
          <table:table-cell office:value-type="float" office:value="3816" table:style-name="ce52">
            <text:p>3 816</text:p>
          </table:table-cell>
          <table:table-cell office:value-type="float" office:value="4225" table:style-name="ce52">
            <text:p>4 225</text:p>
          </table:table-cell>
          <table:table-cell office:value-type="float" office:value="3373" table:style-name="ce52">
            <text:p>3 373</text:p>
          </table:table-cell>
          <table:table-cell office:value-type="float" office:value="4355" table:style-name="ce52">
            <text:p>4 355</text:p>
          </table:table-cell>
          <table:table-cell office:value-type="float" office:value="48392" table:formula="of:=SUM([.B21:.M21])" table:style-name="ce46">
            <text:p>48 392</text:p>
          </table:table-cell>
          <table:table-cell office:value-type="float" office:value="4144" table:style-name="ce52">
            <text:p>4 144</text:p>
          </table:table-cell>
          <table:table-cell office:value-type="float" office:value="3558" table:style-name="ce52">
            <text:p>3 558</text:p>
          </table:table-cell>
          <table:table-cell office:value-type="float" office:value="2628" table:style-name="ce52">
            <text:p>2 628</text:p>
          </table:table-cell>
          <table:table-cell office:value-type="float" office:value="3558" table:style-name="ce52">
            <text:p>3 558</text:p>
          </table:table-cell>
          <table:table-cell office:value-type="float" office:value="4107" table:style-name="ce52">
            <text:p>4 107</text:p>
          </table:table-cell>
          <table:table-cell office:value-type="float" office:value="5538" table:style-name="ce52">
            <text:p>5 538</text:p>
          </table:table-cell>
          <table:table-cell office:value-type="float" office:value="3509" table:style-name="ce52">
            <text:p>3 509</text:p>
          </table:table-cell>
          <table:table-cell office:value-type="float" office:value="3566" table:style-name="ce52">
            <text:p>3 566</text:p>
          </table:table-cell>
          <table:table-cell office:value-type="float" office:value="3365" table:style-name="ce52">
            <text:p>3 365</text:p>
          </table:table-cell>
          <table:table-cell office:value-type="float" office:value="3003" table:style-name="ce52">
            <text:p>3 003</text:p>
          </table:table-cell>
          <table:table-cell office:value-type="float" office:value="4686" table:style-name="ce52">
            <text:p>4 686</text:p>
          </table:table-cell>
          <table:table-cell office:value-type="float" office:value="4160" table:style-name="ce52">
            <text:p>4 160</text:p>
          </table:table-cell>
          <table:table-cell office:value-type="float" office:value="45822" table:formula="of:=SUM([.O21:.Z21])" table:style-name="ce53">
            <text:p>45822</text:p>
          </table:table-cell>
          <table:table-cell office:value-type="float" office:value="5880.6600000000008" table:style-name="ce52">
            <text:p>5 881</text:p>
          </table:table-cell>
          <table:table-cell office:value-type="float" office:value="5660.88" table:style-name="ce52">
            <text:p>5 661</text:p>
          </table:table-cell>
          <table:table-cell office:value-type="float" office:value="6053.8200000000006" table:style-name="ce52">
            <text:p>6 054</text:p>
          </table:table-cell>
          <table:table-cell office:value-type="float" office:value="5253.38" table:style-name="ce52">
            <text:p>5 253</text:p>
          </table:table-cell>
          <table:table-cell office:value-type="float" office:value="4792.53" table:style-name="ce52">
            <text:p>4 793</text:p>
          </table:table-cell>
          <table:table-cell office:value-type="float" office:value="4231.8599999999997" table:style-name="ce52">
            <text:p>4 232</text:p>
          </table:table-cell>
          <table:table-cell office:value-type="float" office:value="3633.27" table:style-name="ce52">
            <text:p>3 633</text:p>
          </table:table-cell>
          <table:table-cell office:value-type="float" office:value="4514.78" table:style-name="ce52">
            <text:p>4 515</text:p>
          </table:table-cell>
          <table:table-cell office:value-type="float" office:value="6383.52" table:style-name="ce52">
            <text:p>6 384</text:p>
          </table:table-cell>
          <table:table-cell office:value-type="float" office:value="4249.8599999999997" table:style-name="ce52">
            <text:p>4 250</text:p>
          </table:table-cell>
          <table:table-cell office:value-type="float" office:value="3855.92" table:style-name="ce52">
            <text:p>3 856</text:p>
          </table:table-cell>
          <table:table-cell office:value-type="float" office:value="4898.0600000000004" table:style-name="ce52">
            <text:p>4 898</text:p>
          </table:table-cell>
          <table:table-cell office:value-type="float" office:value="59408.539999999994" table:formula="of:=SUM([.AB21:.AM21])" table:style-name="ce53">
            <text:p>59409</text:p>
          </table:table-cell>
          <table:table-cell office:value-type="float" office:value="4628.3099999999995" table:style-name="ce52">
            <text:p>4 628</text:p>
          </table:table-cell>
          <table:table-cell office:value-type="float" office:value="4674.8900000000003" table:style-name="ce52">
            <text:p>4 675</text:p>
          </table:table-cell>
          <table:table-cell office:value-type="float" office:value="3945.42" table:style-name="ce52">
            <text:p>3 945</text:p>
          </table:table-cell>
          <table:table-cell office:value-type="float" office:value="3124.4" table:style-name="ce52">
            <text:p>3 124</text:p>
          </table:table-cell>
          <table:table-cell office:value-type="float" office:value="4456.2599999999993" table:style-name="ce52">
            <text:p>4 456</text:p>
          </table:table-cell>
          <table:table-cell office:value-type="float" office:value="2250.364" table:style-name="ce52">
            <text:p>2 250</text:p>
          </table:table-cell>
          <table:table-cell office:value-type="float" office:value="1502.7800000000002" table:style-name="ce52">
            <text:p>1 503</text:p>
          </table:table-cell>
          <table:table-cell office:value-type="float" office:value="1640" table:style-name="ce52">
            <text:p>1 640</text:p>
          </table:table-cell>
          <table:table-cell office:value-type="float" office:value="2014.7599999999998" table:style-name="ce52">
            <text:p>2 015</text:p>
          </table:table-cell>
          <table:table-cell office:value-type="float" office:value="2396.13" table:style-name="ce52">
            <text:p>2 396</text:p>
          </table:table-cell>
          <table:table-cell office:value-type="float" office:value="1278.49" table:style-name="ce55">
            <text:p>1 278.490</text:p>
          </table:table-cell>
          <table:table-cell office:value-type="float" office:value="3734.77" table:style-name="ce52">
            <text:p>3 735</text:p>
          </table:table-cell>
          <table:table-cell office:value-type="float" office:value="35646.574000000001" table:formula="of:=SUM([.AO21:.AZ21])" table:style-name="ce53">
            <text:p>35647</text:p>
          </table:table-cell>
          <table:table-cell office:value-type="float" office:value="0" table:style-name="ce52">
            <text:p>0</text:p>
          </table:table-cell>
          <table:table-cell office:value-type="float" office:value="0" table:style-name="ce52">
            <text:p>0</text:p>
          </table:table-cell>
          <table:table-cell office:value-type="float" office:value="504.14" table:style-name="ce52">
            <text:p>504</text:p>
          </table:table-cell>
          <table:table-cell office:value-type="float" office:value="5249.14" table:style-name="ce52">
            <text:p>5 249</text:p>
          </table:table-cell>
          <table:table-cell office:value-type="float" office:value="6143.92" table:style-name="ce52">
            <text:p>6 144</text:p>
          </table:table-cell>
          <table:table-cell office:value-type="float" office:value="2191.1799999999998" table:style-name="ce52">
            <text:p>2 191</text:p>
          </table:table-cell>
          <table:table-cell office:value-type="float" office:value="6052.31" table:style-name="ce52">
            <text:p>6 052</text:p>
          </table:table-cell>
          <table:table-cell office:value-type="float" office:value="3666.1800000000003" table:style-name="ce52">
            <text:p>3 666</text:p>
          </table:table-cell>
          <table:table-cell office:value-type="float" office:value="2366.98" table:style-name="ce52">
            <text:p>2 367</text:p>
          </table:table-cell>
          <table:table-cell office:value-type="float" office:value="2139.8000000000002" table:style-name="ce52">
            <text:p>2 140</text:p>
          </table:table-cell>
          <table:table-cell office:value-type="float" office:value="2352.48" table:style-name="ce52">
            <text:p>2 352</text:p>
          </table:table-cell>
          <table:table-cell office:value-type="float" office:value="3468.72" table:style-name="ce52">
            <text:p>3 469</text:p>
          </table:table-cell>
          <table:table-cell office:value-type="float" office:value="34134.85" table:formula="of:=SUM([.BB21:.BM21])" table:style-name="ce53">
            <text:p>34135</text:p>
          </table:table-cell>
          <table:table-cell office:value-type="float" office:value="0" table:style-name="ce52">
            <text:p>0</text:p>
          </table:table-cell>
          <table:table-cell office:value-type="float" office:value="0" table:style-name="ce52">
            <text:p>0</text:p>
          </table:table-cell>
          <table:table-cell office:value-type="float" office:value="4221.3200000000006" table:style-name="ce52">
            <text:p>4 221</text:p>
          </table:table-cell>
          <table:table-cell office:value-type="float" office:value="9880.6550000000007" table:style-name="ce52">
            <text:p>9 881</text:p>
          </table:table-cell>
          <table:table-cell office:value-type="float" office:value="7386.19" table:style-name="ce52">
            <text:p>7 386</text:p>
          </table:table-cell>
          <table:table-cell office:value-type="float" office:value="6081.1900000000005" table:style-name="ce52">
            <text:p>6 081</text:p>
          </table:table-cell>
          <table:table-cell office:value-type="float" office:value="5280.79" table:style-name="ce52">
            <text:p>5 281</text:p>
          </table:table-cell>
          <table:table-cell office:value-type="float" office:value="5891.8729999999996" table:style-name="ce52">
            <text:p>5 892</text:p>
          </table:table-cell>
          <table:table-cell office:value-type="float" office:value="119.54" table:style-name="ce52">
            <text:p>120</text:p>
          </table:table-cell>
          <table:table-cell office:value-type="float" office:value="84.38" table:style-name="ce52">
            <text:p>84</text:p>
          </table:table-cell>
          <table:table-cell office:value-type="float" office:value="73.66" table:style-name="ce54">
            <text:p>74</text:p>
          </table:table-cell>
          <table:table-cell office:value-type="float" office:value="2277.1779999999999" table:style-name="ce54">
            <text:p>2 277</text:p>
          </table:table-cell>
          <table:table-cell office:value-type="float" office:value="41296.776000000005" table:formula="of:=SUM([.BO21:.BZ21])" table:style-name="ce54">
            <text:p>41 297</text:p>
          </table:table-cell>
          <table:table-cell office:value-type="float" office:value="8524.48" table:style-name="ce54">
            <text:p>8 524</text:p>
          </table:table-cell>
          <table:table-cell office:value-type="float" office:value="5380.04" table:style-name="ce54">
            <text:p>5 380</text:p>
          </table:table-cell>
          <table:table-cell office:value-type="float" office:value="3827.7" table:style-name="ce54">
            <text:p>3 828</text:p>
          </table:table-cell>
          <table:table-cell office:value-type="float" office:value="5926.61" table:style-name="ce54">
            <text:p>5 927</text:p>
          </table:table-cell>
          <table:table-cell office:value-type="float" office:value="60.1" table:style-name="ce54">
            <text:p>60</text:p>
          </table:table-cell>
          <table:table-cell office:value-type="float" office:value="1910.08" table:style-name="ce54">
            <text:p>1 910</text:p>
          </table:table-cell>
          <table:table-cell office:value-type="float" office:value="6284.46" table:style-name="ce54">
            <text:p>6 284</text:p>
          </table:table-cell>
          <table:table-cell office:value-type="float" office:value="3578.58" table:style-name="ce54">
            <text:p>3 579</text:p>
          </table:table-cell>
          <table:table-cell office:value-type="float" office:value="5366.62" table:style-name="ce54">
            <text:p>5 367</text:p>
          </table:table-cell>
          <table:table-cell office:value-type="float" office:value="4068" table:style-name="ce54">
            <text:p>4 068</text:p>
          </table:table-cell>
          <table:table-cell office:value-type="float" office:value="4537.5999999999995" table:style-name="ce54">
            <text:p>4 538</text:p>
          </table:table-cell>
          <table:table-cell office:value-type="float" office:value="2475.4" table:style-name="ce54">
            <text:p>2 475</text:p>
          </table:table-cell>
          <table:table-cell office:value-type="float" office:value="51939.670000000006" table:formula="of:=SUM([.CB21:.CM21])" table:style-name="ce54">
            <text:p>51 940</text:p>
          </table:table-cell>
          <table:table-cell office:value-type="float" office:value="3966.8900000000003" table:style-name="ce54">
            <text:p>3 967</text:p>
          </table:table-cell>
          <table:table-cell office:value-type="float" office:value="4254.2199999999993" table:style-name="ce54">
            <text:p>4 254</text:p>
          </table:table-cell>
          <table:table-cell office:value-type="float" office:value="4797.5" table:style-name="ce54">
            <text:p>4 798</text:p>
          </table:table-cell>
          <table:table-cell office:value-type="float" office:value="2987.29" table:style-name="ce54">
            <text:p>2 987</text:p>
          </table:table-cell>
          <table:table-cell office:value-type="float" office:value="1949.9" table:style-name="ce54">
            <text:p>1 950</text:p>
          </table:table-cell>
          <table:table-cell office:value-type="float" office:value="3331.6329999999998" table:style-name="ce54">
            <text:p>3 332</text:p>
          </table:table-cell>
          <table:table-cell office:value-type="float" office:value="2189.1400000000003" table:style-name="ce54">
            <text:p>2 189</text:p>
          </table:table-cell>
          <table:table-cell office:value-type="float" office:value="2145.98" table:style-name="ce54">
            <text:p>2 146</text:p>
          </table:table-cell>
          <table:table-cell office:value-type="float" office:value="5034.84" table:style-name="ce54">
            <text:p>5 035</text:p>
          </table:table-cell>
          <table:table-cell office:value-type="float" office:value="3135.9199999999996" table:style-name="ce54">
            <text:p>3 136</text:p>
          </table:table-cell>
          <table:table-cell office:value-type="float" office:value="4254.74" table:style-name="ce54">
            <text:p>4 255</text:p>
          </table:table-cell>
          <table:table-cell office:value-type="float" office:value="3911.1420000000003" table:style-name="ce54">
            <text:p>3 911</text:p>
          </table:table-cell>
          <table:table-cell office:value-type="float" office:value="41959.195" table:formula="of:=SUM([.CO21:.CZ21])" table:style-name="ce54">
            <text:p>41 959</text:p>
          </table:table-cell>
          <table:table-cell office:value-type="float" office:value="2649.13" table:style-name="ce54">
            <text:p>2 649</text:p>
          </table:table-cell>
          <table:table-cell office:value-type="float" office:value="3140.1900000000005" table:style-name="ce54">
            <text:p>3 140</text:p>
          </table:table-cell>
          <table:table-cell office:value-type="float" office:value="3371.04" table:style-name="ce103">
            <text:p>3 371</text:p>
          </table:table-cell>
          <table:table-cell table:number-columns-repeated="16276"/>
        </table:table-row>
        <table:table-row table:style-name="ro23">
          <table:table-cell office:value-type="string" table:style-name="ce44">
            <text:p>Sea/Green/Mouille Point Three Anchor Bay<text:span text:style-name="T2"><text:s/>(Think Twice)</text:span></text:p>
          </table:table-cell>
          <table:table-cell office:value-type="float" office:value="45.941000000000003" table:style-name="ce52">
            <text:p>46</text:p>
          </table:table-cell>
          <table:table-cell office:value-type="float" office:value="264.42500000000001" table:style-name="ce52">
            <text:p>264</text:p>
          </table:table-cell>
          <table:table-cell office:value-type="float" office:value="275.94" table:style-name="ce52">
            <text:p>276</text:p>
          </table:table-cell>
          <table:table-cell office:value-type="float" office:value="275.93399999999997" table:style-name="ce52">
            <text:p>276</text:p>
          </table:table-cell>
          <table:table-cell office:value-type="float" office:value="285.92300000000006" table:style-name="ce52">
            <text:p>286</text:p>
          </table:table-cell>
          <table:table-cell office:value-type="float" office:value="283.21700000000004" table:style-name="ce52">
            <text:p>283</text:p>
          </table:table-cell>
          <table:table-cell office:value-type="float" office:value="278.81099999999998" table:style-name="ce52">
            <text:p>279</text:p>
          </table:table-cell>
          <table:table-cell office:value-type="float" office:value="282.95500000000004" table:style-name="ce56">
            <text:p>283</text:p>
          </table:table-cell>
          <table:table-cell office:value-type="float" office:value="274.387" table:style-name="ce52">
            <text:p>274</text:p>
          </table:table-cell>
          <table:table-cell office:value-type="float" office:value="262.41499999999996" table:style-name="ce52">
            <text:p>262</text:p>
          </table:table-cell>
          <table:table-cell office:value-type="float" office:value="253" table:style-name="ce52">
            <text:p>253</text:p>
          </table:table-cell>
          <table:table-cell office:value-type="float" office:value="261" table:style-name="ce52">
            <text:p>261</text:p>
          </table:table-cell>
          <table:table-cell office:value-type="float" office:value="3043.9480000000003" table:formula="of:=SUM([.B22:.M22])" table:style-name="ce46">
            <text:p>3 044</text:p>
          </table:table-cell>
          <table:table-cell office:value-type="float" office:value="250.34799999999998" table:style-name="ce52">
            <text:p>250</text:p>
          </table:table-cell>
          <table:table-cell office:value-type="float" office:value="254.42700000000002" table:style-name="ce52">
            <text:p>254</text:p>
          </table:table-cell>
          <table:table-cell office:value-type="float" office:value="256.69600000000003" table:style-name="ce52">
            <text:p>257</text:p>
          </table:table-cell>
          <table:table-cell office:value-type="float" office:value="167.72099999999998" table:style-name="ce52">
            <text:p>168</text:p>
          </table:table-cell>
          <table:table-cell office:value-type="float" office:value="83.091000000000008" table:style-name="ce52">
            <text:p>83</text:p>
          </table:table-cell>
          <table:table-cell office:value-type="float" office:value="107.96" table:style-name="ce52">
            <text:p>108</text:p>
          </table:table-cell>
          <table:table-cell office:value-type="float" office:value="106.489" table:style-name="ce52">
            <text:p>106</text:p>
          </table:table-cell>
          <table:table-cell office:value-type="float" office:value="89.495000000000005" table:style-name="ce52">
            <text:p>89</text:p>
          </table:table-cell>
          <table:table-cell office:value-type="float" office:value="112.72200000000001" table:style-name="ce52">
            <text:p>113</text:p>
          </table:table-cell>
          <table:table-cell office:value-type="float" office:value="95.72999999999999" table:style-name="ce52">
            <text:p>96</text:p>
          </table:table-cell>
          <table:table-cell office:value-type="float" office:value="0" table:style-name="ce52">
            <text:p>0</text:p>
          </table:table-cell>
          <table:table-cell office:value-type="float" office:value="109.20799999999998" table:style-name="ce52">
            <text:p>109</text:p>
          </table:table-cell>
          <table:table-cell office:value-type="float" office:value="1633.8869999999999" table:formula="of:=SUM([.O22:.Z22])" table:style-name="ce53">
            <text:p>1634</text:p>
          </table:table-cell>
          <table:table-cell office:value-type="float" office:value="114.35299999999999" table:style-name="ce52">
            <text:p>114</text:p>
          </table:table-cell>
          <table:table-cell office:value-type="float" office:value="142.291" table:style-name="ce52">
            <text:p>142</text:p>
          </table:table-cell>
          <table:table-cell office:value-type="float" office:value="137.08200000000002" table:style-name="ce52">
            <text:p>137</text:p>
          </table:table-cell>
          <table:table-cell office:value-type="float" office:value="161.69399999999999" table:style-name="ce52">
            <text:p>162</text:p>
          </table:table-cell>
          <table:table-cell office:value-type="float" office:value="169.57899999999998" table:style-name="ce52">
            <text:p>170</text:p>
          </table:table-cell>
          <table:table-cell office:value-type="float" office:value="182.46300000000002" table:style-name="ce52">
            <text:p>182</text:p>
          </table:table-cell>
          <table:table-cell office:value-type="float" office:value="178.38400000000001" table:style-name="ce52">
            <text:p>178</text:p>
          </table:table-cell>
          <table:table-cell office:value-type="float" office:value="162.42000000000002" table:style-name="ce52">
            <text:p>162</text:p>
          </table:table-cell>
          <table:table-cell office:value-type="float" office:value="177.54900000000001" table:style-name="ce52">
            <text:p>178</text:p>
          </table:table-cell>
          <table:table-cell office:value-type="float" office:value="158.68900000000002" table:style-name="ce52">
            <text:p>159</text:p>
          </table:table-cell>
          <table:table-cell office:value-type="float" office:value="166.886" table:style-name="ce52">
            <text:p>167</text:p>
          </table:table-cell>
          <table:table-cell office:value-type="float" office:value="170.66699999999997" table:style-name="ce52">
            <text:p>171</text:p>
          </table:table-cell>
          <table:table-cell office:value-type="float" office:value="1922.057" table:formula="of:=SUM([.AB22:.AM22])" table:style-name="ce53">
            <text:p>1922</text:p>
          </table:table-cell>
          <table:table-cell office:value-type="float" office:value="90.796999999999997" table:style-name="ce52">
            <text:p>91</text:p>
          </table:table-cell>
          <table:table-cell office:value-type="float" office:value="135.76400000000001" table:style-name="ce52">
            <text:p>136</text:p>
          </table:table-cell>
          <table:table-cell office:value-type="float" office:value="111.43300000000001" table:style-name="ce52">
            <text:p>111</text:p>
          </table:table-cell>
          <table:table-cell office:value-type="float" office:value="134.57700000000003" table:style-name="ce52">
            <text:p>135</text:p>
          </table:table-cell>
          <table:table-cell office:value-type="float" office:value="149.15400000000002" table:style-name="ce52">
            <text:p>149</text:p>
          </table:table-cell>
          <table:table-cell office:value-type="float" office:value="142.88800000000003" table:style-name="ce52">
            <text:p>143</text:p>
          </table:table-cell>
          <table:table-cell office:value-type="float" office:value="156.19400000000002" table:style-name="ce52">
            <text:p>156</text:p>
          </table:table-cell>
          <table:table-cell office:value-type="float" office:value="146.99499999999998" table:style-name="ce52">
            <text:p>147</text:p>
          </table:table-cell>
          <table:table-cell office:value-type="float" office:value="138.24600000000001" table:style-name="ce52">
            <text:p>138</text:p>
          </table:table-cell>
          <table:table-cell office:value-type="float" office:value="137.84899999999999" table:style-name="ce52">
            <text:p>138</text:p>
          </table:table-cell>
          <table:table-cell office:value-type="float" office:value="140.035" table:style-name="ce55">
            <text:p>140.035</text:p>
          </table:table-cell>
          <table:table-cell office:value-type="float" office:value="126.91600000000001" table:style-name="ce52">
            <text:p>127</text:p>
          </table:table-cell>
          <table:table-cell office:value-type="float" office:value="1610.848" table:formula="of:=SUM([.AO22:.AZ22])" table:style-name="ce53">
            <text:p>1611</text:p>
          </table:table-cell>
          <table:table-cell office:value-type="float" office:value="128.161" table:style-name="ce52">
            <text:p>128</text:p>
          </table:table-cell>
          <table:table-cell office:value-type="float" office:value="141.18199999999999" table:style-name="ce52">
            <text:p>141</text:p>
          </table:table-cell>
          <table:table-cell office:value-type="float" office:value="97.282000000000011" table:style-name="ce52">
            <text:p>97</text:p>
          </table:table-cell>
          <table:table-cell office:value-type="float" office:value="115.76600000000001" table:style-name="ce52">
            <text:p>116</text:p>
          </table:table-cell>
          <table:table-cell office:value-type="float" office:value="123.07900000000002" table:style-name="ce52">
            <text:p>123</text:p>
          </table:table-cell>
          <table:table-cell office:value-type="float" office:value="155.52799999999999" table:style-name="ce52">
            <text:p>156</text:p>
          </table:table-cell>
          <table:table-cell office:value-type="float" office:value="152.334" table:style-name="ce52">
            <text:p>152</text:p>
          </table:table-cell>
          <table:table-cell office:value-type="float" office:value="140.304" table:style-name="ce52">
            <text:p>140</text:p>
          </table:table-cell>
          <table:table-cell office:value-type="float" office:value="108.56200000000001" table:style-name="ce52">
            <text:p>109</text:p>
          </table:table-cell>
          <table:table-cell office:value-type="float" office:value="99.919000000000011" table:style-name="ce52">
            <text:p>100</text:p>
          </table:table-cell>
          <table:table-cell office:value-type="float" office:value="113.878" table:style-name="ce52">
            <text:p>114</text:p>
          </table:table-cell>
          <table:table-cell office:value-type="float" office:value="144.27300000000002" table:style-name="ce52">
            <text:p>144</text:p>
          </table:table-cell>
          <table:table-cell office:value-type="float" office:value="1520.2680000000005" table:formula="of:=SUM([.BB22:.BM22])" table:style-name="ce53">
            <text:p>1520</text:p>
          </table:table-cell>
          <table:table-cell office:value-type="float" office:value="141.92199999999997" table:style-name="ce52">
            <text:p>142</text:p>
          </table:table-cell>
          <table:table-cell office:value-type="float" office:value="128.696" table:style-name="ce52">
            <text:p>129</text:p>
          </table:table-cell>
          <table:table-cell office:value-type="float" office:value="132.13900000000001" table:style-name="ce52">
            <text:p>132</text:p>
          </table:table-cell>
          <table:table-cell office:value-type="float" office:value="142.68099999999998" table:style-name="ce52">
            <text:p>143</text:p>
          </table:table-cell>
          <table:table-cell office:value-type="float" office:value="147.53699999999998" table:style-name="ce52">
            <text:p>148</text:p>
          </table:table-cell>
          <table:table-cell office:value-type="float" office:value="181.44300000000004" table:style-name="ce52">
            <text:p>181</text:p>
          </table:table-cell>
          <table:table-cell office:value-type="float" office:value="155.17400000000004" table:style-name="ce52">
            <text:p>155</text:p>
          </table:table-cell>
          <table:table-cell office:value-type="float" office:value="146.31300000000002" table:style-name="ce52">
            <text:p>146</text:p>
          </table:table-cell>
          <table:table-cell office:value-type="float" office:value="119.236" table:style-name="ce52">
            <text:p>119</text:p>
          </table:table-cell>
          <table:table-cell office:value-type="float" office:value="145.36400000000003" table:style-name="ce52">
            <text:p>145</text:p>
          </table:table-cell>
          <table:table-cell office:value-type="float" office:value="150.697" table:style-name="ce54">
            <text:p>151</text:p>
          </table:table-cell>
          <table:table-cell office:value-type="float" office:value="147.83399999999997" table:style-name="ce54">
            <text:p>148</text:p>
          </table:table-cell>
          <table:table-cell office:value-type="float" office:value="1739.0360000000003" table:formula="of:=SUM([.BO22:.BZ22])" table:style-name="ce54">
            <text:p>1 739</text:p>
          </table:table-cell>
          <table:table-cell office:value-type="float" office:value="109.43900000000001" table:style-name="ce54">
            <text:p>109</text:p>
          </table:table-cell>
          <table:table-cell office:value-type="float" office:value="141.44" table:style-name="ce54">
            <text:p>141</text:p>
          </table:table-cell>
          <table:table-cell office:value-type="float" office:value="139.21099999999998" table:style-name="ce54">
            <text:p>139</text:p>
          </table:table-cell>
          <table:table-cell office:value-type="float" office:value="137.227" table:style-name="ce54">
            <text:p>137</text:p>
          </table:table-cell>
          <table:table-cell office:value-type="float" office:value="147.46100000000001" table:style-name="ce54">
            <text:p>147</text:p>
          </table:table-cell>
          <table:table-cell office:value-type="float" office:value="165.39299999999997" table:style-name="ce54">
            <text:p>165</text:p>
          </table:table-cell>
          <table:table-cell office:value-type="float" office:value="151.404" table:style-name="ce54">
            <text:p>151</text:p>
          </table:table-cell>
          <table:table-cell office:value-type="float" office:value="143.61100000000002" table:style-name="ce54">
            <text:p>144</text:p>
          </table:table-cell>
          <table:table-cell office:value-type="float" office:value="162.92699999999999" table:style-name="ce54">
            <text:p>163</text:p>
          </table:table-cell>
          <table:table-cell office:value-type="float" office:value="131.31700000000001" table:style-name="ce54">
            <text:p>131</text:p>
          </table:table-cell>
          <table:table-cell office:value-type="float" office:value="134.70400000000001" table:style-name="ce54">
            <text:p>135</text:p>
          </table:table-cell>
          <table:table-cell office:value-type="float" office:value="133.56299999999999" table:style-name="ce54">
            <text:p>134</text:p>
          </table:table-cell>
          <table:table-cell office:value-type="float" office:value="1697.6970000000001" table:formula="of:=SUM([.CB22:.CM22])" table:style-name="ce54">
            <text:p>1 698</text:p>
          </table:table-cell>
          <table:table-cell office:value-type="float" office:value="119.657" table:style-name="ce54">
            <text:p>120</text:p>
          </table:table-cell>
          <table:table-cell office:value-type="float" office:value="124.123" table:style-name="ce54">
            <text:p>124</text:p>
          </table:table-cell>
          <table:table-cell office:value-type="float" office:value="169.43200000000002" table:style-name="ce54">
            <text:p>169</text:p>
          </table:table-cell>
          <table:table-cell office:value-type="float" office:value="171.74799999999999" table:style-name="ce54">
            <text:p>172</text:p>
          </table:table-cell>
          <table:table-cell office:value-type="float" office:value="0" table:style-name="ce54">
            <text:p>0</text:p>
          </table:table-cell>
          <table:table-cell office:value-type="float" office:value="96.873000000000005" table:style-name="ce54">
            <text:p>97</text:p>
          </table:table-cell>
          <table:table-cell office:value-type="float" office:value="0" table:style-name="ce54">
            <text:p>0</text:p>
          </table:table-cell>
          <table:table-cell office:value-type="float" office:value="131.70299999999997" table:style-name="ce54">
            <text:p>132</text:p>
          </table:table-cell>
          <table:table-cell office:value-type="float" office:value="0" table:style-name="ce54">
            <text:p>0</text:p>
          </table:table-cell>
          <table:table-cell office:value-type="float" office:value="149.20400000000001" table:style-name="ce54">
            <text:p>149</text:p>
          </table:table-cell>
          <table:table-cell office:value-type="float" office:value="146.54299999999998" table:style-name="ce54">
            <text:p>147</text:p>
          </table:table-cell>
          <table:table-cell office:value-type="float" office:value="158.58200000000002" table:style-name="ce54">
            <text:p>159</text:p>
          </table:table-cell>
          <table:table-cell office:value-type="float" office:value="1267.865" table:formula="of:=SUM([.CO22:.CZ22])" table:style-name="ce54">
            <text:p>1 268</text:p>
          </table:table-cell>
          <table:table-cell office:value-type="float" office:value="138.08099999999999" table:style-name="ce54">
            <text:p>138</text:p>
          </table:table-cell>
          <table:table-cell office:value-type="float" office:value="169.113" table:style-name="ce54">
            <text:p>169</text:p>
          </table:table-cell>
          <table:table-cell office:value-type="float" office:value="144.04899999999998" table:style-name="ce103">
            <text:p>144</text:p>
          </table:table-cell>
          <table:table-cell table:number-columns-repeated="16276"/>
        </table:table-row>
        <table:table-row table:style-name="ro18">
          <table:table-cell office:value-type="string" table:style-name="ce44">
            <text:p>Atlantic Area (<text:span text:style-name="T2">Think Twice</text:span>)</text:p>
          </table:table-cell>
          <table:table-cell office:value-type="float" office:value="182.86699999999996" table:style-name="ce52">
            <text:p>183</text:p>
          </table:table-cell>
          <table:table-cell office:value-type="float" office:value="214.07500000000002" table:style-name="ce52">
            <text:p>214</text:p>
          </table:table-cell>
          <table:table-cell office:value-type="float" office:value="209.40800000000002" table:style-name="ce52">
            <text:p>209</text:p>
          </table:table-cell>
          <table:table-cell office:value-type="float" office:value="188.10399999999998" table:style-name="ce52">
            <text:p>188</text:p>
          </table:table-cell>
          <table:table-cell office:value-type="float" office:value="235.45099999999999" table:style-name="ce52">
            <text:p>235</text:p>
          </table:table-cell>
          <table:table-cell office:value-type="float" office:value="244.63400000000001" table:style-name="ce52">
            <text:p>245</text:p>
          </table:table-cell>
          <table:table-cell office:value-type="float" office:value="249.529" table:style-name="ce52">
            <text:p>250</text:p>
          </table:table-cell>
          <table:table-cell office:value-type="float" office:value="227.893" table:style-name="ce56">
            <text:p>228</text:p>
          </table:table-cell>
          <table:table-cell office:value-type="float" office:value="204.12" table:style-name="ce52">
            <text:p>204</text:p>
          </table:table-cell>
          <table:table-cell office:value-type="float" office:value="201.80600000000001" table:style-name="ce52">
            <text:p>202</text:p>
          </table:table-cell>
          <table:table-cell office:value-type="float" office:value="211" table:style-name="ce52">
            <text:p>211</text:p>
          </table:table-cell>
          <table:table-cell office:value-type="float" office:value="193" table:style-name="ce52">
            <text:p>193</text:p>
          </table:table-cell>
          <table:table-cell office:value-type="float" office:value="2561.8870000000002" table:formula="of:=SUM([.B23:.M23])" table:style-name="ce46">
            <text:p>2 562</text:p>
          </table:table-cell>
          <table:table-cell office:value-type="float" office:value="151.04" table:style-name="ce52">
            <text:p>151</text:p>
          </table:table-cell>
          <table:table-cell office:value-type="float" office:value="192.84100000000001" table:style-name="ce52">
            <text:p>193</text:p>
          </table:table-cell>
          <table:table-cell office:value-type="float" office:value="184.26400000000001" table:style-name="ce52">
            <text:p>184</text:p>
          </table:table-cell>
          <table:table-cell office:value-type="float" office:value="199.761" table:style-name="ce52">
            <text:p>200</text:p>
          </table:table-cell>
          <table:table-cell office:value-type="float" office:value="229.80099999999999" table:style-name="ce52">
            <text:p>230</text:p>
          </table:table-cell>
          <table:table-cell office:value-type="float" office:value="262.15100000000001" table:style-name="ce52">
            <text:p>262</text:p>
          </table:table-cell>
          <table:table-cell office:value-type="float" office:value="248.548" table:style-name="ce52">
            <text:p>249</text:p>
          </table:table-cell>
          <table:table-cell office:value-type="float" office:value="182.63" table:style-name="ce52">
            <text:p>183</text:p>
          </table:table-cell>
          <table:table-cell office:value-type="float" office:value="222.845" table:style-name="ce52">
            <text:p>223</text:p>
          </table:table-cell>
          <table:table-cell office:value-type="float" office:value="202.15300000000002" table:style-name="ce52">
            <text:p>202</text:p>
          </table:table-cell>
          <table:table-cell office:value-type="float" office:value="207.62299999999999" table:style-name="ce52">
            <text:p>208</text:p>
          </table:table-cell>
          <table:table-cell office:value-type="float" office:value="192.83" table:style-name="ce52">
            <text:p>193</text:p>
          </table:table-cell>
          <table:table-cell office:value-type="float" office:value="2476.4870000000001" table:formula="of:=SUM([.O23:.Z23])" table:style-name="ce53">
            <text:p>2476</text:p>
          </table:table-cell>
          <table:table-cell office:value-type="float" office:value="193.33" table:style-name="ce52">
            <text:p>193</text:p>
          </table:table-cell>
          <table:table-cell office:value-type="float" office:value="221.05400000000003" table:style-name="ce52">
            <text:p>221</text:p>
          </table:table-cell>
          <table:table-cell office:value-type="float" office:value="193.44499999999999" table:style-name="ce52">
            <text:p>193</text:p>
          </table:table-cell>
          <table:table-cell office:value-type="float" office:value="217.86799999999999" table:style-name="ce52">
            <text:p>218</text:p>
          </table:table-cell>
          <table:table-cell office:value-type="float" office:value="241.02300000000002" table:style-name="ce52">
            <text:p>241</text:p>
          </table:table-cell>
          <table:table-cell office:value-type="float" office:value="246.239" table:style-name="ce52">
            <text:p>246</text:p>
          </table:table-cell>
          <table:table-cell office:value-type="float" office:value="283.69299999999998" table:style-name="ce52">
            <text:p>284</text:p>
          </table:table-cell>
          <table:table-cell office:value-type="float" office:value="203.94299999999998" table:style-name="ce52">
            <text:p>204</text:p>
          </table:table-cell>
          <table:table-cell office:value-type="float" office:value="224.89599999999999" table:style-name="ce52">
            <text:p>225</text:p>
          </table:table-cell>
          <table:table-cell office:value-type="float" office:value="181.149" table:style-name="ce52">
            <text:p>181</text:p>
          </table:table-cell>
          <table:table-cell office:value-type="float" office:value="199.124" table:style-name="ce52">
            <text:p>199</text:p>
          </table:table-cell>
          <table:table-cell office:value-type="float" office:value="200.89600000000002" table:style-name="ce52">
            <text:p>201</text:p>
          </table:table-cell>
          <table:table-cell office:value-type="float" office:value="2606.66" table:formula="of:=SUM([.AB23:.AM23])" table:style-name="ce53">
            <text:p>2607</text:p>
          </table:table-cell>
          <table:table-cell office:value-type="float" office:value="219.315" table:style-name="ce52">
            <text:p>219</text:p>
          </table:table-cell>
          <table:table-cell office:value-type="float" office:value="234.52499999999998" table:style-name="ce52">
            <text:p>235</text:p>
          </table:table-cell>
          <table:table-cell office:value-type="float" office:value="196.697" table:style-name="ce52">
            <text:p>197</text:p>
          </table:table-cell>
          <table:table-cell office:value-type="float" office:value="228.00600000000003" table:style-name="ce52">
            <text:p>228</text:p>
          </table:table-cell>
          <table:table-cell office:value-type="float" office:value="248.32900000000001" table:style-name="ce52">
            <text:p>248</text:p>
          </table:table-cell>
          <table:table-cell office:value-type="float" office:value="240.74400000000003" table:style-name="ce52">
            <text:p>241</text:p>
          </table:table-cell>
          <table:table-cell office:value-type="float" office:value="237.023" table:style-name="ce52">
            <text:p>237</text:p>
          </table:table-cell>
          <table:table-cell office:value-type="float" office:value="215.73699999999999" table:style-name="ce52">
            <text:p>216</text:p>
          </table:table-cell>
          <table:table-cell office:value-type="float" office:value="203.15699999999998" table:style-name="ce52">
            <text:p>203</text:p>
          </table:table-cell>
          <table:table-cell office:value-type="float" office:value="225.99199999999999" table:style-name="ce52">
            <text:p>226</text:p>
          </table:table-cell>
          <table:table-cell office:value-type="float" office:value="230.07700000000003" table:style-name="ce55">
            <text:p>230.077</text:p>
          </table:table-cell>
          <table:table-cell office:value-type="float" office:value="197.94500000000002" table:style-name="ce52">
            <text:p>198</text:p>
          </table:table-cell>
          <table:table-cell office:value-type="float" office:value="2677.5470000000005" table:formula="of:=SUM([.AO23:.AZ23])" table:style-name="ce53">
            <text:p>2678</text:p>
          </table:table-cell>
          <table:table-cell office:value-type="float" office:value="229.14599999999999" table:style-name="ce52">
            <text:p>229</text:p>
          </table:table-cell>
          <table:table-cell office:value-type="float" office:value="221.315" table:style-name="ce52">
            <text:p>221</text:p>
          </table:table-cell>
          <table:table-cell office:value-type="float" office:value="211.44299999999998" table:style-name="ce52">
            <text:p>211</text:p>
          </table:table-cell>
          <table:table-cell office:value-type="float" office:value="233.07500000000002" table:style-name="ce52">
            <text:p>233</text:p>
          </table:table-cell>
          <table:table-cell office:value-type="float" office:value="248.37899999999999" table:style-name="ce52">
            <text:p>248</text:p>
          </table:table-cell>
          <table:table-cell office:value-type="float" office:value="355.87700000000007" table:style-name="ce52">
            <text:p>356</text:p>
          </table:table-cell>
          <table:table-cell office:value-type="float" office:value="325.952" table:style-name="ce52">
            <text:p>326</text:p>
          </table:table-cell>
          <table:table-cell office:value-type="float" office:value="290.36500000000001" table:style-name="ce52">
            <text:p>290</text:p>
          </table:table-cell>
          <table:table-cell office:value-type="float" office:value="317.20149999999995" table:style-name="ce52">
            <text:p>317</text:p>
          </table:table-cell>
          <table:table-cell office:value-type="float" office:value="311.80099999999993" table:style-name="ce52">
            <text:p>312</text:p>
          </table:table-cell>
          <table:table-cell office:value-type="float" office:value="269.50399999999996" table:style-name="ce52">
            <text:p>270</text:p>
          </table:table-cell>
          <table:table-cell office:value-type="float" office:value="312.47299999999996" table:style-name="ce52">
            <text:p>312</text:p>
          </table:table-cell>
          <table:table-cell office:value-type="float" office:value="3326.5315000000001" table:formula="of:=SUM([.BB23:.BM23])" table:style-name="ce53">
            <text:p>3327</text:p>
          </table:table-cell>
          <table:table-cell office:value-type="float" office:value="309.58599999999996" table:style-name="ce52">
            <text:p>310</text:p>
          </table:table-cell>
          <table:table-cell office:value-type="float" office:value="270.24400000000003" table:style-name="ce52">
            <text:p>270</text:p>
          </table:table-cell>
          <table:table-cell office:value-type="float" office:value="324.36399999999998" table:style-name="ce52">
            <text:p>324</text:p>
          </table:table-cell>
          <table:table-cell office:value-type="float" office:value="319.65800000000002" table:style-name="ce52">
            <text:p>320</text:p>
          </table:table-cell>
          <table:table-cell office:value-type="float" office:value="315.07799999999997" table:style-name="ce52">
            <text:p>315</text:p>
          </table:table-cell>
          <table:table-cell office:value-type="float" office:value="376.37400000000002" table:style-name="ce52">
            <text:p>376</text:p>
          </table:table-cell>
          <table:table-cell office:value-type="float" office:value="332.84999999999997" table:style-name="ce52">
            <text:p>333</text:p>
          </table:table-cell>
          <table:table-cell office:value-type="float" office:value="307.68899999999996" table:style-name="ce52">
            <text:p>308</text:p>
          </table:table-cell>
          <table:table-cell office:value-type="float" office:value="363.12299999999999" table:style-name="ce52">
            <text:p>363</text:p>
          </table:table-cell>
          <table:table-cell office:value-type="float" office:value="328.79899999999998" table:style-name="ce52">
            <text:p>329</text:p>
          </table:table-cell>
          <table:table-cell office:value-type="float" office:value="308.44599999999997" table:style-name="ce54">
            <text:p>308</text:p>
          </table:table-cell>
          <table:table-cell office:value-type="float" office:value="348.63200000000001" table:style-name="ce54">
            <text:p>349</text:p>
          </table:table-cell>
          <table:table-cell office:value-type="float" office:value="3904.8429999999998" table:formula="of:=SUM([.BO23:.BZ23])" table:style-name="ce54">
            <text:p>3 905</text:p>
          </table:table-cell>
          <table:table-cell office:value-type="float" office:value="336.822" table:style-name="ce54">
            <text:p>337</text:p>
          </table:table-cell>
          <table:table-cell office:value-type="float" office:value="334.11200000000002" table:style-name="ce54">
            <text:p>334</text:p>
          </table:table-cell>
          <table:table-cell office:value-type="float" office:value="350.88500000000005" table:style-name="ce54">
            <text:p>351</text:p>
          </table:table-cell>
          <table:table-cell office:value-type="float" office:value="326.22800000000001" table:style-name="ce54">
            <text:p>326</text:p>
          </table:table-cell>
          <table:table-cell office:value-type="float" office:value="322.17500000000001" table:style-name="ce54">
            <text:p>322</text:p>
          </table:table-cell>
          <table:table-cell office:value-type="float" office:value="370.82" table:style-name="ce54">
            <text:p>371</text:p>
          </table:table-cell>
          <table:table-cell office:value-type="float" office:value="0" table:style-name="ce54">
            <text:p>0</text:p>
          </table:table-cell>
          <table:table-cell office:value-type="float" office:value="332.05799999999999" table:style-name="ce54">
            <text:p>332</text:p>
          </table:table-cell>
          <table:table-cell office:value-type="float" office:value="376.14600000000002" table:style-name="ce54">
            <text:p>376</text:p>
          </table:table-cell>
          <table:table-cell office:value-type="float" office:value="343.17700000000002" table:style-name="ce54">
            <text:p>343</text:p>
          </table:table-cell>
          <table:table-cell office:value-type="float" office:value="338.5" table:style-name="ce54">
            <text:p>339</text:p>
          </table:table-cell>
          <table:table-cell office:value-type="float" office:value="0" table:style-name="ce54">
            <text:p>0</text:p>
          </table:table-cell>
          <table:table-cell office:value-type="float" office:value="3430.9230000000002" table:formula="of:=SUM([.CB23:.CM23])" table:style-name="ce54">
            <text:p>3 431</text:p>
          </table:table-cell>
          <table:table-cell office:value-type="float" office:value="310.49" table:style-name="ce54">
            <text:p>310</text:p>
          </table:table-cell>
          <table:table-cell office:value-type="float" office:value="376.70300000000003" table:style-name="ce54">
            <text:p>377</text:p>
          </table:table-cell>
          <table:table-cell office:value-type="float" office:value="130.56" table:style-name="ce54">
            <text:p>131</text:p>
          </table:table-cell>
          <table:table-cell office:value-type="float" office:value="143.06399999999999" table:style-name="ce54">
            <text:p>143</text:p>
          </table:table-cell>
          <table:table-cell office:value-type="float" office:value="0" table:style-name="ce54">
            <text:p>0</text:p>
          </table:table-cell>
          <table:table-cell office:value-type="float" office:value="128.81300000000002" table:style-name="ce54">
            <text:p>129</text:p>
          </table:table-cell>
          <table:table-cell office:value-type="float" office:value="0" table:style-name="ce54">
            <text:p>0</text:p>
          </table:table-cell>
          <table:table-cell office:value-type="float" office:value="150.21699999999998" table:style-name="ce54">
            <text:p>150</text:p>
          </table:table-cell>
          <table:table-cell office:value-type="float" office:value="0" table:style-name="ce54">
            <text:p>0</text:p>
          </table:table-cell>
          <table:table-cell office:value-type="float" office:value="172.702" table:style-name="ce54">
            <text:p>173</text:p>
          </table:table-cell>
          <table:table-cell office:value-type="float" office:value="184.17400000000001" table:style-name="ce54">
            <text:p>184</text:p>
          </table:table-cell>
          <table:table-cell office:value-type="float" office:value="164.50899999999999" table:style-name="ce54">
            <text:p>165</text:p>
          </table:table-cell>
          <table:table-cell office:value-type="float" office:value="1761.2319999999997" table:formula="of:=SUM([.CO23:.CZ23])" table:style-name="ce54">
            <text:p>1 761</text:p>
          </table:table-cell>
          <table:table-cell office:value-type="float" office:value="116.024" table:style-name="ce54">
            <text:p>116</text:p>
          </table:table-cell>
          <table:table-cell office:value-type="float" office:value="145.41999999999999" table:style-name="ce54">
            <text:p>145</text:p>
          </table:table-cell>
          <table:table-cell office:value-type="float" office:value="122.36800000000001" table:style-name="ce103">
            <text:p>122</text:p>
          </table:table-cell>
          <table:table-cell table:number-columns-repeated="16276"/>
        </table:table-row>
        <table:table-row table:style-name="ro18">
          <table:table-cell office:value-type="string" table:style-name="ce44">
            <text:p>Helderberg Area (<text:span text:style-name="T2">Think Twice</text:span>)</text:p>
          </table:table-cell>
          <table:table-cell office:value-type="float" office:value="295.72400000000005" table:style-name="ce52">
            <text:p>296</text:p>
          </table:table-cell>
          <table:table-cell office:value-type="float" office:value="327.30500000000001" table:style-name="ce52">
            <text:p>327</text:p>
          </table:table-cell>
          <table:table-cell office:value-type="float" office:value="353.55099999999999" table:style-name="ce52">
            <text:p>354</text:p>
          </table:table-cell>
          <table:table-cell office:value-type="float" office:value="328.01599999999996" table:style-name="ce52">
            <text:p>328</text:p>
          </table:table-cell>
          <table:table-cell office:value-type="float" office:value="395.87299999999999" table:style-name="ce52">
            <text:p>396</text:p>
          </table:table-cell>
          <table:table-cell office:value-type="float" office:value="434.25300000000004" table:style-name="ce52">
            <text:p>434</text:p>
          </table:table-cell>
          <table:table-cell office:value-type="float" office:value="416.23799999999994" table:style-name="ce52">
            <text:p>416</text:p>
          </table:table-cell>
          <table:table-cell office:value-type="float" office:value="398.34299999999996" table:style-name="ce56">
            <text:p>398</text:p>
          </table:table-cell>
          <table:table-cell office:value-type="float" office:value="336.21400000000006" table:style-name="ce52">
            <text:p>336</text:p>
          </table:table-cell>
          <table:table-cell office:value-type="float" office:value="306.88099999999997" table:style-name="ce52">
            <text:p>307</text:p>
          </table:table-cell>
          <table:table-cell office:value-type="float" office:value="316" table:style-name="ce52">
            <text:p>316</text:p>
          </table:table-cell>
          <table:table-cell office:value-type="float" office:value="300" table:style-name="ce52">
            <text:p>300</text:p>
          </table:table-cell>
          <table:table-cell office:value-type="float" office:value="4208.3979999999992" table:formula="of:=SUM([.B24:.M24])" table:style-name="ce46">
            <text:p>4 208</text:p>
          </table:table-cell>
          <table:table-cell office:value-type="float" office:value="247.98600000000002" table:style-name="ce52">
            <text:p>248</text:p>
          </table:table-cell>
          <table:table-cell office:value-type="float" office:value="252.82599999999999" table:style-name="ce52">
            <text:p>253</text:p>
          </table:table-cell>
          <table:table-cell office:value-type="float" office:value="278.69900000000001" table:style-name="ce52">
            <text:p>279</text:p>
          </table:table-cell>
          <table:table-cell office:value-type="float" office:value="259.51499999999999" table:style-name="ce52">
            <text:p>260</text:p>
          </table:table-cell>
          <table:table-cell office:value-type="float" office:value="267.70399999999995" table:style-name="ce52">
            <text:p>268</text:p>
          </table:table-cell>
          <table:table-cell office:value-type="float" office:value="361.03500000000003" table:style-name="ce52">
            <text:p>361</text:p>
          </table:table-cell>
          <table:table-cell office:value-type="float" office:value="337.85799999999995" table:style-name="ce52">
            <text:p>338</text:p>
          </table:table-cell>
          <table:table-cell office:value-type="float" office:value="250.41200000000001" table:style-name="ce52">
            <text:p>250</text:p>
          </table:table-cell>
          <table:table-cell office:value-type="float" office:value="0" table:style-name="ce52">
            <text:p>0</text:p>
          </table:table-cell>
          <table:table-cell office:value-type="float" office:value="267.91499999999996" table:style-name="ce52">
            <text:p>268</text:p>
          </table:table-cell>
          <table:table-cell office:value-type="float" office:value="0" table:style-name="ce52">
            <text:p>0</text:p>
          </table:table-cell>
          <table:table-cell office:value-type="float" office:value="0" table:style-name="ce52">
            <text:p>0</text:p>
          </table:table-cell>
          <table:table-cell office:value-type="float" office:value="2523.9499999999998" table:formula="of:=SUM([.O24:.Z24])" table:style-name="ce53">
            <text:p>2524</text:p>
          </table:table-cell>
          <table:table-cell table:number-columns-repeated="23" table:style-name="ce48"/>
          <table:table-cell table:style-name="ce57"/>
          <table:table-cell table:style-name="ce48"/>
          <table:table-cell office:value-type="float" office:value="0" table:formula="of:=SUM([.AO24:.AZ24])" table:style-name="ce53">
            <text:p>0</text:p>
          </table:table-cell>
          <table:table-cell table:number-columns-repeated="12" table:style-name="ce48"/>
          <table:table-cell office:value-type="float" office:value="0" table:formula="of:=SUM([.BB24:.BM24])" table:style-name="ce53">
            <text:p>0</text:p>
          </table:table-cell>
          <table:table-cell table:number-columns-repeated="10" table:style-name="ce48"/>
          <table:table-cell table:number-columns-repeated="3" table:style-name="ce51"/>
          <table:table-cell office:value-type="float" office:value="0" table:style-name="ce51">
            <text:p>0</text:p>
          </table:table-cell>
          <table:table-cell office:value-type="float" office:value="306.40800000000002" table:style-name="ce54">
            <text:p>306</text:p>
          </table:table-cell>
          <table:table-cell office:value-type="float" office:value="312.98699999999997" table:style-name="ce54">
            <text:p>313</text:p>
          </table:table-cell>
          <table:table-cell office:value-type="float" office:value="308.923" table:style-name="ce54">
            <text:p>309</text:p>
          </table:table-cell>
          <table:table-cell office:value-type="float" office:value="324.83699999999999" table:style-name="ce54">
            <text:p>325</text:p>
          </table:table-cell>
          <table:table-cell office:value-type="float" office:value="409.25800000000004" table:style-name="ce54">
            <text:p>409</text:p>
          </table:table-cell>
          <table:table-cell office:value-type="float" office:value="318.44299999999998" table:style-name="ce54">
            <text:p>318</text:p>
          </table:table-cell>
          <table:table-cell office:value-type="float" office:value="297.85699999999997" table:style-name="ce54">
            <text:p>298</text:p>
          </table:table-cell>
          <table:table-cell office:value-type="float" office:value="326.58699999999999" table:style-name="ce54">
            <text:p>327</text:p>
          </table:table-cell>
          <table:table-cell office:value-type="float" office:value="266.78199999999998" table:style-name="ce54">
            <text:p>267</text:p>
          </table:table-cell>
          <table:table-cell office:value-type="float" office:value="271.99199999999996" table:style-name="ce54">
            <text:p>272</text:p>
          </table:table-cell>
          <table:table-cell office:value-type="float" office:value="273.21600000000001" table:style-name="ce54">
            <text:p>273</text:p>
          </table:table-cell>
          <table:table-cell office:value-type="float" office:value="3417.2899999999995" table:formula="of:=SUM([.CB24:.CM24])" table:style-name="ce54">
            <text:p>3 417</text:p>
          </table:table-cell>
          <table:table-cell office:value-type="float" office:value="233.39399999999998" table:style-name="ce58">
            <text:p>233</text:p>
          </table:table-cell>
          <table:table-cell office:value-type="float" office:value="0" table:style-name="ce54">
            <text:p>0</text:p>
          </table:table-cell>
          <table:table-cell office:value-type="float" office:value="198.476" table:style-name="ce54">
            <text:p>198</text:p>
          </table:table-cell>
          <table:table-cell office:value-type="float" office:value="216.69099999999997" table:style-name="ce54">
            <text:p>217</text:p>
          </table:table-cell>
          <table:table-cell office:value-type="float" office:value="256.255" table:style-name="ce54">
            <text:p>256</text:p>
          </table:table-cell>
          <table:table-cell office:value-type="float" office:value="0" table:style-name="ce54">
            <text:p>0</text:p>
          </table:table-cell>
          <table:table-cell office:value-type="float" office:value="258.34899999999999" table:style-name="ce54">
            <text:p>258</text:p>
          </table:table-cell>
          <table:table-cell office:value-type="float" office:value="210.85200000000003" table:style-name="ce54">
            <text:p>211</text:p>
          </table:table-cell>
          <table:table-cell office:value-type="float" office:value="231.40700000000001" table:style-name="ce54">
            <text:p>231</text:p>
          </table:table-cell>
          <table:table-cell office:value-type="float" office:value="175.85599999999999" table:style-name="ce54">
            <text:p>176</text:p>
          </table:table-cell>
          <table:table-cell office:value-type="float" office:value="213.18" table:style-name="ce54">
            <text:p>213</text:p>
          </table:table-cell>
          <table:table-cell office:value-type="float" office:value="189.17599999999999" table:style-name="ce54">
            <text:p>189</text:p>
          </table:table-cell>
          <table:table-cell office:value-type="float" office:value="2183.636" table:formula="of:=SUM([.CO24:.CZ24])" table:style-name="ce54">
            <text:p>2 184</text:p>
          </table:table-cell>
          <table:table-cell office:value-type="float" office:value="198.756" table:style-name="ce58">
            <text:p>199</text:p>
          </table:table-cell>
          <table:table-cell office:value-type="float" office:value="196.89099999999999" table:style-name="ce54">
            <text:p>197</text:p>
          </table:table-cell>
          <table:table-cell office:value-type="float" office:value="186.15899999999999" table:style-name="ce103">
            <text:p>186</text:p>
          </table:table-cell>
          <table:table-cell table:number-columns-repeated="16276"/>
        </table:table-row>
        <table:table-row table:style-name="ro18">
          <table:table-cell office:value-type="string" table:style-name="ce44">
            <text:p>Hout Bay Area (<text:span text:style-name="T2">Think Twice</text:span>)</text:p>
          </table:table-cell>
          <table:table-cell office:value-type="float" office:value="94.68" table:style-name="ce52">
            <text:p>95</text:p>
          </table:table-cell>
          <table:table-cell office:value-type="float" office:value="128.84" table:style-name="ce52">
            <text:p>129</text:p>
          </table:table-cell>
          <table:table-cell office:value-type="float" office:value="131.72" table:style-name="ce52">
            <text:p>132</text:p>
          </table:table-cell>
          <table:table-cell office:value-type="float" office:value="130" table:style-name="ce52">
            <text:p>130</text:p>
          </table:table-cell>
          <table:table-cell office:value-type="float" office:value="159.69" table:style-name="ce52">
            <text:p>160</text:p>
          </table:table-cell>
          <table:table-cell office:value-type="float" office:value="221.4" table:style-name="ce52">
            <text:p>221</text:p>
          </table:table-cell>
          <table:table-cell office:value-type="float" office:value="139.89500000000001" table:style-name="ce52">
            <text:p>140</text:p>
          </table:table-cell>
          <table:table-cell office:value-type="float" office:value="179.26" table:style-name="ce56">
            <text:p>179</text:p>
          </table:table-cell>
          <table:table-cell office:value-type="float" office:value="151.52000000000001" table:style-name="ce52">
            <text:p>152</text:p>
          </table:table-cell>
          <table:table-cell office:value-type="float" office:value="138.52000000000001" table:style-name="ce52">
            <text:p>139</text:p>
          </table:table-cell>
          <table:table-cell office:value-type="float" office:value="0" table:style-name="ce52">
            <text:p>0</text:p>
          </table:table-cell>
          <table:table-cell office:value-type="float" office:value="149" table:style-name="ce52">
            <text:p>149</text:p>
          </table:table-cell>
          <table:table-cell office:value-type="float" office:value="1624.5250000000001" table:formula="of:=SUM([.B25:.M25])" table:style-name="ce46">
            <text:p>1 625</text:p>
          </table:table-cell>
          <table:table-cell office:value-type="float" office:value="63.183999999999997" table:style-name="ce52">
            <text:p>63</text:p>
          </table:table-cell>
          <table:table-cell office:value-type="float" office:value="99.75" table:style-name="ce52">
            <text:p>100</text:p>
          </table:table-cell>
          <table:table-cell office:value-type="float" office:value="130.62800000000004" table:style-name="ce52">
            <text:p>131</text:p>
          </table:table-cell>
          <table:table-cell office:value-type="float" office:value="85.204999999999998" table:style-name="ce52">
            <text:p>85</text:p>
          </table:table-cell>
          <table:table-cell office:value-type="float" office:value="123.621" table:style-name="ce52">
            <text:p>124</text:p>
          </table:table-cell>
          <table:table-cell office:value-type="float" office:value="132.05099999999999" table:style-name="ce52">
            <text:p>132</text:p>
          </table:table-cell>
          <table:table-cell office:value-type="float" office:value="136.12800000000001" table:style-name="ce52">
            <text:p>136</text:p>
          </table:table-cell>
          <table:table-cell office:value-type="float" office:value="0" table:style-name="ce52">
            <text:p>0</text:p>
          </table:table-cell>
          <table:table-cell office:value-type="float" office:value="0" table:style-name="ce52">
            <text:p>0</text:p>
          </table:table-cell>
          <table:table-cell office:value-type="float" office:value="99.75" table:style-name="ce52">
            <text:p>100</text:p>
          </table:table-cell>
          <table:table-cell office:value-type="float" office:value="0" table:style-name="ce52">
            <text:p>0</text:p>
          </table:table-cell>
          <table:table-cell office:value-type="float" office:value="0" table:style-name="ce52">
            <text:p>0</text:p>
          </table:table-cell>
          <table:table-cell office:value-type="float" office:value="870.31700000000001" table:formula="of:=SUM([.O25:.Z25])" table:style-name="ce53">
            <text:p>870</text:p>
          </table:table-cell>
          <table:table-cell table:number-columns-repeated="23" table:style-name="ce48"/>
          <table:table-cell table:style-name="ce57"/>
          <table:table-cell table:style-name="ce48"/>
          <table:table-cell office:value-type="float" office:value="0" table:formula="of:=SUM([.AO25:.AZ25])" table:style-name="ce53">
            <text:p>0</text:p>
          </table:table-cell>
          <table:table-cell table:number-columns-repeated="12" table:style-name="ce48"/>
          <table:table-cell office:value-type="float" office:value="0" table:formula="of:=SUM([.BB25:.BM25])" table:style-name="ce53">
            <text:p>0</text:p>
          </table:table-cell>
          <table:table-cell table:number-columns-repeated="10" table:style-name="ce48"/>
          <table:table-cell table:number-columns-repeated="3" table:style-name="ce51"/>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formula="of:=SUM([.CB25:.CM25])"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formula="of:=SUM([.CO25:.CZ25])" table:style-name="ce51">
            <text:p>0</text:p>
          </table:table-cell>
          <table:table-cell office:value-type="float" office:value="0" table:style-name="ce51">
            <text:p>0</text:p>
          </table:table-cell>
          <table:table-cell office:value-type="float" office:value="0" table:style-name="ce51">
            <text:p>0</text:p>
          </table:table-cell>
          <table:table-cell office:value-type="float" office:value="0" table:style-name="ce102">
            <text:p>0</text:p>
          </table:table-cell>
          <table:table-cell table:number-columns-repeated="16276"/>
        </table:table-row>
        <table:table-row table:style-name="ro18">
          <table:table-cell office:value-type="string" table:style-name="ce44">
            <text:p>Kraaifontein IWMF (<text:span text:style-name="T2">Think Twice</text:span>)</text:p>
          </table:table-cell>
          <table:table-cell office:value-type="float" office:value="458.83600000000001" table:style-name="ce52">
            <text:p>459</text:p>
          </table:table-cell>
          <table:table-cell office:value-type="float" office:value="507.37" table:style-name="ce52">
            <text:p>507</text:p>
          </table:table-cell>
          <table:table-cell office:value-type="float" office:value="543.05399999999986" table:style-name="ce52">
            <text:p>543</text:p>
          </table:table-cell>
          <table:table-cell office:value-type="float" office:value="511.71600000000001" table:style-name="ce52">
            <text:p>512</text:p>
          </table:table-cell>
          <table:table-cell office:value-type="float" office:value="600.85599999999999" table:style-name="ce52">
            <text:p>601</text:p>
          </table:table-cell>
          <table:table-cell office:value-type="float" office:value="635.89199999999994" table:style-name="ce52">
            <text:p>636</text:p>
          </table:table-cell>
          <table:table-cell office:value-type="float" office:value="636.50200000000007" table:style-name="ce52">
            <text:p>637</text:p>
          </table:table-cell>
          <table:table-cell office:value-type="float" office:value="605.58699999999999" table:style-name="ce56">
            <text:p>606</text:p>
          </table:table-cell>
          <table:table-cell office:value-type="float" office:value="482.75599999999997" table:style-name="ce52">
            <text:p>483</text:p>
          </table:table-cell>
          <table:table-cell office:value-type="float" office:value="498.64" table:style-name="ce52">
            <text:p>499</text:p>
          </table:table-cell>
          <table:table-cell office:value-type="float" office:value="514" table:style-name="ce52">
            <text:p>514</text:p>
          </table:table-cell>
          <table:table-cell office:value-type="float" office:value="480" table:style-name="ce52">
            <text:p>480</text:p>
          </table:table-cell>
          <table:table-cell office:value-type="float" office:value="6475.2089999999998" table:formula="of:=SUM([.B26:.M26])" table:style-name="ce46">
            <text:p>6 475</text:p>
          </table:table-cell>
          <table:table-cell office:value-type="float" office:value="479.93599999999992" table:style-name="ce52">
            <text:p>480</text:p>
          </table:table-cell>
          <table:table-cell office:value-type="float" office:value="529.03800000000001" table:style-name="ce52">
            <text:p>529</text:p>
          </table:table-cell>
          <table:table-cell office:value-type="float" office:value="477.28599999999994" table:style-name="ce52">
            <text:p>477</text:p>
          </table:table-cell>
          <table:table-cell office:value-type="float" office:value="477.803" table:style-name="ce52">
            <text:p>478</text:p>
          </table:table-cell>
          <table:table-cell office:value-type="float" office:value="508.17499999999995" table:style-name="ce52">
            <text:p>508</text:p>
          </table:table-cell>
          <table:table-cell office:value-type="float" office:value="534.60599999999999" table:style-name="ce52">
            <text:p>535</text:p>
          </table:table-cell>
          <table:table-cell office:value-type="float" office:value="609.471" table:style-name="ce52">
            <text:p>609</text:p>
          </table:table-cell>
          <table:table-cell office:value-type="float" office:value="502.61599999999999" table:style-name="ce52">
            <text:p>503</text:p>
          </table:table-cell>
          <table:table-cell office:value-type="float" office:value="440.93200000000002" table:style-name="ce52">
            <text:p>441</text:p>
          </table:table-cell>
          <table:table-cell office:value-type="float" office:value="493.71300000000002" table:style-name="ce52">
            <text:p>494</text:p>
          </table:table-cell>
          <table:table-cell office:value-type="float" office:value="486.45499999999998" table:style-name="ce52">
            <text:p>486</text:p>
          </table:table-cell>
          <table:table-cell office:value-type="float" office:value="429.55600000000004" table:style-name="ce52">
            <text:p>430</text:p>
          </table:table-cell>
          <table:table-cell office:value-type="float" office:value="5969.5869999999977" table:formula="of:=SUM([.O26:.Z26])" table:style-name="ce53">
            <text:p>5970</text:p>
          </table:table-cell>
          <table:table-cell office:value-type="float" office:value="1114" table:style-name="ce52">
            <text:p>1 114</text:p>
          </table:table-cell>
          <table:table-cell office:value-type="float" office:value="1294.8800000000001" table:style-name="ce52">
            <text:p>1 295</text:p>
          </table:table-cell>
          <table:table-cell office:value-type="float" office:value="723.24" table:style-name="ce52">
            <text:p>723</text:p>
          </table:table-cell>
          <table:table-cell office:value-type="float" office:value="967.48" table:style-name="ce52">
            <text:p>967</text:p>
          </table:table-cell>
          <table:table-cell office:value-type="float" office:value="1551.42" table:style-name="ce52">
            <text:p>1 551</text:p>
          </table:table-cell>
          <table:table-cell office:value-type="float" office:value="1978.873" table:style-name="ce52">
            <text:p>1 979</text:p>
          </table:table-cell>
          <table:table-cell office:value-type="float" office:value="1979.873" table:style-name="ce52">
            <text:p>1 980</text:p>
          </table:table-cell>
          <table:table-cell office:value-type="float" office:value="1450" table:style-name="ce52">
            <text:p>1 450</text:p>
          </table:table-cell>
          <table:table-cell office:value-type="float" office:value="935.45" table:style-name="ce52">
            <text:p>935</text:p>
          </table:table-cell>
          <table:table-cell office:value-type="float" office:value="1019.8" table:style-name="ce52">
            <text:p>1 020</text:p>
          </table:table-cell>
          <table:table-cell office:value-type="float" office:value="1984.29" table:style-name="ce52">
            <text:p>1 984</text:p>
          </table:table-cell>
          <table:table-cell office:value-type="float" office:value="1022.18" table:style-name="ce52">
            <text:p>1 022</text:p>
          </table:table-cell>
          <table:table-cell office:value-type="float" office:value="16021.486000000001" table:formula="of:=SUM([.AB26:.AM26])" table:style-name="ce53">
            <text:p>16021</text:p>
          </table:table-cell>
          <table:table-cell office:value-type="float" office:value="1196" table:style-name="ce52">
            <text:p>1 196</text:p>
          </table:table-cell>
          <table:table-cell office:value-type="float" office:value="1345" table:style-name="ce52">
            <text:p>1 345</text:p>
          </table:table-cell>
          <table:table-cell office:value-type="float" office:value="822.07" table:style-name="ce52">
            <text:p>822</text:p>
          </table:table-cell>
          <table:table-cell office:value-type="float" office:value="1655.91" table:style-name="ce52">
            <text:p>1 656</text:p>
          </table:table-cell>
          <table:table-cell office:value-type="float" office:value="1431.58" table:style-name="ce52">
            <text:p>1 432</text:p>
          </table:table-cell>
          <table:table-cell office:value-type="float" office:value="1170.2" table:style-name="ce52">
            <text:p>1 170</text:p>
          </table:table-cell>
          <table:table-cell office:value-type="float" office:value="1047.71" table:style-name="ce52">
            <text:p>1 048</text:p>
          </table:table-cell>
          <table:table-cell office:value-type="float" office:value="1015.87" table:style-name="ce52">
            <text:p>1 016</text:p>
          </table:table-cell>
          <table:table-cell office:value-type="float" office:value="1180.288" table:style-name="ce52">
            <text:p>1 180</text:p>
          </table:table-cell>
          <table:table-cell office:value-type="float" office:value="1274.25" table:style-name="ce52">
            <text:p>1 274</text:p>
          </table:table-cell>
          <table:table-cell office:value-type="float" office:value="1623.65" table:style-name="ce55">
            <text:p>1 623.650</text:p>
          </table:table-cell>
          <table:table-cell office:value-type="float" office:value="1260.26" table:style-name="ce52">
            <text:p>1 260</text:p>
          </table:table-cell>
          <table:table-cell office:value-type="float" office:value="15022.788000000002" table:formula="of:=SUM([.AO26:.AZ26])" table:style-name="ce53">
            <text:p>15023</text:p>
          </table:table-cell>
          <table:table-cell office:value-type="float" office:value="758.94" table:style-name="ce52">
            <text:p>759</text:p>
          </table:table-cell>
          <table:table-cell office:value-type="float" office:value="1402.46" table:style-name="ce52">
            <text:p>1 402</text:p>
          </table:table-cell>
          <table:table-cell office:value-type="float" office:value="1495.96" table:style-name="ce52">
            <text:p>1 496</text:p>
          </table:table-cell>
          <table:table-cell office:value-type="float" office:value="1369.28" table:style-name="ce52">
            <text:p>1 369</text:p>
          </table:table-cell>
          <table:table-cell office:value-type="float" office:value="1654.08" table:style-name="ce52">
            <text:p>1 654</text:p>
          </table:table-cell>
          <table:table-cell office:value-type="float" office:value="1644.18" table:style-name="ce52">
            <text:p>1 644</text:p>
          </table:table-cell>
          <table:table-cell office:value-type="float" office:value="1890.37" table:style-name="ce52">
            <text:p>1 890</text:p>
          </table:table-cell>
          <table:table-cell office:value-type="float" office:value="2231.46" table:style-name="ce52">
            <text:p>2 231</text:p>
          </table:table-cell>
          <table:table-cell office:value-type="float" office:value="2028.14" table:style-name="ce52">
            <text:p>2 028</text:p>
          </table:table-cell>
          <table:table-cell office:value-type="float" office:value="1259.98" table:style-name="ce52">
            <text:p>1 260</text:p>
          </table:table-cell>
          <table:table-cell office:value-type="float" office:value="1406.16" table:style-name="ce52">
            <text:p>1 406</text:p>
          </table:table-cell>
          <table:table-cell office:value-type="float" office:value="1626.08" table:style-name="ce52">
            <text:p>1 626</text:p>
          </table:table-cell>
          <table:table-cell office:value-type="float" office:value="18767.089999999997" table:formula="of:=SUM([.BB26:.BM26])" table:style-name="ce53">
            <text:p>18767</text:p>
          </table:table-cell>
          <table:table-cell office:value-type="float" office:value="0" table:style-name="ce52">
            <text:p>0</text:p>
          </table:table-cell>
          <table:table-cell office:value-type="float" office:value="2045.86" table:style-name="ce52">
            <text:p>2 046</text:p>
          </table:table-cell>
          <table:table-cell office:value-type="float" office:value="2131.52" table:style-name="ce52">
            <text:p>2 132</text:p>
          </table:table-cell>
          <table:table-cell office:value-type="float" office:value="2127.46" table:style-name="ce52">
            <text:p>2 127</text:p>
          </table:table-cell>
          <table:table-cell office:value-type="float" office:value="2068.1" table:style-name="ce52">
            <text:p>2 068</text:p>
          </table:table-cell>
          <table:table-cell office:value-type="float" office:value="2509.7199999999998" table:style-name="ce52">
            <text:p>2 510</text:p>
          </table:table-cell>
          <table:table-cell office:value-type="float" office:value="3058.24" table:style-name="ce52">
            <text:p>3 058</text:p>
          </table:table-cell>
          <table:table-cell office:value-type="float" office:value="1954.42" table:style-name="ce52">
            <text:p>1 954</text:p>
          </table:table-cell>
          <table:table-cell office:value-type="float" office:value="1333.34" table:style-name="ce52">
            <text:p>1 333</text:p>
          </table:table-cell>
          <table:table-cell office:value-type="float" office:value="2631.02" table:style-name="ce52">
            <text:p>2 631</text:p>
          </table:table-cell>
          <table:table-cell office:value-type="float" office:value="2880.52" table:style-name="ce54">
            <text:p>2 881</text:p>
          </table:table-cell>
          <table:table-cell office:value-type="float" office:value="2267.2399999999998" table:style-name="ce54">
            <text:p>2 267</text:p>
          </table:table-cell>
          <table:table-cell office:value-type="float" office:value="25007.440000000002" table:formula="of:=SUM([.BO26:.BZ26])" table:style-name="ce54">
            <text:p>25 007</text:p>
          </table:table-cell>
          <table:table-cell office:value-type="float" office:value="1638.58" table:style-name="ce54">
            <text:p>1 639</text:p>
          </table:table-cell>
          <table:table-cell office:value-type="float" office:value="1771.09" table:style-name="ce54">
            <text:p>1 771</text:p>
          </table:table-cell>
          <table:table-cell office:value-type="float" office:value="2308.7600000000002" table:style-name="ce54">
            <text:p>2 309</text:p>
          </table:table-cell>
          <table:table-cell office:value-type="float" office:value="1695.02" table:style-name="ce54">
            <text:p>1 695</text:p>
          </table:table-cell>
          <table:table-cell office:value-type="float" office:value="2469.7800000000002" table:style-name="ce54">
            <text:p>2 470</text:p>
          </table:table-cell>
          <table:table-cell office:value-type="float" office:value="1441.48" table:style-name="ce54">
            <text:p>1 441</text:p>
          </table:table-cell>
          <table:table-cell office:value-type="float" office:value="1479.44" table:style-name="ce54">
            <text:p>1 479</text:p>
          </table:table-cell>
          <table:table-cell office:value-type="float" office:value="1111.74" table:style-name="ce54">
            <text:p>1 112</text:p>
          </table:table-cell>
          <table:table-cell office:value-type="float" office:value="1409.14" table:style-name="ce54">
            <text:p>1 409</text:p>
          </table:table-cell>
          <table:table-cell office:value-type="float" office:value="1269.3399999999999" table:style-name="ce54">
            <text:p>1 269</text:p>
          </table:table-cell>
          <table:table-cell office:value-type="float" office:value="861.78" table:style-name="ce54">
            <text:p>862</text:p>
          </table:table-cell>
          <table:table-cell office:value-type="float" office:value="794" table:style-name="ce54">
            <text:p>794</text:p>
          </table:table-cell>
          <table:table-cell office:value-type="float" office:value="18250.149999999998" table:formula="of:=SUM([.CB26:.CM26])" table:style-name="ce54">
            <text:p>18 250</text:p>
          </table:table-cell>
          <table:table-cell office:value-type="float" office:value="828.92" table:style-name="ce54">
            <text:p>829</text:p>
          </table:table-cell>
          <table:table-cell office:value-type="float" office:value="495.16" table:style-name="ce54">
            <text:p>495</text:p>
          </table:table-cell>
          <table:table-cell office:value-type="float" office:value="25.86" table:style-name="ce54">
            <text:p>26</text:p>
          </table:table-cell>
          <table:table-cell office:value-type="float" office:value="34.619999999999997" table:style-name="ce54">
            <text:p>35</text:p>
          </table:table-cell>
          <table:table-cell office:value-type="float" office:value="32.96" table:style-name="ce54">
            <text:p>33</text:p>
          </table:table-cell>
          <table:table-cell office:value-type="float" office:value="274.26" table:style-name="ce54">
            <text:p>274</text:p>
          </table:table-cell>
          <table:table-cell office:value-type="float" office:value="0" table:style-name="ce54">
            <text:p>0</text:p>
          </table:table-cell>
          <table:table-cell office:value-type="float" office:value="503.06" table:style-name="ce54">
            <text:p>503</text:p>
          </table:table-cell>
          <table:table-cell office:value-type="float" office:value="569.28" table:style-name="ce54">
            <text:p>569</text:p>
          </table:table-cell>
          <table:table-cell office:value-type="float" office:value="392.4" table:style-name="ce54">
            <text:p>392</text:p>
          </table:table-cell>
          <table:table-cell office:value-type="float" office:value="614.98" table:style-name="ce54">
            <text:p>615</text:p>
          </table:table-cell>
          <table:table-cell office:value-type="float" office:value="760.2" table:style-name="ce54">
            <text:p>760</text:p>
          </table:table-cell>
          <table:table-cell office:value-type="float" office:value="4531.7" table:formula="of:=SUM([.CO26:.CZ26])" table:style-name="ce54">
            <text:p>4 532</text:p>
          </table:table-cell>
          <table:table-cell office:value-type="float" office:value="1880.72" table:style-name="ce54">
            <text:p>1 881</text:p>
          </table:table-cell>
          <table:table-cell office:value-type="float" office:value="1339.44" table:style-name="ce54">
            <text:p>1 339</text:p>
          </table:table-cell>
          <table:table-cell office:value-type="float" office:value="1052.96" table:style-name="ce103">
            <text:p>1 053</text:p>
          </table:table-cell>
          <table:table-cell table:number-columns-repeated="16276"/>
        </table:table-row>
        <table:table-row table:style-name="ro18">
          <table:table-cell office:value-type="string" table:style-name="ce44">
            <text:p>Deep South Area (<text:span text:style-name="T2">Think Twice</text:span>)</text:p>
          </table:table-cell>
          <table:table-cell office:value-type="float" office:value="141.60999999999999" table:style-name="ce52">
            <text:p>142</text:p>
          </table:table-cell>
          <table:table-cell office:value-type="float" office:value="130.42599999999999" table:style-name="ce52">
            <text:p>130</text:p>
          </table:table-cell>
          <table:table-cell office:value-type="float" office:value="124.38600000000001" table:style-name="ce52">
            <text:p>124</text:p>
          </table:table-cell>
          <table:table-cell office:value-type="float" office:value="147.881" table:style-name="ce52">
            <text:p>148</text:p>
          </table:table-cell>
          <table:table-cell office:value-type="float" office:value="153.90899999999999" table:style-name="ce52">
            <text:p>154</text:p>
          </table:table-cell>
          <table:table-cell office:value-type="float" office:value="183.50299999999999" table:style-name="ce52">
            <text:p>184</text:p>
          </table:table-cell>
          <table:table-cell office:value-type="float" office:value="180.22800000000001" table:style-name="ce52">
            <text:p>180</text:p>
          </table:table-cell>
          <table:table-cell office:value-type="float" office:value="157.351" table:style-name="ce56">
            <text:p>157</text:p>
          </table:table-cell>
          <table:table-cell office:value-type="float" office:value="170.97800000000001" table:style-name="ce52">
            <text:p>171</text:p>
          </table:table-cell>
          <table:table-cell office:value-type="float" office:value="121.577" table:style-name="ce52">
            <text:p>122</text:p>
          </table:table-cell>
          <table:table-cell office:value-type="float" office:value="124" table:style-name="ce52">
            <text:p>124</text:p>
          </table:table-cell>
          <table:table-cell office:value-type="float" office:value="161" table:style-name="ce52">
            <text:p>161</text:p>
          </table:table-cell>
          <table:table-cell office:value-type="float" office:value="1796.8489999999999" table:formula="of:=SUM([.B27:.M27])" table:style-name="ce46">
            <text:p>1 797</text:p>
          </table:table-cell>
          <table:table-cell office:value-type="float" office:value="63.353999999999999" table:style-name="ce52">
            <text:p>63</text:p>
          </table:table-cell>
          <table:table-cell office:value-type="float" office:value="131.51500000000001" table:style-name="ce52">
            <text:p>132</text:p>
          </table:table-cell>
          <table:table-cell office:value-type="float" office:value="137.58700000000002" table:style-name="ce52">
            <text:p>138</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143.65699999999998" table:style-name="ce52">
            <text:p>144</text:p>
          </table:table-cell>
          <table:table-cell office:value-type="float" office:value="0" table:style-name="ce52">
            <text:p>0</text:p>
          </table:table-cell>
          <table:table-cell office:value-type="float" office:value="147.36599999999999" table:style-name="ce52">
            <text:p>147</text:p>
          </table:table-cell>
          <table:table-cell office:value-type="float" office:value="123.29400000000001" table:style-name="ce52">
            <text:p>123</text:p>
          </table:table-cell>
          <table:table-cell office:value-type="float" office:value="144.06400000000002" table:style-name="ce52">
            <text:p>144</text:p>
          </table:table-cell>
          <table:table-cell office:value-type="float" office:value="125.67700000000001" table:style-name="ce52">
            <text:p>126</text:p>
          </table:table-cell>
          <table:table-cell office:value-type="float" office:value="1016.514" table:formula="of:=SUM([.O27:.Z27])" table:style-name="ce53">
            <text:p>1017</text:p>
          </table:table-cell>
          <table:table-cell office:value-type="float" office:value="118.178" table:style-name="ce52">
            <text:p>118</text:p>
          </table:table-cell>
          <table:table-cell office:value-type="float" office:value="168.06200000000001" table:style-name="ce52">
            <text:p>168</text:p>
          </table:table-cell>
          <table:table-cell office:value-type="float" office:value="117.98500000000001" table:style-name="ce52">
            <text:p>118</text:p>
          </table:table-cell>
          <table:table-cell office:value-type="float" office:value="134.59899999999999" table:style-name="ce52">
            <text:p>135</text:p>
          </table:table-cell>
          <table:table-cell office:value-type="float" office:value="154.023" table:style-name="ce52">
            <text:p>154</text:p>
          </table:table-cell>
          <table:table-cell office:value-type="float" office:value="154.541" table:style-name="ce52">
            <text:p>155</text:p>
          </table:table-cell>
          <table:table-cell office:value-type="float" office:value="19.882999999999999" table:style-name="ce52">
            <text:p>20</text:p>
          </table:table-cell>
          <table:table-cell office:value-type="float" office:value="64.076000000000008" table:style-name="ce52">
            <text:p>64</text:p>
          </table:table-cell>
          <table:table-cell office:value-type="float" office:value="78.234999999999999" table:style-name="ce52">
            <text:p>78</text:p>
          </table:table-cell>
          <table:table-cell office:value-type="float" office:value="136.32" table:style-name="ce52">
            <text:p>136</text:p>
          </table:table-cell>
          <table:table-cell office:value-type="float" office:value="122.566" table:style-name="ce52">
            <text:p>123</text:p>
          </table:table-cell>
          <table:table-cell office:value-type="float" office:value="119.10199999999999" table:style-name="ce52">
            <text:p>119</text:p>
          </table:table-cell>
          <table:table-cell office:value-type="float" office:value="1387.5700000000004" table:formula="of:=SUM([.AB27:.AM27])" table:style-name="ce53">
            <text:p>1388</text:p>
          </table:table-cell>
          <table:table-cell office:value-type="float" office:value="0" table:style-name="ce52">
            <text:p>0</text:p>
          </table:table-cell>
          <table:table-cell office:value-type="float" office:value="161.369" table:style-name="ce52">
            <text:p>161</text:p>
          </table:table-cell>
          <table:table-cell office:value-type="float" office:value="134.84800000000001" table:style-name="ce52">
            <text:p>135</text:p>
          </table:table-cell>
          <table:table-cell office:value-type="float" office:value="171.01099999999997" table:style-name="ce52">
            <text:p>171</text:p>
          </table:table-cell>
          <table:table-cell office:value-type="float" office:value="166.11199999999999" table:style-name="ce52">
            <text:p>166</text:p>
          </table:table-cell>
          <table:table-cell office:value-type="float" office:value="198.82600000000002" table:style-name="ce52">
            <text:p>199</text:p>
          </table:table-cell>
          <table:table-cell office:value-type="float" office:value="209.43100000000001" table:style-name="ce52">
            <text:p>209</text:p>
          </table:table-cell>
          <table:table-cell office:value-type="float" office:value="0" table:style-name="ce52">
            <text:p>0</text:p>
          </table:table-cell>
          <table:table-cell office:value-type="float" office:value="160.547" table:style-name="ce52">
            <text:p>161</text:p>
          </table:table-cell>
          <table:table-cell office:value-type="float" office:value="0" table:style-name="ce52">
            <text:p>0</text:p>
          </table:table-cell>
          <table:table-cell office:value-type="float" office:value="159.44899999999998" table:style-name="ce55">
            <text:p>159.449</text:p>
          </table:table-cell>
          <table:table-cell office:value-type="float" office:value="134.99299999999999" table:style-name="ce52">
            <text:p>135</text:p>
          </table:table-cell>
          <table:table-cell office:value-type="float" office:value="1496.586" table:formula="of:=SUM([.AO27:.AZ27])" table:style-name="ce53">
            <text:p>1497</text:p>
          </table:table-cell>
          <table:table-cell office:value-type="float" office:value="158.49699999999999" table:style-name="ce52">
            <text:p>158</text:p>
          </table:table-cell>
          <table:table-cell office:value-type="float" office:value="147.39400000000001" table:style-name="ce52">
            <text:p>147</text:p>
          </table:table-cell>
          <table:table-cell office:value-type="float" office:value="145.10899999999998" table:style-name="ce52">
            <text:p>145</text:p>
          </table:table-cell>
          <table:table-cell office:value-type="float" office:value="171.376" table:style-name="ce52">
            <text:p>171</text:p>
          </table:table-cell>
          <table:table-cell office:value-type="float" office:value="181.096" table:style-name="ce52">
            <text:p>181</text:p>
          </table:table-cell>
          <table:table-cell office:value-type="float" office:value="234.27500000000001" table:style-name="ce52">
            <text:p>234</text:p>
          </table:table-cell>
          <table:table-cell office:value-type="float" office:value="232.16" table:style-name="ce52">
            <text:p>232</text:p>
          </table:table-cell>
          <table:table-cell office:value-type="float" office:value="185.69" table:style-name="ce52">
            <text:p>186</text:p>
          </table:table-cell>
          <table:table-cell office:value-type="float" office:value="201.417" table:style-name="ce52">
            <text:p>201</text:p>
          </table:table-cell>
          <table:table-cell office:value-type="float" office:value="172.9" table:style-name="ce52">
            <text:p>173</text:p>
          </table:table-cell>
          <table:table-cell office:value-type="float" office:value="162.43200000000002" table:style-name="ce52">
            <text:p>162</text:p>
          </table:table-cell>
          <table:table-cell office:value-type="float" office:value="156.583" table:style-name="ce52">
            <text:p>157</text:p>
          </table:table-cell>
          <table:table-cell office:value-type="float" office:value="2148.9290000000001" table:formula="of:=SUM([.BB27:.BM27])" table:style-name="ce53">
            <text:p>2149</text:p>
          </table:table-cell>
          <table:table-cell office:value-type="float" office:value="165.72300000000001" table:style-name="ce52">
            <text:p>166</text:p>
          </table:table-cell>
          <table:table-cell office:value-type="float" office:value="192.971" table:style-name="ce52">
            <text:p>193</text:p>
          </table:table-cell>
          <table:table-cell office:value-type="float" office:value="174.65500000000003" table:style-name="ce52">
            <text:p>175</text:p>
          </table:table-cell>
          <table:table-cell office:value-type="float" office:value="174.72399999999999" table:style-name="ce52">
            <text:p>175</text:p>
          </table:table-cell>
          <table:table-cell office:value-type="float" office:value="175.97399999999999" table:style-name="ce52">
            <text:p>176</text:p>
          </table:table-cell>
          <table:table-cell office:value-type="float" office:value="234.70700000000002" table:style-name="ce52">
            <text:p>235</text:p>
          </table:table-cell>
          <table:table-cell office:value-type="float" office:value="202.40700000000001" table:style-name="ce52">
            <text:p>202</text:p>
          </table:table-cell>
          <table:table-cell office:value-type="float" office:value="178.29900000000001" table:style-name="ce52">
            <text:p>178</text:p>
          </table:table-cell>
          <table:table-cell office:value-type="float" office:value="225.77699999999999" table:style-name="ce52">
            <text:p>226</text:p>
          </table:table-cell>
          <table:table-cell office:value-type="float" office:value="195.708" table:style-name="ce52">
            <text:p>196</text:p>
          </table:table-cell>
          <table:table-cell office:value-type="float" office:value="189.11" table:style-name="ce54">
            <text:p>189</text:p>
          </table:table-cell>
          <table:table-cell office:value-type="float" office:value="174.39699999999999" table:style-name="ce54">
            <text:p>174</text:p>
          </table:table-cell>
          <table:table-cell office:value-type="float" office:value="2284.4520000000002" table:formula="of:=SUM([.BO27:.BZ27])" table:style-name="ce54">
            <text:p>2 284</text:p>
          </table:table-cell>
          <table:table-cell office:value-type="float" office:value="184.41300000000001" table:style-name="ce54">
            <text:p>184</text:p>
          </table:table-cell>
          <table:table-cell office:value-type="float" office:value="202.86099999999999" table:style-name="ce54">
            <text:p>203</text:p>
          </table:table-cell>
          <table:table-cell office:value-type="float" office:value="165.01" table:style-name="ce54">
            <text:p>165</text:p>
          </table:table-cell>
          <table:table-cell office:value-type="float" office:value="165.11200000000002" table:style-name="ce54">
            <text:p>165</text:p>
          </table:table-cell>
          <table:table-cell office:value-type="float" office:value="195.07" table:style-name="ce54">
            <text:p>195</text:p>
          </table:table-cell>
          <table:table-cell office:value-type="float" office:value="0" table:style-name="ce54">
            <text:p>0</text:p>
          </table:table-cell>
          <table:table-cell office:value-type="float" office:value="202.26100000000002" table:style-name="ce54">
            <text:p>202</text:p>
          </table:table-cell>
          <table:table-cell office:value-type="float" office:value="170.59199999999998" table:style-name="ce54">
            <text:p>171</text:p>
          </table:table-cell>
          <table:table-cell office:value-type="float" office:value="180.97699999999998" table:style-name="ce54">
            <text:p>181</text:p>
          </table:table-cell>
          <table:table-cell office:value-type="float" office:value="181.22300000000001" table:style-name="ce54">
            <text:p>181</text:p>
          </table:table-cell>
          <table:table-cell office:value-type="float" office:value="0" table:style-name="ce54">
            <text:p>0</text:p>
          </table:table-cell>
          <table:table-cell office:value-type="float" office:value="157.577" table:style-name="ce54">
            <text:p>158</text:p>
          </table:table-cell>
          <table:table-cell office:value-type="float" office:value="1805.0959999999998" table:formula="of:=SUM([.CB27:.CM27])" table:style-name="ce54">
            <text:p>1 805</text:p>
          </table:table-cell>
          <table:table-cell office:value-type="float" office:value="162.572" table:style-name="ce54">
            <text:p>163</text:p>
          </table:table-cell>
          <table:table-cell office:value-type="float" office:value="181.35300000000001" table:style-name="ce54">
            <text:p>181</text:p>
          </table:table-cell>
          <table:table-cell office:value-type="float" office:value="106.708" table:style-name="ce54">
            <text:p>107</text:p>
          </table:table-cell>
          <table:table-cell office:value-type="float" office:value="110.65300000000001" table:style-name="ce54">
            <text:p>111</text:p>
          </table:table-cell>
          <table:table-cell office:value-type="float" office:value="123.29500000000002" table:style-name="ce54">
            <text:p>123</text:p>
          </table:table-cell>
          <table:table-cell office:value-type="float" office:value="0" table:style-name="ce54">
            <text:p>0</text:p>
          </table:table-cell>
          <table:table-cell office:value-type="float" office:value="167.495" table:style-name="ce54">
            <text:p>167</text:p>
          </table:table-cell>
          <table:table-cell office:value-type="float" office:value="174.79500000000002" table:style-name="ce54">
            <text:p>175</text:p>
          </table:table-cell>
          <table:table-cell office:value-type="float" office:value="176.84199999999998" table:style-name="ce54">
            <text:p>177</text:p>
          </table:table-cell>
          <table:table-cell office:value-type="float" office:value="172.702" table:style-name="ce54">
            <text:p>173</text:p>
          </table:table-cell>
          <table:table-cell office:value-type="float" office:value="191.62100000000001" table:style-name="ce54">
            <text:p>192</text:p>
          </table:table-cell>
          <table:table-cell office:value-type="float" office:value="136.11799999999999" table:style-name="ce54">
            <text:p>136</text:p>
          </table:table-cell>
          <table:table-cell office:value-type="float" office:value="1704.1540000000002" table:formula="of:=SUM([.CO27:.CZ27])" table:style-name="ce54">
            <text:p>1 704</text:p>
          </table:table-cell>
          <table:table-cell office:value-type="float" office:value="157.524" table:style-name="ce54">
            <text:p>158</text:p>
          </table:table-cell>
          <table:table-cell office:value-type="float" office:value="182.32499999999999" table:style-name="ce54">
            <text:p>182</text:p>
          </table:table-cell>
          <table:table-cell office:value-type="float" office:value="191.14599999999999" table:style-name="ce103">
            <text:p>191</text:p>
          </table:table-cell>
          <table:table-cell table:number-columns-repeated="16276"/>
        </table:table-row>
        <table:table-row table:style-name="ro18">
          <table:table-cell office:value-type="string" table:style-name="ce44">
            <text:p>City<text:span text:style-name="T2"><text:s/>Paper</text:span><text:s/>Project</text:p>
          </table:table-cell>
          <table:table-cell office:value-type="float" office:value="14.763" table:style-name="ce52">
            <text:p>15</text:p>
          </table:table-cell>
          <table:table-cell office:value-type="float" office:value="16.353999999999999" table:style-name="ce52">
            <text:p>16</text:p>
          </table:table-cell>
          <table:table-cell office:value-type="float" office:value="12.414" table:style-name="ce52">
            <text:p>12</text:p>
          </table:table-cell>
          <table:table-cell office:value-type="float" office:value="10.29" table:style-name="ce52">
            <text:p>10</text:p>
          </table:table-cell>
          <table:table-cell office:value-type="float" office:value="10.738" table:style-name="ce52">
            <text:p>11</text:p>
          </table:table-cell>
          <table:table-cell office:value-type="float" office:value="10.983000000000001" table:style-name="ce52">
            <text:p>11</text:p>
          </table:table-cell>
          <table:table-cell office:value-type="float" office:value="11.393000000000001" table:style-name="ce52">
            <text:p>11</text:p>
          </table:table-cell>
          <table:table-cell office:value-type="float" office:value="10.332000000000001" table:style-name="ce56">
            <text:p>10</text:p>
          </table:table-cell>
          <table:table-cell office:value-type="float" office:value="10.99" table:style-name="ce52">
            <text:p>11</text:p>
          </table:table-cell>
          <table:table-cell office:value-type="float" office:value="14.574999999999999" table:style-name="ce52">
            <text:p>15</text:p>
          </table:table-cell>
          <table:table-cell office:value-type="float" office:value="14" table:style-name="ce52">
            <text:p>14</text:p>
          </table:table-cell>
          <table:table-cell office:value-type="float" office:value="7" table:style-name="ce52">
            <text:p>7</text:p>
          </table:table-cell>
          <table:table-cell office:value-type="float" office:value="143.83199999999999" table:formula="of:=SUM([.B28:.M28])" table:style-name="ce46">
            <text:p>144</text:p>
          </table:table-cell>
          <table:table-cell office:value-type="float" office:value="7.7220000000000004" table:style-name="ce52">
            <text:p>8</text:p>
          </table:table-cell>
          <table:table-cell office:value-type="float" office:value="9.4990000000000006" table:style-name="ce52">
            <text:p>9</text:p>
          </table:table-cell>
          <table:table-cell office:value-type="float" office:value="9.7829999999999995" table:style-name="ce52">
            <text:p>10</text:p>
          </table:table-cell>
          <table:table-cell office:value-type="float" office:value="11.645" table:style-name="ce52">
            <text:p>12</text:p>
          </table:table-cell>
          <table:table-cell office:value-type="float" office:value="4.7220000000000004" table:style-name="ce52">
            <text:p>5</text:p>
          </table:table-cell>
          <table:table-cell office:value-type="float" office:value="6.55" table:style-name="ce52">
            <text:p>7</text:p>
          </table:table-cell>
          <table:table-cell office:value-type="float" office:value="7.4960000000000004" table:style-name="ce52">
            <text:p>7</text:p>
          </table:table-cell>
          <table:table-cell office:value-type="float" office:value="7.17" table:style-name="ce52">
            <text:p>7</text:p>
          </table:table-cell>
          <table:table-cell office:value-type="float" office:value="10.343" table:style-name="ce52">
            <text:p>10</text:p>
          </table:table-cell>
          <table:table-cell office:value-type="float" office:value="9.3309999999999995" table:style-name="ce52">
            <text:p>9</text:p>
          </table:table-cell>
          <table:table-cell office:value-type="float" office:value="8.4789999999999992" table:style-name="ce52">
            <text:p>8</text:p>
          </table:table-cell>
          <table:table-cell office:value-type="float" office:value="13.093999999999999" table:style-name="ce52">
            <text:p>13</text:p>
          </table:table-cell>
          <table:table-cell office:value-type="float" office:value="105.834" table:formula="of:=SUM([.O28:.Z28])" table:style-name="ce53">
            <text:p>106</text:p>
          </table:table-cell>
          <table:table-cell office:value-type="float" office:value="10.760999999999999" table:style-name="ce52">
            <text:p>11</text:p>
          </table:table-cell>
          <table:table-cell office:value-type="float" office:value="12.507" table:style-name="ce52">
            <text:p>13</text:p>
          </table:table-cell>
          <table:table-cell office:value-type="float" office:value="9.4220000000000006" table:style-name="ce52">
            <text:p>9</text:p>
          </table:table-cell>
          <table:table-cell office:value-type="float" office:value="15.458" table:style-name="ce52">
            <text:p>15</text:p>
          </table:table-cell>
          <table:table-cell office:value-type="float" office:value="12.420999999999999" table:style-name="ce52">
            <text:p>12</text:p>
          </table:table-cell>
          <table:table-cell office:value-type="float" office:value="9.0129999999999999" table:style-name="ce52">
            <text:p>9</text:p>
          </table:table-cell>
          <table:table-cell office:value-type="float" office:value="12.316000000000001" table:style-name="ce52">
            <text:p>12</text:p>
          </table:table-cell>
          <table:table-cell office:value-type="float" office:value="18.134" table:style-name="ce52">
            <text:p>18</text:p>
          </table:table-cell>
          <table:table-cell office:value-type="float" office:value="12.537000000000001" table:style-name="ce52">
            <text:p>13</text:p>
          </table:table-cell>
          <table:table-cell office:value-type="float" office:value="12.77" table:style-name="ce52">
            <text:p>13</text:p>
          </table:table-cell>
          <table:table-cell office:value-type="float" office:value="15.904" table:style-name="ce52">
            <text:p>16</text:p>
          </table:table-cell>
          <table:table-cell office:value-type="float" office:value="17.129000000000001" table:style-name="ce52">
            <text:p>17</text:p>
          </table:table-cell>
          <table:table-cell office:value-type="float" office:value="158.37199999999999" table:formula="of:=SUM([.AB28:.AM28])" table:style-name="ce53">
            <text:p>158</text:p>
          </table:table-cell>
          <table:table-cell office:value-type="float" office:value="15.135" table:style-name="ce52">
            <text:p>15</text:p>
          </table:table-cell>
          <table:table-cell office:value-type="float" office:value="12.523999999999999" table:style-name="ce52">
            <text:p>13</text:p>
          </table:table-cell>
          <table:table-cell office:value-type="float" office:value="9.8670000000000009" table:style-name="ce52">
            <text:p>10</text:p>
          </table:table-cell>
          <table:table-cell office:value-type="float" office:value="11.007" table:style-name="ce52">
            <text:p>11</text:p>
          </table:table-cell>
          <table:table-cell office:value-type="float" office:value="12.077999999999999" table:style-name="ce52">
            <text:p>12</text:p>
          </table:table-cell>
          <table:table-cell office:value-type="float" office:value="5.431" table:style-name="ce52">
            <text:p>5</text:p>
          </table:table-cell>
          <table:table-cell office:value-type="float" office:value="10.795999999999999" table:style-name="ce52">
            <text:p>11</text:p>
          </table:table-cell>
          <table:table-cell office:value-type="float" office:value="11.263999999999999" table:style-name="ce52">
            <text:p>11</text:p>
          </table:table-cell>
          <table:table-cell office:value-type="float" office:value="12.326000000000001" table:style-name="ce52">
            <text:p>12</text:p>
          </table:table-cell>
          <table:table-cell office:value-type="float" office:value="9.9960000000000004" table:style-name="ce52">
            <text:p>10</text:p>
          </table:table-cell>
          <table:table-cell office:value-type="float" office:value="9.9250000000000007" table:style-name="ce55">
            <text:p>9.925</text:p>
          </table:table-cell>
          <table:table-cell office:value-type="float" office:value="11.478999999999999" table:style-name="ce52">
            <text:p>11</text:p>
          </table:table-cell>
          <table:table-cell office:value-type="float" office:value="131.82799999999997" table:formula="of:=SUM([.AO28:.AZ28])" table:style-name="ce53">
            <text:p>132</text:p>
          </table:table-cell>
          <table:table-cell office:value-type="float" office:value="7.8010000000000002" table:style-name="ce52">
            <text:p>8</text:p>
          </table:table-cell>
          <table:table-cell office:value-type="float" office:value="12.523999999999999" table:style-name="ce52">
            <text:p>13</text:p>
          </table:table-cell>
          <table:table-cell office:value-type="float" office:value="11.141999999999999" table:style-name="ce52">
            <text:p>11</text:p>
          </table:table-cell>
          <table:table-cell office:value-type="float" office:value="11.262" table:style-name="ce52">
            <text:p>11</text:p>
          </table:table-cell>
          <table:table-cell office:value-type="float" office:value="10.304" table:style-name="ce52">
            <text:p>10</text:p>
          </table:table-cell>
          <table:table-cell office:value-type="float" office:value="5.82" table:style-name="ce52">
            <text:p>6</text:p>
          </table:table-cell>
          <table:table-cell office:value-type="float" office:value="11.345000000000001" table:style-name="ce52">
            <text:p>11</text:p>
          </table:table-cell>
          <table:table-cell office:value-type="float" office:value="11.984999999999999" table:style-name="ce52">
            <text:p>12</text:p>
          </table:table-cell>
          <table:table-cell office:value-type="float" office:value="7.55" table:style-name="ce52">
            <text:p>8</text:p>
          </table:table-cell>
          <table:table-cell office:value-type="float" office:value="0" table:style-name="ce52">
            <text:p>0</text:p>
          </table:table-cell>
          <table:table-cell office:value-type="float" office:value="0" table:style-name="ce52">
            <text:p>0</text:p>
          </table:table-cell>
          <table:table-cell office:value-type="float" office:value="0.14699999999999999" table:style-name="ce52">
            <text:p>0</text:p>
          </table:table-cell>
          <table:table-cell office:value-type="float" office:value="89.88000000000001" table:formula="of:=SUM([.BB28:.BM28])" table:style-name="ce53">
            <text:p>90</text:p>
          </table:table-cell>
          <table:table-cell office:value-type="float" office:value="0" table:style-name="ce52">
            <text:p>0</text:p>
          </table:table-cell>
          <table:table-cell office:value-type="float" office:value="0" table:style-name="ce52">
            <text:p>0</text:p>
          </table:table-cell>
          <table:table-cell office:value-type="float" office:value="12.497999999999999" table:style-name="ce52">
            <text:p>12</text:p>
          </table:table-cell>
          <table:table-cell office:value-type="float" office:value="8.5470000000000006" table:style-name="ce52">
            <text:p>9</text:p>
          </table:table-cell>
          <table:table-cell office:value-type="float" office:value="8.5030000000000001" table:style-name="ce52">
            <text:p>9</text:p>
          </table:table-cell>
          <table:table-cell office:value-type="float" office:value="8.218" table:style-name="ce52">
            <text:p>8</text:p>
          </table:table-cell>
          <table:table-cell office:value-type="float" office:value="8.2200000000000006" table:style-name="ce52">
            <text:p>8</text:p>
          </table:table-cell>
          <table:table-cell office:value-type="float" office:value="6.0759999999999996" table:style-name="ce52">
            <text:p>6</text:p>
          </table:table-cell>
          <table:table-cell office:value-type="float" office:value="8.09" table:style-name="ce52">
            <text:p>8</text:p>
          </table:table-cell>
          <table:table-cell office:value-type="float" office:value="8.8109999999999999" table:style-name="ce52">
            <text:p>9</text:p>
          </table:table-cell>
          <table:table-cell office:value-type="float" office:value="5.7969999999999997" table:style-name="ce54">
            <text:p>6</text:p>
          </table:table-cell>
          <table:table-cell office:value-type="float" office:value="9.19" table:style-name="ce54">
            <text:p>9</text:p>
          </table:table-cell>
          <table:table-cell office:value-type="float" office:value="83.949999999999989" table:formula="of:=SUM([.BO28:.BZ28])" table:style-name="ce54">
            <text:p>84</text:p>
          </table:table-cell>
          <table:table-cell office:value-type="float" office:value="7.1619999999999999" table:style-name="ce54">
            <text:p>7</text:p>
          </table:table-cell>
          <table:table-cell office:value-type="float" office:value="1.3140000000000001" table:style-name="ce54">
            <text:p>1</text:p>
          </table:table-cell>
          <table:table-cell office:value-type="float" office:value="0" table:style-name="ce54">
            <text:p>0</text:p>
          </table:table-cell>
          <table:table-cell office:value-type="float" office:value="0" table:style-name="ce54">
            <text:p>0</text:p>
          </table:table-cell>
          <table:table-cell office:value-type="float" office:value="11.202" table:style-name="ce54">
            <text:p>11</text:p>
          </table:table-cell>
          <table:table-cell office:value-type="float" office:value="3.0179999999999998" table:style-name="ce54">
            <text:p>3</text:p>
          </table:table-cell>
          <table:table-cell office:value-type="float" office:value="3.411" table:style-name="ce54">
            <text:p>3</text:p>
          </table:table-cell>
          <table:table-cell office:value-type="float" office:value="4.3170000000000002" table:style-name="ce54">
            <text:p>4</text:p>
          </table:table-cell>
          <table:table-cell office:value-type="float" office:value="3.8149999999999999" table:style-name="ce54">
            <text:p>4</text:p>
          </table:table-cell>
          <table:table-cell office:value-type="float" office:value="4.859" table:style-name="ce54">
            <text:p>5</text:p>
          </table:table-cell>
          <table:table-cell office:value-type="float" office:value="3.5139999999999998" table:style-name="ce54">
            <text:p>4</text:p>
          </table:table-cell>
          <table:table-cell office:value-type="float" office:value="7.77" table:style-name="ce54">
            <text:p>8</text:p>
          </table:table-cell>
          <table:table-cell office:value-type="float" office:value="50.382000000000005" table:formula="of:=SUM([.CB28:.CM28])" table:style-name="ce54">
            <text:p>50</text:p>
          </table:table-cell>
          <table:table-cell office:value-type="float" office:value="5.3109999999999999" table:style-name="ce54">
            <text:p>5</text:p>
          </table:table-cell>
          <table:table-cell office:value-type="float" office:value="5.0750000000000002" table:style-name="ce54">
            <text:p>5</text:p>
          </table:table-cell>
          <table:table-cell office:value-type="float" office:value="8.157" table:style-name="ce54">
            <text:p>8</text:p>
          </table:table-cell>
          <table:table-cell office:value-type="float" office:value="6.1719999999999997" table:style-name="ce54">
            <text:p>6</text:p>
          </table:table-cell>
          <table:table-cell office:value-type="float" office:value="10.545999999999999" table:style-name="ce54">
            <text:p>11</text:p>
          </table:table-cell>
          <table:table-cell office:value-type="float" office:value="0" table:style-name="ce54">
            <text:p>0</text:p>
          </table:table-cell>
          <table:table-cell office:value-type="float" office:value="7.2130000000000001" table:style-name="ce54">
            <text:p>7</text:p>
          </table:table-cell>
          <table:table-cell office:value-type="float" office:value="0" table:style-name="ce54">
            <text:p>0</text:p>
          </table:table-cell>
          <table:table-cell office:value-type="float" office:value="4.5529999999999999" table:style-name="ce54">
            <text:p>5</text:p>
          </table:table-cell>
          <table:table-cell office:value-type="float" office:value="13.305" table:style-name="ce54">
            <text:p>13</text:p>
          </table:table-cell>
          <table:table-cell office:value-type="float" office:value="7.9909999999999997" table:style-name="ce54">
            <text:p>8</text:p>
          </table:table-cell>
          <table:table-cell office:value-type="float" office:value="5.0309999999999997" table:style-name="ce54">
            <text:p>5</text:p>
          </table:table-cell>
          <table:table-cell office:value-type="float" office:value="73.353999999999999" table:formula="of:=SUM([.CO28:.CZ28])" table:style-name="ce54">
            <text:p>73</text:p>
          </table:table-cell>
          <table:table-cell office:value-type="float" office:value="20.457000000000001" table:style-name="ce54">
            <text:p>20</text:p>
          </table:table-cell>
          <table:table-cell office:value-type="float" office:value="13" table:style-name="ce54">
            <text:p>13</text:p>
          </table:table-cell>
          <table:table-cell office:value-type="float" office:value="3.8330000000000002" table:style-name="ce103">
            <text:p>4</text:p>
          </table:table-cell>
          <table:table-cell table:number-columns-repeated="16276"/>
        </table:table-row>
        <table:table-row table:style-name="ro18">
          <table:table-cell office:value-type="string" table:style-name="ce44">
            <text:p>Damaged Refuse Bins (Recycled<text:s/><text:span text:style-name="T2">plastic</text:span>)</text:p>
          </table:table-cell>
          <table:table-cell office:value-type="float" office:value="0" table:style-name="ce52">
            <text:p>0</text:p>
          </table:table-cell>
          <table:table-cell office:value-type="string" table:style-name="ce52">
            <text:p>.</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18" table:style-name="ce52">
            <text:p>18</text:p>
          </table:table-cell>
          <table:table-cell office:value-type="float" office:value="35.325000000000003" table:style-name="ce56">
            <text:p>35</text:p>
          </table:table-cell>
          <table:table-cell office:value-type="float" office:value="0" table:style-name="ce52">
            <text:p>0</text:p>
          </table:table-cell>
          <table:table-cell office:value-type="float" office:value="12.914999999999999" table:style-name="ce52">
            <text:p>13</text:p>
          </table:table-cell>
          <table:table-cell office:value-type="float" office:value="9" table:style-name="ce52">
            <text:p>9</text:p>
          </table:table-cell>
          <table:table-cell office:value-type="float" office:value="5" table:style-name="ce52">
            <text:p>5</text:p>
          </table:table-cell>
          <table:table-cell office:value-type="float" office:value="80.240000000000009" table:formula="of:=SUM([.B29:.M29])" table:style-name="ce46">
            <text:p>80</text:p>
          </table:table-cell>
          <table:table-cell office:value-type="float" office:value="0" table:style-name="ce52">
            <text:p>0</text:p>
          </table:table-cell>
          <table:table-cell office:value-type="float" office:value="0" table:style-name="ce52">
            <text:p>0</text:p>
          </table:table-cell>
          <table:table-cell office:value-type="float" office:value="0" table:style-name="ce52">
            <text:p>0</text:p>
          </table:table-cell>
          <table:table-cell office:value-type="float" office:value="10.8" table:style-name="ce52">
            <text:p>11</text:p>
          </table:table-cell>
          <table:table-cell office:value-type="float" office:value="27" table:style-name="ce52">
            <text:p>27</text:p>
          </table:table-cell>
          <table:table-cell office:value-type="float" office:value="8.4" table:style-name="ce52">
            <text:p>8</text:p>
          </table:table-cell>
          <table:table-cell office:value-type="float" office:value="5.4" table:style-name="ce52">
            <text:p>5</text:p>
          </table:table-cell>
          <table:table-cell office:value-type="float" office:value="8.7750000000000004" table:style-name="ce52">
            <text:p>9</text:p>
          </table:table-cell>
          <table:table-cell office:value-type="float" office:value="18" table:style-name="ce52">
            <text:p>18</text:p>
          </table:table-cell>
          <table:table-cell office:value-type="float" office:value="16.38" table:style-name="ce52">
            <text:p>16</text:p>
          </table:table-cell>
          <table:table-cell office:value-type="float" office:value="31.14" table:style-name="ce52">
            <text:p>31</text:p>
          </table:table-cell>
          <table:table-cell office:value-type="float" office:value="26.527999999999999" table:style-name="ce52">
            <text:p>27</text:p>
          </table:table-cell>
          <table:table-cell office:value-type="float" office:value="152.423" table:formula="of:=SUM([.O29:.Z29])" table:style-name="ce53">
            <text:p>152</text:p>
          </table:table-cell>
          <table:table-cell office:value-type="float" office:value="0" table:style-name="ce52">
            <text:p>0</text:p>
          </table:table-cell>
          <table:table-cell office:value-type="float" office:value="0" table:style-name="ce52">
            <text:p>0</text:p>
          </table:table-cell>
          <table:table-cell office:value-type="float" office:value="12.773" table:style-name="ce52">
            <text:p>13</text:p>
          </table:table-cell>
          <table:table-cell office:value-type="float" office:value="2.52" table:style-name="ce52">
            <text:p>3</text:p>
          </table:table-cell>
          <table:table-cell office:value-type="float" office:value="23.04" table:style-name="ce52">
            <text:p>23</text:p>
          </table:table-cell>
          <table:table-cell office:value-type="float" office:value="16.559999999999999" table:style-name="ce52">
            <text:p>17</text:p>
          </table:table-cell>
          <table:table-cell office:value-type="float" office:value="7.95" table:style-name="ce52">
            <text:p>8</text:p>
          </table:table-cell>
          <table:table-cell office:value-type="float" office:value="16.29" table:style-name="ce52">
            <text:p>16</text:p>
          </table:table-cell>
          <table:table-cell office:value-type="float" office:value="0" table:style-name="ce52">
            <text:p>0</text:p>
          </table:table-cell>
          <table:table-cell office:value-type="float" office:value="26.745000000000001" table:style-name="ce52">
            <text:p>27</text:p>
          </table:table-cell>
          <table:table-cell office:value-type="float" office:value="11.875" table:style-name="ce52">
            <text:p>12</text:p>
          </table:table-cell>
          <table:table-cell office:value-type="float" office:value="0" table:style-name="ce52">
            <text:p>0</text:p>
          </table:table-cell>
          <table:table-cell office:value-type="float" office:value="117.75300000000001" table:formula="of:=SUM([.AB29:.AM29])" table:style-name="ce53">
            <text:p>118</text:p>
          </table:table-cell>
          <table:table-cell office:value-type="float" office:value="0" table:style-name="ce52">
            <text:p>0</text:p>
          </table:table-cell>
          <table:table-cell office:value-type="float" office:value="22.5" table:style-name="ce52">
            <text:p>23</text:p>
          </table:table-cell>
          <table:table-cell office:value-type="float" office:value="0" table:style-name="ce52">
            <text:p>0</text:p>
          </table:table-cell>
          <table:table-cell office:value-type="float" office:value="0" table:style-name="ce52">
            <text:p>0</text:p>
          </table:table-cell>
          <table:table-cell office:value-type="float" office:value="27.936" table:style-name="ce52">
            <text:p>28</text:p>
          </table:table-cell>
          <table:table-cell office:value-type="float" office:value="22.95" table:style-name="ce52">
            <text:p>23</text:p>
          </table:table-cell>
          <table:table-cell office:value-type="float" office:value="34.56" table:style-name="ce52">
            <text:p>35</text:p>
          </table:table-cell>
          <table:table-cell office:value-type="float" office:value="4.41" table:style-name="ce52">
            <text:p>4</text:p>
          </table:table-cell>
          <table:table-cell office:value-type="float" office:value="31.954999999999998" table:style-name="ce52">
            <text:p>32</text:p>
          </table:table-cell>
          <table:table-cell office:value-type="float" office:value="6.75" table:style-name="ce52">
            <text:p>7</text:p>
          </table:table-cell>
          <table:table-cell office:value-type="float" office:value="31.68" table:style-name="ce55">
            <text:p>31.680</text:p>
          </table:table-cell>
          <table:table-cell office:value-type="float" office:value="0" table:style-name="ce52">
            <text:p>0</text:p>
          </table:table-cell>
          <table:table-cell office:value-type="float" office:value="182.74099999999999" table:formula="of:=SUM([.AO29:.AZ29])" table:style-name="ce53">
            <text:p>183</text:p>
          </table:table-cell>
          <table:table-cell office:value-type="float" office:value="11.76" table:style-name="ce52">
            <text:p>12</text:p>
          </table:table-cell>
          <table:table-cell office:value-type="float" office:value="0" table:style-name="ce52">
            <text:p>0</text:p>
          </table:table-cell>
          <table:table-cell office:value-type="float" office:value="25.92" table:style-name="ce52">
            <text:p>26</text:p>
          </table:table-cell>
          <table:table-cell office:value-type="float" office:value="8.64" table:style-name="ce52">
            <text:p>9</text:p>
          </table:table-cell>
          <table:table-cell office:value-type="float" office:value="25.92" table:style-name="ce52">
            <text:p>26</text:p>
          </table:table-cell>
          <table:table-cell office:value-type="float" office:value="0" table:style-name="ce52">
            <text:p>0</text:p>
          </table:table-cell>
          <table:table-cell office:value-type="float" office:value="46.728000000000002" table:style-name="ce52">
            <text:p>47</text:p>
          </table:table-cell>
          <table:table-cell office:value-type="float" office:value="8.64" table:style-name="ce52">
            <text:p>9</text:p>
          </table:table-cell>
          <table:table-cell office:value-type="float" office:value="11.5548" table:style-name="ce52">
            <text:p>12</text:p>
          </table:table-cell>
          <table:table-cell office:value-type="float" office:value="11.545500000000001" table:style-name="ce52">
            <text:p>12</text:p>
          </table:table-cell>
          <table:table-cell office:value-type="float" office:value="0" table:style-name="ce52">
            <text:p>0</text:p>
          </table:table-cell>
          <table:table-cell office:value-type="float" office:value="8.7240000000000002" table:style-name="ce52">
            <text:p>9</text:p>
          </table:table-cell>
          <table:table-cell office:value-type="float" office:value="159.4323" table:formula="of:=SUM([.BB29:.BM29])" table:style-name="ce53">
            <text:p>159</text:p>
          </table:table-cell>
          <table:table-cell office:value-type="float" office:value="0" table:style-name="ce52">
            <text:p>0</text:p>
          </table:table-cell>
          <table:table-cell office:value-type="float" office:value="8.64" table:style-name="ce52">
            <text:p>9</text:p>
          </table:table-cell>
          <table:table-cell office:value-type="float" office:value="7.38" table:style-name="ce52">
            <text:p>7</text:p>
          </table:table-cell>
          <table:table-cell office:value-type="float" office:value="8.64" table:style-name="ce52">
            <text:p>9</text:p>
          </table:table-cell>
          <table:table-cell office:value-type="float" office:value="8.64" table:style-name="ce52">
            <text:p>9</text:p>
          </table:table-cell>
          <table:table-cell office:value-type="float" office:value="0" table:style-name="ce52">
            <text:p>0</text:p>
          </table:table-cell>
          <table:table-cell office:value-type="float" office:value="20.445" table:style-name="ce52">
            <text:p>20</text:p>
          </table:table-cell>
          <table:table-cell office:value-type="float" office:value="8.64" table:style-name="ce52">
            <text:p>9</text:p>
          </table:table-cell>
          <table:table-cell office:value-type="float" office:value="11.273999999999999" table:style-name="ce52">
            <text:p>11</text:p>
          </table:table-cell>
          <table:table-cell office:value-type="float" office:value="4.7249999999999996" table:style-name="ce52">
            <text:p>5</text:p>
          </table:table-cell>
          <table:table-cell office:value-type="float" office:value="5.76" table:style-name="ce54">
            <text:p>6</text:p>
          </table:table-cell>
          <table:table-cell office:value-type="float" office:value="0" table:style-name="ce54">
            <text:p>0</text:p>
          </table:table-cell>
          <table:table-cell office:value-type="float" office:value="84.143999999999991" table:formula="of:=SUM([.BO29:.BZ29])" table:style-name="ce54">
            <text:p>84</text:p>
          </table:table-cell>
          <table:table-cell office:value-type="float" office:value="17.28" table:style-name="ce54">
            <text:p>17</text:p>
          </table:table-cell>
          <table:table-cell office:value-type="float" office:value="4.508" table:style-name="ce54">
            <text:p>5</text:p>
          </table:table-cell>
          <table:table-cell office:value-type="float" office:value="0" table:style-name="ce54">
            <text:p>0</text:p>
          </table:table-cell>
          <table:table-cell office:value-type="float" office:value="0" table:style-name="ce54">
            <text:p>0</text:p>
          </table:table-cell>
          <table:table-cell office:value-type="float" office:value="17.28" table:style-name="ce54">
            <text:p>17</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0" table:style-name="ce54">
            <text:p>0</text:p>
          </table:table-cell>
          <table:table-cell office:value-type="float" office:value="11.52" table:style-name="ce54">
            <text:p>12</text:p>
          </table:table-cell>
          <table:table-cell office:value-type="float" office:value="30.053999999999998" table:style-name="ce54">
            <text:p>30</text:p>
          </table:table-cell>
          <table:table-cell office:value-type="float" office:value="16.559999999999999" table:style-name="ce54">
            <text:p>17</text:p>
          </table:table-cell>
          <table:table-cell office:value-type="float" office:value="97.201999999999998" table:formula="of:=SUM([.CB29:.CM29])" table:style-name="ce54">
            <text:p>97</text:p>
          </table:table-cell>
          <table:table-cell office:value-type="float" office:value="12.122999999999999" table:style-name="ce54">
            <text:p>12</text:p>
          </table:table-cell>
          <table:table-cell office:value-type="float" office:value="0" table:style-name="ce54">
            <text:p>0</text:p>
          </table:table-cell>
          <table:table-cell office:value-type="float" office:value="17.28" table:style-name="ce54">
            <text:p>17</text:p>
          </table:table-cell>
          <table:table-cell office:value-type="float" office:value="8.64" table:style-name="ce54">
            <text:p>9</text:p>
          </table:table-cell>
          <table:table-cell office:value-type="float" office:value="8.64" table:style-name="ce54">
            <text:p>9</text:p>
          </table:table-cell>
          <table:table-cell office:value-type="float" office:value="0" table:style-name="ce54">
            <text:p>0</text:p>
          </table:table-cell>
          <table:table-cell office:value-type="float" office:value="8.64" table:style-name="ce54">
            <text:p>9</text:p>
          </table:table-cell>
          <table:table-cell office:value-type="float" office:value="0" table:style-name="ce54">
            <text:p>0</text:p>
          </table:table-cell>
          <table:table-cell office:value-type="float" office:value="0" table:style-name="ce54">
            <text:p>0</text:p>
          </table:table-cell>
          <table:table-cell office:value-type="float" office:value="8.64" table:style-name="ce54">
            <text:p>9</text:p>
          </table:table-cell>
          <table:table-cell office:value-type="float" office:value="21.716999999999999" table:style-name="ce54">
            <text:p>22</text:p>
          </table:table-cell>
          <table:table-cell office:value-type="float" office:value="0" table:style-name="ce54">
            <text:p>0</text:p>
          </table:table-cell>
          <table:table-cell office:value-type="float" office:value="85.68" table:formula="of:=SUM([.CO29:.CZ29])" table:style-name="ce54">
            <text:p>86</text:p>
          </table:table-cell>
          <table:table-cell office:value-type="float" office:value="0" table:style-name="ce54">
            <text:p>0</text:p>
          </table:table-cell>
          <table:table-cell office:value-type="float" office:value="168.32" table:style-name="ce54">
            <text:p>168</text:p>
          </table:table-cell>
          <table:table-cell office:value-type="float" office:value="111.8" table:style-name="ce103">
            <text:p>112</text:p>
          </table:table-cell>
          <table:table-cell table:number-columns-repeated="16276"/>
        </table:table-row>
        <table:table-row table:style-name="ro18">
          <table:table-cell office:value-type="string" table:style-name="ce59">
            <text:p>Total Waste Diverted from Landfill</text:p>
          </table:table-cell>
          <table:table-cell office:value-type="float" office:value="40540.1898" table:formula="of:=SUM([.B15:.B29])" table:style-name="ce60">
            <text:p>40 540</text:p>
          </table:table-cell>
          <table:table-cell office:value-type="float" office:value="32547.772999999997" table:formula="of:=SUM([.C15:.C29])" table:style-name="ce60">
            <text:p>32 548</text:p>
          </table:table-cell>
          <table:table-cell office:value-type="float" office:value="47790.446999999993" table:formula="of:=SUM([.D15:.D29])" table:style-name="ce60">
            <text:p>47 790</text:p>
          </table:table-cell>
          <table:table-cell office:value-type="float" office:value="43640.765000000007" table:formula="of:=SUM([.E15:.E29])" table:style-name="ce60">
            <text:p>43 641</text:p>
          </table:table-cell>
          <table:table-cell office:value-type="float" office:value="30377.144000000004" table:formula="of:=SUM([.F15:.F29])" table:style-name="ce60">
            <text:p>30 377</text:p>
          </table:table-cell>
          <table:table-cell office:value-type="float" office:value="38322.243999999992" table:formula="of:=SUM([.G15:.G29])" table:style-name="ce60">
            <text:p>38 322</text:p>
          </table:table-cell>
          <table:table-cell office:value-type="float" office:value="41824.663" table:formula="of:=SUM([.H15:.H29])" table:style-name="ce60">
            <text:p>41 825</text:p>
          </table:table-cell>
          <table:table-cell office:value-type="float" office:value="56521.447" table:formula="of:=SUM([.I15:.I29])" table:style-name="ce60">
            <text:p>56 521</text:p>
          </table:table-cell>
          <table:table-cell office:value-type="float" office:value="38004.602000000006" table:formula="of:=SUM([.J15:.J29])" table:style-name="ce60">
            <text:p>38 005</text:p>
          </table:table-cell>
          <table:table-cell office:value-type="float" office:value="45127.555" table:formula="of:=SUM([.K15:.K29])" table:style-name="ce60">
            <text:p>45 128</text:p>
          </table:table-cell>
          <table:table-cell office:value-type="float" office:value="46150.720000000001" table:formula="of:=SUM([.L15:.L29])" table:style-name="ce60">
            <text:p>46 151</text:p>
          </table:table-cell>
          <table:table-cell office:value-type="float" office:value="41957.2" table:formula="of:=SUM([.M15:.M29])" table:style-name="ce60">
            <text:p>41 957</text:p>
          </table:table-cell>
          <table:table-cell office:value-type="float" office:value="502804.74980000005" table:formula="of:=SUM([.B30:.M30])" table:style-name="ce60">
            <text:p>502 805</text:p>
          </table:table-cell>
          <table:table-cell office:value-type="float" office:value="46165.184000000001" table:formula="of:=SUM([.O15:.O29])" table:style-name="ce60">
            <text:p>46 165</text:p>
          </table:table-cell>
          <table:table-cell office:value-type="float" office:value="53226.057000000008" table:formula="of:=SUM([.P15:.P29])" table:style-name="ce60">
            <text:p>53 226</text:p>
          </table:table-cell>
          <table:table-cell office:value-type="float" office:value="68275.966799999966" table:formula="of:=SUM([.Q15:.Q29])" table:style-name="ce60">
            <text:p>68 276</text:p>
          </table:table-cell>
          <table:table-cell office:value-type="float" office:value="62100.783999999985" table:formula="of:=SUM([.R15:.R29])" table:style-name="ce60">
            <text:p>62 101</text:p>
          </table:table-cell>
          <table:table-cell office:value-type="float" office:value="53819.849750000001" table:formula="of:=SUM([.S15:.S29])" table:style-name="ce60">
            <text:p>53 820</text:p>
          </table:table-cell>
          <table:table-cell office:value-type="float" office:value="40201.712000000007" table:formula="of:=SUM([.T15:.T29])" table:style-name="ce60">
            <text:p>40 202</text:p>
          </table:table-cell>
          <table:table-cell office:value-type="float" office:value="31167.913" table:formula="of:=SUM([.U15:.U29])" table:style-name="ce60">
            <text:p>31 168</text:p>
          </table:table-cell>
          <table:table-cell office:value-type="float" office:value="39622.654000000002" table:formula="of:=SUM([.V15:.V29])" table:style-name="ce60">
            <text:p>39 623</text:p>
          </table:table-cell>
          <table:table-cell office:value-type="float" office:value="38412.222000000002" table:formula="of:=SUM([.W15:.W29])" table:style-name="ce60">
            <text:p>38 412</text:p>
          </table:table-cell>
          <table:table-cell office:value-type="float" office:value="35130.256999999998" table:formula="of:=SUM([.X15:.X29])" table:style-name="ce60">
            <text:p>35 130</text:p>
          </table:table-cell>
          <table:table-cell office:value-type="float" office:value="38149.517999999996" table:formula="of:=SUM([.Y15:.Y29])" table:style-name="ce60">
            <text:p>38 150</text:p>
          </table:table-cell>
          <table:table-cell office:value-type="float" office:value="48795.145000000004" table:formula="of:=SUM([.Z15:.Z29])" table:style-name="ce60">
            <text:p>48 795</text:p>
          </table:table-cell>
          <table:table-cell office:value-type="float" office:value="555067.26254999975" table:formula="of:=SUM([.AA15:.AA29])" table:style-name="ce60">
            <text:p>555 067</text:p>
          </table:table-cell>
          <table:table-cell office:value-type="float" office:value="41749.439000000013" table:formula="of:=SUM([.AB15:.AB29])" table:style-name="ce60">
            <text:p>41 749</text:p>
          </table:table-cell>
          <table:table-cell office:value-type="float" office:value="51145.267999999982" table:formula="of:=SUM([.AC15:.AC29])" table:style-name="ce60">
            <text:p>51 145</text:p>
          </table:table-cell>
          <table:table-cell office:value-type="float" office:value="27911.796999999999" table:formula="of:=SUM([.AD15:.AD29])" table:style-name="ce60">
            <text:p>27 912</text:p>
          </table:table-cell>
          <table:table-cell office:value-type="float" office:value="50045.195400000004" table:formula="of:=SUM([.AE15:.AE29])" table:style-name="ce60">
            <text:p>50 045</text:p>
          </table:table-cell>
          <table:table-cell office:value-type="float" office:value="54743.328000000001" table:formula="of:=SUM([.AF15:.AF29])" table:style-name="ce60">
            <text:p>54 743</text:p>
          </table:table-cell>
          <table:table-cell office:value-type="float" office:value="31675.798000000003" table:formula="of:=SUM([.AG15:.AG29])" table:style-name="ce60">
            <text:p>31 676</text:p>
          </table:table-cell>
          <table:table-cell office:value-type="float" office:value="21726.072000000004" table:formula="of:=SUM([.AH15:.AH29])" table:style-name="ce60">
            <text:p>21 726</text:p>
          </table:table-cell>
          <table:table-cell office:value-type="float" office:value="27841.654999999995" table:formula="of:=SUM([.AI15:.AI29])" table:style-name="ce60">
            <text:p>27 842</text:p>
          </table:table-cell>
          <table:table-cell office:value-type="float" office:value="30079.757400000002" table:formula="of:=SUM([.AJ15:.AJ29])" table:style-name="ce60">
            <text:p>30 080</text:p>
          </table:table-cell>
          <table:table-cell office:value-type="float" office:value="52626.530999999995" table:formula="of:=SUM([.AK15:.AK29])" table:style-name="ce60">
            <text:p>52 627</text:p>
          </table:table-cell>
          <table:table-cell office:value-type="float" office:value="51477.462" table:formula="of:=SUM([.AL15:.AL29])" table:style-name="ce60">
            <text:p>51 477</text:p>
          </table:table-cell>
          <table:table-cell office:value-type="float" office:value="70878.433999999979" table:formula="of:=SUM([.AM15:.AM29])" table:style-name="ce60">
            <text:p>70 878</text:p>
          </table:table-cell>
          <table:table-cell office:value-type="float" office:value="511900.73679999996" table:formula="of:=SUM([.AB30:.AM30])" table:style-name="ce60">
            <text:p>511 901</text:p>
          </table:table-cell>
          <table:table-cell office:value-type="float" office:value="48225.317000000003" table:formula="of:=SUM([.AO15:.AO29])" table:style-name="ce60">
            <text:p>48 225</text:p>
          </table:table-cell>
          <table:table-cell office:value-type="float" office:value="40267.101999999999" table:formula="of:=SUM([.AP15:.AP29])" table:style-name="ce60">
            <text:p>40 267</text:p>
          </table:table-cell>
          <table:table-cell office:value-type="float" office:value="40913.133999999991" table:formula="of:=SUM([.AQ15:.AQ29])" table:style-name="ce60">
            <text:p>40 913</text:p>
          </table:table-cell>
          <table:table-cell office:value-type="float" office:value="34807.404000000002" table:formula="of:=SUM([.AR15:.AR29])" table:style-name="ce60">
            <text:p>34 807</text:p>
          </table:table-cell>
          <table:table-cell office:value-type="float" office:value="41395.573000000011" table:formula="of:=SUM([.AS15:.AS29])" table:style-name="ce60">
            <text:p>41 396</text:p>
          </table:table-cell>
          <table:table-cell office:value-type="float" office:value="25181.39" table:formula="of:=SUM([.AT15:.AT29])" table:style-name="ce60">
            <text:p>25 181</text:p>
          </table:table-cell>
          <table:table-cell office:value-type="float" office:value="25526.282999999999" table:formula="of:=SUM([.AU15:.AU29])" table:style-name="ce60">
            <text:p>25 526</text:p>
          </table:table-cell>
          <table:table-cell office:value-type="float" office:value="23407.055999999993" table:formula="of:=SUM([.AV15:.AV29])" table:style-name="ce60">
            <text:p>23 407</text:p>
          </table:table-cell>
          <table:table-cell office:value-type="float" office:value="24398.841999999997" table:formula="of:=SUM([.AW15:.AW29])" table:style-name="ce60">
            <text:p>24 399</text:p>
          </table:table-cell>
          <table:table-cell office:value-type="float" office:value="25816.413999999997" table:formula="of:=SUM([.AX15:.AX29])" table:style-name="ce60">
            <text:p>25 816</text:p>
          </table:table-cell>
          <table:table-cell office:value-type="float" office:value="27736.673200000001" table:formula="of:=SUM([.AY15:.AY29])" table:style-name="ce61">
            <text:p>27 736.673</text:p>
          </table:table-cell>
          <table:table-cell office:value-type="float" office:value="23354.926399999997" table:formula="of:=SUM([.AZ15:.AZ29])" table:style-name="ce60">
            <text:p>23 355</text:p>
          </table:table-cell>
          <table:table-cell office:value-type="float" office:value="381030.11459999997" table:formula="of:=SUM([.AO30:.AZ30])" table:style-name="ce60">
            <text:p>381 030</text:p>
          </table:table-cell>
          <table:table-cell office:value-type="float" office:value="15112.975999999999" table:formula="of:=SUM([.BB15:.BB29])" table:style-name="ce60">
            <text:p>15 113</text:p>
          </table:table-cell>
          <table:table-cell office:value-type="float" office:value="15049.247000000001" table:formula="of:=SUM([.BC15:.BC29])" table:style-name="ce60">
            <text:p>15 049</text:p>
          </table:table-cell>
          <table:table-cell office:value-type="float" office:value="16639.683999999994" table:formula="of:=SUM([.BD15:.BD29])" table:style-name="ce60">
            <text:p>16 640</text:p>
          </table:table-cell>
          <table:table-cell office:value-type="float" office:value="23554.455199999997" table:formula="of:=SUM([.BE15:.BE29])" table:style-name="ce60">
            <text:p>23 554</text:p>
          </table:table-cell>
          <table:table-cell office:value-type="float" office:value="24444.248920000005" table:formula="of:=SUM([.BF15:.BF29])" table:style-name="ce60">
            <text:p>24 444</text:p>
          </table:table-cell>
          <table:table-cell office:value-type="float" office:value="20117.328000000001" table:formula="of:=SUM([.BG15:.BG29])" table:style-name="ce60">
            <text:p>20 117</text:p>
          </table:table-cell>
          <table:table-cell office:value-type="float" office:value="26389.323000000004" table:formula="of:=SUM([.BH15:.BH29])" table:style-name="ce60">
            <text:p>26 389</text:p>
          </table:table-cell>
          <table:table-cell office:value-type="float" office:value="23214.058999999997" table:formula="of:=SUM([.BI15:.BI29])" table:style-name="ce60">
            <text:p>23 214</text:p>
          </table:table-cell>
          <table:table-cell office:value-type="float" office:value="19269.818060000005" table:formula="of:=SUM([.BJ15:.BJ29])" table:style-name="ce60">
            <text:p>19 270</text:p>
          </table:table-cell>
          <table:table-cell office:value-type="float" office:value="4929.1854999999996" table:formula="of:=SUM([.BK15:.BK29])" table:style-name="ce60">
            <text:p>4 929</text:p>
          </table:table-cell>
          <table:table-cell office:value-type="float" office:value="7211.1219999999994" table:formula="of:=SUM([.BL15:.BL29])" table:style-name="ce60">
            <text:p>7 211</text:p>
          </table:table-cell>
          <table:table-cell office:value-type="float" office:value="46229.735200000003" table:formula="of:=SUM([.BM15:.BM29])" table:style-name="ce60">
            <text:p>46 230</text:p>
          </table:table-cell>
          <table:table-cell office:value-type="float" office:value="242161.18187999999" table:formula="of:=SUM([.BB30:.BM30])" table:style-name="ce60">
            <text:p>242 161</text:p>
          </table:table-cell>
          <table:table-cell office:value-type="float" office:value="10192.14" table:formula="of:=SUM([.BO15:.BO29])" table:style-name="ce62">
            <text:p>10 192</text:p>
          </table:table-cell>
          <table:table-cell office:value-type="float" office:value="14237.907000000001" table:formula="of:=SUM([.BP15:.BP29])" table:style-name="ce62">
            <text:p>14 238</text:p>
          </table:table-cell>
          <table:table-cell office:value-type="float" office:value="22086.271000000001" table:formula="of:=SUM([.BQ15:.BQ29])" table:style-name="ce62">
            <text:p>22 086</text:p>
          </table:table-cell>
          <table:table-cell office:value-type="float" office:value="28979.889999999996" table:formula="of:=SUM([.BR15:.BR29])" table:style-name="ce62">
            <text:p>28 980</text:p>
          </table:table-cell>
          <table:table-cell office:value-type="float" office:value="26251.483999999997" table:formula="of:=SUM([.BS15:.BS29])" table:style-name="ce62">
            <text:p>26 251</text:p>
          </table:table-cell>
          <table:table-cell office:value-type="float" office:value="20726.07" table:formula="of:=SUM([.BT15:.BT29])" table:style-name="ce62">
            <text:p>20 726</text:p>
          </table:table-cell>
          <table:table-cell office:value-type="float" office:value="19683.650000000001" table:formula="of:=SUM([.BU15:.BU29])" table:style-name="ce62">
            <text:p>19 684</text:p>
          </table:table-cell>
          <table:table-cell office:value-type="float" office:value="22355.369999999995" table:formula="of:=SUM([.BV15:.BV29])" table:style-name="ce62">
            <text:p>22 355</text:p>
          </table:table-cell>
          <table:table-cell office:value-type="float" office:value="11907.005999999999" table:formula="of:=SUM([.BW15:.BW29])" table:style-name="ce62">
            <text:p>11 907</text:p>
          </table:table-cell>
          <table:table-cell office:value-type="float" office:value="12505.602000000001" table:formula="of:=SUM([.BX15:.BX29])" table:style-name="ce62">
            <text:p>12 506</text:p>
          </table:table-cell>
          <table:table-cell office:value-type="float" office:value="12647.823000000002" table:formula="of:=SUM([.BY15:.BY29])" table:style-name="ce62">
            <text:p>12 648</text:p>
          </table:table-cell>
          <table:table-cell office:value-type="float" office:value="14871.725999999999" table:formula="of:=SUM([.BZ15:.BZ29])" table:style-name="ce62">
            <text:p>14 872</text:p>
          </table:table-cell>
          <table:table-cell office:value-type="float" office:value="216444.93899999998" table:formula="of:=SUM([.CA15:.CA29])" table:style-name="ce62">
            <text:p>216 445</text:p>
          </table:table-cell>
          <table:table-cell office:value-type="float" office:value="24176.323" table:formula="of:=SUM([.CB15:.CB29])" table:style-name="ce62">
            <text:p>24 176</text:p>
          </table:table-cell>
          <table:table-cell office:value-type="float" office:value="27098.177000000003" table:formula="of:=SUM([.CC15:.CC29])" table:style-name="ce62">
            <text:p>27 098</text:p>
          </table:table-cell>
          <table:table-cell office:value-type="float" office:value="14605.333999999999" table:formula="of:=SUM([.CD15:.CD29])" table:style-name="ce62">
            <text:p>14 605</text:p>
          </table:table-cell>
          <table:table-cell office:value-type="float" office:value="41967.099000000009" table:formula="of:=SUM([.CE15:.CE29])" table:style-name="ce62">
            <text:p>41 967</text:p>
          </table:table-cell>
          <table:table-cell office:value-type="float" office:value="20750.004999999994" table:formula="of:=SUM([.CF15:.CF29])" table:style-name="ce62">
            <text:p>20 750</text:p>
          </table:table-cell>
          <table:table-cell office:value-type="float" office:value="24587.946" table:formula="of:=SUM([.CG15:.CG29])" table:style-name="ce62">
            <text:p>24 588</text:p>
          </table:table-cell>
          <table:table-cell office:value-type="float" office:value="22120.436999999994" table:formula="of:=SUM([.CH15:.CH29])" table:style-name="ce62">
            <text:p>22 120</text:p>
          </table:table-cell>
          <table:table-cell office:value-type="float" office:value="29213.731999999996" table:formula="of:=SUM([.CI15:.CI29])" table:style-name="ce62">
            <text:p>29 214</text:p>
          </table:table-cell>
          <table:table-cell office:value-type="float" office:value="33783.685000000005" table:formula="of:=SUM([.CJ15:.CJ29])" table:style-name="ce62">
            <text:p>33 784</text:p>
          </table:table-cell>
          <table:table-cell office:value-type="float" office:value="25328.146999999997" table:formula="of:=SUM([.CK14:.CK29])" table:style-name="ce62">
            <text:p>25 328</text:p>
          </table:table-cell>
          <table:table-cell office:value-type="float" office:value="39345.303699999997" table:formula="of:=SUM([.CL14:.CL29])" table:style-name="ce62">
            <text:p>39 345</text:p>
          </table:table-cell>
          <table:table-cell office:value-type="float" office:value="26844.303" table:formula="of:=SUM([.CM14:.CM29])" table:style-name="ce62">
            <text:p>26 844</text:p>
          </table:table-cell>
          <table:table-cell office:value-type="float" office:value="329820.49169999996" table:formula="of:=SUM([.CN15:.CN29])" table:style-name="ce62">
            <text:p>329 820</text:p>
          </table:table-cell>
          <table:table-cell office:value-type="float" office:value="26716.535" table:formula="of:=SUM([.CO15:.CO29])" table:style-name="ce62">
            <text:p>26 717</text:p>
          </table:table-cell>
          <table:table-cell office:value-type="float" office:value="29784.655999999999" table:formula="of:=SUM([.CP15:.CP29])" table:style-name="ce62">
            <text:p>29 785</text:p>
          </table:table-cell>
          <table:table-cell office:value-type="float" office:value="37482.829999999994" table:formula="of:=SUM([.CQ15:.CQ29])" table:style-name="ce62">
            <text:p>37 483</text:p>
          </table:table-cell>
          <table:table-cell office:value-type="float" office:value="35819.465829999994" table:formula="of:=SUM([.CR15:.CR29])" table:style-name="ce62">
            <text:p>35 819</text:p>
          </table:table-cell>
          <table:table-cell office:value-type="float" office:value="39215.622079999994" table:formula="of:=SUM([.CS15:.CS29])" table:style-name="ce62">
            <text:p>39 216</text:p>
          </table:table-cell>
          <table:table-cell office:value-type="float" office:value="30008.842999999993" table:formula="of:=SUM([.CT15:.CT29])" table:style-name="ce62">
            <text:p>30 009</text:p>
          </table:table-cell>
          <table:table-cell office:value-type="float" office:value="25009.161" table:formula="of:=SUM([.CU15:.CU29])" table:style-name="ce62">
            <text:p>25 009</text:p>
          </table:table-cell>
          <table:table-cell office:value-type="float" office:value="19940.965" table:formula="of:=SUM([.CV14:.CV29])" table:style-name="ce62">
            <text:p>19 941</text:p>
          </table:table-cell>
          <table:table-cell office:value-type="float" office:value="27137.790999999997" table:formula="of:=SUM([.CW14:.CW29])" table:style-name="ce62">
            <text:p>27 138</text:p>
          </table:table-cell>
          <table:table-cell office:value-type="float" office:value="22557.139000000003" table:formula="of:=SUM([.CX14:.CX29])" table:style-name="ce62">
            <text:p>22 557</text:p>
          </table:table-cell>
          <table:table-cell office:value-type="float" office:value="12978.12" table:formula="of:=SUM([.CY14:.CY29])" table:style-name="ce62">
            <text:p>12 978</text:p>
          </table:table-cell>
          <table:table-cell office:value-type="float" office:value="6451.6060000000007" table:formula="of:=SUM([.CZ14:.CZ29])" table:style-name="ce62">
            <text:p>6 452</text:p>
          </table:table-cell>
          <table:table-cell office:value-type="float" office:value="313102.73390999995" table:formula="of:=SUM([.DA15:.DA29])" table:style-name="ce62">
            <text:p>313 103</text:p>
          </table:table-cell>
          <table:table-cell office:value-type="float" office:value="55706.857999999993" table:formula="of:=SUM([.DB15:.DB29])" table:style-name="ce62">
            <text:p>55 707</text:p>
          </table:table-cell>
          <table:table-cell office:value-type="float" office:value="64566.166999999994" table:formula="of:=SUM([.DC15:.DC29])" table:style-name="ce62">
            <text:p>64 566</text:p>
          </table:table-cell>
          <table:table-cell office:value-type="float" office:value="70109.591" table:formula="of:=SUM([.DD15:.DD29])" table:style-name="ce104">
            <text:p>70 110</text:p>
          </table:table-cell>
          <table:table-cell table:number-columns-repeated="16276"/>
        </table:table-row>
        <table:table-row table:style-name="ro18">
          <table:table-cell office:value-type="string" table:style-name="ce63">
            <text:p>Total Waste Generated</text:p>
          </table:table-cell>
          <table:table-cell office:value-type="float" office:value="224529.51380000002" table:formula="of:=IF([.B21]&lt;[.B8];SUM([.B10]+[.B30])-[.B21]-[.B19];SUM([.B10]+[.B30])-[.B8]-[.B19])" table:style-name="ce64">
            <text:p>224 530</text:p>
          </table:table-cell>
          <table:table-cell office:value-type="float" office:value="194292.46500000003" table:formula="of:=IF([.C21]&lt;[.C8];SUM([.C10]+[.C30])-[.C21]-[.C19];SUM([.C10]+[.C30])-[.C8]-[.C19])" table:style-name="ce64">
            <text:p>194 292</text:p>
          </table:table-cell>
          <table:table-cell office:value-type="float" office:value="207636.44200000004" table:formula="of:=IF([.D21]&lt;[.D8];SUM([.D10]+[.D30])-[.D21]-[.D19];SUM([.D10]+[.D30])-[.D8]-[.D19])" table:style-name="ce64">
            <text:p>207 636</text:p>
          </table:table-cell>
          <table:table-cell office:value-type="float" office:value="206003.08499999999" table:formula="of:=IF([.E21]&lt;[.E8];SUM([.E10]+[.E30])-[.E21]-[.E19];SUM([.E10]+[.E30])-[.E8]-[.E19])" table:style-name="ce64">
            <text:p>206 003</text:p>
          </table:table-cell>
          <table:table-cell office:value-type="float" office:value="192176.44399999999" table:formula="of:=IF([.F21]&lt;[.F8];SUM([.F10]+[.F30])-[.F21]-[.F19];SUM([.F10]+[.F30])-[.F8]-[.F19])" table:style-name="ce64">
            <text:p>192 176</text:p>
          </table:table-cell>
          <table:table-cell office:value-type="float" office:value="176839.83400000003" table:formula="of:=IF([.G21]&lt;[.G8];SUM([.G10]+[.G30])-[.G21]-[.G19];SUM([.G10]+[.G30])-[.G8]-[.G19])" table:style-name="ce64">
            <text:p>176 840</text:p>
          </table:table-cell>
          <table:table-cell office:value-type="float" office:value="163252.93299999999" table:formula="of:=IF([.H21]&lt;[.H8];SUM([.H10]+[.H30])-[.H21]-[.H19];SUM([.H10]+[.H30])-[.H8]-[.H19])" table:style-name="ce64">
            <text:p>163 253</text:p>
          </table:table-cell>
          <table:table-cell office:value-type="float" office:value="196587.28700000001" table:formula="of:=IF([.I21]&lt;[.I8];SUM([.I10]+[.I30])-[.I21]-[.I19];SUM([.I10]+[.I30])-[.I8]-[.I19])" table:style-name="ce64">
            <text:p>196 587</text:p>
          </table:table-cell>
          <table:table-cell office:value-type="float" office:value="206027.802" table:formula="of:=IF([.J21]&lt;[.J8];SUM([.J10]+[.J30])-[.J21]-[.J19];SUM([.J10]+[.J30])-[.J8]-[.J19])" table:style-name="ce64">
            <text:p>206 028</text:p>
          </table:table-cell>
          <table:table-cell office:value-type="float" office:value="204580.185" table:formula="of:=IF([.K21]&lt;[.K8];SUM([.K10]+[.K30])-[.K21]-[.K19];SUM([.K10]+[.K30])-[.K8]-[.K19])" table:style-name="ce64">
            <text:p>204 580</text:p>
          </table:table-cell>
          <table:table-cell office:value-type="float" office:value="238161.96799999996" table:formula="of:=IF([.L21]&lt;[.L8];SUM([.L10]+[.L30])-[.L21]-[.L19];SUM([.L10]+[.L30])-[.L8]-[.L19])" table:style-name="ce64">
            <text:p>238 162</text:p>
          </table:table-cell>
          <table:table-cell office:value-type="float" office:value="233053.97999999995" table:formula="of:=IF([.M21]&lt;[.M8];SUM([.M10]+[.M30])-[.M21]-[.M19];SUM([.M10]+[.M30])-[.M8]-[.M19])" table:style-name="ce64">
            <text:p>233 054</text:p>
          </table:table-cell>
          <table:table-cell office:value-type="float" office:value="2443141.9388000001" table:formula="of:=IF([.N21]&lt;[.N8];SUM([.N10]+[.N30])-[.N21]-[.N19];SUM([.N10]+[.N30])-[.N8]-[.N19])" table:style-name="ce64">
            <text:p>2 443 142</text:p>
          </table:table-cell>
          <table:table-cell office:value-type="float" office:value="207691.899" table:formula="of:=IF([.O21]&lt;[.O8];SUM([.O10]+[.O30])-[.O21]-[.O19];SUM([.O10]+[.O30])-[.O8]-[.O19])" table:style-name="ce64">
            <text:p>207 692</text:p>
          </table:table-cell>
          <table:table-cell office:value-type="float" office:value="258284.90400000004" table:formula="of:=IF([.P21]&lt;[.P8];SUM([.P10]+[.P30])-[.P21]-[.P19];SUM([.P10]+[.P30])-[.P8]-[.P19])" table:style-name="ce64">
            <text:p>258 285</text:p>
          </table:table-cell>
          <table:table-cell office:value-type="float" office:value="272123.0528" table:formula="of:=IF([.Q21]&lt;[.Q8];SUM([.Q10]+[.Q30])-[.Q21]-[.Q19];SUM([.Q10]+[.Q30])-[.Q8]-[.Q19])" table:style-name="ce64">
            <text:p>272 123</text:p>
          </table:table-cell>
          <table:table-cell office:value-type="float" office:value="254857.01" table:formula="of:=IF([.R21]&lt;[.R8];SUM([.R10]+[.R30])-[.R21]-[.R19];SUM([.R10]+[.R30])-[.R8]-[.R19])" table:style-name="ce64">
            <text:p>254 857</text:p>
          </table:table-cell>
          <table:table-cell office:value-type="float" office:value="248263.02275000003" table:formula="of:=IF([.S21]&lt;[.S8];SUM([.S10]+[.S30])-[.S21]-[.S19];SUM([.S10]+[.S30])-[.S8]-[.S19])" table:style-name="ce64">
            <text:p>248 263</text:p>
          </table:table-cell>
          <table:table-cell office:value-type="float" office:value="187882.69500000004" table:formula="of:=IF([.T21]&lt;[.T8];SUM([.T10]+[.T30])-[.T21]-[.T19];SUM([.T10]+[.T30])-[.T8]-[.T19])" table:style-name="ce64">
            <text:p>187 883</text:p>
          </table:table-cell>
          <table:table-cell office:value-type="float" office:value="176794.495" table:formula="of:=IF([.U21]&lt;[.U8];SUM([.U10]+[.U30])-[.U21]-[.U19];SUM([.U10]+[.U30])-[.U8]-[.U19])" table:style-name="ce64">
            <text:p>176 794</text:p>
          </table:table-cell>
          <table:table-cell office:value-type="float" office:value="173124.81700000001" table:formula="of:=IF([.V21]&lt;[.V8];SUM([.V10]+[.V30])-[.V21]-[.V19];SUM([.V10]+[.V30])-[.V8]-[.V19])" table:style-name="ce64">
            <text:p>173 125</text:p>
          </table:table-cell>
          <table:table-cell office:value-type="float" office:value="204442.58199999999" table:formula="of:=IF([.W21]&lt;[.W8];SUM([.W10]+[.W30])-[.W21]-[.W19];SUM([.W10]+[.W30])-[.W8]-[.W19])" table:style-name="ce64">
            <text:p>204 443</text:p>
          </table:table-cell>
          <table:table-cell office:value-type="float" office:value="190486.75399999999" table:formula="of:=IF([.X21]&lt;[.X8];SUM([.X10]+[.X30])-[.X21]-[.X19];SUM([.X10]+[.X30])-[.X8]-[.X19])" table:style-name="ce64">
            <text:p>190 487</text:p>
          </table:table-cell>
          <table:table-cell office:value-type="float" office:value="213949.35100000002" table:formula="of:=IF([.Y21]&lt;[.Y8];SUM([.Y10]+[.Y30])-[.Y21]-[.Y19];SUM([.Y10]+[.Y30])-[.Y8]-[.Y19])" table:style-name="ce64">
            <text:p>213 949</text:p>
          </table:table-cell>
          <table:table-cell office:value-type="float" office:value="210026.28099999996" table:formula="of:=IF([.Z21]&lt;[.Z8];SUM([.Z10]+[.Z30])-[.Z21]-[.Z19];SUM([.Z10]+[.Z30])-[.Z8]-[.Z19])" table:style-name="ce64">
            <text:p>210 026</text:p>
          </table:table-cell>
          <table:table-cell office:value-type="float" office:value="2597926.8635499994" table:formula="of:=IF([.AA21]&lt;[.AA8];SUM([.AA10]+[.AA30])-[.AA21]-[.AA19];SUM([.AA10]+[.AA30])-[.AA8]-[.AA19])" table:style-name="ce64">
            <text:p>2 597 927</text:p>
          </table:table-cell>
          <table:table-cell office:value-type="float" office:value="221323.25800000003" table:formula="of:=IF([.AB21]&lt;[.AB8];SUM([.AB10]+[.AB30])-[.AB21]-[.AB19];SUM([.AB10]+[.AB30])-[.AB8]-[.AB19])" table:style-name="ce64">
            <text:p>221 323</text:p>
          </table:table-cell>
          <table:table-cell office:value-type="float" office:value="258679.23899999997" table:formula="of:=IF([.AC21]&lt;[.AC8];SUM([.AC10]+[.AC30])-[.AC21]-[.AC19];SUM([.AC10]+[.AC30])-[.AC8]-[.AC19])" table:style-name="ce64">
            <text:p>258 679</text:p>
          </table:table-cell>
          <table:table-cell office:value-type="float" office:value="215932.55400000003" table:formula="of:=IF([.AD21]&lt;[.AD8];SUM([.AD10]+[.AD30])-[.AD21]-[.AD19];SUM([.AD10]+[.AD30])-[.AD8]-[.AD19])" table:style-name="ce64">
            <text:p>215 933</text:p>
          </table:table-cell>
          <table:table-cell office:value-type="float" office:value="236613.8524" table:formula="of:=IF([.AE21]&lt;[.AE8];SUM([.AE10]+[.AE30])-[.AE21]-[.AE19];SUM([.AE10]+[.AE30])-[.AE8]-[.AE19])" table:style-name="ce64">
            <text:p>236 614</text:p>
          </table:table-cell>
          <table:table-cell office:value-type="float" office:value="237770.76899999994" table:formula="of:=IF([.AF21]&lt;[.AF8];SUM([.AF10]+[.AF30])-[.AF21]-[.AF19];SUM([.AF10]+[.AF30])-[.AF8]-[.AF19])" table:style-name="ce64">
            <text:p>237 771</text:p>
          </table:table-cell>
          <table:table-cell office:value-type="float" office:value="186970.48800000001" table:formula="of:=IF([.AG21]&lt;[.AG8];SUM([.AG10]+[.AG30])-[.AG21]-[.AG19];SUM([.AG10]+[.AG30])-[.AG8]-[.AG19])" table:style-name="ce64">
            <text:p>186 970</text:p>
          </table:table-cell>
          <table:table-cell office:value-type="float" office:value="129376.32100000001" table:formula="of:=IF([.AH21]&lt;[.AH8];SUM([.AH10]+[.AH30])-[.AH21]-[.AH19];SUM([.AH10]+[.AH30])-[.AH8]-[.AH19])" table:style-name="ce64">
            <text:p>129 376</text:p>
          </table:table-cell>
          <table:table-cell office:value-type="float" office:value="195267.88999999998" table:formula="of:=IF([.AI21]&lt;[.AI8];SUM([.AI10]+[.AI30])-[.AI21]-[.AI19];SUM([.AI10]+[.AI30])-[.AI8]-[.AI19])" table:style-name="ce64">
            <text:p>195 268</text:p>
          </table:table-cell>
          <table:table-cell office:value-type="float" office:value="253497.32539999997" table:formula="of:=IF([.AJ21]&lt;[.AJ8];SUM([.AJ10]+[.AJ30])-[.AJ21]-[.AJ19];SUM([.AJ10]+[.AJ30])-[.AJ8]-[.AJ19])" table:style-name="ce64">
            <text:p>253 497</text:p>
          </table:table-cell>
          <table:table-cell office:value-type="float" office:value="240925.84099999999" table:formula="of:=IF([.AK21]&lt;[.AK8];SUM([.AK10]+[.AK30])-[.AK21]-[.AK19];SUM([.AK10]+[.AK30])-[.AK8]-[.AK19])" table:style-name="ce64">
            <text:p>240 926</text:p>
          </table:table-cell>
          <table:table-cell office:value-type="float" office:value="219179.40899999999" table:formula="of:=IF([.AL21]&lt;[.AL8];SUM([.AL10]+[.AL30])-[.AL21]-[.AL19];SUM([.AL10]+[.AL30])-[.AL8]-[.AL19])" table:style-name="ce64">
            <text:p>219 179</text:p>
          </table:table-cell>
          <table:table-cell office:value-type="float" office:value="245292.60500000004" table:formula="of:=IF([.AM21]&lt;[.AM8];SUM([.AM10]+[.AM30])-[.AM21]-[.AM19];SUM([.AM10]+[.AM30])-[.AM8]-[.AM19])" table:style-name="ce64">
            <text:p>245 293</text:p>
          </table:table-cell>
          <table:table-cell office:value-type="float" office:value="2640829.5518" table:formula="of:=IF([.AN21]&lt;[.AN8];SUM([.AN10]+[.AN30])-[.AN21]-[.AN19];SUM([.AN10]+[.AN30])-[.AN8]-[.AN19])" table:style-name="ce64">
            <text:p>2 640 830</text:p>
          </table:table-cell>
          <table:table-cell office:value-type="float" office:value="166957.27400000003" table:formula="of:=IF([.AO21]&lt;[.AO8];SUM([.AO10]+[.AO30])-[.AO21]-(IF([.AO19]&lt;[.AO7];[.AO19];[.AO7]));SUM([.AO10]+[.AO30])-[.AO8]-(IF([.AO19]&lt;[.AO7];[.AO19];[.AO7])))" table:style-name="ce64">
            <text:p>166 957</text:p>
          </table:table-cell>
          <table:table-cell office:value-type="float" office:value="151324.04900000003" table:formula="of:=IF([.AP21]&lt;[.AP8];SUM([.AP10]+[.AP30])-[.AP21]-(IF([.AP19]&lt;[.AP7];[.AP19];[.AP7]));SUM([.AP10]+[.AP30])-[.AP8]-(IF([.AP19]&lt;[.AP7];[.AP19];[.AP7])))" table:style-name="ce64">
            <text:p>151 324</text:p>
          </table:table-cell>
          <table:table-cell office:value-type="float" office:value="136211.405" table:formula="of:=IF([.AQ21]&lt;[.AQ8];SUM([.AQ10]+[.AQ30])-[.AQ21]-(IF([.AQ19]&lt;[.AQ7];[.AQ19];[.AQ7]));SUM([.AQ10]+[.AQ30])-[.AQ8]-(IF([.AQ19]&lt;[.AQ7];[.AQ19];[.AQ7])))" table:style-name="ce64">
            <text:p>136 211</text:p>
          </table:table-cell>
          <table:table-cell office:value-type="float" office:value="148158.74400000001" table:formula="of:=IF([.AR21]&lt;[.AR8];SUM([.AR10]+[.AR30])-[.AR21]-(IF([.AR19]&lt;[.AR7];[.AR19];[.AR7]));SUM([.AR10]+[.AR30])-[.AR8]-(IF([.AR19]&lt;[.AR7];[.AR19];[.AR7])))" table:style-name="ce64">
            <text:p>148 159</text:p>
          </table:table-cell>
          <table:table-cell office:value-type="float" office:value="140780.68300000002" table:formula="of:=IF([.AS21]&lt;[.AS8];SUM([.AS10]+[.AS30])-[.AS21]-(IF([.AS19]&lt;[.AS7];[.AS19];[.AS7]));SUM([.AS10]+[.AS30])-[.AS8]-(IF([.AS19]&lt;[.AS7];[.AS19];[.AS7])))" table:style-name="ce64">
            <text:p>140 781</text:p>
          </table:table-cell>
          <table:table-cell office:value-type="float" office:value="121447.54700000002" table:formula="of:=IF([.AT21]&lt;[.AT8];SUM([.AT10]+[.AT30])-[.AT21]-(IF([.AT19]&lt;[.AT7];[.AT19];[.AT7]));SUM([.AT10]+[.AT30])-[.AT8]-(IF([.AT19]&lt;[.AT7];[.AT19];[.AT7])))" table:style-name="ce64">
            <text:p>121 448</text:p>
          </table:table-cell>
          <table:table-cell office:value-type="float" office:value="131527.88799999998" table:formula="of:=IF([.AU21]&lt;[.AU8];SUM([.AU10]+[.AU30])-[.AU21]-(IF([.AU19]&lt;[.AU7];[.AU19];[.AU7]));SUM([.AU10]+[.AU30])-[.AU8]-(IF([.AU19]&lt;[.AU7];[.AU19];[.AU7])))" table:style-name="ce64">
            <text:p>131 528</text:p>
          </table:table-cell>
          <table:table-cell office:value-type="float" office:value="125891.49699999997" table:formula="of:=IF([.AV21]&lt;[.AV8];SUM([.AV10]+[.AV30])-[.AV21]-(IF([.AV19]&lt;[.AV7];[.AV19];[.AV7]));SUM([.AV10]+[.AV30])-[.AV8]-(IF([.AV19]&lt;[.AV7];[.AV19];[.AV7])))" table:style-name="ce64">
            <text:p>125 891</text:p>
          </table:table-cell>
          <table:table-cell office:value-type="float" office:value="130236.13099999999" table:formula="of:=IF([.AW21]&lt;[.AW8];SUM([.AW10]+[.AW30])-[.AW21]-(IF([.AW19]&lt;[.AW7];[.AW19];[.AW7]));SUM([.AW10]+[.AW30])-[.AW8]-(IF([.AW19]&lt;[.AW7];[.AW19];[.AW7])))" table:style-name="ce64">
            <text:p>130 236</text:p>
          </table:table-cell>
          <table:table-cell office:value-type="float" office:value="137605.34699999998" table:formula="of:=IF([.AX21]&lt;[.AX8];SUM([.AX10]+[.AX30])-[.AX21]-(IF([.AX19]&lt;[.AX7];[.AX19];[.AX7]));SUM([.AX10]+[.AX30])-[.AX8]-(IF([.AX19]&lt;[.AX7];[.AX19];[.AX7])))" table:style-name="ce64">
            <text:p>137 605</text:p>
          </table:table-cell>
          <table:table-cell office:value-type="float" office:value="141134.76420000001" table:formula="of:=IF([.AY21]&lt;[.AY8];SUM([.AY10]+[.AY30])-[.AY21]-(IF([.AY19]&lt;[.AY7];[.AY19];[.AY7]));SUM([.AY10]+[.AY30])-[.AY8]-(IF([.AY19]&lt;[.AY7];[.AY19];[.AY7])))" table:style-name="ce64">
            <text:p>141 135</text:p>
          </table:table-cell>
          <table:table-cell office:value-type="float" office:value="141021.04639999999" table:formula="of:=IF([.AZ21]&lt;[.AZ8];SUM([.AZ10]+[.AZ30])-[.AZ21]-(IF([.AZ19]&lt;[.AZ7];[.AZ19];[.AZ7]));SUM([.AZ10]+[.AZ30])-[.AZ8]-(IF([.AZ19]&lt;[.AZ7];[.AZ19];[.AZ7])))" table:style-name="ce64">
            <text:p>141 021</text:p>
          </table:table-cell>
          <table:table-cell office:value-type="float" office:value="1672296.3756000001" table:formula="of:=IF([.BA21]&lt;[.BA8];SUM([.BA10]+[.BA30])-[.BA21]-[.BA19];SUM([.BA10]+[.BA30])-[.BA8]-[.BA19])" table:style-name="ce64">
            <text:p>1 672 296</text:p>
          </table:table-cell>
          <table:table-cell office:value-type="float" office:value="138576.40999999997" table:formula="of:=IF([.BB21]&lt;[.BB8];SUM([.BB10]+[.BB30])-[.BB21]-(IF([.BB19]&lt;[.BB7];[.BB19];[.BB7]));SUM([.BB10]+[.BB30])-[.BB8]-(IF([.BB19]&lt;[.BB7];[.BB19];[.BB7])))" table:style-name="ce64">
            <text:p>138 576</text:p>
          </table:table-cell>
          <table:table-cell office:value-type="float" office:value="128660.341" table:formula="of:=IF([.BC21]&lt;[.BC8];SUM([.BC10]+[.BC30])-[.BC21]-(IF([.BC19]&lt;[.BC7];[.BC19];[.BC7]));SUM([.BC10]+[.BC30])-[.BC8]-(IF([.BC19]&lt;[.BC7];[.BC19];[.BC7])))" table:style-name="ce64">
            <text:p>128 660</text:p>
          </table:table-cell>
          <table:table-cell office:value-type="float" office:value="122627.791" table:formula="of:=IF([.BD21]&lt;[.BD8];SUM([.BD10]+[.BD30])-[.BD21]-(IF([.BD19]&lt;[.BD7];[.BD19];[.BD7]));SUM([.BD10]+[.BD30])-[.BD8]-(IF([.BD19]&lt;[.BD7];[.BD19];[.BD7])))" table:style-name="ce64">
            <text:p>122 628</text:p>
          </table:table-cell>
          <table:table-cell office:value-type="float" office:value="144664.45019999996" table:formula="of:=IF([.BE21]&lt;[.BE8];SUM([.BE10]+[.BE30])-[.BE21]-(IF([.BE19]&lt;[.BE7];[.BE19];[.BE7]));SUM([.BE10]+[.BE30])-[.BE8]-(IF([.BE19]&lt;[.BE7];[.BE19];[.BE7])))" table:style-name="ce64">
            <text:p>144 664</text:p>
          </table:table-cell>
          <table:table-cell office:value-type="float" office:value="198376.30692000003" table:formula="of:=IF([.BF21]&lt;[.BF8];SUM([.BF10]+[.BF30])-[.BF21]-(IF([.BF19]&lt;[.BF7];[.BF19];[.BF7]));SUM([.BF10]+[.BF30])-[.BF8]-(IF([.BF19]&lt;[.BF7];[.BF19];[.BF7])))" table:style-name="ce64">
            <text:p>198 376</text:p>
          </table:table-cell>
          <table:table-cell office:value-type="float" office:value="119121.86000000002" table:formula="of:=IF([.BG21]&lt;[.BG8];SUM([.BG10]+[.BG30])-[.BG21]-(IF([.BG19]&lt;[.BG7];[.BG19];[.BG7]));SUM([.BG10]+[.BG30])-[.BG8]-(IF([.BG19]&lt;[.BG7];[.BG19];[.BG7])))" table:style-name="ce64">
            <text:p>119 122</text:p>
          </table:table-cell>
          <table:table-cell office:value-type="float" office:value="139041.46" table:formula="of:=IF([.BH21]&lt;[.BH8];SUM([.BH10]+[.BH30])-[.BH21]-(IF([.BH19]&lt;[.BH7];[.BH19];[.BH7]));SUM([.BH10]+[.BH30])-[.BH8]-(IF([.BH19]&lt;[.BH7];[.BH19];[.BH7])))" table:style-name="ce64">
            <text:p>139 041</text:p>
          </table:table-cell>
          <table:table-cell office:value-type="float" office:value="128208.16" table:formula="of:=IF([.BI21]&lt;[.BI8];SUM([.BI10]+[.BI30])-[.BI21]-(IF([.BI19]&lt;[.BI7];[.BI19];[.BI7]));SUM([.BI10]+[.BI30])-[.BI8]-(IF([.BI19]&lt;[.BI7];[.BI19];[.BI7])))" table:style-name="ce64">
            <text:p>128 208</text:p>
          </table:table-cell>
          <table:table-cell office:value-type="float" office:value="120098.15406000003" table:formula="of:=IF([.BJ21]&lt;[.BJ8];SUM([.BJ10]+[.BJ30])-[.BJ21]-(IF([.BJ19]&lt;[.BJ7];[.BJ19];[.BJ7]));SUM([.BJ10]+[.BJ30])-[.BJ8]-(IF([.BJ19]&lt;[.BJ7];[.BJ19];[.BJ7])))" table:style-name="ce64">
            <text:p>120 098</text:p>
          </table:table-cell>
          <table:table-cell office:value-type="float" office:value="86222.026500000007" table:formula="of:=IF([.BK21]&lt;[.BK8];SUM([.BK10]+[.BK30])-[.BK21]-(IF([.BK19]&lt;[.BK7];[.BK19];[.BK7]));SUM([.BK10]+[.BK30])-[.BK8]-(IF([.BK19]&lt;[.BK7];[.BK19];[.BK7])))" table:style-name="ce64">
            <text:p>86 222</text:p>
          </table:table-cell>
          <table:table-cell office:value-type="float" office:value="97968.945999999996" table:formula="of:=IF([.BL21]&lt;[.BL8];SUM([.BL10]+[.BL30])-[.BL21]-(IF([.BL19]&lt;[.BL7];[.BL19];[.BL7]));SUM([.BL10]+[.BL30])-[.BL8]-(IF([.BL19]&lt;[.BL7];[.BL19];[.BL7])))" table:style-name="ce64">
            <text:p>97 969</text:p>
          </table:table-cell>
          <table:table-cell office:value-type="float" office:value="142444.84620000003" table:formula="of:=IF([.BM21]&lt;[.BM8];SUM([.BM10]+[.BM30])-[.BM21]-(IF([.BM19]&lt;[.BM7];[.BM19];[.BM7]));SUM([.BM10]+[.BM30])-[.BM8]-(IF([.BM19]&lt;[.BM7];[.BM19];[.BM7])))" table:style-name="ce64">
            <text:p>142 445</text:p>
          </table:table-cell>
          <table:table-cell office:value-type="float" office:value="1566010.7518799999" table:formula="of:=SUM([.BB31:.BM31])" table:style-name="ce64">
            <text:p>1 566 011</text:p>
          </table:table-cell>
          <table:table-cell office:value-type="float" office:value="104141.40199999999" table:formula="of:=IF([.BO21]&lt;[.BO8];SUM([.BO10]+[.BO30])-[.BO21]-(IF([.BO19]&lt;[.BO7];[.BO19];[.BO7]));SUM([.BO10]+[.BO30])-[.BO8]-(IF([.BO19]&lt;[.BO7];[.BO19];[.BO7])))" table:style-name="ce65">
            <text:p>104 141</text:p>
          </table:table-cell>
          <table:table-cell office:value-type="float" office:value="114353.32400000001" table:formula="of:=IF([.BP21]&lt;[.BP8];SUM([.BP10]+[.BP30])-[.BP21]-(IF([.BP19]&lt;[.BP7];[.BP19];[.BP7]));SUM([.BP10]+[.BP30])-[.BP8]-(IF([.BP19]&lt;[.BP7];[.BP19];[.BP7])))" table:style-name="ce65">
            <text:p>114 353</text:p>
          </table:table-cell>
          <table:table-cell office:value-type="float" office:value="120377.605" table:formula="of:=IF([.BQ21]&lt;[.BQ8];SUM([.BQ10]+[.BQ30])-[.BQ21]-(IF([.BQ19]&lt;[.BQ7];[.BQ19];[.BQ7]));SUM([.BQ10]+[.BQ30])-[.BQ8]-(IF([.BQ19]&lt;[.BQ7];[.BQ19];[.BQ7])))" table:style-name="ce65">
            <text:p>120 378</text:p>
          </table:table-cell>
          <table:table-cell office:value-type="float" office:value="125827.38999999997" table:formula="of:=IF([.BR21]&lt;[.BR8];SUM([.BR10]+[.BR30])-[.BR21]-(IF([.BR19]&lt;[.BR7];[.BR19];[.BR7]));SUM([.BR10]+[.BR30])-[.BR8]-(IF([.BR19]&lt;[.BR7];[.BR19];[.BR7])))" table:style-name="ce65">
            <text:p>125 827</text:p>
          </table:table-cell>
          <table:table-cell office:value-type="float" office:value="136742.18599999999" table:formula="of:=IF([.BS21]&lt;[.BS8];SUM([.BS10]+[.BS30])-[.BS21]-(IF([.BS19]&lt;[.BS7];[.BS19];[.BS7]));SUM([.BS10]+[.BS30])-[.BS8]-(IF([.BS19]&lt;[.BS7];[.BS19];[.BS7])))" table:style-name="ce65">
            <text:p>136 742</text:p>
          </table:table-cell>
          <table:table-cell office:value-type="float" office:value="130425.15800000001" table:formula="of:=IF([.BT21]&lt;[.BT8];SUM([.BT10]+[.BT30])-[.BT21]-(IF([.BT19]&lt;[.BT7];[.BT19];[.BT7]));SUM([.BT10]+[.BT30])-[.BT8]-(IF([.BT19]&lt;[.BT7];[.BT19];[.BT7])))" table:style-name="ce65">
            <text:p>130 425</text:p>
          </table:table-cell>
          <table:table-cell office:value-type="float" office:value="134352.84499999997" table:formula="of:=IF([.BU21]&lt;[.BU8];SUM([.BU10]+[.BU30])-[.BU21]-(IF([.BU19]&lt;[.BU7];[.BU19];[.BU7]));SUM([.BU10]+[.BU30])-[.BU8]-(IF([.BU19]&lt;[.BU7];[.BU19];[.BU7])))" table:style-name="ce65">
            <text:p>134 353</text:p>
          </table:table-cell>
          <table:table-cell office:value-type="float" office:value="140451.40700000001" table:formula="of:=IF([.BV21]&lt;[.BV8];SUM([.BV10]+[.BV30])-[.BV21]-(IF([.BV19]&lt;[.BV7];[.BV19];[.BV7]));SUM([.BV10]+[.BV30])-[.BV8]-(IF([.BV19]&lt;[.BV7];[.BV19];[.BV7])))" table:style-name="ce65">
            <text:p>140 451</text:p>
          </table:table-cell>
          <table:table-cell office:value-type="float" office:value="142674.68599999999" table:formula="of:=IF([.BW21]&lt;[.BW8];SUM([.BW10]+[.BW30])-[.BW21]-(IF([.BW19]&lt;[.BW7];[.BW19];[.BW7]));SUM([.BW10]+[.BW30])-[.BW8]-(IF([.BW19]&lt;[.BW7];[.BW19];[.BW7])))" table:style-name="ce65">
            <text:p>142 675</text:p>
          </table:table-cell>
          <table:table-cell office:value-type="float" office:value="139118.617" table:formula="of:=IF([.BX21]&lt;[.BX8];SUM([.BX10]+[.BX30])-[.BX21]-(IF([.BX19]&lt;[.BX7];[.BX19];[.BX7]));SUM([.BX10]+[.BX30])-[.BX8]-(IF([.BX19]&lt;[.BX7];[.BX19];[.BX7])))" table:style-name="ce65">
            <text:p>139 119</text:p>
          </table:table-cell>
          <table:table-cell office:value-type="float" office:value="133552.84" table:formula="of:=IF([.BY21]&lt;[.BY8];SUM([.BY10]+[.BY30])-[.BY21]-(IF([.BY19]&lt;[.BY7];[.BY19];[.BY7]));SUM([.BY10]+[.BY30])-[.BY8]-(IF([.BY19]&lt;[.BY7];[.BY19];[.BY7])))" table:style-name="ce65">
            <text:p>133 553</text:p>
          </table:table-cell>
          <table:table-cell office:value-type="float" office:value="135163.48699999999" table:formula="of:=IF([.BZ21]&lt;[.BZ8];SUM([.BZ10]+[.BZ30])-[.BZ21]-(IF([.BZ19]&lt;[.BZ7];[.BZ19];[.BZ7]));SUM([.BZ10]+[.BZ30])-[.BZ8]-(IF([.BZ19]&lt;[.BZ7];[.BZ19];[.BZ7])))" table:style-name="ce65">
            <text:p>135 163</text:p>
          </table:table-cell>
          <table:table-cell office:value-type="float" office:value="1535234.1300000001" table:formula="of:=IF([.CA21]&lt;[.CA8];SUM([.CA10]+[.CA30])-[.CA21]-(IF([.CA19]&lt;[.CA7];[.CA19];[.CA7]));SUM([.CA10]+[.CA30])-[.CA8]-(IF([.CA19]&lt;[.CA7];[.CA19];[.CA7])))" table:style-name="ce65">
            <text:p>1 535 234</text:p>
          </table:table-cell>
          <table:table-cell office:value-type="float" office:value="150133.50499999998" table:formula="of:=IF([.CB21]&lt;[.CB8];SUM([.CB10]+[.CB30])-[.CB21]-(IF([.CB19]&lt;[.CB7];[.CB19];[.CB7]));SUM([.CB10]+[.CB30])-[.CB8]-(IF([.CB19]&lt;[.CB7];[.CB19];[.CB7])))" table:style-name="ce65">
            <text:p>150 134</text:p>
          </table:table-cell>
          <table:table-cell office:value-type="float" office:value="161641.25999999998" table:formula="of:=IF([.CC21]&lt;[.CC8];SUM([.CC10]+[.CC30])-[.CC21]-(IF([.CC19]&lt;[.CC7];[.CC19];[.CC7]));SUM([.CC10]+[.CC30])-[.CC8]-(IF([.CC19]&lt;[.CC7];[.CC19];[.CC7])))" table:style-name="ce65">
            <text:p>161 641</text:p>
          </table:table-cell>
          <table:table-cell office:value-type="float" office:value="113309.406" table:formula="of:=IF([.CD21]&lt;[.CD8];SUM([.CD10]+[.CD30])-[.CD21]-(IF([.CD19]&lt;[.CD7];[.CD19];[.CD7]));SUM([.CD10]+[.CD30])-[.CD8]-(IF([.CD19]&lt;[.CD7];[.CD19];[.CD7])))" table:style-name="ce65">
            <text:p>113 309</text:p>
          </table:table-cell>
          <table:table-cell office:value-type="float" office:value="129694.07" table:formula="of:=IF([.CE21]&lt;[.CE8];SUM([.CE10]+[.CE30])-[.CE21]-(IF([.CE19]&lt;[.CE7];[.CE19];[.CE7]));SUM([.CE10]+[.CE30])-[.CE8]-(IF([.CE19]&lt;[.CE7];[.CE19];[.CE7])))" table:style-name="ce65">
            <text:p>129 694</text:p>
          </table:table-cell>
          <table:table-cell office:value-type="float" office:value="124023.348" table:formula="of:=IF([.CF21]&lt;[.CF8];SUM([.CF10]+[.CF30])-[.CF21]-(IF([.CF19]&lt;[.CF7];[.CF19];[.CF7]));SUM([.CF10]+[.CF30])-[.CF8]-(IF([.CF19]&lt;[.CF7];[.CF19];[.CF7])))" table:style-name="ce65">
            <text:p>124 023</text:p>
          </table:table-cell>
          <table:table-cell office:value-type="float" office:value="140688.924" table:formula="of:=IF([.CG21]&lt;[.CG8];SUM([.CG10]+[.CG30])-[.CG21]-(IF([.CG19]&lt;[.CG7];[.CG19];[.CG7]));SUM([.CG10]+[.CG30])-[.CG8]-(IF([.CG19]&lt;[.CG7];[.CG19];[.CG7])))" table:style-name="ce65">
            <text:p>140 689</text:p>
          </table:table-cell>
          <table:table-cell office:value-type="float" office:value="121173.38400000002" table:formula="of:=IF([.CH21]&lt;[.CH8];SUM([.CH10]+[.CH30])-[.CH21]-(IF([.CH19]&lt;[.CH7];[.CH19];[.CH7]));SUM([.CH10]+[.CH30])-[.CH8]-(IF([.CH19]&lt;[.CH7];[.CH19];[.CH7])))" table:style-name="ce65">
            <text:p>121 173</text:p>
          </table:table-cell>
          <table:table-cell office:value-type="float" office:value="130462.94500000001" table:formula="of:=IF([.CI21]&lt;[.CI8];SUM([.CI10]+[.CI30])-[.CI21]-(IF([.CI19]&lt;[.CI7];[.CI19];[.CI7]));SUM([.CI10]+[.CI30])-[.CI8]-(IF([.CI19]&lt;[.CI7];[.CI19];[.CI7])))" table:style-name="ce65">
            <text:p>130 463</text:p>
          </table:table-cell>
          <table:table-cell office:value-type="float" office:value="151873.23499999999" table:formula="of:=IF([.CJ21]&lt;[.CJ8];SUM([.CJ10]+[.CJ30])-[.CJ21]-(IF([.CJ19]&lt;[.CJ7];[.CJ19];[.CJ7]));SUM([.CJ10]+[.CJ30])-[.CJ8]-(IF([.CJ19]&lt;[.CJ7];[.CJ19];[.CJ7])))" table:style-name="ce65">
            <text:p>151 873</text:p>
          </table:table-cell>
          <table:table-cell office:value-type="float" office:value="138407.96100000001" table:formula="of:=IF([.CK21]&lt;[.CK8];SUM([.CK10]+[.CK30])-[.CK21]-(IF([.CK19]&lt;[.CK7];[.CK19];[.CK7]));SUM([.CK10]+[.CK30])-[.CK8]-(IF([.CK19]&lt;[.CK7];[.CK19];[.CK7])))" table:style-name="ce65">
            <text:p>138 408</text:p>
          </table:table-cell>
          <table:table-cell office:value-type="float" office:value="160813.58470000001" table:formula="of:=IF([.CL21]&lt;[.CL8];SUM([.CL10]+[.CL30])-[.CL21]-(IF([.CL19]&lt;[.CL7];[.CL19];[.CL7]));SUM([.CL10]+[.CL30])-[.CL8]-(IF([.CL19]&lt;[.CL7];[.CL19];[.CL7])))" table:style-name="ce65">
            <text:p>160 814</text:p>
          </table:table-cell>
          <table:table-cell office:value-type="float" office:value="143563.39400000003" table:formula="of:=IF([.CM21]&lt;[.CM8];SUM([.CM10]+[.CM30])-[.CM21]-(IF([.CM19]&lt;[.CM7];[.CM19];[.CM7]));SUM([.CM10]+[.CM30])-[.CM8]-(IF([.CM19]&lt;[.CM7];[.CM19];[.CM7])))" table:style-name="ce65">
            <text:p>143 563</text:p>
          </table:table-cell>
          <table:table-cell office:value-type="float" office:value="1663225.8987" table:formula="of:=IF([.CN21]&lt;[.CN8];SUM([.CN10]+[.CN30])-[.CN21]-(IF([.CN19]&lt;[.CN7];[.CN19];[.CN7]));SUM([.CN10]+[.CN30])-[.CN8]-(IF([.CN19]&lt;[.CN7];[.CN19];[.CN7])))" table:style-name="ce65">
            <text:p>1 663 226</text:p>
          </table:table-cell>
          <table:table-cell office:value-type="float" office:value="132507.39200000002" table:formula="of:=IF([.CO21]&lt;[.CO8];SUM([.CO10]+[.CO30])-[.CO21]-(IF([.CO19]&lt;[.CO7];[.CO19];[.CO7]));SUM([.CO10]+[.CO30])-[.CO8]-(IF([.CO19]&lt;[.CO7];[.CO19];[.CO7])))" table:style-name="ce65">
            <text:p>132 507</text:p>
          </table:table-cell>
          <table:table-cell office:value-type="float" office:value="147268.22699999998" table:formula="of:=IF([.CP21]&lt;[.CP8];SUM([.CP10]+[.CP30])-[.CP21]-(IF([.CP19]&lt;[.CP7];[.CP19];[.CP7]));SUM([.CP10]+[.CP30])-[.CP8]-(IF([.CP19]&lt;[.CP7];[.CP19];[.CP7])))" table:style-name="ce65">
            <text:p>147 268</text:p>
          </table:table-cell>
          <table:table-cell office:value-type="float" office:value="167101.23699999999" table:formula="of:=IF([.CQ21]&lt;[.CQ8];SUM([.CQ10]+[.CQ30])-[.CQ21]-(IF([.CQ19]&lt;[.CQ7];[.CQ19];[.CQ7]));SUM([.CQ10]+[.CQ30])-[.CQ8]-(IF([.CQ19]&lt;[.CQ7];[.CQ19];[.CQ7])))" table:style-name="ce65">
            <text:p>167 101</text:p>
          </table:table-cell>
          <table:table-cell office:value-type="float" office:value="151864.12982999999" table:formula="of:=IF([.CR21]&lt;[.CR8];SUM([.CR10]+[.CR30])-[.CR21]-(IF([.CR19]&lt;[.CR7];[.CR19];[.CR7]));SUM([.CR10]+[.CR30])-[.CR8]-(IF([.CR19]&lt;[.CR7];[.CR19];[.CR7])))" table:style-name="ce65">
            <text:p>151 864</text:p>
          </table:table-cell>
          <table:table-cell office:value-type="float" office:value="140635.54207999998" table:formula="of:=IF([.CS21]&lt;[.CS8];SUM([.CS10]+[.CS30])-[.CS21]-(IF([.CS19]&lt;[.CS7];[.CS19];[.CS7]));SUM([.CS10]+[.CS30])-[.CS8]-(IF([.CS19]&lt;[.CS7];[.CS19];[.CS7])))" table:style-name="ce65">
            <text:p>140 636</text:p>
          </table:table-cell>
          <table:table-cell office:value-type="float" office:value="135796.52999999997" table:formula="of:=IF([.CT21]&lt;[.CT8];SUM([.CT10]+[.CT30])-[.CT21]-(IF([.CT19]&lt;[.CT7];[.CT19];[.CT7]));SUM([.CT10]+[.CT30])-[.CT8]-(IF([.CT19]&lt;[.CT7];[.CT19];[.CT7])))" table:style-name="ce65">
            <text:p>135 797</text:p>
          </table:table-cell>
          <table:table-cell office:value-type="float" office:value="129923.364" table:formula="of:=IF([.CU21]&lt;[.CU8];SUM([.CU10]+[.CU30])-[.CU21]-(IF([.CU19]&lt;[.CU7];[.CU19];[.CU7]));SUM([.CU10]+[.CU30])-[.CU8]-(IF([.CU19]&lt;[.CU7];[.CU19];[.CU7])))" table:style-name="ce65">
            <text:p>129 923</text:p>
          </table:table-cell>
          <table:table-cell office:value-type="float" office:value="125759.18099999998" table:formula="of:=IF([.CV21]&lt;[.CV8];SUM([.CV10]+[.CV30])-[.CV21]-(IF([.CV19]&lt;[.CV7];[.CV19];[.CV7]));SUM([.CV10]+[.CV30])-[.CV8]-(IF([.CV19]&lt;[.CV7];[.CV19];[.CV7])))" table:style-name="ce65">
            <text:p>125 759</text:p>
          </table:table-cell>
          <table:table-cell office:value-type="float" office:value="154517.65900000004" table:formula="of:=IF([.CW21]&lt;[.CW8];SUM([.CW10]+[.CW30])-[.CW21]-(IF([.CW19]&lt;[.CW7];[.CW19];[.CW7]));SUM([.CW10]+[.CW30])-[.CW8]-(IF([.CW19]&lt;[.CW7];[.CW19];[.CW7])))" table:style-name="ce65">
            <text:p>154 518</text:p>
          </table:table-cell>
          <table:table-cell office:value-type="float" office:value="131002.44" table:formula="of:=IF([.CX21]&lt;[.CX8];SUM([.CX10]+[.CX30])-[.CX21]-(IF([.CX19]&lt;[.CX7];[.CX19];[.CX7]));SUM([.CX10]+[.CX30])-[.CX8]-(IF([.CX19]&lt;[.CX7];[.CX19];[.CX7])))" table:style-name="ce65">
            <text:p>131 002</text:p>
          </table:table-cell>
          <table:table-cell office:value-type="float" office:value="184330.20599999998" table:formula="of:=IF([.CY21]&lt;[.CY8];SUM([.CY10]+[.CY30])-[.CY21]-(IF([.CY19]&lt;[.CY7];[.CY19];[.CY7]));SUM([.CY10]+[.CY30])-[.CY8]-(IF([.CY19]&lt;[.CY7];[.CY19];[.CY7])))" table:style-name="ce65">
            <text:p>184 330</text:p>
          </table:table-cell>
          <table:table-cell office:value-type="float" office:value="108869.51700000001" table:formula="of:=IF([.CZ21]&lt;[.CZ8];SUM([.CZ10]+[.CZ30])-[.CZ21]-(IF([.CZ19]&lt;[.CZ7];[.CZ19];[.CZ7]));SUM([.CZ10]+[.CZ30])-[.CZ8]-(IF([.CZ19]&lt;[.CZ7];[.CZ19];[.CZ7])))" table:style-name="ce65">
            <text:p>108 870</text:p>
          </table:table-cell>
          <table:table-cell office:value-type="float" office:value="1652260.0529100003" table:formula="of:=IF([.DA21]&lt;[.DA8];SUM([.DA10]+[.DA30])-[.DA21]-(IF([.DA19]&lt;[.DA7];[.DA19];[.DA7]));SUM([.DA10]+[.DA30])-[.DA8]-(IF([.DA19]&lt;[.DA7];[.DA19];[.DA7])))" table:style-name="ce65">
            <text:p>1 652 260</text:p>
          </table:table-cell>
          <table:table-cell office:value-type="float" office:value="177241.035" table:formula="of:=IF([.DB21]&lt;[.DB8];SUM([.DB10]+[.DB30])-[.DB21]-(IF([.DB19]&lt;[.DB7];[.DB19];[.DB7]));SUM([.DB10]+[.DB30])-[.DB8]-(IF([.DB19]&lt;[.DB7];[.DB19];[.DB7])))" table:style-name="ce65">
            <text:p>177 241</text:p>
          </table:table-cell>
          <table:table-cell office:value-type="float" office:value="171147.45300000004" table:formula="of:=IF([.DC21]&lt;[.DC8];SUM([.DC10]+[.DC30])-[.DC21]-(IF([.DC19]&lt;[.DC7];[.DC19];[.DC7]));SUM([.DC10]+[.DC30])-[.DC8]-(IF([.DC19]&lt;[.DC7];[.DC19];[.DC7])))" table:style-name="ce65">
            <text:p>171 147</text:p>
          </table:table-cell>
          <table:table-cell office:value-type="float" office:value="173303.56800000003" table:formula="of:=IF([.DD21]&lt;[.DD8];SUM([.DD10]+[.DD30])-[.DD21]-(IF([.DD19]&lt;[.DD7];[.DD19];[.DD7]));SUM([.DD10]+[.DD30])-[.DD8]-(IF([.DD19]&lt;[.DD7];[.DD19];[.DD7])))" table:style-name="ce105">
            <text:p>173 304</text:p>
          </table:table-cell>
          <table:table-cell table:number-columns-repeated="16276"/>
        </table:table-row>
        <table:table-row table:style-name="ro1">
          <table:table-cell table:style-name="ce14"/>
          <table:table-cell table:number-columns-repeated="12" table:style-name="ce15"/>
          <table:table-cell table:style-name="ce16"/>
          <table:table-cell table:number-columns-repeated="52" table:style-name="ce15"/>
          <table:table-cell table:number-columns-repeated="4" table:style-name="ce66"/>
          <table:table-cell table:number-columns-repeated="4" table:style-name="ce15"/>
          <table:table-cell table:style-name="ce66"/>
          <table:table-cell table:number-columns-repeated="6" table:style-name="ce15"/>
          <table:table-cell table:style-name="ce66"/>
          <table:table-cell table:number-columns-repeated="25" table:style-name="ce15"/>
          <table:table-cell table:style-name="ce106"/>
          <table:table-cell table:number-columns-repeated="16276"/>
        </table:table-row>
        <table:table-row table:style-name="ro1">
          <table:table-cell table:style-name="ce14"/>
          <table:table-cell table:number-columns-repeated="12" table:style-name="ce15"/>
          <table:table-cell table:style-name="ce16"/>
          <table:table-cell table:number-columns-repeated="25" table:style-name="ce15"/>
          <table:table-cell table:style-name="ce67"/>
          <table:table-cell table:number-columns-repeated="3" table:style-name="ce15"/>
          <table:table-cell table:style-name="ce68"/>
          <table:table-cell table:number-columns-repeated="22" table:style-name="ce15"/>
          <table:table-cell table:number-columns-repeated="4" table:style-name="ce66"/>
          <table:table-cell table:number-columns-repeated="4" table:style-name="ce15"/>
          <table:table-cell table:style-name="ce66"/>
          <table:table-cell table:number-columns-repeated="6" table:style-name="ce15"/>
          <table:table-cell table:style-name="ce66"/>
          <table:table-cell table:number-columns-repeated="16302"/>
        </table:table-row>
        <table:table-row table:style-name="ro1">
          <table:table-cell table:style-name="ce14"/>
          <table:table-cell table:number-columns-repeated="12" table:style-name="ce15"/>
          <table:table-cell table:style-name="ce16"/>
          <table:table-cell table:number-columns-repeated="29" table:style-name="ce15"/>
          <table:table-cell table:style-name="ce68"/>
          <table:table-cell table:number-columns-repeated="63" table:style-name="ce15"/>
          <table:table-cell table:number-columns-repeated="16277"/>
        </table:table-row>
        <table:table-row table:style-name="ro1">
          <table:table-cell table:style-name="ce14"/>
          <table:table-cell table:number-columns-repeated="12" table:style-name="ce15"/>
          <table:table-cell table:style-name="ce16"/>
          <table:table-cell table:number-columns-repeated="4" table:style-name="ce15"/>
          <table:table-cell table:number-columns-repeated="2" table:style-name="ce66"/>
          <table:table-cell table:number-columns-repeated="3" table:style-name="ce15"/>
          <table:table-cell table:style-name="ce66"/>
          <table:table-cell table:number-columns-repeated="15" table:style-name="ce15"/>
          <table:table-cell table:style-name="ce67"/>
          <table:table-cell table:number-columns-repeated="3" table:style-name="ce15"/>
          <table:table-cell table:number-columns-repeated="2" table:style-name="ce66"/>
          <table:table-cell table:number-columns-repeated="62" table:style-name="ce15"/>
          <table:table-cell table:number-columns-repeated="16277"/>
        </table:table-row>
        <table:table-row table:style-name="ro8">
          <table:table-cell table:style-name="ce14"/>
          <table:table-cell table:number-columns-repeated="12" table:style-name="ce15"/>
          <table:table-cell table:style-name="ce16"/>
          <table:table-cell table:number-columns-repeated="9" table:style-name="ce15"/>
          <table:table-cell table:style-name="ce66"/>
          <table:table-cell table:style-name="ce15"/>
          <table:table-cell table:style-name="ce69"/>
          <table:table-cell table:number-columns-repeated="17" table:style-name="ce15"/>
          <table:table-cell table:number-columns-repeated="2" table:style-name="ce70"/>
          <table:table-cell table:number-columns-repeated="62" table:style-name="ce15"/>
          <table:table-cell table:number-columns-repeated="16277"/>
        </table:table-row>
        <table:table-row table:style-name="ro8">
          <table:table-cell table:style-name="ce14"/>
          <table:table-cell table:number-columns-repeated="12" table:style-name="ce15"/>
          <table:table-cell table:style-name="ce16"/>
          <table:table-cell table:number-columns-repeated="11" table:style-name="ce15"/>
          <table:table-cell table:style-name="ce71"/>
          <table:table-cell table:number-columns-repeated="17" table:style-name="ce15"/>
          <table:table-cell table:style-name="ce72"/>
          <table:table-cell table:style-name="ce70"/>
          <table:table-cell table:number-columns-repeated="62" table:style-name="ce15"/>
          <table:table-cell table:number-columns-repeated="16277"/>
        </table:table-row>
        <table:table-row table:style-name="ro1">
          <table:table-cell table:style-name="ce14"/>
          <table:table-cell table:number-columns-repeated="12" table:style-name="ce15"/>
          <table:table-cell table:style-name="ce16"/>
          <table:table-cell table:number-columns-repeated="11" table:style-name="ce15"/>
          <table:table-cell table:style-name="ce71"/>
          <table:table-cell table:number-columns-repeated="81" table:style-name="ce15"/>
          <table:table-cell table:number-columns-repeated="16277"/>
        </table:table-row>
        <table:table-row table:style-name="ro1">
          <table:table-cell table:number-columns-repeated="16384"/>
        </table:table-row>
        <table:table-row table:style-name="ro1">
          <table:table-cell table:style-name="ce14"/>
          <table:table-cell table:number-columns-repeated="12" table:style-name="ce15"/>
          <table:table-cell table:style-name="ce16"/>
          <table:table-cell table:number-columns-repeated="9" table:style-name="ce15"/>
          <table:table-cell table:style-name="ce66"/>
          <table:table-cell table:number-columns-repeated="83" table:style-name="ce15"/>
          <table:table-cell table:number-columns-repeated="16277"/>
        </table:table-row>
        <table:table-row table:style-name="ro1">
          <table:table-cell table:style-name="ce14"/>
          <table:table-cell table:number-columns-repeated="12" table:style-name="ce15"/>
          <table:table-cell table:style-name="ce16"/>
          <table:table-cell table:number-columns-repeated="4" table:style-name="ce15"/>
          <table:table-cell table:style-name="ce66"/>
          <table:table-cell table:number-columns-repeated="4" table:style-name="ce15"/>
          <table:table-cell table:style-name="ce66"/>
          <table:table-cell table:number-columns-repeated="83" table:style-name="ce15"/>
          <table:table-cell table:number-columns-repeated="16277"/>
        </table:table-row>
        <table:table-row table:style-name="ro1">
          <table:table-cell table:number-columns-repeated="16384"/>
        </table:table-row>
        <table:table-row table:style-name="ro1">
          <table:table-cell table:style-name="ce14"/>
          <table:table-cell table:number-columns-repeated="12" table:style-name="ce15"/>
          <table:table-cell table:style-name="ce16"/>
          <table:table-cell table:number-columns-repeated="10" table:style-name="ce15"/>
          <table:table-cell table:style-name="ce73"/>
          <table:table-cell table:style-name="ce74"/>
          <table:table-cell table:number-columns-repeated="81" table:style-name="ce15"/>
          <table:table-cell table:number-columns-repeated="16277"/>
        </table:table-row>
        <table:table-row table:style-name="ro1">
          <table:table-cell table:number-columns-repeated="16384"/>
        </table:table-row>
        <table:table-row table:style-name="ro8" table:visibility="collapse">
          <table:table-cell office:value-type="string" table:style-name="ce75">
            <text:p>2016 Food waste kg</text:p>
          </table:table-cell>
          <table:table-cell table:number-columns-repeated="12" table:style-name="ce15"/>
          <table:table-cell table:style-name="ce16"/>
          <table:table-cell table:number-columns-repeated="4" table:style-name="ce15"/>
          <table:table-cell table:style-name="ce66"/>
          <table:table-cell table:number-columns-repeated="8" table:style-name="ce15"/>
          <table:table-cell office:value-type="string" table:style-name="ce15">
            <text:p>2017 greens chipped</text:p>
          </table:table-cell>
          <table:table-cell table:style-name="ce15"/>
          <table:table-cell office:value-type="float" office:value="153813.54999999996" table:formula="of:=SUM([.U20:.Z21];[.AB20:.AG21])" table:style-name="ce66">
            <text:p>153 814</text:p>
          </table:table-cell>
          <table:table-cell office:value-type="percentage" office:value="6.0889383133269366E-2" table:formula="of:=[.AD45]/[.AD48]" table:style-name="ce76">
            <text:p>6.09%</text:p>
          </table:table-cell>
          <table:table-cell table:number-columns-repeated="76" table:style-name="ce15"/>
          <table:table-cell table:number-columns-repeated="16277"/>
        </table:table-row>
        <table:table-row table:style-name="ro8" table:visibility="collapse">
          <table:table-cell office:value-type="float" office:value="272120" table:style-name="ce75">
            <text:p>272120</text:p>
          </table:table-cell>
          <table:table-cell table:number-columns-repeated="12" table:style-name="ce15"/>
          <table:table-cell table:style-name="ce16"/>
          <table:table-cell table:number-columns-repeated="13" table:style-name="ce15"/>
          <table:table-cell office:value-type="string" table:style-name="ce15">
            <text:p>2017 br re-used</text:p>
          </table:table-cell>
          <table:table-cell table:style-name="ce15"/>
          <table:table-cell office:value-type="float" office:value="302677.23" table:formula="of:=SUM([.U19:.Z19];[.AB19:.AG19])" table:style-name="ce66">
            <text:p>302 677</text:p>
          </table:table-cell>
          <table:table-cell office:value-type="percentage" office:value="0.11981928655301628" table:formula="of:=[.AD46]/[.AD48]" table:style-name="ce76">
            <text:p>11.98%</text:p>
          </table:table-cell>
          <table:table-cell table:number-columns-repeated="76" table:style-name="ce15"/>
          <table:table-cell table:number-columns-repeated="16277"/>
        </table:table-row>
        <table:table-row table:style-name="ro8" table:visibility="collapse">
          <table:table-cell office:value-type="float" office:value="313070" table:style-name="ce75">
            <text:p>313070</text:p>
          </table:table-cell>
          <table:table-cell table:number-columns-repeated="12" table:style-name="ce15"/>
          <table:table-cell table:style-name="ce16"/>
          <table:table-cell table:number-columns-repeated="13" table:style-name="ce15"/>
          <table:table-cell office:value-type="string" table:style-name="ce15">
            <text:p>2017 other waste recov</text:p>
          </table:table-cell>
          <table:table-cell table:style-name="ce15"/>
          <table:table-cell office:value-type="float" office:value="32057.754400000093" table:formula="of:=SUM([.U30:.Z30];[.AB30:.AG30])-[.AD45]-[.AD46]" table:style-name="ce66">
            <text:p>32 058</text:p>
          </table:table-cell>
          <table:table-cell office:value-type="percentage" office:value="1.2690539227875944E-2" table:formula="of:=[.AD47]/[.AD48]" table:style-name="ce76">
            <text:p>1.27%</text:p>
          </table:table-cell>
          <table:table-cell table:number-columns-repeated="76" table:style-name="ce15"/>
          <table:table-cell table:number-columns-repeated="16277"/>
        </table:table-row>
        <table:table-row table:style-name="ro1" table:visibility="collapse">
          <table:table-cell office:value-type="float" office:value="369564" table:style-name="ce75">
            <text:p>369564</text:p>
          </table:table-cell>
          <table:table-cell table:number-columns-repeated="12" table:style-name="ce15"/>
          <table:table-cell table:style-name="ce16"/>
          <table:table-cell table:number-columns-repeated="4" table:style-name="ce15"/>
          <table:table-cell table:style-name="ce66"/>
          <table:table-cell table:number-columns-repeated="8" table:style-name="ce15"/>
          <table:table-cell office:value-type="string" table:style-name="ce15">
            <text:p>2017 waste gen</text:p>
          </table:table-cell>
          <table:table-cell table:style-name="ce15"/>
          <table:table-cell office:value-type="float" office:value="2526114.4404000002" table:formula="of:=SUM([.U31:.Z31];[.AB31:.AG31])" table:style-name="ce66">
            <text:p>2 526 114</text:p>
          </table:table-cell>
          <table:table-cell office:value-type="percentage" office:value="0.1933992089141616" table:formula="of:=SUM([.AE45:.AE47])" table:style-name="ce73">
            <text:p>19.34%</text:p>
          </table:table-cell>
          <table:table-cell table:number-columns-repeated="76" table:style-name="ce15"/>
          <table:table-cell table:number-columns-repeated="16277"/>
        </table:table-row>
        <table:table-row table:style-name="ro1" table:visibility="collapse">
          <table:table-cell office:value-type="float" office:value="177310" table:style-name="ce75">
            <text:p>177310</text:p>
          </table:table-cell>
          <table:table-cell table:number-columns-repeated="12" table:style-name="ce15"/>
          <table:table-cell table:style-name="ce16"/>
          <table:table-cell table:number-columns-repeated="93" table:style-name="ce15"/>
          <table:table-cell table:number-columns-repeated="16277"/>
        </table:table-row>
        <table:table-row table:style-name="ro8" table:visibility="collapse">
          <table:table-cell office:value-type="float" office:value="263060" table:style-name="ce75">
            <text:p>263060</text:p>
          </table:table-cell>
          <table:table-cell table:number-columns-repeated="12" table:style-name="ce15"/>
          <table:table-cell table:style-name="ce16"/>
          <table:table-cell table:number-columns-repeated="4" table:style-name="ce15"/>
          <table:table-cell table:style-name="ce66"/>
          <table:table-cell table:style-name="ce76"/>
          <table:table-cell table:number-columns-repeated="87" table:style-name="ce15"/>
          <table:table-cell table:number-columns-repeated="16277"/>
        </table:table-row>
        <table:table-row table:style-name="ro1" table:visibility="collapse">
          <table:table-cell office:value-type="float" office:value="253220" table:style-name="ce14">
            <text:p>253220</text:p>
          </table:table-cell>
          <table:table-cell table:number-columns-repeated="12" table:style-name="ce15"/>
          <table:table-cell table:style-name="ce16"/>
          <table:table-cell table:number-columns-repeated="4" table:style-name="ce15"/>
          <table:table-cell table:style-name="ce66"/>
          <table:table-cell table:number-columns-repeated="88" table:style-name="ce15"/>
          <table:table-cell table:number-columns-repeated="16277"/>
        </table:table-row>
        <table:table-row table:style-name="ro1" table:visibility="collapse">
          <table:table-cell office:value-type="float" office:value="171280" table:style-name="ce14">
            <text:p>171280</text:p>
          </table:table-cell>
          <table:table-cell table:number-columns-repeated="12" table:style-name="ce15"/>
          <table:table-cell table:style-name="ce16"/>
          <table:table-cell table:number-columns-repeated="93" table:style-name="ce15"/>
          <table:table-cell table:number-columns-repeated="16277"/>
        </table:table-row>
        <table:table-row table:style-name="ro1" table:visibility="collapse">
          <table:table-cell office:value-type="float" office:value="190739" table:style-name="ce14">
            <text:p>190739</text:p>
          </table:table-cell>
          <table:table-cell table:number-columns-repeated="12" table:style-name="ce15"/>
          <table:table-cell table:style-name="ce16"/>
          <table:table-cell table:number-columns-repeated="93" table:style-name="ce15"/>
          <table:table-cell table:number-columns-repeated="16277"/>
        </table:table-row>
        <table:table-row table:style-name="ro1" table:visibility="collapse">
          <table:table-cell office:value-type="float" office:value="182022" table:style-name="ce14">
            <text:p>182022</text:p>
          </table:table-cell>
          <table:table-cell table:number-columns-repeated="12" table:style-name="ce15"/>
          <table:table-cell table:style-name="ce16"/>
          <table:table-cell table:number-columns-repeated="93" table:style-name="ce15"/>
          <table:table-cell table:number-columns-repeated="16277"/>
        </table:table-row>
        <table:table-row table:style-name="ro1" table:visibility="collapse">
          <table:table-cell office:value-type="float" office:value="214537" table:style-name="ce14">
            <text:p>214537</text:p>
          </table:table-cell>
          <table:table-cell table:number-columns-repeated="12" table:style-name="ce15"/>
          <table:table-cell table:style-name="ce16"/>
          <table:table-cell table:number-columns-repeated="93" table:style-name="ce15"/>
          <table:table-cell table:number-columns-repeated="16277"/>
        </table:table-row>
        <table:table-row table:style-name="ro1" table:visibility="collapse">
          <table:table-cell office:value-type="float" office:value="199850" table:style-name="ce14">
            <text:p>199850</text:p>
          </table:table-cell>
          <table:table-cell table:number-columns-repeated="12" table:style-name="ce15"/>
          <table:table-cell table:style-name="ce16"/>
          <table:table-cell table:number-columns-repeated="93" table:style-name="ce15"/>
          <table:table-cell table:number-columns-repeated="16277"/>
        </table:table-row>
        <table:table-row table:style-name="ro1" table:visibility="collapse">
          <table:table-cell office:value-type="float" office:value="206956" table:style-name="ce14">
            <text:p>206956</text:p>
          </table:table-cell>
          <table:table-cell table:number-columns-repeated="12" table:style-name="ce15"/>
          <table:table-cell table:style-name="ce16"/>
          <table:table-cell table:number-columns-repeated="93" table:style-name="ce15"/>
          <table:table-cell table:number-columns-repeated="16277"/>
        </table:table-row>
        <table:table-row table:style-name="ro1" table:visibility="collapse">
          <table:table-cell office:value-type="float" office:value="2813728" table:formula="of:=SUM([.A46:.A57])" table:style-name="ce77">
            <text:p>2813728</text:p>
          </table:table-cell>
          <table:table-cell table:number-columns-repeated="12" table:style-name="ce15"/>
          <table:table-cell table:style-name="ce16"/>
          <table:table-cell table:number-columns-repeated="93" table:style-name="ce15"/>
          <table:table-cell table:number-columns-repeated="16277"/>
        </table:table-row>
        <table:table-row table:style-name="ro8" table:visibility="collapse">
          <table:table-cell office:value-type="float" office:value="2813.7280000000001" table:formula="of:=[.A58]/1000" table:style-name="ce14">
            <text:p>2813.728</text:p>
          </table:table-cell>
          <table:table-cell table:number-columns-repeated="12" table:style-name="ce15"/>
          <table:table-cell table:style-name="ce16"/>
          <table:table-cell table:number-columns-repeated="4" table:style-name="ce15"/>
          <table:table-cell table:style-name="ce78"/>
          <table:table-cell table:style-name="ce15"/>
          <table:table-cell table:style-name="ce78"/>
          <table:table-cell table:number-columns-repeated="86" table:style-name="ce15"/>
          <table:table-cell table:number-columns-repeated="16277"/>
        </table:table-row>
        <table:table-row table:style-name="ro1" table:visibility="collapse">
          <table:table-cell table:style-name="ce14"/>
          <table:table-cell table:number-columns-repeated="12" table:style-name="ce15"/>
          <table:table-cell table:style-name="ce16"/>
          <table:table-cell table:number-columns-repeated="3" table:style-name="ce15"/>
          <table:table-cell table:style-name="ce68"/>
          <table:table-cell table:number-columns-repeated="89" table:style-name="ce15"/>
          <table:table-cell table:number-columns-repeated="16277"/>
        </table:table-row>
        <table:table-row table:style-name="ro1">
          <table:table-cell table:style-name="ce14"/>
          <table:table-cell table:number-columns-repeated="12" table:style-name="ce15"/>
          <table:table-cell table:style-name="ce16"/>
          <table:table-cell table:number-columns-repeated="4" table:style-name="ce15"/>
          <table:table-cell table:number-columns-repeated="4" table:style-name="ce16"/>
          <table:table-cell table:number-columns-repeated="16362"/>
        </table:table-row>
        <table:table-row table:style-name="ro8">
          <table:table-cell table:style-name="ce14"/>
          <table:table-cell table:number-columns-repeated="12" table:style-name="ce15"/>
          <table:table-cell table:style-name="ce16"/>
          <table:table-cell table:number-columns-repeated="4" table:style-name="ce15"/>
          <table:table-cell table:style-name="ce79"/>
          <table:table-cell table:number-columns-repeated="3" table:style-name="ce76"/>
          <table:table-cell table:number-columns-repeated="16362"/>
        </table:table-row>
        <table:table-row table:style-name="ro1">
          <table:table-cell table:number-columns-repeated="16384"/>
        </table:table-row>
        <table:table-row table:style-name="ro1">
          <table:table-cell table:style-name="ce14"/>
          <table:table-cell table:number-columns-repeated="12" table:style-name="ce15"/>
          <table:table-cell table:style-name="ce16"/>
          <table:table-cell table:number-columns-repeated="5" table:style-name="ce15"/>
          <table:table-cell table:style-name="ce80"/>
          <table:table-cell table:number-columns-repeated="87" table:style-name="ce15"/>
          <table:table-cell table:number-columns-repeated="16277"/>
        </table:table-row>
        <table:table-row table:style-name="ro8">
          <table:table-cell table:number-columns-repeated="18"/>
          <table:table-cell table:style-name="ce15"/>
          <table:table-cell table:style-name="ce72"/>
          <table:table-cell table:number-columns-repeated="16364"/>
        </table:table-row>
        <table:table-row table:style-name="ro8">
          <table:table-cell table:number-columns-repeated="18"/>
          <table:table-cell table:style-name="ce72"/>
          <table:table-cell table:style-name="ce81"/>
          <table:table-cell table:number-columns-repeated="16364"/>
        </table:table-row>
        <table:table-row table:number-rows-repeated="3" table:style-name="ro1">
          <table:table-cell table:number-columns-repeated="16384"/>
        </table:table-row>
        <table:table-row table:number-rows-repeated="2" table:style-name="ro8">
          <table:table-cell table:number-columns-repeated="18"/>
          <table:table-cell table:style-name="ce72"/>
          <table:table-cell table:number-columns-repeated="88" table:style-name="ce15"/>
          <table:table-cell table:number-columns-repeated="16277"/>
        </table:table-row>
        <table:table-row table:style-name="ro1">
          <table:table-cell table:number-columns-repeated="18"/>
          <table:table-cell table:style-name="ce81"/>
          <table:table-cell table:number-columns-repeated="88" table:style-name="ce15"/>
          <table:table-cell table:number-columns-repeated="16277"/>
        </table:table-row>
        <table:table-row table:style-name="ro8">
          <table:table-cell table:number-columns-repeated="18"/>
          <table:table-cell table:style-name="ce72"/>
          <table:table-cell table:number-columns-repeated="88" table:style-name="ce15"/>
          <table:table-cell table:number-columns-repeated="16277"/>
        </table:table-row>
        <table:table-row table:number-rows-repeated="1048503" table:style-name="ro1">
          <table:table-cell table:number-columns-repeated="16384"/>
        </table:table-row>
      </table:table>
      <table:table table:name="Disposal_per_Site" table:style-name="ta3">
        <table:table-column table:style-name="co25" table:default-cell-style-name="ce91"/>
        <table:table-column table:style-name="co4" table:default-cell-style-name="ce92"/>
        <table:table-column table:style-name="co4" table:number-columns-repeated="16382" table:default-cell-style-name="ce88"/>
        <table:table-row table:style-name="ro24">
          <table:table-cell office:value-type="string" table:number-columns-spanned="1" table:number-rows-spanned="2" table:style-name="ce120">
            <text:p>Waste Entering Disposal Facilities</text:p>
          </table:table-cell>
          <table:table-cell office:value-type="string" table:number-columns-spanned="5" table:number-rows-spanned="1" table:style-name="ce121">
            <text:p>September 2023</text:p>
          </table:table-cell>
          <table:covered-table-cell table:number-columns-repeated="4"/>
          <table:table-cell table:number-columns-repeated="16378"/>
        </table:table-row>
        <table:table-row table:style-name="ro25">
          <table:covered-table-cell/>
          <table:table-cell office:value-type="string" table:style-name="ce115">
            <text:p>General Waste</text:p>
          </table:table-cell>
          <table:table-cell office:value-type="string" table:style-name="ce115">
            <text:p>Garden Greens</text:p>
          </table:table-cell>
          <table:table-cell office:value-type="string" table:style-name="ce115">
            <text:p>Builders Rubble</text:p>
          </table:table-cell>
          <table:table-cell office:value-type="string" table:style-name="ce115">
            <text:p>Special Waste</text:p>
          </table:table-cell>
          <table:table-cell office:value-type="string" table:style-name="ce116">
            <text:p>Total</text:p>
          </table:table-cell>
          <table:table-cell table:number-columns-repeated="16378"/>
        </table:table-row>
        <table:table-row table:style-name="ro4">
          <table:table-cell office:value-type="string" table:style-name="ce89">
            <text:p>ARTS (WEIGHBRIDGE IN until trolleys are automated)</text:p>
          </table:table-cell>
          <table:table-cell office:value-type="float" office:value="11186.772000000001" table:style-name="ce117">
            <text:p>11 186.772</text:p>
          </table:table-cell>
          <table:table-cell office:value-type="float" office:value="0" table:style-name="ce117">
            <text:p>0.000</text:p>
          </table:table-cell>
          <table:table-cell office:value-type="float" office:value="0" table:style-name="ce117">
            <text:p>0.000</text:p>
          </table:table-cell>
          <table:table-cell office:value-type="float" office:value="0" table:style-name="ce117">
            <text:p>0.000</text:p>
          </table:table-cell>
          <table:table-cell office:value-type="float" office:value="11186.772000000001" table:formula="of:=SUM([.B3:.E3])" table:style-name="ce118">
            <text:p>11 186.772</text:p>
          </table:table-cell>
          <table:table-cell table:number-columns-repeated="16378"/>
        </table:table-row>
        <table:table-row table:style-name="ro4">
          <table:table-cell office:value-type="string" table:style-name="ce89">
            <text:p>SRTS (WEIGHBRIDGE OUT)</text:p>
          </table:table-cell>
          <table:table-cell office:value-type="float" office:value="8242.5400000000009" table:style-name="ce117">
            <text:p>8 242.540</text:p>
          </table:table-cell>
          <table:table-cell office:value-type="float" office:value="0" table:style-name="ce117">
            <text:p>0.000</text:p>
          </table:table-cell>
          <table:table-cell office:value-type="float" office:value="0" table:style-name="ce117">
            <text:p>0.000</text:p>
          </table:table-cell>
          <table:table-cell office:value-type="float" office:value="0" table:style-name="ce117">
            <text:p>0.000</text:p>
          </table:table-cell>
          <table:table-cell office:value-type="float" office:value="8242.5400000000009" table:formula="of:=SUM([.B4:.E4])" table:style-name="ce118">
            <text:p>8 242.540</text:p>
          </table:table-cell>
          <table:table-cell table:number-columns-repeated="16378"/>
        </table:table-row>
        <table:table-row table:style-name="ro4">
          <table:table-cell office:value-type="string" table:style-name="ce89">
            <text:p>Vissershok (WEIGHBRIDGE IN)</text:p>
          </table:table-cell>
          <table:table-cell office:value-type="float" office:value="18709.232" table:style-name="ce117">
            <text:p>18 709.232</text:p>
          </table:table-cell>
          <table:table-cell office:value-type="float" office:value="190.38" table:style-name="ce117">
            <text:p>190.380</text:p>
          </table:table-cell>
          <table:table-cell office:value-type="float" office:value="38650.78" table:style-name="ce117">
            <text:p>38 650.780</text:p>
          </table:table-cell>
          <table:table-cell office:value-type="float" office:value="591.1" table:style-name="ce117">
            <text:p>591.100</text:p>
          </table:table-cell>
          <table:table-cell office:value-type="float" office:value="58141.491999999998" table:formula="of:=SUM([.B5:.E5])" table:style-name="ce118">
            <text:p>58 141.492</text:p>
          </table:table-cell>
          <table:table-cell table:number-columns-repeated="16378"/>
        </table:table-row>
        <table:table-row table:style-name="ro4">
          <table:table-cell office:value-type="string" table:style-name="ce89">
            <text:p>Bellville (WEIGHBRIDGE IN)</text:p>
          </table:table-cell>
          <table:table-cell office:value-type="float" office:value="0" table:style-name="ce117">
            <text:p>0.000</text:p>
          </table:table-cell>
          <table:table-cell office:value-type="float" office:value="0" table:style-name="ce117">
            <text:p>0.000</text:p>
          </table:table-cell>
          <table:table-cell office:value-type="float" office:value="0" table:style-name="ce117">
            <text:p>0.000</text:p>
          </table:table-cell>
          <table:table-cell office:value-type="float" office:value="0" table:style-name="ce117">
            <text:p>0.000</text:p>
          </table:table-cell>
          <table:table-cell office:value-type="float" office:value="0" table:formula="of:=SUM([.B6:.E6])" table:style-name="ce118">
            <text:p>0.000</text:p>
          </table:table-cell>
          <table:table-cell table:number-columns-repeated="16378"/>
        </table:table-row>
        <table:table-row table:style-name="ro4">
          <table:table-cell office:value-type="string" table:style-name="ce89">
            <text:p>Coastal Park (WEIGHBRIDGE IN)</text:p>
          </table:table-cell>
          <table:table-cell office:value-type="float" office:value="45980.932999999997" table:style-name="ce117">
            <text:p>45 980.933</text:p>
          </table:table-cell>
          <table:table-cell office:value-type="float" office:value="303.56" table:style-name="ce117">
            <text:p>303.560</text:p>
          </table:table-cell>
          <table:table-cell office:value-type="float" office:value="21282.84" table:style-name="ce117">
            <text:p>21 282.840</text:p>
          </table:table-cell>
          <table:table-cell office:value-type="float" office:value="0" table:style-name="ce117">
            <text:p>0.000</text:p>
          </table:table-cell>
          <table:table-cell office:value-type="float" office:value="67567.332999999999" table:formula="of:=SUM([.B7:.E7])" table:style-name="ce118">
            <text:p>67 567.333</text:p>
          </table:table-cell>
          <table:table-cell table:number-columns-repeated="16378"/>
        </table:table-row>
        <table:table-row table:style-name="ro4">
          <table:table-cell office:value-type="string" table:style-name="ce89">
            <text:p>Bellville Compost <text:s/>Reject (WEIGHBRIDGE OUT)</text:p>
          </table:table-cell>
          <table:table-cell office:value-type="float" office:value="0" table:style-name="ce117">
            <text:p>0.000</text:p>
          </table:table-cell>
          <table:table-cell office:value-type="float" office:value="0" table:style-name="ce117">
            <text:p>0.000</text:p>
          </table:table-cell>
          <table:table-cell office:value-type="float" office:value="0" table:style-name="ce117">
            <text:p>0.000</text:p>
          </table:table-cell>
          <table:table-cell office:value-type="float" office:value="0" table:style-name="ce117">
            <text:p>0.000</text:p>
          </table:table-cell>
          <table:table-cell office:value-type="float" office:value="0" table:formula="of:=SUM([.B8:.E8])" table:style-name="ce118">
            <text:p>0.000</text:p>
          </table:table-cell>
          <table:table-cell table:number-columns-repeated="16378"/>
        </table:table-row>
        <table:table-row table:style-name="ro4">
          <table:table-cell office:value-type="string" table:style-name="ce89">
            <text:p>Kraaifontein (WEIGHBRIDGE OUT)</text:p>
          </table:table-cell>
          <table:table-cell office:value-type="float" office:value="9357.84" table:style-name="ce117">
            <text:p>9 357.840</text:p>
          </table:table-cell>
          <table:table-cell office:value-type="float" office:value="81.78" table:style-name="ce117">
            <text:p>81.780</text:p>
          </table:table-cell>
          <table:table-cell office:value-type="float" office:value="0" table:style-name="ce117">
            <text:p>0.000</text:p>
          </table:table-cell>
          <table:table-cell office:value-type="float" office:value="0" table:style-name="ce117">
            <text:p>0.000</text:p>
          </table:table-cell>
          <table:table-cell office:value-type="float" office:value="9439.6200000000008" table:formula="of:=SUM([.B9:.E9])" table:style-name="ce118">
            <text:p>9 439.620</text:p>
          </table:table-cell>
          <table:table-cell table:number-columns-repeated="16378"/>
        </table:table-row>
        <table:table-row table:style-name="ro4">
          <table:table-cell office:value-type="string" table:style-name="ce89">
            <text:p>Bellville RTS (WEIGHBRIDGE OUT)</text:p>
          </table:table-cell>
          <table:table-cell office:value-type="float" office:value="7797.64" table:style-name="ce117">
            <text:p>7 797.640</text:p>
          </table:table-cell>
          <table:table-cell office:value-type="float" office:value="0" table:style-name="ce117">
            <text:p>0.000</text:p>
          </table:table-cell>
          <table:table-cell office:value-type="float" office:value="0" table:style-name="ce117">
            <text:p>0.000</text:p>
          </table:table-cell>
          <table:table-cell office:value-type="float" office:value="0" table:style-name="ce117">
            <text:p>0.000</text:p>
          </table:table-cell>
          <table:table-cell office:value-type="float" office:value="7797.64" table:formula="of:=SUM([.B10:.E10])" table:style-name="ce118">
            <text:p>7 797.640</text:p>
          </table:table-cell>
          <table:table-cell table:number-columns-repeated="16378"/>
        </table:table-row>
        <table:table-row table:style-name="ro4">
          <table:table-cell office:value-type="string" table:style-name="ce90">
            <text:p>Total</text:p>
          </table:table-cell>
          <table:table-cell office:value-type="float" office:value="101274.95699999999" table:formula="of:=SUM([.B3:.B10])" table:style-name="ce119">
            <text:p>101 274.957</text:p>
          </table:table-cell>
          <table:table-cell office:value-type="float" office:value="575.72" table:formula="of:=SUM([.C3:.C10])" table:style-name="ce119">
            <text:p>575.720</text:p>
          </table:table-cell>
          <table:table-cell office:value-type="float" office:value="59933.619999999995" table:formula="of:=SUM([.D3:.D10])" table:style-name="ce119">
            <text:p>59 933.620</text:p>
          </table:table-cell>
          <table:table-cell office:value-type="float" office:value="591.1" table:formula="of:=SUM([.E3:.E10])" table:style-name="ce119">
            <text:p>591.100</text:p>
          </table:table-cell>
          <table:table-cell office:value-type="float" office:value="162375.397" table:formula="of:=SUM([.F3:.F10])" table:style-name="ce119">
            <text:p>162 375.397</text:p>
          </table:table-cell>
          <table:table-cell table:number-columns-repeated="16378"/>
        </table:table-row>
        <table:table-row table:number-rows-repeated="1048565" table:style-name="ro4">
          <table:table-cell table:number-columns-repeated="16384"/>
        </table:table-row>
        <table:named-expressions>
          <table:named-expression table:name="Print_Area" table:expression="of:=[Disposal_per_Site.#REF!]" table:base-cell-address="Data_Events.$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20">
      <number:day number:style="long"/>
      <number:text>-</number:text>
      <number:month number:textual="true"/>
      <number:text>-</number:text>
      <number:year/>
    </number:date-style>
    <number:date-style style:name="N21">
      <number:day number:style="long"/>
      <number:text>-</number:text>
      <number:month number:textual="true"/>
    </number:date-style>
    <number:date-style style:name="N22">
      <number:month number:textual="true"/>
      <number:text>-</number:text>
      <number:year/>
    </number:date-style>
    <number:text-style style:name="N30">
      <number:text-content/>
    </number:text-style>
    <number:number-style style:name="N36">
      <number:number number:decimal-places="1" number:min-integer-digits="1" number:grouping="true"/>
    </number:number-style>
    <number:number-style style:name="N37">
      <number:number number:decimal-places="3" number:min-integer-digits="1" number:grouping="true"/>
    </number:number-style>
    <number:number-style style:name="N38P0">
      <number:text> </number:text>
      <number:number number:decimal-places="0" number:min-integer-digits="1" number:grouping="true">
        <number:embedded-text number:position="0"> </number:embedded-text>
      </number:number>
    </number:number-style>
    <number:number-style style:name="N38P1">
      <number:text> -</number:text>
      <number:number number:decimal-places="0" number:min-integer-digits="1" number:grouping="true">
        <number:embedded-text number:position="0"> </number:embedded-text>
      </number:number>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2" number:min-integer-digits="1" number:grouping="true"/>
      <number:text> </number:text>
    </number:number-style>
    <number:number-style style:name="N39P1">
      <number:text> -</number:text>
      <number:number number:decimal-places="2"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
      <number:number number:decimal-places="1" number:min-integer-digits="1"/>
    </number:number-style>
    <number:percentage-style style:name="N41">
      <number:number number:decimal-places="1" number:min-integer-digits="1"/>
      <number:text>%</number:text>
    </number:percentage-style>
    <style:style style:name="Comma_32_2" style:display-name="Comma 2" style:family="table-cell" style:data-style-name="N39"/>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 style:display-name="Normal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5" style:display-name="Normal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 style:display-name="Normal 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Percent_32_2" style:display-name="Percent 2" style:family="table-cell" style:data-style-name="N13"/>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portrait" style:print-page-order="ttb" style:first-page-number="continue" style:scale-to="23%"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Zanele Dwane</meta:initial-creator>
    <dc:creator>Luyanda Mgwexa</dc:creator>
    <meta:creation-date>2020-09-02T10:17:59Z</meta:creation-date>
    <dc:date>2023-11-03T06:23:47Z</dc:date>
  </office:meta>
</office:document-meta>
</file>